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26_1_0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formula="of:=SUM([.A$1:.A1])" office:value-type="float" office:value="30" calcext:value-type="float">
            <text:p>30</text:p>
          </table:table-cell>
          <table:table-cell table:formula="of:=IF([.B1]&lt;=[.I$2];1;0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бюджет</text:p>
          </table:table-cell>
          <table:table-cell office:value-type="string" calcext:value-type="string">
            <text:p>колво товаров</text:p>
          </table:table-cell>
          <table:table-cell office:value-type="string" calcext:value-type="string">
            <text:p><text:s/>всего продаваемых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])" office:value-type="float" office:value="60" calcext:value-type="float">
            <text:p>60</text:p>
          </table:table-cell>
          <table:table-cell table:formula="of:=IF([.B2]&lt;=[.I$2];1;0)" office:value-type="float" office:value="1" calcext:value-type="float">
            <text:p>1</text:p>
          </table:table-cell>
          <table:table-cell table:number-columns-repeated="5"/>
          <table:table-cell office:value-type="float" office:value="35147" calcext:value-type="float">
            <text:p>35147</text:p>
          </table:table-cell>
          <table:table-cell office:value-type="float" office:value="2435" calcext:value-type="float">
            <text:p>24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])" office:value-type="float" office:value="90" calcext:value-type="float">
            <text:p>90</text:p>
          </table:table-cell>
          <table:table-cell table:formula="of:=IF([.B3]&lt;=[.I$2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всего можна купить</text:p>
          </table:table-cell>
          <table:table-cell/>
          <table:table-cell table:style-name="ce1"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4])" office:value-type="float" office:value="120" calcext:value-type="float">
            <text:p>120</text:p>
          </table:table-cell>
          <table:table-cell table:formula="of:=IF([.B4]&lt;=[.I$2];1;0)" office:value-type="float" office:value="1" calcext:value-type="float">
            <text:p>1</text:p>
          </table:table-cell>
          <table:table-cell table:number-columns-repeated="5"/>
          <table:table-cell table:formula="of:=INDEX([.B:.B];850;)" office:value-type="float" office:value="35135" calcext:value-type="float">
            <text:p>351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])" office:value-type="float" office:value="150" calcext:value-type="float">
            <text:p>150</text:p>
          </table:table-cell>
          <table:table-cell table:formula="of:=IF([.B5]&lt;=[.I$2];1;0)" office:value-type="float" office:value="1" calcext:value-type="float">
            <text:p>1</text:p>
          </table:table-cell>
          <table:table-cell table:number-columns-repeated="5"/>
          <table:table-cell table:formula="of:=[.I2]-[.I4]" office:value-type="float" office:value="12" calcext:value-type="float">
            <text:p>12</text:p>
          </table:table-cell>
          <table:table-cell table:formula="of:=[.A850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6])" office:value-type="float" office:value="180" calcext:value-type="float">
            <text:p>180</text:p>
          </table:table-cell>
          <table:table-cell table:formula="of:=IF([.B6]&lt;=[.I$2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макс товар цена</text:p>
          </table:table-cell>
          <table:table-cell/>
          <table:table-cell table:style-name="ce1" table:formula="of:=[.I5]+[.J5]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7])" office:value-type="float" office:value="210" calcext:value-type="float">
            <text:p>210</text:p>
          </table:table-cell>
          <table:table-cell table:formula="of:=IF([.B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8])" office:value-type="float" office:value="240" calcext:value-type="float">
            <text:p>240</text:p>
          </table:table-cell>
          <table:table-cell table:formula="of:=IF([.B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9])" office:value-type="float" office:value="270" calcext:value-type="float">
            <text:p>270</text:p>
          </table:table-cell>
          <table:table-cell table:formula="of:=IF([.B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0])" office:value-type="float" office:value="300" calcext:value-type="float">
            <text:p>300</text:p>
          </table:table-cell>
          <table:table-cell table:formula="of:=IF([.B1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1])" office:value-type="float" office:value="330" calcext:value-type="float">
            <text:p>330</text:p>
          </table:table-cell>
          <table:table-cell table:formula="of:=IF([.B1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2])" office:value-type="float" office:value="360" calcext:value-type="float">
            <text:p>360</text:p>
          </table:table-cell>
          <table:table-cell table:formula="of:=IF([.B1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3])" office:value-type="float" office:value="390" calcext:value-type="float">
            <text:p>390</text:p>
          </table:table-cell>
          <table:table-cell table:formula="of:=IF([.B1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4])" office:value-type="float" office:value="420" calcext:value-type="float">
            <text:p>420</text:p>
          </table:table-cell>
          <table:table-cell table:formula="of:=IF([.B1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5])" office:value-type="float" office:value="450" calcext:value-type="float">
            <text:p>450</text:p>
          </table:table-cell>
          <table:table-cell table:formula="of:=IF([.B1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6])" office:value-type="float" office:value="480" calcext:value-type="float">
            <text:p>480</text:p>
          </table:table-cell>
          <table:table-cell table:formula="of:=IF([.B1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7])" office:value-type="float" office:value="510" calcext:value-type="float">
            <text:p>510</text:p>
          </table:table-cell>
          <table:table-cell table:formula="of:=IF([.B1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8])" office:value-type="float" office:value="540" calcext:value-type="float">
            <text:p>540</text:p>
          </table:table-cell>
          <table:table-cell table:formula="of:=IF([.B1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19])" office:value-type="float" office:value="570" calcext:value-type="float">
            <text:p>570</text:p>
          </table:table-cell>
          <table:table-cell table:formula="of:=IF([.B1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0])" office:value-type="float" office:value="600" calcext:value-type="float">
            <text:p>600</text:p>
          </table:table-cell>
          <table:table-cell table:formula="of:=IF([.B2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1])" office:value-type="float" office:value="630" calcext:value-type="float">
            <text:p>630</text:p>
          </table:table-cell>
          <table:table-cell table:formula="of:=IF([.B2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2])" office:value-type="float" office:value="660" calcext:value-type="float">
            <text:p>660</text:p>
          </table:table-cell>
          <table:table-cell table:formula="of:=IF([.B2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3])" office:value-type="float" office:value="690" calcext:value-type="float">
            <text:p>690</text:p>
          </table:table-cell>
          <table:table-cell table:formula="of:=IF([.B2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4])" office:value-type="float" office:value="720" calcext:value-type="float">
            <text:p>720</text:p>
          </table:table-cell>
          <table:table-cell table:formula="of:=IF([.B2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5])" office:value-type="float" office:value="750" calcext:value-type="float">
            <text:p>750</text:p>
          </table:table-cell>
          <table:table-cell table:formula="of:=IF([.B2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6])" office:value-type="float" office:value="780" calcext:value-type="float">
            <text:p>780</text:p>
          </table:table-cell>
          <table:table-cell table:formula="of:=IF([.B2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7])" office:value-type="float" office:value="810" calcext:value-type="float">
            <text:p>810</text:p>
          </table:table-cell>
          <table:table-cell table:formula="of:=IF([.B2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8])" office:value-type="float" office:value="840" calcext:value-type="float">
            <text:p>840</text:p>
          </table:table-cell>
          <table:table-cell table:formula="of:=IF([.B2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29])" office:value-type="float" office:value="870" calcext:value-type="float">
            <text:p>870</text:p>
          </table:table-cell>
          <table:table-cell table:formula="of:=IF([.B2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0])" office:value-type="float" office:value="900" calcext:value-type="float">
            <text:p>900</text:p>
          </table:table-cell>
          <table:table-cell table:formula="of:=IF([.B3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1])" office:value-type="float" office:value="930" calcext:value-type="float">
            <text:p>930</text:p>
          </table:table-cell>
          <table:table-cell table:formula="of:=IF([.B3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2])" office:value-type="float" office:value="960" calcext:value-type="float">
            <text:p>960</text:p>
          </table:table-cell>
          <table:table-cell table:formula="of:=IF([.B3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3])" office:value-type="float" office:value="990" calcext:value-type="float">
            <text:p>990</text:p>
          </table:table-cell>
          <table:table-cell table:formula="of:=IF([.B3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4])" office:value-type="float" office:value="1020" calcext:value-type="float">
            <text:p>1020</text:p>
          </table:table-cell>
          <table:table-cell table:formula="of:=IF([.B3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5])" office:value-type="float" office:value="1050" calcext:value-type="float">
            <text:p>1050</text:p>
          </table:table-cell>
          <table:table-cell table:formula="of:=IF([.B3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6])" office:value-type="float" office:value="1080" calcext:value-type="float">
            <text:p>1080</text:p>
          </table:table-cell>
          <table:table-cell table:formula="of:=IF([.B3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7])" office:value-type="float" office:value="1110" calcext:value-type="float">
            <text:p>1110</text:p>
          </table:table-cell>
          <table:table-cell table:formula="of:=IF([.B3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8])" office:value-type="float" office:value="1140" calcext:value-type="float">
            <text:p>1140</text:p>
          </table:table-cell>
          <table:table-cell table:formula="of:=IF([.B3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39])" office:value-type="float" office:value="1170" calcext:value-type="float">
            <text:p>1170</text:p>
          </table:table-cell>
          <table:table-cell table:formula="of:=IF([.B3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40])" office:value-type="float" office:value="1200" calcext:value-type="float">
            <text:p>1200</text:p>
          </table:table-cell>
          <table:table-cell table:formula="of:=IF([.B4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1])" office:value-type="float" office:value="1231" calcext:value-type="float">
            <text:p>1231</text:p>
          </table:table-cell>
          <table:table-cell table:formula="of:=IF([.B4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2])" office:value-type="float" office:value="1262" calcext:value-type="float">
            <text:p>1262</text:p>
          </table:table-cell>
          <table:table-cell table:formula="of:=IF([.B4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3])" office:value-type="float" office:value="1293" calcext:value-type="float">
            <text:p>1293</text:p>
          </table:table-cell>
          <table:table-cell table:formula="of:=IF([.B4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4])" office:value-type="float" office:value="1324" calcext:value-type="float">
            <text:p>1324</text:p>
          </table:table-cell>
          <table:table-cell table:formula="of:=IF([.B4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5])" office:value-type="float" office:value="1355" calcext:value-type="float">
            <text:p>1355</text:p>
          </table:table-cell>
          <table:table-cell table:formula="of:=IF([.B4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6])" office:value-type="float" office:value="1386" calcext:value-type="float">
            <text:p>1386</text:p>
          </table:table-cell>
          <table:table-cell table:formula="of:=IF([.B4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7])" office:value-type="float" office:value="1417" calcext:value-type="float">
            <text:p>1417</text:p>
          </table:table-cell>
          <table:table-cell table:formula="of:=IF([.B4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8])" office:value-type="float" office:value="1448" calcext:value-type="float">
            <text:p>1448</text:p>
          </table:table-cell>
          <table:table-cell table:formula="of:=IF([.B4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9])" office:value-type="float" office:value="1479" calcext:value-type="float">
            <text:p>1479</text:p>
          </table:table-cell>
          <table:table-cell table:formula="of:=IF([.B4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0])" office:value-type="float" office:value="1510" calcext:value-type="float">
            <text:p>1510</text:p>
          </table:table-cell>
          <table:table-cell table:formula="of:=IF([.B5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1])" office:value-type="float" office:value="1541" calcext:value-type="float">
            <text:p>1541</text:p>
          </table:table-cell>
          <table:table-cell table:formula="of:=IF([.B5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2])" office:value-type="float" office:value="1572" calcext:value-type="float">
            <text:p>1572</text:p>
          </table:table-cell>
          <table:table-cell table:formula="of:=IF([.B5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3])" office:value-type="float" office:value="1603" calcext:value-type="float">
            <text:p>1603</text:p>
          </table:table-cell>
          <table:table-cell table:formula="of:=IF([.B5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4])" office:value-type="float" office:value="1634" calcext:value-type="float">
            <text:p>1634</text:p>
          </table:table-cell>
          <table:table-cell table:formula="of:=IF([.B5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5])" office:value-type="float" office:value="1665" calcext:value-type="float">
            <text:p>1665</text:p>
          </table:table-cell>
          <table:table-cell table:formula="of:=IF([.B5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6])" office:value-type="float" office:value="1696" calcext:value-type="float">
            <text:p>1696</text:p>
          </table:table-cell>
          <table:table-cell table:formula="of:=IF([.B5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7])" office:value-type="float" office:value="1727" calcext:value-type="float">
            <text:p>1727</text:p>
          </table:table-cell>
          <table:table-cell table:formula="of:=IF([.B5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8])" office:value-type="float" office:value="1758" calcext:value-type="float">
            <text:p>1758</text:p>
          </table:table-cell>
          <table:table-cell table:formula="of:=IF([.B5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59])" office:value-type="float" office:value="1789" calcext:value-type="float">
            <text:p>1789</text:p>
          </table:table-cell>
          <table:table-cell table:formula="of:=IF([.B5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0])" office:value-type="float" office:value="1820" calcext:value-type="float">
            <text:p>1820</text:p>
          </table:table-cell>
          <table:table-cell table:formula="of:=IF([.B6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])" office:value-type="float" office:value="1851" calcext:value-type="float">
            <text:p>1851</text:p>
          </table:table-cell>
          <table:table-cell table:formula="of:=IF([.B6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2])" office:value-type="float" office:value="1882" calcext:value-type="float">
            <text:p>1882</text:p>
          </table:table-cell>
          <table:table-cell table:formula="of:=IF([.B6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3])" office:value-type="float" office:value="1913" calcext:value-type="float">
            <text:p>1913</text:p>
          </table:table-cell>
          <table:table-cell table:formula="of:=IF([.B6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4])" office:value-type="float" office:value="1944" calcext:value-type="float">
            <text:p>1944</text:p>
          </table:table-cell>
          <table:table-cell table:formula="of:=IF([.B6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5])" office:value-type="float" office:value="1975" calcext:value-type="float">
            <text:p>1975</text:p>
          </table:table-cell>
          <table:table-cell table:formula="of:=IF([.B6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6])" office:value-type="float" office:value="2006" calcext:value-type="float">
            <text:p>2006</text:p>
          </table:table-cell>
          <table:table-cell table:formula="of:=IF([.B6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7])" office:value-type="float" office:value="2037" calcext:value-type="float">
            <text:p>2037</text:p>
          </table:table-cell>
          <table:table-cell table:formula="of:=IF([.B6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8])" office:value-type="float" office:value="2068" calcext:value-type="float">
            <text:p>2068</text:p>
          </table:table-cell>
          <table:table-cell table:formula="of:=IF([.B6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9])" office:value-type="float" office:value="2099" calcext:value-type="float">
            <text:p>2099</text:p>
          </table:table-cell>
          <table:table-cell table:formula="of:=IF([.B6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0])" office:value-type="float" office:value="2130" calcext:value-type="float">
            <text:p>2130</text:p>
          </table:table-cell>
          <table:table-cell table:formula="of:=IF([.B7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1])" office:value-type="float" office:value="2161" calcext:value-type="float">
            <text:p>2161</text:p>
          </table:table-cell>
          <table:table-cell table:formula="of:=IF([.B7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2])" office:value-type="float" office:value="2192" calcext:value-type="float">
            <text:p>2192</text:p>
          </table:table-cell>
          <table:table-cell table:formula="of:=IF([.B7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3])" office:value-type="float" office:value="2223" calcext:value-type="float">
            <text:p>2223</text:p>
          </table:table-cell>
          <table:table-cell table:formula="of:=IF([.B7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4])" office:value-type="float" office:value="2254" calcext:value-type="float">
            <text:p>2254</text:p>
          </table:table-cell>
          <table:table-cell table:formula="of:=IF([.B7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5])" office:value-type="float" office:value="2285" calcext:value-type="float">
            <text:p>2285</text:p>
          </table:table-cell>
          <table:table-cell table:formula="of:=IF([.B7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6])" office:value-type="float" office:value="2316" calcext:value-type="float">
            <text:p>2316</text:p>
          </table:table-cell>
          <table:table-cell table:formula="of:=IF([.B7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7])" office:value-type="float" office:value="2347" calcext:value-type="float">
            <text:p>2347</text:p>
          </table:table-cell>
          <table:table-cell table:formula="of:=IF([.B7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8])" office:value-type="float" office:value="2378" calcext:value-type="float">
            <text:p>2378</text:p>
          </table:table-cell>
          <table:table-cell table:formula="of:=IF([.B7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79])" office:value-type="float" office:value="2409" calcext:value-type="float">
            <text:p>2409</text:p>
          </table:table-cell>
          <table:table-cell table:formula="of:=IF([.B7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80])" office:value-type="float" office:value="2440" calcext:value-type="float">
            <text:p>2440</text:p>
          </table:table-cell>
          <table:table-cell table:formula="of:=IF([.B8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81])" office:value-type="float" office:value="2471" calcext:value-type="float">
            <text:p>2471</text:p>
          </table:table-cell>
          <table:table-cell table:formula="of:=IF([.B8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82])" office:value-type="float" office:value="2503" calcext:value-type="float">
            <text:p>2503</text:p>
          </table:table-cell>
          <table:table-cell table:formula="of:=IF([.B8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83])" office:value-type="float" office:value="2535" calcext:value-type="float">
            <text:p>2535</text:p>
          </table:table-cell>
          <table:table-cell table:formula="of:=IF([.B8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84])" office:value-type="float" office:value="2567" calcext:value-type="float">
            <text:p>2567</text:p>
          </table:table-cell>
          <table:table-cell table:formula="of:=IF([.B8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85])" office:value-type="float" office:value="2599" calcext:value-type="float">
            <text:p>2599</text:p>
          </table:table-cell>
          <table:table-cell table:formula="of:=IF([.B8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86])" office:value-type="float" office:value="2631" calcext:value-type="float">
            <text:p>2631</text:p>
          </table:table-cell>
          <table:table-cell table:formula="of:=IF([.B8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87])" office:value-type="float" office:value="2663" calcext:value-type="float">
            <text:p>2663</text:p>
          </table:table-cell>
          <table:table-cell table:formula="of:=IF([.B8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88])" office:value-type="float" office:value="2695" calcext:value-type="float">
            <text:p>2695</text:p>
          </table:table-cell>
          <table:table-cell table:formula="of:=IF([.B8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89])" office:value-type="float" office:value="2727" calcext:value-type="float">
            <text:p>2727</text:p>
          </table:table-cell>
          <table:table-cell table:formula="of:=IF([.B8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0])" office:value-type="float" office:value="2759" calcext:value-type="float">
            <text:p>2759</text:p>
          </table:table-cell>
          <table:table-cell table:formula="of:=IF([.B9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1])" office:value-type="float" office:value="2791" calcext:value-type="float">
            <text:p>2791</text:p>
          </table:table-cell>
          <table:table-cell table:formula="of:=IF([.B9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2])" office:value-type="float" office:value="2823" calcext:value-type="float">
            <text:p>2823</text:p>
          </table:table-cell>
          <table:table-cell table:formula="of:=IF([.B9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3])" office:value-type="float" office:value="2855" calcext:value-type="float">
            <text:p>2855</text:p>
          </table:table-cell>
          <table:table-cell table:formula="of:=IF([.B9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4])" office:value-type="float" office:value="2887" calcext:value-type="float">
            <text:p>2887</text:p>
          </table:table-cell>
          <table:table-cell table:formula="of:=IF([.B9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5])" office:value-type="float" office:value="2919" calcext:value-type="float">
            <text:p>2919</text:p>
          </table:table-cell>
          <table:table-cell table:formula="of:=IF([.B9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6])" office:value-type="float" office:value="2951" calcext:value-type="float">
            <text:p>2951</text:p>
          </table:table-cell>
          <table:table-cell table:formula="of:=IF([.B9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7])" office:value-type="float" office:value="2983" calcext:value-type="float">
            <text:p>2983</text:p>
          </table:table-cell>
          <table:table-cell table:formula="of:=IF([.B9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8])" office:value-type="float" office:value="3015" calcext:value-type="float">
            <text:p>3015</text:p>
          </table:table-cell>
          <table:table-cell table:formula="of:=IF([.B9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99])" office:value-type="float" office:value="3047" calcext:value-type="float">
            <text:p>3047</text:p>
          </table:table-cell>
          <table:table-cell table:formula="of:=IF([.B9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0])" office:value-type="float" office:value="3079" calcext:value-type="float">
            <text:p>3079</text:p>
          </table:table-cell>
          <table:table-cell table:formula="of:=IF([.B10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1])" office:value-type="float" office:value="3111" calcext:value-type="float">
            <text:p>3111</text:p>
          </table:table-cell>
          <table:table-cell table:formula="of:=IF([.B10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2])" office:value-type="float" office:value="3143" calcext:value-type="float">
            <text:p>3143</text:p>
          </table:table-cell>
          <table:table-cell table:formula="of:=IF([.B10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3])" office:value-type="float" office:value="3175" calcext:value-type="float">
            <text:p>3175</text:p>
          </table:table-cell>
          <table:table-cell table:formula="of:=IF([.B10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4])" office:value-type="float" office:value="3207" calcext:value-type="float">
            <text:p>3207</text:p>
          </table:table-cell>
          <table:table-cell table:formula="of:=IF([.B10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5])" office:value-type="float" office:value="3239" calcext:value-type="float">
            <text:p>3239</text:p>
          </table:table-cell>
          <table:table-cell table:formula="of:=IF([.B10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6])" office:value-type="float" office:value="3271" calcext:value-type="float">
            <text:p>3271</text:p>
          </table:table-cell>
          <table:table-cell table:formula="of:=IF([.B10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7])" office:value-type="float" office:value="3303" calcext:value-type="float">
            <text:p>3303</text:p>
          </table:table-cell>
          <table:table-cell table:formula="of:=IF([.B10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8])" office:value-type="float" office:value="3335" calcext:value-type="float">
            <text:p>3335</text:p>
          </table:table-cell>
          <table:table-cell table:formula="of:=IF([.B10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109])" office:value-type="float" office:value="3367" calcext:value-type="float">
            <text:p>3367</text:p>
          </table:table-cell>
          <table:table-cell table:formula="of:=IF([.B10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0])" office:value-type="float" office:value="3400" calcext:value-type="float">
            <text:p>3400</text:p>
          </table:table-cell>
          <table:table-cell table:formula="of:=IF([.B11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1])" office:value-type="float" office:value="3433" calcext:value-type="float">
            <text:p>3433</text:p>
          </table:table-cell>
          <table:table-cell table:formula="of:=IF([.B11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2])" office:value-type="float" office:value="3466" calcext:value-type="float">
            <text:p>3466</text:p>
          </table:table-cell>
          <table:table-cell table:formula="of:=IF([.B11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3])" office:value-type="float" office:value="3499" calcext:value-type="float">
            <text:p>3499</text:p>
          </table:table-cell>
          <table:table-cell table:formula="of:=IF([.B11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4])" office:value-type="float" office:value="3532" calcext:value-type="float">
            <text:p>3532</text:p>
          </table:table-cell>
          <table:table-cell table:formula="of:=IF([.B11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5])" office:value-type="float" office:value="3565" calcext:value-type="float">
            <text:p>3565</text:p>
          </table:table-cell>
          <table:table-cell table:formula="of:=IF([.B11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6])" office:value-type="float" office:value="3598" calcext:value-type="float">
            <text:p>3598</text:p>
          </table:table-cell>
          <table:table-cell table:formula="of:=IF([.B11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7])" office:value-type="float" office:value="3631" calcext:value-type="float">
            <text:p>3631</text:p>
          </table:table-cell>
          <table:table-cell table:formula="of:=IF([.B11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8])" office:value-type="float" office:value="3664" calcext:value-type="float">
            <text:p>3664</text:p>
          </table:table-cell>
          <table:table-cell table:formula="of:=IF([.B11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19])" office:value-type="float" office:value="3697" calcext:value-type="float">
            <text:p>3697</text:p>
          </table:table-cell>
          <table:table-cell table:formula="of:=IF([.B11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0])" office:value-type="float" office:value="3730" calcext:value-type="float">
            <text:p>3730</text:p>
          </table:table-cell>
          <table:table-cell table:formula="of:=IF([.B12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1])" office:value-type="float" office:value="3763" calcext:value-type="float">
            <text:p>3763</text:p>
          </table:table-cell>
          <table:table-cell table:formula="of:=IF([.B12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2])" office:value-type="float" office:value="3796" calcext:value-type="float">
            <text:p>3796</text:p>
          </table:table-cell>
          <table:table-cell table:formula="of:=IF([.B12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3])" office:value-type="float" office:value="3829" calcext:value-type="float">
            <text:p>3829</text:p>
          </table:table-cell>
          <table:table-cell table:formula="of:=IF([.B12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4])" office:value-type="float" office:value="3862" calcext:value-type="float">
            <text:p>3862</text:p>
          </table:table-cell>
          <table:table-cell table:formula="of:=IF([.B12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5])" office:value-type="float" office:value="3895" calcext:value-type="float">
            <text:p>3895</text:p>
          </table:table-cell>
          <table:table-cell table:formula="of:=IF([.B12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6])" office:value-type="float" office:value="3928" calcext:value-type="float">
            <text:p>3928</text:p>
          </table:table-cell>
          <table:table-cell table:formula="of:=IF([.B12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7])" office:value-type="float" office:value="3961" calcext:value-type="float">
            <text:p>3961</text:p>
          </table:table-cell>
          <table:table-cell table:formula="of:=IF([.B12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8])" office:value-type="float" office:value="3994" calcext:value-type="float">
            <text:p>3994</text:p>
          </table:table-cell>
          <table:table-cell table:formula="of:=IF([.B12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29])" office:value-type="float" office:value="4027" calcext:value-type="float">
            <text:p>4027</text:p>
          </table:table-cell>
          <table:table-cell table:formula="of:=IF([.B12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0])" office:value-type="float" office:value="4060" calcext:value-type="float">
            <text:p>4060</text:p>
          </table:table-cell>
          <table:table-cell table:formula="of:=IF([.B13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1])" office:value-type="float" office:value="4093" calcext:value-type="float">
            <text:p>4093</text:p>
          </table:table-cell>
          <table:table-cell table:formula="of:=IF([.B13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2])" office:value-type="float" office:value="4126" calcext:value-type="float">
            <text:p>4126</text:p>
          </table:table-cell>
          <table:table-cell table:formula="of:=IF([.B13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3])" office:value-type="float" office:value="4159" calcext:value-type="float">
            <text:p>4159</text:p>
          </table:table-cell>
          <table:table-cell table:formula="of:=IF([.B13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4])" office:value-type="float" office:value="4192" calcext:value-type="float">
            <text:p>4192</text:p>
          </table:table-cell>
          <table:table-cell table:formula="of:=IF([.B13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5])" office:value-type="float" office:value="4225" calcext:value-type="float">
            <text:p>4225</text:p>
          </table:table-cell>
          <table:table-cell table:formula="of:=IF([.B13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6])" office:value-type="float" office:value="4258" calcext:value-type="float">
            <text:p>4258</text:p>
          </table:table-cell>
          <table:table-cell table:formula="of:=IF([.B13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7])" office:value-type="float" office:value="4291" calcext:value-type="float">
            <text:p>4291</text:p>
          </table:table-cell>
          <table:table-cell table:formula="of:=IF([.B13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8])" office:value-type="float" office:value="4324" calcext:value-type="float">
            <text:p>4324</text:p>
          </table:table-cell>
          <table:table-cell table:formula="of:=IF([.B13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39])" office:value-type="float" office:value="4357" calcext:value-type="float">
            <text:p>4357</text:p>
          </table:table-cell>
          <table:table-cell table:formula="of:=IF([.B13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0])" office:value-type="float" office:value="4390" calcext:value-type="float">
            <text:p>4390</text:p>
          </table:table-cell>
          <table:table-cell table:formula="of:=IF([.B14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1])" office:value-type="float" office:value="4423" calcext:value-type="float">
            <text:p>4423</text:p>
          </table:table-cell>
          <table:table-cell table:formula="of:=IF([.B14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2])" office:value-type="float" office:value="4456" calcext:value-type="float">
            <text:p>4456</text:p>
          </table:table-cell>
          <table:table-cell table:formula="of:=IF([.B14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3])" office:value-type="float" office:value="4489" calcext:value-type="float">
            <text:p>4489</text:p>
          </table:table-cell>
          <table:table-cell table:formula="of:=IF([.B14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4])" office:value-type="float" office:value="4522" calcext:value-type="float">
            <text:p>4522</text:p>
          </table:table-cell>
          <table:table-cell table:formula="of:=IF([.B14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5])" office:value-type="float" office:value="4555" calcext:value-type="float">
            <text:p>4555</text:p>
          </table:table-cell>
          <table:table-cell table:formula="of:=IF([.B14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6])" office:value-type="float" office:value="4588" calcext:value-type="float">
            <text:p>4588</text:p>
          </table:table-cell>
          <table:table-cell table:formula="of:=IF([.B14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7])" office:value-type="float" office:value="4621" calcext:value-type="float">
            <text:p>4621</text:p>
          </table:table-cell>
          <table:table-cell table:formula="of:=IF([.B14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8])" office:value-type="float" office:value="4654" calcext:value-type="float">
            <text:p>4654</text:p>
          </table:table-cell>
          <table:table-cell table:formula="of:=IF([.B14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49])" office:value-type="float" office:value="4687" calcext:value-type="float">
            <text:p>4687</text:p>
          </table:table-cell>
          <table:table-cell table:formula="of:=IF([.B14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150])" office:value-type="float" office:value="4720" calcext:value-type="float">
            <text:p>4720</text:p>
          </table:table-cell>
          <table:table-cell table:formula="of:=IF([.B15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51])" office:value-type="float" office:value="4754" calcext:value-type="float">
            <text:p>4754</text:p>
          </table:table-cell>
          <table:table-cell table:formula="of:=IF([.B15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52])" office:value-type="float" office:value="4788" calcext:value-type="float">
            <text:p>4788</text:p>
          </table:table-cell>
          <table:table-cell table:formula="of:=IF([.B15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53])" office:value-type="float" office:value="4822" calcext:value-type="float">
            <text:p>4822</text:p>
          </table:table-cell>
          <table:table-cell table:formula="of:=IF([.B15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54])" office:value-type="float" office:value="4856" calcext:value-type="float">
            <text:p>4856</text:p>
          </table:table-cell>
          <table:table-cell table:formula="of:=IF([.B15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55])" office:value-type="float" office:value="4890" calcext:value-type="float">
            <text:p>4890</text:p>
          </table:table-cell>
          <table:table-cell table:formula="of:=IF([.B15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56])" office:value-type="float" office:value="4924" calcext:value-type="float">
            <text:p>4924</text:p>
          </table:table-cell>
          <table:table-cell table:formula="of:=IF([.B15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57])" office:value-type="float" office:value="4958" calcext:value-type="float">
            <text:p>4958</text:p>
          </table:table-cell>
          <table:table-cell table:formula="of:=IF([.B15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58])" office:value-type="float" office:value="4992" calcext:value-type="float">
            <text:p>4992</text:p>
          </table:table-cell>
          <table:table-cell table:formula="of:=IF([.B15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59])" office:value-type="float" office:value="5026" calcext:value-type="float">
            <text:p>5026</text:p>
          </table:table-cell>
          <table:table-cell table:formula="of:=IF([.B15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0])" office:value-type="float" office:value="5060" calcext:value-type="float">
            <text:p>5060</text:p>
          </table:table-cell>
          <table:table-cell table:formula="of:=IF([.B16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1])" office:value-type="float" office:value="5094" calcext:value-type="float">
            <text:p>5094</text:p>
          </table:table-cell>
          <table:table-cell table:formula="of:=IF([.B16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2])" office:value-type="float" office:value="5128" calcext:value-type="float">
            <text:p>5128</text:p>
          </table:table-cell>
          <table:table-cell table:formula="of:=IF([.B16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3])" office:value-type="float" office:value="5162" calcext:value-type="float">
            <text:p>5162</text:p>
          </table:table-cell>
          <table:table-cell table:formula="of:=IF([.B16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4])" office:value-type="float" office:value="5196" calcext:value-type="float">
            <text:p>5196</text:p>
          </table:table-cell>
          <table:table-cell table:formula="of:=IF([.B16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5])" office:value-type="float" office:value="5230" calcext:value-type="float">
            <text:p>5230</text:p>
          </table:table-cell>
          <table:table-cell table:formula="of:=IF([.B16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6])" office:value-type="float" office:value="5264" calcext:value-type="float">
            <text:p>5264</text:p>
          </table:table-cell>
          <table:table-cell table:formula="of:=IF([.B16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7])" office:value-type="float" office:value="5298" calcext:value-type="float">
            <text:p>5298</text:p>
          </table:table-cell>
          <table:table-cell table:formula="of:=IF([.B16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8])" office:value-type="float" office:value="5332" calcext:value-type="float">
            <text:p>5332</text:p>
          </table:table-cell>
          <table:table-cell table:formula="of:=IF([.B16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69])" office:value-type="float" office:value="5366" calcext:value-type="float">
            <text:p>5366</text:p>
          </table:table-cell>
          <table:table-cell table:formula="of:=IF([.B16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0])" office:value-type="float" office:value="5400" calcext:value-type="float">
            <text:p>5400</text:p>
          </table:table-cell>
          <table:table-cell table:formula="of:=IF([.B17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1])" office:value-type="float" office:value="5434" calcext:value-type="float">
            <text:p>5434</text:p>
          </table:table-cell>
          <table:table-cell table:formula="of:=IF([.B17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2])" office:value-type="float" office:value="5468" calcext:value-type="float">
            <text:p>5468</text:p>
          </table:table-cell>
          <table:table-cell table:formula="of:=IF([.B17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3])" office:value-type="float" office:value="5502" calcext:value-type="float">
            <text:p>5502</text:p>
          </table:table-cell>
          <table:table-cell table:formula="of:=IF([.B17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4])" office:value-type="float" office:value="5536" calcext:value-type="float">
            <text:p>5536</text:p>
          </table:table-cell>
          <table:table-cell table:formula="of:=IF([.B17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5])" office:value-type="float" office:value="5570" calcext:value-type="float">
            <text:p>5570</text:p>
          </table:table-cell>
          <table:table-cell table:formula="of:=IF([.B17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6])" office:value-type="float" office:value="5604" calcext:value-type="float">
            <text:p>5604</text:p>
          </table:table-cell>
          <table:table-cell table:formula="of:=IF([.B17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7])" office:value-type="float" office:value="5638" calcext:value-type="float">
            <text:p>5638</text:p>
          </table:table-cell>
          <table:table-cell table:formula="of:=IF([.B17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8])" office:value-type="float" office:value="5672" calcext:value-type="float">
            <text:p>5672</text:p>
          </table:table-cell>
          <table:table-cell table:formula="of:=IF([.B17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79])" office:value-type="float" office:value="5706" calcext:value-type="float">
            <text:p>5706</text:p>
          </table:table-cell>
          <table:table-cell table:formula="of:=IF([.B17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80])" office:value-type="float" office:value="5740" calcext:value-type="float">
            <text:p>5740</text:p>
          </table:table-cell>
          <table:table-cell table:formula="of:=IF([.B18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81])" office:value-type="float" office:value="5774" calcext:value-type="float">
            <text:p>5774</text:p>
          </table:table-cell>
          <table:table-cell table:formula="of:=IF([.B18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82])" office:value-type="float" office:value="5808" calcext:value-type="float">
            <text:p>5808</text:p>
          </table:table-cell>
          <table:table-cell table:formula="of:=IF([.B18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83])" office:value-type="float" office:value="5842" calcext:value-type="float">
            <text:p>5842</text:p>
          </table:table-cell>
          <table:table-cell table:formula="of:=IF([.B18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84])" office:value-type="float" office:value="5876" calcext:value-type="float">
            <text:p>5876</text:p>
          </table:table-cell>
          <table:table-cell table:formula="of:=IF([.B18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185])" office:value-type="float" office:value="5910" calcext:value-type="float">
            <text:p>5910</text:p>
          </table:table-cell>
          <table:table-cell table:formula="of:=IF([.B18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86])" office:value-type="float" office:value="5945" calcext:value-type="float">
            <text:p>5945</text:p>
          </table:table-cell>
          <table:table-cell table:formula="of:=IF([.B18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87])" office:value-type="float" office:value="5980" calcext:value-type="float">
            <text:p>5980</text:p>
          </table:table-cell>
          <table:table-cell table:formula="of:=IF([.B18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88])" office:value-type="float" office:value="6015" calcext:value-type="float">
            <text:p>6015</text:p>
          </table:table-cell>
          <table:table-cell table:formula="of:=IF([.B18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89])" office:value-type="float" office:value="6050" calcext:value-type="float">
            <text:p>6050</text:p>
          </table:table-cell>
          <table:table-cell table:formula="of:=IF([.B18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0])" office:value-type="float" office:value="6085" calcext:value-type="float">
            <text:p>6085</text:p>
          </table:table-cell>
          <table:table-cell table:formula="of:=IF([.B19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1])" office:value-type="float" office:value="6120" calcext:value-type="float">
            <text:p>6120</text:p>
          </table:table-cell>
          <table:table-cell table:formula="of:=IF([.B19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2])" office:value-type="float" office:value="6155" calcext:value-type="float">
            <text:p>6155</text:p>
          </table:table-cell>
          <table:table-cell table:formula="of:=IF([.B19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3])" office:value-type="float" office:value="6190" calcext:value-type="float">
            <text:p>6190</text:p>
          </table:table-cell>
          <table:table-cell table:formula="of:=IF([.B19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4])" office:value-type="float" office:value="6225" calcext:value-type="float">
            <text:p>6225</text:p>
          </table:table-cell>
          <table:table-cell table:formula="of:=IF([.B19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5])" office:value-type="float" office:value="6260" calcext:value-type="float">
            <text:p>6260</text:p>
          </table:table-cell>
          <table:table-cell table:formula="of:=IF([.B19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6])" office:value-type="float" office:value="6295" calcext:value-type="float">
            <text:p>6295</text:p>
          </table:table-cell>
          <table:table-cell table:formula="of:=IF([.B19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7])" office:value-type="float" office:value="6330" calcext:value-type="float">
            <text:p>6330</text:p>
          </table:table-cell>
          <table:table-cell table:formula="of:=IF([.B19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8])" office:value-type="float" office:value="6365" calcext:value-type="float">
            <text:p>6365</text:p>
          </table:table-cell>
          <table:table-cell table:formula="of:=IF([.B19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199])" office:value-type="float" office:value="6400" calcext:value-type="float">
            <text:p>6400</text:p>
          </table:table-cell>
          <table:table-cell table:formula="of:=IF([.B19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0])" office:value-type="float" office:value="6435" calcext:value-type="float">
            <text:p>6435</text:p>
          </table:table-cell>
          <table:table-cell table:formula="of:=IF([.B20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1])" office:value-type="float" office:value="6470" calcext:value-type="float">
            <text:p>6470</text:p>
          </table:table-cell>
          <table:table-cell table:formula="of:=IF([.B20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2])" office:value-type="float" office:value="6505" calcext:value-type="float">
            <text:p>6505</text:p>
          </table:table-cell>
          <table:table-cell table:formula="of:=IF([.B20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3])" office:value-type="float" office:value="6540" calcext:value-type="float">
            <text:p>6540</text:p>
          </table:table-cell>
          <table:table-cell table:formula="of:=IF([.B20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4])" office:value-type="float" office:value="6575" calcext:value-type="float">
            <text:p>6575</text:p>
          </table:table-cell>
          <table:table-cell table:formula="of:=IF([.B20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5])" office:value-type="float" office:value="6610" calcext:value-type="float">
            <text:p>6610</text:p>
          </table:table-cell>
          <table:table-cell table:formula="of:=IF([.B20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6])" office:value-type="float" office:value="6645" calcext:value-type="float">
            <text:p>6645</text:p>
          </table:table-cell>
          <table:table-cell table:formula="of:=IF([.B20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7])" office:value-type="float" office:value="6680" calcext:value-type="float">
            <text:p>6680</text:p>
          </table:table-cell>
          <table:table-cell table:formula="of:=IF([.B20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8])" office:value-type="float" office:value="6715" calcext:value-type="float">
            <text:p>6715</text:p>
          </table:table-cell>
          <table:table-cell table:formula="of:=IF([.B20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09])" office:value-type="float" office:value="6750" calcext:value-type="float">
            <text:p>6750</text:p>
          </table:table-cell>
          <table:table-cell table:formula="of:=IF([.B20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0])" office:value-type="float" office:value="6785" calcext:value-type="float">
            <text:p>6785</text:p>
          </table:table-cell>
          <table:table-cell table:formula="of:=IF([.B21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1])" office:value-type="float" office:value="6820" calcext:value-type="float">
            <text:p>6820</text:p>
          </table:table-cell>
          <table:table-cell table:formula="of:=IF([.B21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2])" office:value-type="float" office:value="6855" calcext:value-type="float">
            <text:p>6855</text:p>
          </table:table-cell>
          <table:table-cell table:formula="of:=IF([.B21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3])" office:value-type="float" office:value="6890" calcext:value-type="float">
            <text:p>6890</text:p>
          </table:table-cell>
          <table:table-cell table:formula="of:=IF([.B21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4])" office:value-type="float" office:value="6925" calcext:value-type="float">
            <text:p>6925</text:p>
          </table:table-cell>
          <table:table-cell table:formula="of:=IF([.B21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5])" office:value-type="float" office:value="6960" calcext:value-type="float">
            <text:p>6960</text:p>
          </table:table-cell>
          <table:table-cell table:formula="of:=IF([.B21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6])" office:value-type="float" office:value="6995" calcext:value-type="float">
            <text:p>6995</text:p>
          </table:table-cell>
          <table:table-cell table:formula="of:=IF([.B21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7])" office:value-type="float" office:value="7030" calcext:value-type="float">
            <text:p>7030</text:p>
          </table:table-cell>
          <table:table-cell table:formula="of:=IF([.B21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8])" office:value-type="float" office:value="7065" calcext:value-type="float">
            <text:p>7065</text:p>
          </table:table-cell>
          <table:table-cell table:formula="of:=IF([.B21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19])" office:value-type="float" office:value="7100" calcext:value-type="float">
            <text:p>7100</text:p>
          </table:table-cell>
          <table:table-cell table:formula="of:=IF([.B21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20])" office:value-type="float" office:value="7135" calcext:value-type="float">
            <text:p>7135</text:p>
          </table:table-cell>
          <table:table-cell table:formula="of:=IF([.B22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21])" office:value-type="float" office:value="7170" calcext:value-type="float">
            <text:p>7170</text:p>
          </table:table-cell>
          <table:table-cell table:formula="of:=IF([.B22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22])" office:value-type="float" office:value="7205" calcext:value-type="float">
            <text:p>7205</text:p>
          </table:table-cell>
          <table:table-cell table:formula="of:=IF([.B22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23])" office:value-type="float" office:value="7240" calcext:value-type="float">
            <text:p>7240</text:p>
          </table:table-cell>
          <table:table-cell table:formula="of:=IF([.B22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24])" office:value-type="float" office:value="7275" calcext:value-type="float">
            <text:p>7275</text:p>
          </table:table-cell>
          <table:table-cell table:formula="of:=IF([.B22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25])" office:value-type="float" office:value="7310" calcext:value-type="float">
            <text:p>7310</text:p>
          </table:table-cell>
          <table:table-cell table:formula="of:=IF([.B22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26])" office:value-type="float" office:value="7345" calcext:value-type="float">
            <text:p>7345</text:p>
          </table:table-cell>
          <table:table-cell table:formula="of:=IF([.B22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27])" office:value-type="float" office:value="7380" calcext:value-type="float">
            <text:p>7380</text:p>
          </table:table-cell>
          <table:table-cell table:formula="of:=IF([.B22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228])" office:value-type="float" office:value="7415" calcext:value-type="float">
            <text:p>7415</text:p>
          </table:table-cell>
          <table:table-cell table:formula="of:=IF([.B22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29])" office:value-type="float" office:value="7451" calcext:value-type="float">
            <text:p>7451</text:p>
          </table:table-cell>
          <table:table-cell table:formula="of:=IF([.B22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0])" office:value-type="float" office:value="7487" calcext:value-type="float">
            <text:p>7487</text:p>
          </table:table-cell>
          <table:table-cell table:formula="of:=IF([.B23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1])" office:value-type="float" office:value="7523" calcext:value-type="float">
            <text:p>7523</text:p>
          </table:table-cell>
          <table:table-cell table:formula="of:=IF([.B23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2])" office:value-type="float" office:value="7559" calcext:value-type="float">
            <text:p>7559</text:p>
          </table:table-cell>
          <table:table-cell table:formula="of:=IF([.B23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3])" office:value-type="float" office:value="7595" calcext:value-type="float">
            <text:p>7595</text:p>
          </table:table-cell>
          <table:table-cell table:formula="of:=IF([.B23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4])" office:value-type="float" office:value="7631" calcext:value-type="float">
            <text:p>7631</text:p>
          </table:table-cell>
          <table:table-cell table:formula="of:=IF([.B23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5])" office:value-type="float" office:value="7667" calcext:value-type="float">
            <text:p>7667</text:p>
          </table:table-cell>
          <table:table-cell table:formula="of:=IF([.B23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6])" office:value-type="float" office:value="7703" calcext:value-type="float">
            <text:p>7703</text:p>
          </table:table-cell>
          <table:table-cell table:formula="of:=IF([.B23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7])" office:value-type="float" office:value="7739" calcext:value-type="float">
            <text:p>7739</text:p>
          </table:table-cell>
          <table:table-cell table:formula="of:=IF([.B23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8])" office:value-type="float" office:value="7775" calcext:value-type="float">
            <text:p>7775</text:p>
          </table:table-cell>
          <table:table-cell table:formula="of:=IF([.B23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39])" office:value-type="float" office:value="7811" calcext:value-type="float">
            <text:p>7811</text:p>
          </table:table-cell>
          <table:table-cell table:formula="of:=IF([.B23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0])" office:value-type="float" office:value="7847" calcext:value-type="float">
            <text:p>7847</text:p>
          </table:table-cell>
          <table:table-cell table:formula="of:=IF([.B24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1])" office:value-type="float" office:value="7883" calcext:value-type="float">
            <text:p>7883</text:p>
          </table:table-cell>
          <table:table-cell table:formula="of:=IF([.B24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2])" office:value-type="float" office:value="7919" calcext:value-type="float">
            <text:p>7919</text:p>
          </table:table-cell>
          <table:table-cell table:formula="of:=IF([.B24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3])" office:value-type="float" office:value="7955" calcext:value-type="float">
            <text:p>7955</text:p>
          </table:table-cell>
          <table:table-cell table:formula="of:=IF([.B24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4])" office:value-type="float" office:value="7991" calcext:value-type="float">
            <text:p>7991</text:p>
          </table:table-cell>
          <table:table-cell table:formula="of:=IF([.B24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5])" office:value-type="float" office:value="8027" calcext:value-type="float">
            <text:p>8027</text:p>
          </table:table-cell>
          <table:table-cell table:formula="of:=IF([.B24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6])" office:value-type="float" office:value="8063" calcext:value-type="float">
            <text:p>8063</text:p>
          </table:table-cell>
          <table:table-cell table:formula="of:=IF([.B24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7])" office:value-type="float" office:value="8099" calcext:value-type="float">
            <text:p>8099</text:p>
          </table:table-cell>
          <table:table-cell table:formula="of:=IF([.B24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8])" office:value-type="float" office:value="8135" calcext:value-type="float">
            <text:p>8135</text:p>
          </table:table-cell>
          <table:table-cell table:formula="of:=IF([.B24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49])" office:value-type="float" office:value="8171" calcext:value-type="float">
            <text:p>8171</text:p>
          </table:table-cell>
          <table:table-cell table:formula="of:=IF([.B24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0])" office:value-type="float" office:value="8207" calcext:value-type="float">
            <text:p>8207</text:p>
          </table:table-cell>
          <table:table-cell table:formula="of:=IF([.B25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1])" office:value-type="float" office:value="8243" calcext:value-type="float">
            <text:p>8243</text:p>
          </table:table-cell>
          <table:table-cell table:formula="of:=IF([.B25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2])" office:value-type="float" office:value="8279" calcext:value-type="float">
            <text:p>8279</text:p>
          </table:table-cell>
          <table:table-cell table:formula="of:=IF([.B25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3])" office:value-type="float" office:value="8315" calcext:value-type="float">
            <text:p>8315</text:p>
          </table:table-cell>
          <table:table-cell table:formula="of:=IF([.B25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4])" office:value-type="float" office:value="8351" calcext:value-type="float">
            <text:p>8351</text:p>
          </table:table-cell>
          <table:table-cell table:formula="of:=IF([.B25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5])" office:value-type="float" office:value="8387" calcext:value-type="float">
            <text:p>8387</text:p>
          </table:table-cell>
          <table:table-cell table:formula="of:=IF([.B25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6])" office:value-type="float" office:value="8423" calcext:value-type="float">
            <text:p>8423</text:p>
          </table:table-cell>
          <table:table-cell table:formula="of:=IF([.B25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7])" office:value-type="float" office:value="8459" calcext:value-type="float">
            <text:p>8459</text:p>
          </table:table-cell>
          <table:table-cell table:formula="of:=IF([.B25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8])" office:value-type="float" office:value="8495" calcext:value-type="float">
            <text:p>8495</text:p>
          </table:table-cell>
          <table:table-cell table:formula="of:=IF([.B25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59])" office:value-type="float" office:value="8531" calcext:value-type="float">
            <text:p>8531</text:p>
          </table:table-cell>
          <table:table-cell table:formula="of:=IF([.B25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60])" office:value-type="float" office:value="8567" calcext:value-type="float">
            <text:p>8567</text:p>
          </table:table-cell>
          <table:table-cell table:formula="of:=IF([.B26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61])" office:value-type="float" office:value="8603" calcext:value-type="float">
            <text:p>8603</text:p>
          </table:table-cell>
          <table:table-cell table:formula="of:=IF([.B26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62])" office:value-type="float" office:value="8639" calcext:value-type="float">
            <text:p>8639</text:p>
          </table:table-cell>
          <table:table-cell table:formula="of:=IF([.B26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63])" office:value-type="float" office:value="8675" calcext:value-type="float">
            <text:p>8675</text:p>
          </table:table-cell>
          <table:table-cell table:formula="of:=IF([.B26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64])" office:value-type="float" office:value="8711" calcext:value-type="float">
            <text:p>8711</text:p>
          </table:table-cell>
          <table:table-cell table:formula="of:=IF([.B26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65])" office:value-type="float" office:value="8747" calcext:value-type="float">
            <text:p>8747</text:p>
          </table:table-cell>
          <table:table-cell table:formula="of:=IF([.B26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266])" office:value-type="float" office:value="8783" calcext:value-type="float">
            <text:p>8783</text:p>
          </table:table-cell>
          <table:table-cell table:formula="of:=IF([.B26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67])" office:value-type="float" office:value="8820" calcext:value-type="float">
            <text:p>8820</text:p>
          </table:table-cell>
          <table:table-cell table:formula="of:=IF([.B26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68])" office:value-type="float" office:value="8857" calcext:value-type="float">
            <text:p>8857</text:p>
          </table:table-cell>
          <table:table-cell table:formula="of:=IF([.B26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69])" office:value-type="float" office:value="8894" calcext:value-type="float">
            <text:p>8894</text:p>
          </table:table-cell>
          <table:table-cell table:formula="of:=IF([.B26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0])" office:value-type="float" office:value="8931" calcext:value-type="float">
            <text:p>8931</text:p>
          </table:table-cell>
          <table:table-cell table:formula="of:=IF([.B27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1])" office:value-type="float" office:value="8968" calcext:value-type="float">
            <text:p>8968</text:p>
          </table:table-cell>
          <table:table-cell table:formula="of:=IF([.B27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2])" office:value-type="float" office:value="9005" calcext:value-type="float">
            <text:p>9005</text:p>
          </table:table-cell>
          <table:table-cell table:formula="of:=IF([.B27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3])" office:value-type="float" office:value="9042" calcext:value-type="float">
            <text:p>9042</text:p>
          </table:table-cell>
          <table:table-cell table:formula="of:=IF([.B27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4])" office:value-type="float" office:value="9079" calcext:value-type="float">
            <text:p>9079</text:p>
          </table:table-cell>
          <table:table-cell table:formula="of:=IF([.B27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5])" office:value-type="float" office:value="9116" calcext:value-type="float">
            <text:p>9116</text:p>
          </table:table-cell>
          <table:table-cell table:formula="of:=IF([.B27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6])" office:value-type="float" office:value="9153" calcext:value-type="float">
            <text:p>9153</text:p>
          </table:table-cell>
          <table:table-cell table:formula="of:=IF([.B27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7])" office:value-type="float" office:value="9190" calcext:value-type="float">
            <text:p>9190</text:p>
          </table:table-cell>
          <table:table-cell table:formula="of:=IF([.B27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8])" office:value-type="float" office:value="9227" calcext:value-type="float">
            <text:p>9227</text:p>
          </table:table-cell>
          <table:table-cell table:formula="of:=IF([.B27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79])" office:value-type="float" office:value="9264" calcext:value-type="float">
            <text:p>9264</text:p>
          </table:table-cell>
          <table:table-cell table:formula="of:=IF([.B27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0])" office:value-type="float" office:value="9301" calcext:value-type="float">
            <text:p>9301</text:p>
          </table:table-cell>
          <table:table-cell table:formula="of:=IF([.B28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1])" office:value-type="float" office:value="9338" calcext:value-type="float">
            <text:p>9338</text:p>
          </table:table-cell>
          <table:table-cell table:formula="of:=IF([.B28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2])" office:value-type="float" office:value="9375" calcext:value-type="float">
            <text:p>9375</text:p>
          </table:table-cell>
          <table:table-cell table:formula="of:=IF([.B28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3])" office:value-type="float" office:value="9412" calcext:value-type="float">
            <text:p>9412</text:p>
          </table:table-cell>
          <table:table-cell table:formula="of:=IF([.B28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4])" office:value-type="float" office:value="9449" calcext:value-type="float">
            <text:p>9449</text:p>
          </table:table-cell>
          <table:table-cell table:formula="of:=IF([.B28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5])" office:value-type="float" office:value="9486" calcext:value-type="float">
            <text:p>9486</text:p>
          </table:table-cell>
          <table:table-cell table:formula="of:=IF([.B28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6])" office:value-type="float" office:value="9523" calcext:value-type="float">
            <text:p>9523</text:p>
          </table:table-cell>
          <table:table-cell table:formula="of:=IF([.B28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7])" office:value-type="float" office:value="9560" calcext:value-type="float">
            <text:p>9560</text:p>
          </table:table-cell>
          <table:table-cell table:formula="of:=IF([.B28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8])" office:value-type="float" office:value="9597" calcext:value-type="float">
            <text:p>9597</text:p>
          </table:table-cell>
          <table:table-cell table:formula="of:=IF([.B28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89])" office:value-type="float" office:value="9634" calcext:value-type="float">
            <text:p>9634</text:p>
          </table:table-cell>
          <table:table-cell table:formula="of:=IF([.B28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290])" office:value-type="float" office:value="9671" calcext:value-type="float">
            <text:p>9671</text:p>
          </table:table-cell>
          <table:table-cell table:formula="of:=IF([.B29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291])" office:value-type="float" office:value="9709" calcext:value-type="float">
            <text:p>9709</text:p>
          </table:table-cell>
          <table:table-cell table:formula="of:=IF([.B29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292])" office:value-type="float" office:value="9747" calcext:value-type="float">
            <text:p>9747</text:p>
          </table:table-cell>
          <table:table-cell table:formula="of:=IF([.B29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293])" office:value-type="float" office:value="9785" calcext:value-type="float">
            <text:p>9785</text:p>
          </table:table-cell>
          <table:table-cell table:formula="of:=IF([.B29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294])" office:value-type="float" office:value="9823" calcext:value-type="float">
            <text:p>9823</text:p>
          </table:table-cell>
          <table:table-cell table:formula="of:=IF([.B29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295])" office:value-type="float" office:value="9861" calcext:value-type="float">
            <text:p>9861</text:p>
          </table:table-cell>
          <table:table-cell table:formula="of:=IF([.B29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296])" office:value-type="float" office:value="9899" calcext:value-type="float">
            <text:p>9899</text:p>
          </table:table-cell>
          <table:table-cell table:formula="of:=IF([.B29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297])" office:value-type="float" office:value="9937" calcext:value-type="float">
            <text:p>9937</text:p>
          </table:table-cell>
          <table:table-cell table:formula="of:=IF([.B29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298])" office:value-type="float" office:value="9975" calcext:value-type="float">
            <text:p>9975</text:p>
          </table:table-cell>
          <table:table-cell table:formula="of:=IF([.B29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299])" office:value-type="float" office:value="10013" calcext:value-type="float">
            <text:p>10013</text:p>
          </table:table-cell>
          <table:table-cell table:formula="of:=IF([.B29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0])" office:value-type="float" office:value="10051" calcext:value-type="float">
            <text:p>10051</text:p>
          </table:table-cell>
          <table:table-cell table:formula="of:=IF([.B30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1])" office:value-type="float" office:value="10089" calcext:value-type="float">
            <text:p>10089</text:p>
          </table:table-cell>
          <table:table-cell table:formula="of:=IF([.B30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2])" office:value-type="float" office:value="10127" calcext:value-type="float">
            <text:p>10127</text:p>
          </table:table-cell>
          <table:table-cell table:formula="of:=IF([.B30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3])" office:value-type="float" office:value="10165" calcext:value-type="float">
            <text:p>10165</text:p>
          </table:table-cell>
          <table:table-cell table:formula="of:=IF([.B30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4])" office:value-type="float" office:value="10203" calcext:value-type="float">
            <text:p>10203</text:p>
          </table:table-cell>
          <table:table-cell table:formula="of:=IF([.B30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5])" office:value-type="float" office:value="10241" calcext:value-type="float">
            <text:p>10241</text:p>
          </table:table-cell>
          <table:table-cell table:formula="of:=IF([.B30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6])" office:value-type="float" office:value="10279" calcext:value-type="float">
            <text:p>10279</text:p>
          </table:table-cell>
          <table:table-cell table:formula="of:=IF([.B30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7])" office:value-type="float" office:value="10317" calcext:value-type="float">
            <text:p>10317</text:p>
          </table:table-cell>
          <table:table-cell table:formula="of:=IF([.B30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8])" office:value-type="float" office:value="10355" calcext:value-type="float">
            <text:p>10355</text:p>
          </table:table-cell>
          <table:table-cell table:formula="of:=IF([.B30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09])" office:value-type="float" office:value="10393" calcext:value-type="float">
            <text:p>10393</text:p>
          </table:table-cell>
          <table:table-cell table:formula="of:=IF([.B30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0])" office:value-type="float" office:value="10431" calcext:value-type="float">
            <text:p>10431</text:p>
          </table:table-cell>
          <table:table-cell table:formula="of:=IF([.B31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1])" office:value-type="float" office:value="10469" calcext:value-type="float">
            <text:p>10469</text:p>
          </table:table-cell>
          <table:table-cell table:formula="of:=IF([.B31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2])" office:value-type="float" office:value="10507" calcext:value-type="float">
            <text:p>10507</text:p>
          </table:table-cell>
          <table:table-cell table:formula="of:=IF([.B31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3])" office:value-type="float" office:value="10545" calcext:value-type="float">
            <text:p>10545</text:p>
          </table:table-cell>
          <table:table-cell table:formula="of:=IF([.B31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4])" office:value-type="float" office:value="10583" calcext:value-type="float">
            <text:p>10583</text:p>
          </table:table-cell>
          <table:table-cell table:formula="of:=IF([.B31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5])" office:value-type="float" office:value="10621" calcext:value-type="float">
            <text:p>10621</text:p>
          </table:table-cell>
          <table:table-cell table:formula="of:=IF([.B31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6])" office:value-type="float" office:value="10659" calcext:value-type="float">
            <text:p>10659</text:p>
          </table:table-cell>
          <table:table-cell table:formula="of:=IF([.B31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7])" office:value-type="float" office:value="10697" calcext:value-type="float">
            <text:p>10697</text:p>
          </table:table-cell>
          <table:table-cell table:formula="of:=IF([.B31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8])" office:value-type="float" office:value="10735" calcext:value-type="float">
            <text:p>10735</text:p>
          </table:table-cell>
          <table:table-cell table:formula="of:=IF([.B31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19])" office:value-type="float" office:value="10773" calcext:value-type="float">
            <text:p>10773</text:p>
          </table:table-cell>
          <table:table-cell table:formula="of:=IF([.B31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0])" office:value-type="float" office:value="10811" calcext:value-type="float">
            <text:p>10811</text:p>
          </table:table-cell>
          <table:table-cell table:formula="of:=IF([.B32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1])" office:value-type="float" office:value="10849" calcext:value-type="float">
            <text:p>10849</text:p>
          </table:table-cell>
          <table:table-cell table:formula="of:=IF([.B32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2])" office:value-type="float" office:value="10887" calcext:value-type="float">
            <text:p>10887</text:p>
          </table:table-cell>
          <table:table-cell table:formula="of:=IF([.B32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3])" office:value-type="float" office:value="10925" calcext:value-type="float">
            <text:p>10925</text:p>
          </table:table-cell>
          <table:table-cell table:formula="of:=IF([.B32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4])" office:value-type="float" office:value="10963" calcext:value-type="float">
            <text:p>10963</text:p>
          </table:table-cell>
          <table:table-cell table:formula="of:=IF([.B32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5])" office:value-type="float" office:value="11001" calcext:value-type="float">
            <text:p>11001</text:p>
          </table:table-cell>
          <table:table-cell table:formula="of:=IF([.B32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6])" office:value-type="float" office:value="11039" calcext:value-type="float">
            <text:p>11039</text:p>
          </table:table-cell>
          <table:table-cell table:formula="of:=IF([.B32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7])" office:value-type="float" office:value="11077" calcext:value-type="float">
            <text:p>11077</text:p>
          </table:table-cell>
          <table:table-cell table:formula="of:=IF([.B32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8])" office:value-type="float" office:value="11115" calcext:value-type="float">
            <text:p>11115</text:p>
          </table:table-cell>
          <table:table-cell table:formula="of:=IF([.B32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29])" office:value-type="float" office:value="11153" calcext:value-type="float">
            <text:p>11153</text:p>
          </table:table-cell>
          <table:table-cell table:formula="of:=IF([.B32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30])" office:value-type="float" office:value="11191" calcext:value-type="float">
            <text:p>11191</text:p>
          </table:table-cell>
          <table:table-cell table:formula="of:=IF([.B33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31])" office:value-type="float" office:value="11229" calcext:value-type="float">
            <text:p>11229</text:p>
          </table:table-cell>
          <table:table-cell table:formula="of:=IF([.B33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332])" office:value-type="float" office:value="11267" calcext:value-type="float">
            <text:p>11267</text:p>
          </table:table-cell>
          <table:table-cell table:formula="of:=IF([.B33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33])" office:value-type="float" office:value="11306" calcext:value-type="float">
            <text:p>11306</text:p>
          </table:table-cell>
          <table:table-cell table:formula="of:=IF([.B33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34])" office:value-type="float" office:value="11345" calcext:value-type="float">
            <text:p>11345</text:p>
          </table:table-cell>
          <table:table-cell table:formula="of:=IF([.B33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35])" office:value-type="float" office:value="11384" calcext:value-type="float">
            <text:p>11384</text:p>
          </table:table-cell>
          <table:table-cell table:formula="of:=IF([.B33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36])" office:value-type="float" office:value="11423" calcext:value-type="float">
            <text:p>11423</text:p>
          </table:table-cell>
          <table:table-cell table:formula="of:=IF([.B33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37])" office:value-type="float" office:value="11462" calcext:value-type="float">
            <text:p>11462</text:p>
          </table:table-cell>
          <table:table-cell table:formula="of:=IF([.B33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38])" office:value-type="float" office:value="11501" calcext:value-type="float">
            <text:p>11501</text:p>
          </table:table-cell>
          <table:table-cell table:formula="of:=IF([.B33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39])" office:value-type="float" office:value="11540" calcext:value-type="float">
            <text:p>11540</text:p>
          </table:table-cell>
          <table:table-cell table:formula="of:=IF([.B33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0])" office:value-type="float" office:value="11579" calcext:value-type="float">
            <text:p>11579</text:p>
          </table:table-cell>
          <table:table-cell table:formula="of:=IF([.B34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1])" office:value-type="float" office:value="11618" calcext:value-type="float">
            <text:p>11618</text:p>
          </table:table-cell>
          <table:table-cell table:formula="of:=IF([.B34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2])" office:value-type="float" office:value="11657" calcext:value-type="float">
            <text:p>11657</text:p>
          </table:table-cell>
          <table:table-cell table:formula="of:=IF([.B34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3])" office:value-type="float" office:value="11696" calcext:value-type="float">
            <text:p>11696</text:p>
          </table:table-cell>
          <table:table-cell table:formula="of:=IF([.B34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4])" office:value-type="float" office:value="11735" calcext:value-type="float">
            <text:p>11735</text:p>
          </table:table-cell>
          <table:table-cell table:formula="of:=IF([.B34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5])" office:value-type="float" office:value="11774" calcext:value-type="float">
            <text:p>11774</text:p>
          </table:table-cell>
          <table:table-cell table:formula="of:=IF([.B34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6])" office:value-type="float" office:value="11813" calcext:value-type="float">
            <text:p>11813</text:p>
          </table:table-cell>
          <table:table-cell table:formula="of:=IF([.B34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7])" office:value-type="float" office:value="11852" calcext:value-type="float">
            <text:p>11852</text:p>
          </table:table-cell>
          <table:table-cell table:formula="of:=IF([.B34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8])" office:value-type="float" office:value="11891" calcext:value-type="float">
            <text:p>11891</text:p>
          </table:table-cell>
          <table:table-cell table:formula="of:=IF([.B34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49])" office:value-type="float" office:value="11930" calcext:value-type="float">
            <text:p>11930</text:p>
          </table:table-cell>
          <table:table-cell table:formula="of:=IF([.B34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0])" office:value-type="float" office:value="11969" calcext:value-type="float">
            <text:p>11969</text:p>
          </table:table-cell>
          <table:table-cell table:formula="of:=IF([.B35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1])" office:value-type="float" office:value="12008" calcext:value-type="float">
            <text:p>12008</text:p>
          </table:table-cell>
          <table:table-cell table:formula="of:=IF([.B35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2])" office:value-type="float" office:value="12047" calcext:value-type="float">
            <text:p>12047</text:p>
          </table:table-cell>
          <table:table-cell table:formula="of:=IF([.B35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3])" office:value-type="float" office:value="12086" calcext:value-type="float">
            <text:p>12086</text:p>
          </table:table-cell>
          <table:table-cell table:formula="of:=IF([.B35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4])" office:value-type="float" office:value="12125" calcext:value-type="float">
            <text:p>12125</text:p>
          </table:table-cell>
          <table:table-cell table:formula="of:=IF([.B35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5])" office:value-type="float" office:value="12164" calcext:value-type="float">
            <text:p>12164</text:p>
          </table:table-cell>
          <table:table-cell table:formula="of:=IF([.B35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6])" office:value-type="float" office:value="12203" calcext:value-type="float">
            <text:p>12203</text:p>
          </table:table-cell>
          <table:table-cell table:formula="of:=IF([.B35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7])" office:value-type="float" office:value="12242" calcext:value-type="float">
            <text:p>12242</text:p>
          </table:table-cell>
          <table:table-cell table:formula="of:=IF([.B35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8])" office:value-type="float" office:value="12281" calcext:value-type="float">
            <text:p>12281</text:p>
          </table:table-cell>
          <table:table-cell table:formula="of:=IF([.B35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59])" office:value-type="float" office:value="12320" calcext:value-type="float">
            <text:p>12320</text:p>
          </table:table-cell>
          <table:table-cell table:formula="of:=IF([.B35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60])" office:value-type="float" office:value="12359" calcext:value-type="float">
            <text:p>12359</text:p>
          </table:table-cell>
          <table:table-cell table:formula="of:=IF([.B36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61])" office:value-type="float" office:value="12398" calcext:value-type="float">
            <text:p>12398</text:p>
          </table:table-cell>
          <table:table-cell table:formula="of:=IF([.B36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62])" office:value-type="float" office:value="12437" calcext:value-type="float">
            <text:p>12437</text:p>
          </table:table-cell>
          <table:table-cell table:formula="of:=IF([.B36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63])" office:value-type="float" office:value="12476" calcext:value-type="float">
            <text:p>12476</text:p>
          </table:table-cell>
          <table:table-cell table:formula="of:=IF([.B36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64])" office:value-type="float" office:value="12515" calcext:value-type="float">
            <text:p>12515</text:p>
          </table:table-cell>
          <table:table-cell table:formula="of:=IF([.B36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365])" office:value-type="float" office:value="12554" calcext:value-type="float">
            <text:p>12554</text:p>
          </table:table-cell>
          <table:table-cell table:formula="of:=IF([.B36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66])" office:value-type="float" office:value="12594" calcext:value-type="float">
            <text:p>12594</text:p>
          </table:table-cell>
          <table:table-cell table:formula="of:=IF([.B36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67])" office:value-type="float" office:value="12634" calcext:value-type="float">
            <text:p>12634</text:p>
          </table:table-cell>
          <table:table-cell table:formula="of:=IF([.B36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68])" office:value-type="float" office:value="12674" calcext:value-type="float">
            <text:p>12674</text:p>
          </table:table-cell>
          <table:table-cell table:formula="of:=IF([.B36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69])" office:value-type="float" office:value="12714" calcext:value-type="float">
            <text:p>12714</text:p>
          </table:table-cell>
          <table:table-cell table:formula="of:=IF([.B36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0])" office:value-type="float" office:value="12754" calcext:value-type="float">
            <text:p>12754</text:p>
          </table:table-cell>
          <table:table-cell table:formula="of:=IF([.B37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1])" office:value-type="float" office:value="12794" calcext:value-type="float">
            <text:p>12794</text:p>
          </table:table-cell>
          <table:table-cell table:formula="of:=IF([.B37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2])" office:value-type="float" office:value="12834" calcext:value-type="float">
            <text:p>12834</text:p>
          </table:table-cell>
          <table:table-cell table:formula="of:=IF([.B37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3])" office:value-type="float" office:value="12874" calcext:value-type="float">
            <text:p>12874</text:p>
          </table:table-cell>
          <table:table-cell table:formula="of:=IF([.B37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4])" office:value-type="float" office:value="12914" calcext:value-type="float">
            <text:p>12914</text:p>
          </table:table-cell>
          <table:table-cell table:formula="of:=IF([.B37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5])" office:value-type="float" office:value="12954" calcext:value-type="float">
            <text:p>12954</text:p>
          </table:table-cell>
          <table:table-cell table:formula="of:=IF([.B37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6])" office:value-type="float" office:value="12994" calcext:value-type="float">
            <text:p>12994</text:p>
          </table:table-cell>
          <table:table-cell table:formula="of:=IF([.B37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7])" office:value-type="float" office:value="13034" calcext:value-type="float">
            <text:p>13034</text:p>
          </table:table-cell>
          <table:table-cell table:formula="of:=IF([.B37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8])" office:value-type="float" office:value="13074" calcext:value-type="float">
            <text:p>13074</text:p>
          </table:table-cell>
          <table:table-cell table:formula="of:=IF([.B37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79])" office:value-type="float" office:value="13114" calcext:value-type="float">
            <text:p>13114</text:p>
          </table:table-cell>
          <table:table-cell table:formula="of:=IF([.B37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0])" office:value-type="float" office:value="13154" calcext:value-type="float">
            <text:p>13154</text:p>
          </table:table-cell>
          <table:table-cell table:formula="of:=IF([.B38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1])" office:value-type="float" office:value="13194" calcext:value-type="float">
            <text:p>13194</text:p>
          </table:table-cell>
          <table:table-cell table:formula="of:=IF([.B38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2])" office:value-type="float" office:value="13234" calcext:value-type="float">
            <text:p>13234</text:p>
          </table:table-cell>
          <table:table-cell table:formula="of:=IF([.B38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3])" office:value-type="float" office:value="13274" calcext:value-type="float">
            <text:p>13274</text:p>
          </table:table-cell>
          <table:table-cell table:formula="of:=IF([.B38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4])" office:value-type="float" office:value="13314" calcext:value-type="float">
            <text:p>13314</text:p>
          </table:table-cell>
          <table:table-cell table:formula="of:=IF([.B38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5])" office:value-type="float" office:value="13354" calcext:value-type="float">
            <text:p>13354</text:p>
          </table:table-cell>
          <table:table-cell table:formula="of:=IF([.B38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6])" office:value-type="float" office:value="13394" calcext:value-type="float">
            <text:p>13394</text:p>
          </table:table-cell>
          <table:table-cell table:formula="of:=IF([.B38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7])" office:value-type="float" office:value="13434" calcext:value-type="float">
            <text:p>13434</text:p>
          </table:table-cell>
          <table:table-cell table:formula="of:=IF([.B38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8])" office:value-type="float" office:value="13474" calcext:value-type="float">
            <text:p>13474</text:p>
          </table:table-cell>
          <table:table-cell table:formula="of:=IF([.B38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89])" office:value-type="float" office:value="13514" calcext:value-type="float">
            <text:p>13514</text:p>
          </table:table-cell>
          <table:table-cell table:formula="of:=IF([.B38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0])" office:value-type="float" office:value="13554" calcext:value-type="float">
            <text:p>13554</text:p>
          </table:table-cell>
          <table:table-cell table:formula="of:=IF([.B39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1])" office:value-type="float" office:value="13594" calcext:value-type="float">
            <text:p>13594</text:p>
          </table:table-cell>
          <table:table-cell table:formula="of:=IF([.B39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2])" office:value-type="float" office:value="13634" calcext:value-type="float">
            <text:p>13634</text:p>
          </table:table-cell>
          <table:table-cell table:formula="of:=IF([.B39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3])" office:value-type="float" office:value="13674" calcext:value-type="float">
            <text:p>13674</text:p>
          </table:table-cell>
          <table:table-cell table:formula="of:=IF([.B39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4])" office:value-type="float" office:value="13714" calcext:value-type="float">
            <text:p>13714</text:p>
          </table:table-cell>
          <table:table-cell table:formula="of:=IF([.B39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5])" office:value-type="float" office:value="13754" calcext:value-type="float">
            <text:p>13754</text:p>
          </table:table-cell>
          <table:table-cell table:formula="of:=IF([.B39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6])" office:value-type="float" office:value="13794" calcext:value-type="float">
            <text:p>13794</text:p>
          </table:table-cell>
          <table:table-cell table:formula="of:=IF([.B39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7])" office:value-type="float" office:value="13834" calcext:value-type="float">
            <text:p>13834</text:p>
          </table:table-cell>
          <table:table-cell table:formula="of:=IF([.B39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8])" office:value-type="float" office:value="13874" calcext:value-type="float">
            <text:p>13874</text:p>
          </table:table-cell>
          <table:table-cell table:formula="of:=IF([.B39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399])" office:value-type="float" office:value="13914" calcext:value-type="float">
            <text:p>13914</text:p>
          </table:table-cell>
          <table:table-cell table:formula="of:=IF([.B39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00])" office:value-type="float" office:value="13954" calcext:value-type="float">
            <text:p>13954</text:p>
          </table:table-cell>
          <table:table-cell table:formula="of:=IF([.B40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01])" office:value-type="float" office:value="13994" calcext:value-type="float">
            <text:p>13994</text:p>
          </table:table-cell>
          <table:table-cell table:formula="of:=IF([.B40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02])" office:value-type="float" office:value="14035" calcext:value-type="float">
            <text:p>14035</text:p>
          </table:table-cell>
          <table:table-cell table:formula="of:=IF([.B40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03])" office:value-type="float" office:value="14076" calcext:value-type="float">
            <text:p>14076</text:p>
          </table:table-cell>
          <table:table-cell table:formula="of:=IF([.B40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04])" office:value-type="float" office:value="14117" calcext:value-type="float">
            <text:p>14117</text:p>
          </table:table-cell>
          <table:table-cell table:formula="of:=IF([.B40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05])" office:value-type="float" office:value="14158" calcext:value-type="float">
            <text:p>14158</text:p>
          </table:table-cell>
          <table:table-cell table:formula="of:=IF([.B40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06])" office:value-type="float" office:value="14199" calcext:value-type="float">
            <text:p>14199</text:p>
          </table:table-cell>
          <table:table-cell table:formula="of:=IF([.B40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07])" office:value-type="float" office:value="14240" calcext:value-type="float">
            <text:p>14240</text:p>
          </table:table-cell>
          <table:table-cell table:formula="of:=IF([.B40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08])" office:value-type="float" office:value="14281" calcext:value-type="float">
            <text:p>14281</text:p>
          </table:table-cell>
          <table:table-cell table:formula="of:=IF([.B40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09])" office:value-type="float" office:value="14322" calcext:value-type="float">
            <text:p>14322</text:p>
          </table:table-cell>
          <table:table-cell table:formula="of:=IF([.B40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0])" office:value-type="float" office:value="14363" calcext:value-type="float">
            <text:p>14363</text:p>
          </table:table-cell>
          <table:table-cell table:formula="of:=IF([.B41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1])" office:value-type="float" office:value="14404" calcext:value-type="float">
            <text:p>14404</text:p>
          </table:table-cell>
          <table:table-cell table:formula="of:=IF([.B41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2])" office:value-type="float" office:value="14445" calcext:value-type="float">
            <text:p>14445</text:p>
          </table:table-cell>
          <table:table-cell table:formula="of:=IF([.B41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3])" office:value-type="float" office:value="14486" calcext:value-type="float">
            <text:p>14486</text:p>
          </table:table-cell>
          <table:table-cell table:formula="of:=IF([.B41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4])" office:value-type="float" office:value="14527" calcext:value-type="float">
            <text:p>14527</text:p>
          </table:table-cell>
          <table:table-cell table:formula="of:=IF([.B41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5])" office:value-type="float" office:value="14568" calcext:value-type="float">
            <text:p>14568</text:p>
          </table:table-cell>
          <table:table-cell table:formula="of:=IF([.B41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6])" office:value-type="float" office:value="14609" calcext:value-type="float">
            <text:p>14609</text:p>
          </table:table-cell>
          <table:table-cell table:formula="of:=IF([.B41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7])" office:value-type="float" office:value="14650" calcext:value-type="float">
            <text:p>14650</text:p>
          </table:table-cell>
          <table:table-cell table:formula="of:=IF([.B41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8])" office:value-type="float" office:value="14691" calcext:value-type="float">
            <text:p>14691</text:p>
          </table:table-cell>
          <table:table-cell table:formula="of:=IF([.B41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19])" office:value-type="float" office:value="14732" calcext:value-type="float">
            <text:p>14732</text:p>
          </table:table-cell>
          <table:table-cell table:formula="of:=IF([.B41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0])" office:value-type="float" office:value="14773" calcext:value-type="float">
            <text:p>14773</text:p>
          </table:table-cell>
          <table:table-cell table:formula="of:=IF([.B42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1])" office:value-type="float" office:value="14814" calcext:value-type="float">
            <text:p>14814</text:p>
          </table:table-cell>
          <table:table-cell table:formula="of:=IF([.B42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2])" office:value-type="float" office:value="14855" calcext:value-type="float">
            <text:p>14855</text:p>
          </table:table-cell>
          <table:table-cell table:formula="of:=IF([.B42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3])" office:value-type="float" office:value="14896" calcext:value-type="float">
            <text:p>14896</text:p>
          </table:table-cell>
          <table:table-cell table:formula="of:=IF([.B42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4])" office:value-type="float" office:value="14937" calcext:value-type="float">
            <text:p>14937</text:p>
          </table:table-cell>
          <table:table-cell table:formula="of:=IF([.B42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5])" office:value-type="float" office:value="14978" calcext:value-type="float">
            <text:p>14978</text:p>
          </table:table-cell>
          <table:table-cell table:formula="of:=IF([.B42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6])" office:value-type="float" office:value="15019" calcext:value-type="float">
            <text:p>15019</text:p>
          </table:table-cell>
          <table:table-cell table:formula="of:=IF([.B42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7])" office:value-type="float" office:value="15060" calcext:value-type="float">
            <text:p>15060</text:p>
          </table:table-cell>
          <table:table-cell table:formula="of:=IF([.B42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8])" office:value-type="float" office:value="15101" calcext:value-type="float">
            <text:p>15101</text:p>
          </table:table-cell>
          <table:table-cell table:formula="of:=IF([.B42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29])" office:value-type="float" office:value="15142" calcext:value-type="float">
            <text:p>15142</text:p>
          </table:table-cell>
          <table:table-cell table:formula="of:=IF([.B42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30])" office:value-type="float" office:value="15183" calcext:value-type="float">
            <text:p>15183</text:p>
          </table:table-cell>
          <table:table-cell table:formula="of:=IF([.B43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431])" office:value-type="float" office:value="15224" calcext:value-type="float">
            <text:p>15224</text:p>
          </table:table-cell>
          <table:table-cell table:formula="of:=IF([.B43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2])" office:value-type="float" office:value="15266" calcext:value-type="float">
            <text:p>15266</text:p>
          </table:table-cell>
          <table:table-cell table:formula="of:=IF([.B43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3])" office:value-type="float" office:value="15308" calcext:value-type="float">
            <text:p>15308</text:p>
          </table:table-cell>
          <table:table-cell table:formula="of:=IF([.B43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4])" office:value-type="float" office:value="15350" calcext:value-type="float">
            <text:p>15350</text:p>
          </table:table-cell>
          <table:table-cell table:formula="of:=IF([.B43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])" office:value-type="float" office:value="15392" calcext:value-type="float">
            <text:p>15392</text:p>
          </table:table-cell>
          <table:table-cell table:formula="of:=IF([.B43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])" office:value-type="float" office:value="15434" calcext:value-type="float">
            <text:p>15434</text:p>
          </table:table-cell>
          <table:table-cell table:formula="of:=IF([.B43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])" office:value-type="float" office:value="15476" calcext:value-type="float">
            <text:p>15476</text:p>
          </table:table-cell>
          <table:table-cell table:formula="of:=IF([.B43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])" office:value-type="float" office:value="15518" calcext:value-type="float">
            <text:p>15518</text:p>
          </table:table-cell>
          <table:table-cell table:formula="of:=IF([.B43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9])" office:value-type="float" office:value="15560" calcext:value-type="float">
            <text:p>15560</text:p>
          </table:table-cell>
          <table:table-cell table:formula="of:=IF([.B43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0])" office:value-type="float" office:value="15602" calcext:value-type="float">
            <text:p>15602</text:p>
          </table:table-cell>
          <table:table-cell table:formula="of:=IF([.B44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1])" office:value-type="float" office:value="15644" calcext:value-type="float">
            <text:p>15644</text:p>
          </table:table-cell>
          <table:table-cell table:formula="of:=IF([.B44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2])" office:value-type="float" office:value="15686" calcext:value-type="float">
            <text:p>15686</text:p>
          </table:table-cell>
          <table:table-cell table:formula="of:=IF([.B44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3])" office:value-type="float" office:value="15728" calcext:value-type="float">
            <text:p>15728</text:p>
          </table:table-cell>
          <table:table-cell table:formula="of:=IF([.B44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4])" office:value-type="float" office:value="15770" calcext:value-type="float">
            <text:p>15770</text:p>
          </table:table-cell>
          <table:table-cell table:formula="of:=IF([.B44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5])" office:value-type="float" office:value="15812" calcext:value-type="float">
            <text:p>15812</text:p>
          </table:table-cell>
          <table:table-cell table:formula="of:=IF([.B44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6])" office:value-type="float" office:value="15854" calcext:value-type="float">
            <text:p>15854</text:p>
          </table:table-cell>
          <table:table-cell table:formula="of:=IF([.B44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7])" office:value-type="float" office:value="15896" calcext:value-type="float">
            <text:p>15896</text:p>
          </table:table-cell>
          <table:table-cell table:formula="of:=IF([.B44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8])" office:value-type="float" office:value="15938" calcext:value-type="float">
            <text:p>15938</text:p>
          </table:table-cell>
          <table:table-cell table:formula="of:=IF([.B44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49])" office:value-type="float" office:value="15980" calcext:value-type="float">
            <text:p>15980</text:p>
          </table:table-cell>
          <table:table-cell table:formula="of:=IF([.B44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0])" office:value-type="float" office:value="16022" calcext:value-type="float">
            <text:p>16022</text:p>
          </table:table-cell>
          <table:table-cell table:formula="of:=IF([.B45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1])" office:value-type="float" office:value="16064" calcext:value-type="float">
            <text:p>16064</text:p>
          </table:table-cell>
          <table:table-cell table:formula="of:=IF([.B45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2])" office:value-type="float" office:value="16106" calcext:value-type="float">
            <text:p>16106</text:p>
          </table:table-cell>
          <table:table-cell table:formula="of:=IF([.B45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3])" office:value-type="float" office:value="16148" calcext:value-type="float">
            <text:p>16148</text:p>
          </table:table-cell>
          <table:table-cell table:formula="of:=IF([.B45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4])" office:value-type="float" office:value="16190" calcext:value-type="float">
            <text:p>16190</text:p>
          </table:table-cell>
          <table:table-cell table:formula="of:=IF([.B45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5])" office:value-type="float" office:value="16232" calcext:value-type="float">
            <text:p>16232</text:p>
          </table:table-cell>
          <table:table-cell table:formula="of:=IF([.B45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6])" office:value-type="float" office:value="16274" calcext:value-type="float">
            <text:p>16274</text:p>
          </table:table-cell>
          <table:table-cell table:formula="of:=IF([.B45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7])" office:value-type="float" office:value="16316" calcext:value-type="float">
            <text:p>16316</text:p>
          </table:table-cell>
          <table:table-cell table:formula="of:=IF([.B45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8])" office:value-type="float" office:value="16358" calcext:value-type="float">
            <text:p>16358</text:p>
          </table:table-cell>
          <table:table-cell table:formula="of:=IF([.B45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59])" office:value-type="float" office:value="16400" calcext:value-type="float">
            <text:p>16400</text:p>
          </table:table-cell>
          <table:table-cell table:formula="of:=IF([.B45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60])" office:value-type="float" office:value="16442" calcext:value-type="float">
            <text:p>16442</text:p>
          </table:table-cell>
          <table:table-cell table:formula="of:=IF([.B46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61])" office:value-type="float" office:value="16484" calcext:value-type="float">
            <text:p>16484</text:p>
          </table:table-cell>
          <table:table-cell table:formula="of:=IF([.B46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62])" office:value-type="float" office:value="16526" calcext:value-type="float">
            <text:p>16526</text:p>
          </table:table-cell>
          <table:table-cell table:formula="of:=IF([.B46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63])" office:value-type="float" office:value="16568" calcext:value-type="float">
            <text:p>16568</text:p>
          </table:table-cell>
          <table:table-cell table:formula="of:=IF([.B46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64])" office:value-type="float" office:value="16610" calcext:value-type="float">
            <text:p>16610</text:p>
          </table:table-cell>
          <table:table-cell table:formula="of:=IF([.B46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65])" office:value-type="float" office:value="16652" calcext:value-type="float">
            <text:p>16652</text:p>
          </table:table-cell>
          <table:table-cell table:formula="of:=IF([.B46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66])" office:value-type="float" office:value="16694" calcext:value-type="float">
            <text:p>16694</text:p>
          </table:table-cell>
          <table:table-cell table:formula="of:=IF([.B46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67])" office:value-type="float" office:value="16736" calcext:value-type="float">
            <text:p>16736</text:p>
          </table:table-cell>
          <table:table-cell table:formula="of:=IF([.B46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68])" office:value-type="float" office:value="16778" calcext:value-type="float">
            <text:p>16778</text:p>
          </table:table-cell>
          <table:table-cell table:formula="of:=IF([.B46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69])" office:value-type="float" office:value="16821" calcext:value-type="float">
            <text:p>16821</text:p>
          </table:table-cell>
          <table:table-cell table:formula="of:=IF([.B46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0])" office:value-type="float" office:value="16864" calcext:value-type="float">
            <text:p>16864</text:p>
          </table:table-cell>
          <table:table-cell table:formula="of:=IF([.B47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1])" office:value-type="float" office:value="16907" calcext:value-type="float">
            <text:p>16907</text:p>
          </table:table-cell>
          <table:table-cell table:formula="of:=IF([.B47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2])" office:value-type="float" office:value="16950" calcext:value-type="float">
            <text:p>16950</text:p>
          </table:table-cell>
          <table:table-cell table:formula="of:=IF([.B47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3])" office:value-type="float" office:value="16993" calcext:value-type="float">
            <text:p>16993</text:p>
          </table:table-cell>
          <table:table-cell table:formula="of:=IF([.B47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4])" office:value-type="float" office:value="17036" calcext:value-type="float">
            <text:p>17036</text:p>
          </table:table-cell>
          <table:table-cell table:formula="of:=IF([.B47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5])" office:value-type="float" office:value="17079" calcext:value-type="float">
            <text:p>17079</text:p>
          </table:table-cell>
          <table:table-cell table:formula="of:=IF([.B47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6])" office:value-type="float" office:value="17122" calcext:value-type="float">
            <text:p>17122</text:p>
          </table:table-cell>
          <table:table-cell table:formula="of:=IF([.B47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7])" office:value-type="float" office:value="17165" calcext:value-type="float">
            <text:p>17165</text:p>
          </table:table-cell>
          <table:table-cell table:formula="of:=IF([.B47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8])" office:value-type="float" office:value="17208" calcext:value-type="float">
            <text:p>17208</text:p>
          </table:table-cell>
          <table:table-cell table:formula="of:=IF([.B47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79])" office:value-type="float" office:value="17251" calcext:value-type="float">
            <text:p>17251</text:p>
          </table:table-cell>
          <table:table-cell table:formula="of:=IF([.B47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0])" office:value-type="float" office:value="17294" calcext:value-type="float">
            <text:p>17294</text:p>
          </table:table-cell>
          <table:table-cell table:formula="of:=IF([.B48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1])" office:value-type="float" office:value="17337" calcext:value-type="float">
            <text:p>17337</text:p>
          </table:table-cell>
          <table:table-cell table:formula="of:=IF([.B48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2])" office:value-type="float" office:value="17380" calcext:value-type="float">
            <text:p>17380</text:p>
          </table:table-cell>
          <table:table-cell table:formula="of:=IF([.B48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3])" office:value-type="float" office:value="17423" calcext:value-type="float">
            <text:p>17423</text:p>
          </table:table-cell>
          <table:table-cell table:formula="of:=IF([.B48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4])" office:value-type="float" office:value="17466" calcext:value-type="float">
            <text:p>17466</text:p>
          </table:table-cell>
          <table:table-cell table:formula="of:=IF([.B48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5])" office:value-type="float" office:value="17509" calcext:value-type="float">
            <text:p>17509</text:p>
          </table:table-cell>
          <table:table-cell table:formula="of:=IF([.B48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6])" office:value-type="float" office:value="17552" calcext:value-type="float">
            <text:p>17552</text:p>
          </table:table-cell>
          <table:table-cell table:formula="of:=IF([.B48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7])" office:value-type="float" office:value="17595" calcext:value-type="float">
            <text:p>17595</text:p>
          </table:table-cell>
          <table:table-cell table:formula="of:=IF([.B48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8])" office:value-type="float" office:value="17638" calcext:value-type="float">
            <text:p>17638</text:p>
          </table:table-cell>
          <table:table-cell table:formula="of:=IF([.B48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89])" office:value-type="float" office:value="17681" calcext:value-type="float">
            <text:p>17681</text:p>
          </table:table-cell>
          <table:table-cell table:formula="of:=IF([.B48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90])" office:value-type="float" office:value="17724" calcext:value-type="float">
            <text:p>17724</text:p>
          </table:table-cell>
          <table:table-cell table:formula="of:=IF([.B49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91])" office:value-type="float" office:value="17767" calcext:value-type="float">
            <text:p>17767</text:p>
          </table:table-cell>
          <table:table-cell table:formula="of:=IF([.B49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92])" office:value-type="float" office:value="17810" calcext:value-type="float">
            <text:p>17810</text:p>
          </table:table-cell>
          <table:table-cell table:formula="of:=IF([.B49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93])" office:value-type="float" office:value="17853" calcext:value-type="float">
            <text:p>17853</text:p>
          </table:table-cell>
          <table:table-cell table:formula="of:=IF([.B49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94])" office:value-type="float" office:value="17896" calcext:value-type="float">
            <text:p>17896</text:p>
          </table:table-cell>
          <table:table-cell table:formula="of:=IF([.B49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95])" office:value-type="float" office:value="17939" calcext:value-type="float">
            <text:p>17939</text:p>
          </table:table-cell>
          <table:table-cell table:formula="of:=IF([.B49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96])" office:value-type="float" office:value="17982" calcext:value-type="float">
            <text:p>17982</text:p>
          </table:table-cell>
          <table:table-cell table:formula="of:=IF([.B49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497])" office:value-type="float" office:value="18025" calcext:value-type="float">
            <text:p>18025</text:p>
          </table:table-cell>
          <table:table-cell table:formula="of:=IF([.B49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98])" office:value-type="float" office:value="18069" calcext:value-type="float">
            <text:p>18069</text:p>
          </table:table-cell>
          <table:table-cell table:formula="of:=IF([.B49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99])" office:value-type="float" office:value="18113" calcext:value-type="float">
            <text:p>18113</text:p>
          </table:table-cell>
          <table:table-cell table:formula="of:=IF([.B49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0])" office:value-type="float" office:value="18157" calcext:value-type="float">
            <text:p>18157</text:p>
          </table:table-cell>
          <table:table-cell table:formula="of:=IF([.B50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1])" office:value-type="float" office:value="18201" calcext:value-type="float">
            <text:p>18201</text:p>
          </table:table-cell>
          <table:table-cell table:formula="of:=IF([.B50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2])" office:value-type="float" office:value="18245" calcext:value-type="float">
            <text:p>18245</text:p>
          </table:table-cell>
          <table:table-cell table:formula="of:=IF([.B50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3])" office:value-type="float" office:value="18289" calcext:value-type="float">
            <text:p>18289</text:p>
          </table:table-cell>
          <table:table-cell table:formula="of:=IF([.B50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4])" office:value-type="float" office:value="18333" calcext:value-type="float">
            <text:p>18333</text:p>
          </table:table-cell>
          <table:table-cell table:formula="of:=IF([.B50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5])" office:value-type="float" office:value="18377" calcext:value-type="float">
            <text:p>18377</text:p>
          </table:table-cell>
          <table:table-cell table:formula="of:=IF([.B50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6])" office:value-type="float" office:value="18421" calcext:value-type="float">
            <text:p>18421</text:p>
          </table:table-cell>
          <table:table-cell table:formula="of:=IF([.B50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7])" office:value-type="float" office:value="18465" calcext:value-type="float">
            <text:p>18465</text:p>
          </table:table-cell>
          <table:table-cell table:formula="of:=IF([.B50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8])" office:value-type="float" office:value="18509" calcext:value-type="float">
            <text:p>18509</text:p>
          </table:table-cell>
          <table:table-cell table:formula="of:=IF([.B50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09])" office:value-type="float" office:value="18553" calcext:value-type="float">
            <text:p>18553</text:p>
          </table:table-cell>
          <table:table-cell table:formula="of:=IF([.B50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0])" office:value-type="float" office:value="18597" calcext:value-type="float">
            <text:p>18597</text:p>
          </table:table-cell>
          <table:table-cell table:formula="of:=IF([.B51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1])" office:value-type="float" office:value="18641" calcext:value-type="float">
            <text:p>18641</text:p>
          </table:table-cell>
          <table:table-cell table:formula="of:=IF([.B51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2])" office:value-type="float" office:value="18685" calcext:value-type="float">
            <text:p>18685</text:p>
          </table:table-cell>
          <table:table-cell table:formula="of:=IF([.B51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3])" office:value-type="float" office:value="18729" calcext:value-type="float">
            <text:p>18729</text:p>
          </table:table-cell>
          <table:table-cell table:formula="of:=IF([.B51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4])" office:value-type="float" office:value="18773" calcext:value-type="float">
            <text:p>18773</text:p>
          </table:table-cell>
          <table:table-cell table:formula="of:=IF([.B51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5])" office:value-type="float" office:value="18817" calcext:value-type="float">
            <text:p>18817</text:p>
          </table:table-cell>
          <table:table-cell table:formula="of:=IF([.B51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6])" office:value-type="float" office:value="18861" calcext:value-type="float">
            <text:p>18861</text:p>
          </table:table-cell>
          <table:table-cell table:formula="of:=IF([.B51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7])" office:value-type="float" office:value="18905" calcext:value-type="float">
            <text:p>18905</text:p>
          </table:table-cell>
          <table:table-cell table:formula="of:=IF([.B51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8])" office:value-type="float" office:value="18949" calcext:value-type="float">
            <text:p>18949</text:p>
          </table:table-cell>
          <table:table-cell table:formula="of:=IF([.B51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19])" office:value-type="float" office:value="18993" calcext:value-type="float">
            <text:p>18993</text:p>
          </table:table-cell>
          <table:table-cell table:formula="of:=IF([.B51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0])" office:value-type="float" office:value="19037" calcext:value-type="float">
            <text:p>19037</text:p>
          </table:table-cell>
          <table:table-cell table:formula="of:=IF([.B52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1])" office:value-type="float" office:value="19081" calcext:value-type="float">
            <text:p>19081</text:p>
          </table:table-cell>
          <table:table-cell table:formula="of:=IF([.B52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2])" office:value-type="float" office:value="19125" calcext:value-type="float">
            <text:p>19125</text:p>
          </table:table-cell>
          <table:table-cell table:formula="of:=IF([.B52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3])" office:value-type="float" office:value="19169" calcext:value-type="float">
            <text:p>19169</text:p>
          </table:table-cell>
          <table:table-cell table:formula="of:=IF([.B52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4])" office:value-type="float" office:value="19213" calcext:value-type="float">
            <text:p>19213</text:p>
          </table:table-cell>
          <table:table-cell table:formula="of:=IF([.B52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5])" office:value-type="float" office:value="19257" calcext:value-type="float">
            <text:p>19257</text:p>
          </table:table-cell>
          <table:table-cell table:formula="of:=IF([.B52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6])" office:value-type="float" office:value="19301" calcext:value-type="float">
            <text:p>19301</text:p>
          </table:table-cell>
          <table:table-cell table:formula="of:=IF([.B52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7])" office:value-type="float" office:value="19345" calcext:value-type="float">
            <text:p>19345</text:p>
          </table:table-cell>
          <table:table-cell table:formula="of:=IF([.B52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8])" office:value-type="float" office:value="19389" calcext:value-type="float">
            <text:p>19389</text:p>
          </table:table-cell>
          <table:table-cell table:formula="of:=IF([.B52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529])" office:value-type="float" office:value="19433" calcext:value-type="float">
            <text:p>19433</text:p>
          </table:table-cell>
          <table:table-cell table:formula="of:=IF([.B52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0])" office:value-type="float" office:value="19478" calcext:value-type="float">
            <text:p>19478</text:p>
          </table:table-cell>
          <table:table-cell table:formula="of:=IF([.B53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1])" office:value-type="float" office:value="19523" calcext:value-type="float">
            <text:p>19523</text:p>
          </table:table-cell>
          <table:table-cell table:formula="of:=IF([.B53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2])" office:value-type="float" office:value="19568" calcext:value-type="float">
            <text:p>19568</text:p>
          </table:table-cell>
          <table:table-cell table:formula="of:=IF([.B53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3])" office:value-type="float" office:value="19613" calcext:value-type="float">
            <text:p>19613</text:p>
          </table:table-cell>
          <table:table-cell table:formula="of:=IF([.B53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4])" office:value-type="float" office:value="19658" calcext:value-type="float">
            <text:p>19658</text:p>
          </table:table-cell>
          <table:table-cell table:formula="of:=IF([.B53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5])" office:value-type="float" office:value="19703" calcext:value-type="float">
            <text:p>19703</text:p>
          </table:table-cell>
          <table:table-cell table:formula="of:=IF([.B53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6])" office:value-type="float" office:value="19748" calcext:value-type="float">
            <text:p>19748</text:p>
          </table:table-cell>
          <table:table-cell table:formula="of:=IF([.B53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7])" office:value-type="float" office:value="19793" calcext:value-type="float">
            <text:p>19793</text:p>
          </table:table-cell>
          <table:table-cell table:formula="of:=IF([.B53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8])" office:value-type="float" office:value="19838" calcext:value-type="float">
            <text:p>19838</text:p>
          </table:table-cell>
          <table:table-cell table:formula="of:=IF([.B53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39])" office:value-type="float" office:value="19883" calcext:value-type="float">
            <text:p>19883</text:p>
          </table:table-cell>
          <table:table-cell table:formula="of:=IF([.B53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0])" office:value-type="float" office:value="19928" calcext:value-type="float">
            <text:p>19928</text:p>
          </table:table-cell>
          <table:table-cell table:formula="of:=IF([.B54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1])" office:value-type="float" office:value="19973" calcext:value-type="float">
            <text:p>19973</text:p>
          </table:table-cell>
          <table:table-cell table:formula="of:=IF([.B54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2])" office:value-type="float" office:value="20018" calcext:value-type="float">
            <text:p>20018</text:p>
          </table:table-cell>
          <table:table-cell table:formula="of:=IF([.B54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3])" office:value-type="float" office:value="20063" calcext:value-type="float">
            <text:p>20063</text:p>
          </table:table-cell>
          <table:table-cell table:formula="of:=IF([.B54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4])" office:value-type="float" office:value="20108" calcext:value-type="float">
            <text:p>20108</text:p>
          </table:table-cell>
          <table:table-cell table:formula="of:=IF([.B54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5])" office:value-type="float" office:value="20153" calcext:value-type="float">
            <text:p>20153</text:p>
          </table:table-cell>
          <table:table-cell table:formula="of:=IF([.B54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6])" office:value-type="float" office:value="20198" calcext:value-type="float">
            <text:p>20198</text:p>
          </table:table-cell>
          <table:table-cell table:formula="of:=IF([.B54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7])" office:value-type="float" office:value="20243" calcext:value-type="float">
            <text:p>20243</text:p>
          </table:table-cell>
          <table:table-cell table:formula="of:=IF([.B54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8])" office:value-type="float" office:value="20288" calcext:value-type="float">
            <text:p>20288</text:p>
          </table:table-cell>
          <table:table-cell table:formula="of:=IF([.B54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49])" office:value-type="float" office:value="20333" calcext:value-type="float">
            <text:p>20333</text:p>
          </table:table-cell>
          <table:table-cell table:formula="of:=IF([.B54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0])" office:value-type="float" office:value="20378" calcext:value-type="float">
            <text:p>20378</text:p>
          </table:table-cell>
          <table:table-cell table:formula="of:=IF([.B55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1])" office:value-type="float" office:value="20423" calcext:value-type="float">
            <text:p>20423</text:p>
          </table:table-cell>
          <table:table-cell table:formula="of:=IF([.B55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2])" office:value-type="float" office:value="20468" calcext:value-type="float">
            <text:p>20468</text:p>
          </table:table-cell>
          <table:table-cell table:formula="of:=IF([.B55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3])" office:value-type="float" office:value="20513" calcext:value-type="float">
            <text:p>20513</text:p>
          </table:table-cell>
          <table:table-cell table:formula="of:=IF([.B55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4])" office:value-type="float" office:value="20558" calcext:value-type="float">
            <text:p>20558</text:p>
          </table:table-cell>
          <table:table-cell table:formula="of:=IF([.B55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5])" office:value-type="float" office:value="20603" calcext:value-type="float">
            <text:p>20603</text:p>
          </table:table-cell>
          <table:table-cell table:formula="of:=IF([.B55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6])" office:value-type="float" office:value="20648" calcext:value-type="float">
            <text:p>20648</text:p>
          </table:table-cell>
          <table:table-cell table:formula="of:=IF([.B55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7])" office:value-type="float" office:value="20693" calcext:value-type="float">
            <text:p>20693</text:p>
          </table:table-cell>
          <table:table-cell table:formula="of:=IF([.B55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8])" office:value-type="float" office:value="20738" calcext:value-type="float">
            <text:p>20738</text:p>
          </table:table-cell>
          <table:table-cell table:formula="of:=IF([.B55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59])" office:value-type="float" office:value="20783" calcext:value-type="float">
            <text:p>20783</text:p>
          </table:table-cell>
          <table:table-cell table:formula="of:=IF([.B55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60])" office:value-type="float" office:value="20828" calcext:value-type="float">
            <text:p>20828</text:p>
          </table:table-cell>
          <table:table-cell table:formula="of:=IF([.B56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61])" office:value-type="float" office:value="20873" calcext:value-type="float">
            <text:p>20873</text:p>
          </table:table-cell>
          <table:table-cell table:formula="of:=IF([.B56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62])" office:value-type="float" office:value="20918" calcext:value-type="float">
            <text:p>20918</text:p>
          </table:table-cell>
          <table:table-cell table:formula="of:=IF([.B56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63])" office:value-type="float" office:value="20963" calcext:value-type="float">
            <text:p>20963</text:p>
          </table:table-cell>
          <table:table-cell table:formula="of:=IF([.B56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64])" office:value-type="float" office:value="21008" calcext:value-type="float">
            <text:p>21008</text:p>
          </table:table-cell>
          <table:table-cell table:formula="of:=IF([.B56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65])" office:value-type="float" office:value="21053" calcext:value-type="float">
            <text:p>21053</text:p>
          </table:table-cell>
          <table:table-cell table:formula="of:=IF([.B56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66])" office:value-type="float" office:value="21098" calcext:value-type="float">
            <text:p>21098</text:p>
          </table:table-cell>
          <table:table-cell table:formula="of:=IF([.B56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567])" office:value-type="float" office:value="21143" calcext:value-type="float">
            <text:p>21143</text:p>
          </table:table-cell>
          <table:table-cell table:formula="of:=IF([.B56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68])" office:value-type="float" office:value="21189" calcext:value-type="float">
            <text:p>21189</text:p>
          </table:table-cell>
          <table:table-cell table:formula="of:=IF([.B56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69])" office:value-type="float" office:value="21235" calcext:value-type="float">
            <text:p>21235</text:p>
          </table:table-cell>
          <table:table-cell table:formula="of:=IF([.B56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0])" office:value-type="float" office:value="21281" calcext:value-type="float">
            <text:p>21281</text:p>
          </table:table-cell>
          <table:table-cell table:formula="of:=IF([.B57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1])" office:value-type="float" office:value="21327" calcext:value-type="float">
            <text:p>21327</text:p>
          </table:table-cell>
          <table:table-cell table:formula="of:=IF([.B57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2])" office:value-type="float" office:value="21373" calcext:value-type="float">
            <text:p>21373</text:p>
          </table:table-cell>
          <table:table-cell table:formula="of:=IF([.B57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3])" office:value-type="float" office:value="21419" calcext:value-type="float">
            <text:p>21419</text:p>
          </table:table-cell>
          <table:table-cell table:formula="of:=IF([.B57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4])" office:value-type="float" office:value="21465" calcext:value-type="float">
            <text:p>21465</text:p>
          </table:table-cell>
          <table:table-cell table:formula="of:=IF([.B57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5])" office:value-type="float" office:value="21511" calcext:value-type="float">
            <text:p>21511</text:p>
          </table:table-cell>
          <table:table-cell table:formula="of:=IF([.B57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6])" office:value-type="float" office:value="21557" calcext:value-type="float">
            <text:p>21557</text:p>
          </table:table-cell>
          <table:table-cell table:formula="of:=IF([.B57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7])" office:value-type="float" office:value="21603" calcext:value-type="float">
            <text:p>21603</text:p>
          </table:table-cell>
          <table:table-cell table:formula="of:=IF([.B57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8])" office:value-type="float" office:value="21649" calcext:value-type="float">
            <text:p>21649</text:p>
          </table:table-cell>
          <table:table-cell table:formula="of:=IF([.B57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79])" office:value-type="float" office:value="21695" calcext:value-type="float">
            <text:p>21695</text:p>
          </table:table-cell>
          <table:table-cell table:formula="of:=IF([.B57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0])" office:value-type="float" office:value="21741" calcext:value-type="float">
            <text:p>21741</text:p>
          </table:table-cell>
          <table:table-cell table:formula="of:=IF([.B58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1])" office:value-type="float" office:value="21787" calcext:value-type="float">
            <text:p>21787</text:p>
          </table:table-cell>
          <table:table-cell table:formula="of:=IF([.B58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2])" office:value-type="float" office:value="21833" calcext:value-type="float">
            <text:p>21833</text:p>
          </table:table-cell>
          <table:table-cell table:formula="of:=IF([.B58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3])" office:value-type="float" office:value="21879" calcext:value-type="float">
            <text:p>21879</text:p>
          </table:table-cell>
          <table:table-cell table:formula="of:=IF([.B58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4])" office:value-type="float" office:value="21925" calcext:value-type="float">
            <text:p>21925</text:p>
          </table:table-cell>
          <table:table-cell table:formula="of:=IF([.B58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5])" office:value-type="float" office:value="21971" calcext:value-type="float">
            <text:p>21971</text:p>
          </table:table-cell>
          <table:table-cell table:formula="of:=IF([.B58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6])" office:value-type="float" office:value="22017" calcext:value-type="float">
            <text:p>22017</text:p>
          </table:table-cell>
          <table:table-cell table:formula="of:=IF([.B58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7])" office:value-type="float" office:value="22063" calcext:value-type="float">
            <text:p>22063</text:p>
          </table:table-cell>
          <table:table-cell table:formula="of:=IF([.B58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8])" office:value-type="float" office:value="22109" calcext:value-type="float">
            <text:p>22109</text:p>
          </table:table-cell>
          <table:table-cell table:formula="of:=IF([.B58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89])" office:value-type="float" office:value="22155" calcext:value-type="float">
            <text:p>22155</text:p>
          </table:table-cell>
          <table:table-cell table:formula="of:=IF([.B58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0])" office:value-type="float" office:value="22201" calcext:value-type="float">
            <text:p>22201</text:p>
          </table:table-cell>
          <table:table-cell table:formula="of:=IF([.B59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1])" office:value-type="float" office:value="22247" calcext:value-type="float">
            <text:p>22247</text:p>
          </table:table-cell>
          <table:table-cell table:formula="of:=IF([.B59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2])" office:value-type="float" office:value="22293" calcext:value-type="float">
            <text:p>22293</text:p>
          </table:table-cell>
          <table:table-cell table:formula="of:=IF([.B59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3])" office:value-type="float" office:value="22339" calcext:value-type="float">
            <text:p>22339</text:p>
          </table:table-cell>
          <table:table-cell table:formula="of:=IF([.B59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4])" office:value-type="float" office:value="22385" calcext:value-type="float">
            <text:p>22385</text:p>
          </table:table-cell>
          <table:table-cell table:formula="of:=IF([.B59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5])" office:value-type="float" office:value="22431" calcext:value-type="float">
            <text:p>22431</text:p>
          </table:table-cell>
          <table:table-cell table:formula="of:=IF([.B59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6])" office:value-type="float" office:value="22477" calcext:value-type="float">
            <text:p>22477</text:p>
          </table:table-cell>
          <table:table-cell table:formula="of:=IF([.B59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7])" office:value-type="float" office:value="22523" calcext:value-type="float">
            <text:p>22523</text:p>
          </table:table-cell>
          <table:table-cell table:formula="of:=IF([.B59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8])" office:value-type="float" office:value="22569" calcext:value-type="float">
            <text:p>22569</text:p>
          </table:table-cell>
          <table:table-cell table:formula="of:=IF([.B59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599])" office:value-type="float" office:value="22615" calcext:value-type="float">
            <text:p>22615</text:p>
          </table:table-cell>
          <table:table-cell table:formula="of:=IF([.B59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600])" office:value-type="float" office:value="22661" calcext:value-type="float">
            <text:p>22661</text:p>
          </table:table-cell>
          <table:table-cell table:formula="of:=IF([.B60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601])" office:value-type="float" office:value="22707" calcext:value-type="float">
            <text:p>22707</text:p>
          </table:table-cell>
          <table:table-cell table:formula="of:=IF([.B60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602])" office:value-type="float" office:value="22753" calcext:value-type="float">
            <text:p>22753</text:p>
          </table:table-cell>
          <table:table-cell table:formula="of:=IF([.B60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03])" office:value-type="float" office:value="22800" calcext:value-type="float">
            <text:p>22800</text:p>
          </table:table-cell>
          <table:table-cell table:formula="of:=IF([.B60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04])" office:value-type="float" office:value="22847" calcext:value-type="float">
            <text:p>22847</text:p>
          </table:table-cell>
          <table:table-cell table:formula="of:=IF([.B60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05])" office:value-type="float" office:value="22894" calcext:value-type="float">
            <text:p>22894</text:p>
          </table:table-cell>
          <table:table-cell table:formula="of:=IF([.B60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06])" office:value-type="float" office:value="22941" calcext:value-type="float">
            <text:p>22941</text:p>
          </table:table-cell>
          <table:table-cell table:formula="of:=IF([.B60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07])" office:value-type="float" office:value="22988" calcext:value-type="float">
            <text:p>22988</text:p>
          </table:table-cell>
          <table:table-cell table:formula="of:=IF([.B60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08])" office:value-type="float" office:value="23035" calcext:value-type="float">
            <text:p>23035</text:p>
          </table:table-cell>
          <table:table-cell table:formula="of:=IF([.B60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09])" office:value-type="float" office:value="23082" calcext:value-type="float">
            <text:p>23082</text:p>
          </table:table-cell>
          <table:table-cell table:formula="of:=IF([.B60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0])" office:value-type="float" office:value="23129" calcext:value-type="float">
            <text:p>23129</text:p>
          </table:table-cell>
          <table:table-cell table:formula="of:=IF([.B61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1])" office:value-type="float" office:value="23176" calcext:value-type="float">
            <text:p>23176</text:p>
          </table:table-cell>
          <table:table-cell table:formula="of:=IF([.B61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2])" office:value-type="float" office:value="23223" calcext:value-type="float">
            <text:p>23223</text:p>
          </table:table-cell>
          <table:table-cell table:formula="of:=IF([.B61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3])" office:value-type="float" office:value="23270" calcext:value-type="float">
            <text:p>23270</text:p>
          </table:table-cell>
          <table:table-cell table:formula="of:=IF([.B61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4])" office:value-type="float" office:value="23317" calcext:value-type="float">
            <text:p>23317</text:p>
          </table:table-cell>
          <table:table-cell table:formula="of:=IF([.B61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5])" office:value-type="float" office:value="23364" calcext:value-type="float">
            <text:p>23364</text:p>
          </table:table-cell>
          <table:table-cell table:formula="of:=IF([.B61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6])" office:value-type="float" office:value="23411" calcext:value-type="float">
            <text:p>23411</text:p>
          </table:table-cell>
          <table:table-cell table:formula="of:=IF([.B61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7])" office:value-type="float" office:value="23458" calcext:value-type="float">
            <text:p>23458</text:p>
          </table:table-cell>
          <table:table-cell table:formula="of:=IF([.B61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8])" office:value-type="float" office:value="23505" calcext:value-type="float">
            <text:p>23505</text:p>
          </table:table-cell>
          <table:table-cell table:formula="of:=IF([.B61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19])" office:value-type="float" office:value="23552" calcext:value-type="float">
            <text:p>23552</text:p>
          </table:table-cell>
          <table:table-cell table:formula="of:=IF([.B61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0])" office:value-type="float" office:value="23599" calcext:value-type="float">
            <text:p>23599</text:p>
          </table:table-cell>
          <table:table-cell table:formula="of:=IF([.B62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1])" office:value-type="float" office:value="23646" calcext:value-type="float">
            <text:p>23646</text:p>
          </table:table-cell>
          <table:table-cell table:formula="of:=IF([.B62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2])" office:value-type="float" office:value="23693" calcext:value-type="float">
            <text:p>23693</text:p>
          </table:table-cell>
          <table:table-cell table:formula="of:=IF([.B62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3])" office:value-type="float" office:value="23740" calcext:value-type="float">
            <text:p>23740</text:p>
          </table:table-cell>
          <table:table-cell table:formula="of:=IF([.B62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4])" office:value-type="float" office:value="23787" calcext:value-type="float">
            <text:p>23787</text:p>
          </table:table-cell>
          <table:table-cell table:formula="of:=IF([.B62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5])" office:value-type="float" office:value="23834" calcext:value-type="float">
            <text:p>23834</text:p>
          </table:table-cell>
          <table:table-cell table:formula="of:=IF([.B62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6])" office:value-type="float" office:value="23881" calcext:value-type="float">
            <text:p>23881</text:p>
          </table:table-cell>
          <table:table-cell table:formula="of:=IF([.B62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7])" office:value-type="float" office:value="23928" calcext:value-type="float">
            <text:p>23928</text:p>
          </table:table-cell>
          <table:table-cell table:formula="of:=IF([.B62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8])" office:value-type="float" office:value="23975" calcext:value-type="float">
            <text:p>23975</text:p>
          </table:table-cell>
          <table:table-cell table:formula="of:=IF([.B62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29])" office:value-type="float" office:value="24022" calcext:value-type="float">
            <text:p>24022</text:p>
          </table:table-cell>
          <table:table-cell table:formula="of:=IF([.B62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0])" office:value-type="float" office:value="24069" calcext:value-type="float">
            <text:p>24069</text:p>
          </table:table-cell>
          <table:table-cell table:formula="of:=IF([.B63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1])" office:value-type="float" office:value="24116" calcext:value-type="float">
            <text:p>24116</text:p>
          </table:table-cell>
          <table:table-cell table:formula="of:=IF([.B63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2])" office:value-type="float" office:value="24163" calcext:value-type="float">
            <text:p>24163</text:p>
          </table:table-cell>
          <table:table-cell table:formula="of:=IF([.B63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3])" office:value-type="float" office:value="24210" calcext:value-type="float">
            <text:p>24210</text:p>
          </table:table-cell>
          <table:table-cell table:formula="of:=IF([.B63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4])" office:value-type="float" office:value="24257" calcext:value-type="float">
            <text:p>24257</text:p>
          </table:table-cell>
          <table:table-cell table:formula="of:=IF([.B63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5])" office:value-type="float" office:value="24304" calcext:value-type="float">
            <text:p>24304</text:p>
          </table:table-cell>
          <table:table-cell table:formula="of:=IF([.B63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6])" office:value-type="float" office:value="24351" calcext:value-type="float">
            <text:p>24351</text:p>
          </table:table-cell>
          <table:table-cell table:formula="of:=IF([.B63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7])" office:value-type="float" office:value="24398" calcext:value-type="float">
            <text:p>24398</text:p>
          </table:table-cell>
          <table:table-cell table:formula="of:=IF([.B63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8])" office:value-type="float" office:value="24445" calcext:value-type="float">
            <text:p>24445</text:p>
          </table:table-cell>
          <table:table-cell table:formula="of:=IF([.B63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39])" office:value-type="float" office:value="24492" calcext:value-type="float">
            <text:p>24492</text:p>
          </table:table-cell>
          <table:table-cell table:formula="of:=IF([.B63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40])" office:value-type="float" office:value="24539" calcext:value-type="float">
            <text:p>24539</text:p>
          </table:table-cell>
          <table:table-cell table:formula="of:=IF([.B64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41])" office:value-type="float" office:value="24586" calcext:value-type="float">
            <text:p>24586</text:p>
          </table:table-cell>
          <table:table-cell table:formula="of:=IF([.B64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42])" office:value-type="float" office:value="24633" calcext:value-type="float">
            <text:p>24633</text:p>
          </table:table-cell>
          <table:table-cell table:formula="of:=IF([.B64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43])" office:value-type="float" office:value="24680" calcext:value-type="float">
            <text:p>24680</text:p>
          </table:table-cell>
          <table:table-cell table:formula="of:=IF([.B64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44])" office:value-type="float" office:value="24727" calcext:value-type="float">
            <text:p>24727</text:p>
          </table:table-cell>
          <table:table-cell table:formula="of:=IF([.B64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645])" office:value-type="float" office:value="24774" calcext:value-type="float">
            <text:p>24774</text:p>
          </table:table-cell>
          <table:table-cell table:formula="of:=IF([.B64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46])" office:value-type="float" office:value="24822" calcext:value-type="float">
            <text:p>24822</text:p>
          </table:table-cell>
          <table:table-cell table:formula="of:=IF([.B64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47])" office:value-type="float" office:value="24870" calcext:value-type="float">
            <text:p>24870</text:p>
          </table:table-cell>
          <table:table-cell table:formula="of:=IF([.B64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48])" office:value-type="float" office:value="24918" calcext:value-type="float">
            <text:p>24918</text:p>
          </table:table-cell>
          <table:table-cell table:formula="of:=IF([.B64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49])" office:value-type="float" office:value="24966" calcext:value-type="float">
            <text:p>24966</text:p>
          </table:table-cell>
          <table:table-cell table:formula="of:=IF([.B64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0])" office:value-type="float" office:value="25014" calcext:value-type="float">
            <text:p>25014</text:p>
          </table:table-cell>
          <table:table-cell table:formula="of:=IF([.B65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1])" office:value-type="float" office:value="25062" calcext:value-type="float">
            <text:p>25062</text:p>
          </table:table-cell>
          <table:table-cell table:formula="of:=IF([.B65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2])" office:value-type="float" office:value="25110" calcext:value-type="float">
            <text:p>25110</text:p>
          </table:table-cell>
          <table:table-cell table:formula="of:=IF([.B65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3])" office:value-type="float" office:value="25158" calcext:value-type="float">
            <text:p>25158</text:p>
          </table:table-cell>
          <table:table-cell table:formula="of:=IF([.B65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4])" office:value-type="float" office:value="25206" calcext:value-type="float">
            <text:p>25206</text:p>
          </table:table-cell>
          <table:table-cell table:formula="of:=IF([.B65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5])" office:value-type="float" office:value="25254" calcext:value-type="float">
            <text:p>25254</text:p>
          </table:table-cell>
          <table:table-cell table:formula="of:=IF([.B65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6])" office:value-type="float" office:value="25302" calcext:value-type="float">
            <text:p>25302</text:p>
          </table:table-cell>
          <table:table-cell table:formula="of:=IF([.B65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7])" office:value-type="float" office:value="25350" calcext:value-type="float">
            <text:p>25350</text:p>
          </table:table-cell>
          <table:table-cell table:formula="of:=IF([.B65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8])" office:value-type="float" office:value="25398" calcext:value-type="float">
            <text:p>25398</text:p>
          </table:table-cell>
          <table:table-cell table:formula="of:=IF([.B65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59])" office:value-type="float" office:value="25446" calcext:value-type="float">
            <text:p>25446</text:p>
          </table:table-cell>
          <table:table-cell table:formula="of:=IF([.B65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0])" office:value-type="float" office:value="25494" calcext:value-type="float">
            <text:p>25494</text:p>
          </table:table-cell>
          <table:table-cell table:formula="of:=IF([.B66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1])" office:value-type="float" office:value="25542" calcext:value-type="float">
            <text:p>25542</text:p>
          </table:table-cell>
          <table:table-cell table:formula="of:=IF([.B66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2])" office:value-type="float" office:value="25590" calcext:value-type="float">
            <text:p>25590</text:p>
          </table:table-cell>
          <table:table-cell table:formula="of:=IF([.B66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3])" office:value-type="float" office:value="25638" calcext:value-type="float">
            <text:p>25638</text:p>
          </table:table-cell>
          <table:table-cell table:formula="of:=IF([.B66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4])" office:value-type="float" office:value="25686" calcext:value-type="float">
            <text:p>25686</text:p>
          </table:table-cell>
          <table:table-cell table:formula="of:=IF([.B66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5])" office:value-type="float" office:value="25734" calcext:value-type="float">
            <text:p>25734</text:p>
          </table:table-cell>
          <table:table-cell table:formula="of:=IF([.B66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6])" office:value-type="float" office:value="25782" calcext:value-type="float">
            <text:p>25782</text:p>
          </table:table-cell>
          <table:table-cell table:formula="of:=IF([.B66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7])" office:value-type="float" office:value="25830" calcext:value-type="float">
            <text:p>25830</text:p>
          </table:table-cell>
          <table:table-cell table:formula="of:=IF([.B66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8])" office:value-type="float" office:value="25878" calcext:value-type="float">
            <text:p>25878</text:p>
          </table:table-cell>
          <table:table-cell table:formula="of:=IF([.B66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69])" office:value-type="float" office:value="25926" calcext:value-type="float">
            <text:p>25926</text:p>
          </table:table-cell>
          <table:table-cell table:formula="of:=IF([.B66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70])" office:value-type="float" office:value="25974" calcext:value-type="float">
            <text:p>25974</text:p>
          </table:table-cell>
          <table:table-cell table:formula="of:=IF([.B67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71])" office:value-type="float" office:value="26022" calcext:value-type="float">
            <text:p>26022</text:p>
          </table:table-cell>
          <table:table-cell table:formula="of:=IF([.B67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72])" office:value-type="float" office:value="26070" calcext:value-type="float">
            <text:p>26070</text:p>
          </table:table-cell>
          <table:table-cell table:formula="of:=IF([.B67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73])" office:value-type="float" office:value="26118" calcext:value-type="float">
            <text:p>26118</text:p>
          </table:table-cell>
          <table:table-cell table:formula="of:=IF([.B67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74])" office:value-type="float" office:value="26166" calcext:value-type="float">
            <text:p>26166</text:p>
          </table:table-cell>
          <table:table-cell table:formula="of:=IF([.B67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75])" office:value-type="float" office:value="26214" calcext:value-type="float">
            <text:p>26214</text:p>
          </table:table-cell>
          <table:table-cell table:formula="of:=IF([.B67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676])" office:value-type="float" office:value="26262" calcext:value-type="float">
            <text:p>26262</text:p>
          </table:table-cell>
          <table:table-cell table:formula="of:=IF([.B67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77])" office:value-type="float" office:value="26311" calcext:value-type="float">
            <text:p>26311</text:p>
          </table:table-cell>
          <table:table-cell table:formula="of:=IF([.B67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78])" office:value-type="float" office:value="26360" calcext:value-type="float">
            <text:p>26360</text:p>
          </table:table-cell>
          <table:table-cell table:formula="of:=IF([.B67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79])" office:value-type="float" office:value="26409" calcext:value-type="float">
            <text:p>26409</text:p>
          </table:table-cell>
          <table:table-cell table:formula="of:=IF([.B67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0])" office:value-type="float" office:value="26458" calcext:value-type="float">
            <text:p>26458</text:p>
          </table:table-cell>
          <table:table-cell table:formula="of:=IF([.B68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1])" office:value-type="float" office:value="26507" calcext:value-type="float">
            <text:p>26507</text:p>
          </table:table-cell>
          <table:table-cell table:formula="of:=IF([.B68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2])" office:value-type="float" office:value="26556" calcext:value-type="float">
            <text:p>26556</text:p>
          </table:table-cell>
          <table:table-cell table:formula="of:=IF([.B68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3])" office:value-type="float" office:value="26605" calcext:value-type="float">
            <text:p>26605</text:p>
          </table:table-cell>
          <table:table-cell table:formula="of:=IF([.B68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4])" office:value-type="float" office:value="26654" calcext:value-type="float">
            <text:p>26654</text:p>
          </table:table-cell>
          <table:table-cell table:formula="of:=IF([.B68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5])" office:value-type="float" office:value="26703" calcext:value-type="float">
            <text:p>26703</text:p>
          </table:table-cell>
          <table:table-cell table:formula="of:=IF([.B68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6])" office:value-type="float" office:value="26752" calcext:value-type="float">
            <text:p>26752</text:p>
          </table:table-cell>
          <table:table-cell table:formula="of:=IF([.B68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7])" office:value-type="float" office:value="26801" calcext:value-type="float">
            <text:p>26801</text:p>
          </table:table-cell>
          <table:table-cell table:formula="of:=IF([.B68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8])" office:value-type="float" office:value="26850" calcext:value-type="float">
            <text:p>26850</text:p>
          </table:table-cell>
          <table:table-cell table:formula="of:=IF([.B68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89])" office:value-type="float" office:value="26899" calcext:value-type="float">
            <text:p>26899</text:p>
          </table:table-cell>
          <table:table-cell table:formula="of:=IF([.B68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0])" office:value-type="float" office:value="26948" calcext:value-type="float">
            <text:p>26948</text:p>
          </table:table-cell>
          <table:table-cell table:formula="of:=IF([.B69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1])" office:value-type="float" office:value="26997" calcext:value-type="float">
            <text:p>26997</text:p>
          </table:table-cell>
          <table:table-cell table:formula="of:=IF([.B69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2])" office:value-type="float" office:value="27046" calcext:value-type="float">
            <text:p>27046</text:p>
          </table:table-cell>
          <table:table-cell table:formula="of:=IF([.B69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3])" office:value-type="float" office:value="27095" calcext:value-type="float">
            <text:p>27095</text:p>
          </table:table-cell>
          <table:table-cell table:formula="of:=IF([.B69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4])" office:value-type="float" office:value="27144" calcext:value-type="float">
            <text:p>27144</text:p>
          </table:table-cell>
          <table:table-cell table:formula="of:=IF([.B69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5])" office:value-type="float" office:value="27193" calcext:value-type="float">
            <text:p>27193</text:p>
          </table:table-cell>
          <table:table-cell table:formula="of:=IF([.B69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6])" office:value-type="float" office:value="27242" calcext:value-type="float">
            <text:p>27242</text:p>
          </table:table-cell>
          <table:table-cell table:formula="of:=IF([.B69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7])" office:value-type="float" office:value="27291" calcext:value-type="float">
            <text:p>27291</text:p>
          </table:table-cell>
          <table:table-cell table:formula="of:=IF([.B69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8])" office:value-type="float" office:value="27340" calcext:value-type="float">
            <text:p>27340</text:p>
          </table:table-cell>
          <table:table-cell table:formula="of:=IF([.B69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699])" office:value-type="float" office:value="27389" calcext:value-type="float">
            <text:p>27389</text:p>
          </table:table-cell>
          <table:table-cell table:formula="of:=IF([.B69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0])" office:value-type="float" office:value="27438" calcext:value-type="float">
            <text:p>27438</text:p>
          </table:table-cell>
          <table:table-cell table:formula="of:=IF([.B70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1])" office:value-type="float" office:value="27487" calcext:value-type="float">
            <text:p>27487</text:p>
          </table:table-cell>
          <table:table-cell table:formula="of:=IF([.B70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2])" office:value-type="float" office:value="27536" calcext:value-type="float">
            <text:p>27536</text:p>
          </table:table-cell>
          <table:table-cell table:formula="of:=IF([.B70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3])" office:value-type="float" office:value="27585" calcext:value-type="float">
            <text:p>27585</text:p>
          </table:table-cell>
          <table:table-cell table:formula="of:=IF([.B70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4])" office:value-type="float" office:value="27634" calcext:value-type="float">
            <text:p>27634</text:p>
          </table:table-cell>
          <table:table-cell table:formula="of:=IF([.B70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5])" office:value-type="float" office:value="27683" calcext:value-type="float">
            <text:p>27683</text:p>
          </table:table-cell>
          <table:table-cell table:formula="of:=IF([.B70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6])" office:value-type="float" office:value="27732" calcext:value-type="float">
            <text:p>27732</text:p>
          </table:table-cell>
          <table:table-cell table:formula="of:=IF([.B70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7])" office:value-type="float" office:value="27781" calcext:value-type="float">
            <text:p>27781</text:p>
          </table:table-cell>
          <table:table-cell table:formula="of:=IF([.B70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8])" office:value-type="float" office:value="27830" calcext:value-type="float">
            <text:p>27830</text:p>
          </table:table-cell>
          <table:table-cell table:formula="of:=IF([.B70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09])" office:value-type="float" office:value="27879" calcext:value-type="float">
            <text:p>27879</text:p>
          </table:table-cell>
          <table:table-cell table:formula="of:=IF([.B70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710])" office:value-type="float" office:value="27928" calcext:value-type="float">
            <text:p>27928</text:p>
          </table:table-cell>
          <table:table-cell table:formula="of:=IF([.B71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11])" office:value-type="float" office:value="27978" calcext:value-type="float">
            <text:p>27978</text:p>
          </table:table-cell>
          <table:table-cell table:formula="of:=IF([.B71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12])" office:value-type="float" office:value="28028" calcext:value-type="float">
            <text:p>28028</text:p>
          </table:table-cell>
          <table:table-cell table:formula="of:=IF([.B71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13])" office:value-type="float" office:value="28078" calcext:value-type="float">
            <text:p>28078</text:p>
          </table:table-cell>
          <table:table-cell table:formula="of:=IF([.B71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14])" office:value-type="float" office:value="28128" calcext:value-type="float">
            <text:p>28128</text:p>
          </table:table-cell>
          <table:table-cell table:formula="of:=IF([.B71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15])" office:value-type="float" office:value="28178" calcext:value-type="float">
            <text:p>28178</text:p>
          </table:table-cell>
          <table:table-cell table:formula="of:=IF([.B71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16])" office:value-type="float" office:value="28228" calcext:value-type="float">
            <text:p>28228</text:p>
          </table:table-cell>
          <table:table-cell table:formula="of:=IF([.B71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17])" office:value-type="float" office:value="28278" calcext:value-type="float">
            <text:p>28278</text:p>
          </table:table-cell>
          <table:table-cell table:formula="of:=IF([.B71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18])" office:value-type="float" office:value="28328" calcext:value-type="float">
            <text:p>28328</text:p>
          </table:table-cell>
          <table:table-cell table:formula="of:=IF([.B71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19])" office:value-type="float" office:value="28378" calcext:value-type="float">
            <text:p>28378</text:p>
          </table:table-cell>
          <table:table-cell table:formula="of:=IF([.B71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0])" office:value-type="float" office:value="28428" calcext:value-type="float">
            <text:p>28428</text:p>
          </table:table-cell>
          <table:table-cell table:formula="of:=IF([.B72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1])" office:value-type="float" office:value="28478" calcext:value-type="float">
            <text:p>28478</text:p>
          </table:table-cell>
          <table:table-cell table:formula="of:=IF([.B72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2])" office:value-type="float" office:value="28528" calcext:value-type="float">
            <text:p>28528</text:p>
          </table:table-cell>
          <table:table-cell table:formula="of:=IF([.B72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3])" office:value-type="float" office:value="28578" calcext:value-type="float">
            <text:p>28578</text:p>
          </table:table-cell>
          <table:table-cell table:formula="of:=IF([.B72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4])" office:value-type="float" office:value="28628" calcext:value-type="float">
            <text:p>28628</text:p>
          </table:table-cell>
          <table:table-cell table:formula="of:=IF([.B72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5])" office:value-type="float" office:value="28678" calcext:value-type="float">
            <text:p>28678</text:p>
          </table:table-cell>
          <table:table-cell table:formula="of:=IF([.B72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6])" office:value-type="float" office:value="28728" calcext:value-type="float">
            <text:p>28728</text:p>
          </table:table-cell>
          <table:table-cell table:formula="of:=IF([.B72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7])" office:value-type="float" office:value="28778" calcext:value-type="float">
            <text:p>28778</text:p>
          </table:table-cell>
          <table:table-cell table:formula="of:=IF([.B72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8])" office:value-type="float" office:value="28828" calcext:value-type="float">
            <text:p>28828</text:p>
          </table:table-cell>
          <table:table-cell table:formula="of:=IF([.B72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29])" office:value-type="float" office:value="28878" calcext:value-type="float">
            <text:p>28878</text:p>
          </table:table-cell>
          <table:table-cell table:formula="of:=IF([.B72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0])" office:value-type="float" office:value="28928" calcext:value-type="float">
            <text:p>28928</text:p>
          </table:table-cell>
          <table:table-cell table:formula="of:=IF([.B73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1])" office:value-type="float" office:value="28978" calcext:value-type="float">
            <text:p>28978</text:p>
          </table:table-cell>
          <table:table-cell table:formula="of:=IF([.B73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2])" office:value-type="float" office:value="29028" calcext:value-type="float">
            <text:p>29028</text:p>
          </table:table-cell>
          <table:table-cell table:formula="of:=IF([.B73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3])" office:value-type="float" office:value="29078" calcext:value-type="float">
            <text:p>29078</text:p>
          </table:table-cell>
          <table:table-cell table:formula="of:=IF([.B73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4])" office:value-type="float" office:value="29128" calcext:value-type="float">
            <text:p>29128</text:p>
          </table:table-cell>
          <table:table-cell table:formula="of:=IF([.B73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5])" office:value-type="float" office:value="29178" calcext:value-type="float">
            <text:p>29178</text:p>
          </table:table-cell>
          <table:table-cell table:formula="of:=IF([.B73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6])" office:value-type="float" office:value="29228" calcext:value-type="float">
            <text:p>29228</text:p>
          </table:table-cell>
          <table:table-cell table:formula="of:=IF([.B73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7])" office:value-type="float" office:value="29278" calcext:value-type="float">
            <text:p>29278</text:p>
          </table:table-cell>
          <table:table-cell table:formula="of:=IF([.B73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8])" office:value-type="float" office:value="29328" calcext:value-type="float">
            <text:p>29328</text:p>
          </table:table-cell>
          <table:table-cell table:formula="of:=IF([.B73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39])" office:value-type="float" office:value="29378" calcext:value-type="float">
            <text:p>29378</text:p>
          </table:table-cell>
          <table:table-cell table:formula="of:=IF([.B73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40])" office:value-type="float" office:value="29428" calcext:value-type="float">
            <text:p>29428</text:p>
          </table:table-cell>
          <table:table-cell table:formula="of:=IF([.B74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41])" office:value-type="float" office:value="29478" calcext:value-type="float">
            <text:p>29478</text:p>
          </table:table-cell>
          <table:table-cell table:formula="of:=IF([.B74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42])" office:value-type="float" office:value="29528" calcext:value-type="float">
            <text:p>29528</text:p>
          </table:table-cell>
          <table:table-cell table:formula="of:=IF([.B74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43])" office:value-type="float" office:value="29578" calcext:value-type="float">
            <text:p>29578</text:p>
          </table:table-cell>
          <table:table-cell table:formula="of:=IF([.B74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744])" office:value-type="float" office:value="29628" calcext:value-type="float">
            <text:p>29628</text:p>
          </table:table-cell>
          <table:table-cell table:formula="of:=IF([.B74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45])" office:value-type="float" office:value="29679" calcext:value-type="float">
            <text:p>29679</text:p>
          </table:table-cell>
          <table:table-cell table:formula="of:=IF([.B74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46])" office:value-type="float" office:value="29730" calcext:value-type="float">
            <text:p>29730</text:p>
          </table:table-cell>
          <table:table-cell table:formula="of:=IF([.B74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47])" office:value-type="float" office:value="29781" calcext:value-type="float">
            <text:p>29781</text:p>
          </table:table-cell>
          <table:table-cell table:formula="of:=IF([.B74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48])" office:value-type="float" office:value="29832" calcext:value-type="float">
            <text:p>29832</text:p>
          </table:table-cell>
          <table:table-cell table:formula="of:=IF([.B74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49])" office:value-type="float" office:value="29883" calcext:value-type="float">
            <text:p>29883</text:p>
          </table:table-cell>
          <table:table-cell table:formula="of:=IF([.B74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0])" office:value-type="float" office:value="29934" calcext:value-type="float">
            <text:p>29934</text:p>
          </table:table-cell>
          <table:table-cell table:formula="of:=IF([.B75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1])" office:value-type="float" office:value="29985" calcext:value-type="float">
            <text:p>29985</text:p>
          </table:table-cell>
          <table:table-cell table:formula="of:=IF([.B75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2])" office:value-type="float" office:value="30036" calcext:value-type="float">
            <text:p>30036</text:p>
          </table:table-cell>
          <table:table-cell table:formula="of:=IF([.B75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3])" office:value-type="float" office:value="30087" calcext:value-type="float">
            <text:p>30087</text:p>
          </table:table-cell>
          <table:table-cell table:formula="of:=IF([.B75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4])" office:value-type="float" office:value="30138" calcext:value-type="float">
            <text:p>30138</text:p>
          </table:table-cell>
          <table:table-cell table:formula="of:=IF([.B75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5])" office:value-type="float" office:value="30189" calcext:value-type="float">
            <text:p>30189</text:p>
          </table:table-cell>
          <table:table-cell table:formula="of:=IF([.B75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6])" office:value-type="float" office:value="30240" calcext:value-type="float">
            <text:p>30240</text:p>
          </table:table-cell>
          <table:table-cell table:formula="of:=IF([.B75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7])" office:value-type="float" office:value="30291" calcext:value-type="float">
            <text:p>30291</text:p>
          </table:table-cell>
          <table:table-cell table:formula="of:=IF([.B75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8])" office:value-type="float" office:value="30342" calcext:value-type="float">
            <text:p>30342</text:p>
          </table:table-cell>
          <table:table-cell table:formula="of:=IF([.B75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59])" office:value-type="float" office:value="30393" calcext:value-type="float">
            <text:p>30393</text:p>
          </table:table-cell>
          <table:table-cell table:formula="of:=IF([.B75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0])" office:value-type="float" office:value="30444" calcext:value-type="float">
            <text:p>30444</text:p>
          </table:table-cell>
          <table:table-cell table:formula="of:=IF([.B76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1])" office:value-type="float" office:value="30495" calcext:value-type="float">
            <text:p>30495</text:p>
          </table:table-cell>
          <table:table-cell table:formula="of:=IF([.B76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2])" office:value-type="float" office:value="30546" calcext:value-type="float">
            <text:p>30546</text:p>
          </table:table-cell>
          <table:table-cell table:formula="of:=IF([.B76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3])" office:value-type="float" office:value="30597" calcext:value-type="float">
            <text:p>30597</text:p>
          </table:table-cell>
          <table:table-cell table:formula="of:=IF([.B76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4])" office:value-type="float" office:value="30648" calcext:value-type="float">
            <text:p>30648</text:p>
          </table:table-cell>
          <table:table-cell table:formula="of:=IF([.B76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5])" office:value-type="float" office:value="30699" calcext:value-type="float">
            <text:p>30699</text:p>
          </table:table-cell>
          <table:table-cell table:formula="of:=IF([.B76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6])" office:value-type="float" office:value="30750" calcext:value-type="float">
            <text:p>30750</text:p>
          </table:table-cell>
          <table:table-cell table:formula="of:=IF([.B76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7])" office:value-type="float" office:value="30801" calcext:value-type="float">
            <text:p>30801</text:p>
          </table:table-cell>
          <table:table-cell table:formula="of:=IF([.B76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8])" office:value-type="float" office:value="30852" calcext:value-type="float">
            <text:p>30852</text:p>
          </table:table-cell>
          <table:table-cell table:formula="of:=IF([.B76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69])" office:value-type="float" office:value="30903" calcext:value-type="float">
            <text:p>30903</text:p>
          </table:table-cell>
          <table:table-cell table:formula="of:=IF([.B76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0])" office:value-type="float" office:value="30954" calcext:value-type="float">
            <text:p>30954</text:p>
          </table:table-cell>
          <table:table-cell table:formula="of:=IF([.B77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1])" office:value-type="float" office:value="31005" calcext:value-type="float">
            <text:p>31005</text:p>
          </table:table-cell>
          <table:table-cell table:formula="of:=IF([.B77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2])" office:value-type="float" office:value="31056" calcext:value-type="float">
            <text:p>31056</text:p>
          </table:table-cell>
          <table:table-cell table:formula="of:=IF([.B77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3])" office:value-type="float" office:value="31107" calcext:value-type="float">
            <text:p>31107</text:p>
          </table:table-cell>
          <table:table-cell table:formula="of:=IF([.B77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4])" office:value-type="float" office:value="31158" calcext:value-type="float">
            <text:p>31158</text:p>
          </table:table-cell>
          <table:table-cell table:formula="of:=IF([.B77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5])" office:value-type="float" office:value="31209" calcext:value-type="float">
            <text:p>31209</text:p>
          </table:table-cell>
          <table:table-cell table:formula="of:=IF([.B77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6])" office:value-type="float" office:value="31260" calcext:value-type="float">
            <text:p>31260</text:p>
          </table:table-cell>
          <table:table-cell table:formula="of:=IF([.B77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7])" office:value-type="float" office:value="31311" calcext:value-type="float">
            <text:p>31311</text:p>
          </table:table-cell>
          <table:table-cell table:formula="of:=IF([.B77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8])" office:value-type="float" office:value="31362" calcext:value-type="float">
            <text:p>31362</text:p>
          </table:table-cell>
          <table:table-cell table:formula="of:=IF([.B77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79])" office:value-type="float" office:value="31413" calcext:value-type="float">
            <text:p>31413</text:p>
          </table:table-cell>
          <table:table-cell table:formula="of:=IF([.B77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80])" office:value-type="float" office:value="31464" calcext:value-type="float">
            <text:p>31464</text:p>
          </table:table-cell>
          <table:table-cell table:formula="of:=IF([.B78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81])" office:value-type="float" office:value="31515" calcext:value-type="float">
            <text:p>31515</text:p>
          </table:table-cell>
          <table:table-cell table:formula="of:=IF([.B78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82])" office:value-type="float" office:value="31566" calcext:value-type="float">
            <text:p>31566</text:p>
          </table:table-cell>
          <table:table-cell table:formula="of:=IF([.B78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83])" office:value-type="float" office:value="31617" calcext:value-type="float">
            <text:p>31617</text:p>
          </table:table-cell>
          <table:table-cell table:formula="of:=IF([.B78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84])" office:value-type="float" office:value="31668" calcext:value-type="float">
            <text:p>31668</text:p>
          </table:table-cell>
          <table:table-cell table:formula="of:=IF([.B78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85])" office:value-type="float" office:value="31719" calcext:value-type="float">
            <text:p>31719</text:p>
          </table:table-cell>
          <table:table-cell table:formula="of:=IF([.B78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86])" office:value-type="float" office:value="31770" calcext:value-type="float">
            <text:p>31770</text:p>
          </table:table-cell>
          <table:table-cell table:formula="of:=IF([.B78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787])" office:value-type="float" office:value="31821" calcext:value-type="float">
            <text:p>31821</text:p>
          </table:table-cell>
          <table:table-cell table:formula="of:=IF([.B78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88])" office:value-type="float" office:value="31873" calcext:value-type="float">
            <text:p>31873</text:p>
          </table:table-cell>
          <table:table-cell table:formula="of:=IF([.B78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89])" office:value-type="float" office:value="31925" calcext:value-type="float">
            <text:p>31925</text:p>
          </table:table-cell>
          <table:table-cell table:formula="of:=IF([.B78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0])" office:value-type="float" office:value="31977" calcext:value-type="float">
            <text:p>31977</text:p>
          </table:table-cell>
          <table:table-cell table:formula="of:=IF([.B79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1])" office:value-type="float" office:value="32029" calcext:value-type="float">
            <text:p>32029</text:p>
          </table:table-cell>
          <table:table-cell table:formula="of:=IF([.B79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2])" office:value-type="float" office:value="32081" calcext:value-type="float">
            <text:p>32081</text:p>
          </table:table-cell>
          <table:table-cell table:formula="of:=IF([.B79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3])" office:value-type="float" office:value="32133" calcext:value-type="float">
            <text:p>32133</text:p>
          </table:table-cell>
          <table:table-cell table:formula="of:=IF([.B79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4])" office:value-type="float" office:value="32185" calcext:value-type="float">
            <text:p>32185</text:p>
          </table:table-cell>
          <table:table-cell table:formula="of:=IF([.B79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5])" office:value-type="float" office:value="32237" calcext:value-type="float">
            <text:p>32237</text:p>
          </table:table-cell>
          <table:table-cell table:formula="of:=IF([.B79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6])" office:value-type="float" office:value="32289" calcext:value-type="float">
            <text:p>32289</text:p>
          </table:table-cell>
          <table:table-cell table:formula="of:=IF([.B79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7])" office:value-type="float" office:value="32341" calcext:value-type="float">
            <text:p>32341</text:p>
          </table:table-cell>
          <table:table-cell table:formula="of:=IF([.B79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8])" office:value-type="float" office:value="32393" calcext:value-type="float">
            <text:p>32393</text:p>
          </table:table-cell>
          <table:table-cell table:formula="of:=IF([.B79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799])" office:value-type="float" office:value="32445" calcext:value-type="float">
            <text:p>32445</text:p>
          </table:table-cell>
          <table:table-cell table:formula="of:=IF([.B79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0])" office:value-type="float" office:value="32497" calcext:value-type="float">
            <text:p>32497</text:p>
          </table:table-cell>
          <table:table-cell table:formula="of:=IF([.B80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1])" office:value-type="float" office:value="32549" calcext:value-type="float">
            <text:p>32549</text:p>
          </table:table-cell>
          <table:table-cell table:formula="of:=IF([.B80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2])" office:value-type="float" office:value="32601" calcext:value-type="float">
            <text:p>32601</text:p>
          </table:table-cell>
          <table:table-cell table:formula="of:=IF([.B80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3])" office:value-type="float" office:value="32653" calcext:value-type="float">
            <text:p>32653</text:p>
          </table:table-cell>
          <table:table-cell table:formula="of:=IF([.B80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4])" office:value-type="float" office:value="32705" calcext:value-type="float">
            <text:p>32705</text:p>
          </table:table-cell>
          <table:table-cell table:formula="of:=IF([.B80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5])" office:value-type="float" office:value="32757" calcext:value-type="float">
            <text:p>32757</text:p>
          </table:table-cell>
          <table:table-cell table:formula="of:=IF([.B80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6])" office:value-type="float" office:value="32809" calcext:value-type="float">
            <text:p>32809</text:p>
          </table:table-cell>
          <table:table-cell table:formula="of:=IF([.B80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7])" office:value-type="float" office:value="32861" calcext:value-type="float">
            <text:p>32861</text:p>
          </table:table-cell>
          <table:table-cell table:formula="of:=IF([.B80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8])" office:value-type="float" office:value="32913" calcext:value-type="float">
            <text:p>32913</text:p>
          </table:table-cell>
          <table:table-cell table:formula="of:=IF([.B80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09])" office:value-type="float" office:value="32965" calcext:value-type="float">
            <text:p>32965</text:p>
          </table:table-cell>
          <table:table-cell table:formula="of:=IF([.B80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10])" office:value-type="float" office:value="33017" calcext:value-type="float">
            <text:p>33017</text:p>
          </table:table-cell>
          <table:table-cell table:formula="of:=IF([.B81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11])" office:value-type="float" office:value="33069" calcext:value-type="float">
            <text:p>33069</text:p>
          </table:table-cell>
          <table:table-cell table:formula="of:=IF([.B81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12])" office:value-type="float" office:value="33121" calcext:value-type="float">
            <text:p>33121</text:p>
          </table:table-cell>
          <table:table-cell table:formula="of:=IF([.B81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13])" office:value-type="float" office:value="33173" calcext:value-type="float">
            <text:p>33173</text:p>
          </table:table-cell>
          <table:table-cell table:formula="of:=IF([.B81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14])" office:value-type="float" office:value="33225" calcext:value-type="float">
            <text:p>33225</text:p>
          </table:table-cell>
          <table:table-cell table:formula="of:=IF([.B81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A$1:.A815])" office:value-type="float" office:value="33277" calcext:value-type="float">
            <text:p>33277</text:p>
          </table:table-cell>
          <table:table-cell table:formula="of:=IF([.B81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16])" office:value-type="float" office:value="33330" calcext:value-type="float">
            <text:p>33330</text:p>
          </table:table-cell>
          <table:table-cell table:formula="of:=IF([.B81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17])" office:value-type="float" office:value="33383" calcext:value-type="float">
            <text:p>33383</text:p>
          </table:table-cell>
          <table:table-cell table:formula="of:=IF([.B81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18])" office:value-type="float" office:value="33436" calcext:value-type="float">
            <text:p>33436</text:p>
          </table:table-cell>
          <table:table-cell table:formula="of:=IF([.B81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19])" office:value-type="float" office:value="33489" calcext:value-type="float">
            <text:p>33489</text:p>
          </table:table-cell>
          <table:table-cell table:formula="of:=IF([.B81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0])" office:value-type="float" office:value="33542" calcext:value-type="float">
            <text:p>33542</text:p>
          </table:table-cell>
          <table:table-cell table:formula="of:=IF([.B82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1])" office:value-type="float" office:value="33595" calcext:value-type="float">
            <text:p>33595</text:p>
          </table:table-cell>
          <table:table-cell table:formula="of:=IF([.B82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2])" office:value-type="float" office:value="33648" calcext:value-type="float">
            <text:p>33648</text:p>
          </table:table-cell>
          <table:table-cell table:formula="of:=IF([.B82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3])" office:value-type="float" office:value="33701" calcext:value-type="float">
            <text:p>33701</text:p>
          </table:table-cell>
          <table:table-cell table:formula="of:=IF([.B82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4])" office:value-type="float" office:value="33754" calcext:value-type="float">
            <text:p>33754</text:p>
          </table:table-cell>
          <table:table-cell table:formula="of:=IF([.B82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5])" office:value-type="float" office:value="33807" calcext:value-type="float">
            <text:p>33807</text:p>
          </table:table-cell>
          <table:table-cell table:formula="of:=IF([.B82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6])" office:value-type="float" office:value="33860" calcext:value-type="float">
            <text:p>33860</text:p>
          </table:table-cell>
          <table:table-cell table:formula="of:=IF([.B82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7])" office:value-type="float" office:value="33913" calcext:value-type="float">
            <text:p>33913</text:p>
          </table:table-cell>
          <table:table-cell table:formula="of:=IF([.B82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8])" office:value-type="float" office:value="33966" calcext:value-type="float">
            <text:p>33966</text:p>
          </table:table-cell>
          <table:table-cell table:formula="of:=IF([.B82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29])" office:value-type="float" office:value="34019" calcext:value-type="float">
            <text:p>34019</text:p>
          </table:table-cell>
          <table:table-cell table:formula="of:=IF([.B82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0])" office:value-type="float" office:value="34072" calcext:value-type="float">
            <text:p>34072</text:p>
          </table:table-cell>
          <table:table-cell table:formula="of:=IF([.B83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1])" office:value-type="float" office:value="34125" calcext:value-type="float">
            <text:p>34125</text:p>
          </table:table-cell>
          <table:table-cell table:formula="of:=IF([.B83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2])" office:value-type="float" office:value="34178" calcext:value-type="float">
            <text:p>34178</text:p>
          </table:table-cell>
          <table:table-cell table:formula="of:=IF([.B83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3])" office:value-type="float" office:value="34231" calcext:value-type="float">
            <text:p>34231</text:p>
          </table:table-cell>
          <table:table-cell table:formula="of:=IF([.B83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4])" office:value-type="float" office:value="34284" calcext:value-type="float">
            <text:p>34284</text:p>
          </table:table-cell>
          <table:table-cell table:formula="of:=IF([.B83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5])" office:value-type="float" office:value="34337" calcext:value-type="float">
            <text:p>34337</text:p>
          </table:table-cell>
          <table:table-cell table:formula="of:=IF([.B83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6])" office:value-type="float" office:value="34390" calcext:value-type="float">
            <text:p>34390</text:p>
          </table:table-cell>
          <table:table-cell table:formula="of:=IF([.B83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7])" office:value-type="float" office:value="34443" calcext:value-type="float">
            <text:p>34443</text:p>
          </table:table-cell>
          <table:table-cell table:formula="of:=IF([.B83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8])" office:value-type="float" office:value="34496" calcext:value-type="float">
            <text:p>34496</text:p>
          </table:table-cell>
          <table:table-cell table:formula="of:=IF([.B83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39])" office:value-type="float" office:value="34549" calcext:value-type="float">
            <text:p>34549</text:p>
          </table:table-cell>
          <table:table-cell table:formula="of:=IF([.B83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40])" office:value-type="float" office:value="34602" calcext:value-type="float">
            <text:p>34602</text:p>
          </table:table-cell>
          <table:table-cell table:formula="of:=IF([.B84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41])" office:value-type="float" office:value="34655" calcext:value-type="float">
            <text:p>34655</text:p>
          </table:table-cell>
          <table:table-cell table:formula="of:=IF([.B841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42])" office:value-type="float" office:value="34708" calcext:value-type="float">
            <text:p>34708</text:p>
          </table:table-cell>
          <table:table-cell table:formula="of:=IF([.B842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43])" office:value-type="float" office:value="34761" calcext:value-type="float">
            <text:p>34761</text:p>
          </table:table-cell>
          <table:table-cell table:formula="of:=IF([.B843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44])" office:value-type="float" office:value="34814" calcext:value-type="float">
            <text:p>34814</text:p>
          </table:table-cell>
          <table:table-cell table:formula="of:=IF([.B844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45])" office:value-type="float" office:value="34867" calcext:value-type="float">
            <text:p>34867</text:p>
          </table:table-cell>
          <table:table-cell table:formula="of:=IF([.B845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46])" office:value-type="float" office:value="34920" calcext:value-type="float">
            <text:p>34920</text:p>
          </table:table-cell>
          <table:table-cell table:formula="of:=IF([.B846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847])" office:value-type="float" office:value="34973" calcext:value-type="float">
            <text:p>34973</text:p>
          </table:table-cell>
          <table:table-cell table:formula="of:=IF([.B847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UM([.A$1:.A848])" office:value-type="float" office:value="35027" calcext:value-type="float">
            <text:p>35027</text:p>
          </table:table-cell>
          <table:table-cell table:formula="of:=IF([.B848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UM([.A$1:.A849])" office:value-type="float" office:value="35081" calcext:value-type="float">
            <text:p>35081</text:p>
          </table:table-cell>
          <table:table-cell table:formula="of:=IF([.B849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UM([.A$1:.A850])" office:value-type="float" office:value="35135" calcext:value-type="float">
            <text:p>35135</text:p>
          </table:table-cell>
          <table:table-cell table:formula="of:=IF([.B850]&lt;=[.I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51])" office:value-type="float" office:value="35189" calcext:value-type="float">
            <text:p>35189</text:p>
          </table:table-cell>
          <table:table-cell table:formula="of:=IF([.B8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52])" office:value-type="float" office:value="35243" calcext:value-type="float">
            <text:p>35243</text:p>
          </table:table-cell>
          <table:table-cell table:formula="of:=IF([.B8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53])" office:value-type="float" office:value="35297" calcext:value-type="float">
            <text:p>35297</text:p>
          </table:table-cell>
          <table:table-cell table:formula="of:=IF([.B8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54])" office:value-type="float" office:value="35351" calcext:value-type="float">
            <text:p>35351</text:p>
          </table:table-cell>
          <table:table-cell table:formula="of:=IF([.B8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55])" office:value-type="float" office:value="35405" calcext:value-type="float">
            <text:p>35405</text:p>
          </table:table-cell>
          <table:table-cell table:formula="of:=IF([.B8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56])" office:value-type="float" office:value="35459" calcext:value-type="float">
            <text:p>35459</text:p>
          </table:table-cell>
          <table:table-cell table:formula="of:=IF([.B8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57])" office:value-type="float" office:value="35513" calcext:value-type="float">
            <text:p>35513</text:p>
          </table:table-cell>
          <table:table-cell table:formula="of:=IF([.B8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58])" office:value-type="float" office:value="35567" calcext:value-type="float">
            <text:p>35567</text:p>
          </table:table-cell>
          <table:table-cell table:formula="of:=IF([.B8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59])" office:value-type="float" office:value="35621" calcext:value-type="float">
            <text:p>35621</text:p>
          </table:table-cell>
          <table:table-cell table:formula="of:=IF([.B8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0])" office:value-type="float" office:value="35675" calcext:value-type="float">
            <text:p>35675</text:p>
          </table:table-cell>
          <table:table-cell table:formula="of:=IF([.B8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1])" office:value-type="float" office:value="35729" calcext:value-type="float">
            <text:p>35729</text:p>
          </table:table-cell>
          <table:table-cell table:formula="of:=IF([.B8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2])" office:value-type="float" office:value="35783" calcext:value-type="float">
            <text:p>35783</text:p>
          </table:table-cell>
          <table:table-cell table:formula="of:=IF([.B8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3])" office:value-type="float" office:value="35837" calcext:value-type="float">
            <text:p>35837</text:p>
          </table:table-cell>
          <table:table-cell table:formula="of:=IF([.B8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4])" office:value-type="float" office:value="35891" calcext:value-type="float">
            <text:p>35891</text:p>
          </table:table-cell>
          <table:table-cell table:formula="of:=IF([.B8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5])" office:value-type="float" office:value="35945" calcext:value-type="float">
            <text:p>35945</text:p>
          </table:table-cell>
          <table:table-cell table:formula="of:=IF([.B8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6])" office:value-type="float" office:value="35999" calcext:value-type="float">
            <text:p>35999</text:p>
          </table:table-cell>
          <table:table-cell table:formula="of:=IF([.B8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7])" office:value-type="float" office:value="36053" calcext:value-type="float">
            <text:p>36053</text:p>
          </table:table-cell>
          <table:table-cell table:formula="of:=IF([.B8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8])" office:value-type="float" office:value="36107" calcext:value-type="float">
            <text:p>36107</text:p>
          </table:table-cell>
          <table:table-cell table:formula="of:=IF([.B8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69])" office:value-type="float" office:value="36161" calcext:value-type="float">
            <text:p>36161</text:p>
          </table:table-cell>
          <table:table-cell table:formula="of:=IF([.B8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70])" office:value-type="float" office:value="36215" calcext:value-type="float">
            <text:p>36215</text:p>
          </table:table-cell>
          <table:table-cell table:formula="of:=IF([.B8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71])" office:value-type="float" office:value="36269" calcext:value-type="float">
            <text:p>36269</text:p>
          </table:table-cell>
          <table:table-cell table:formula="of:=IF([.B8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72])" office:value-type="float" office:value="36323" calcext:value-type="float">
            <text:p>36323</text:p>
          </table:table-cell>
          <table:table-cell table:formula="of:=IF([.B8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73])" office:value-type="float" office:value="36377" calcext:value-type="float">
            <text:p>36377</text:p>
          </table:table-cell>
          <table:table-cell table:formula="of:=IF([.B8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74])" office:value-type="float" office:value="36431" calcext:value-type="float">
            <text:p>36431</text:p>
          </table:table-cell>
          <table:table-cell table:formula="of:=IF([.B8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75])" office:value-type="float" office:value="36485" calcext:value-type="float">
            <text:p>36485</text:p>
          </table:table-cell>
          <table:table-cell table:formula="of:=IF([.B8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76])" office:value-type="float" office:value="36539" calcext:value-type="float">
            <text:p>36539</text:p>
          </table:table-cell>
          <table:table-cell table:formula="of:=IF([.B8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SUM([.A$1:.A877])" office:value-type="float" office:value="36593" calcext:value-type="float">
            <text:p>36593</text:p>
          </table:table-cell>
          <table:table-cell table:formula="of:=IF([.B8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78])" office:value-type="float" office:value="36648" calcext:value-type="float">
            <text:p>36648</text:p>
          </table:table-cell>
          <table:table-cell table:formula="of:=IF([.B8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79])" office:value-type="float" office:value="36703" calcext:value-type="float">
            <text:p>36703</text:p>
          </table:table-cell>
          <table:table-cell table:formula="of:=IF([.B8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0])" office:value-type="float" office:value="36758" calcext:value-type="float">
            <text:p>36758</text:p>
          </table:table-cell>
          <table:table-cell table:formula="of:=IF([.B8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1])" office:value-type="float" office:value="36813" calcext:value-type="float">
            <text:p>36813</text:p>
          </table:table-cell>
          <table:table-cell table:formula="of:=IF([.B8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2])" office:value-type="float" office:value="36868" calcext:value-type="float">
            <text:p>36868</text:p>
          </table:table-cell>
          <table:table-cell table:formula="of:=IF([.B8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3])" office:value-type="float" office:value="36923" calcext:value-type="float">
            <text:p>36923</text:p>
          </table:table-cell>
          <table:table-cell table:formula="of:=IF([.B8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4])" office:value-type="float" office:value="36978" calcext:value-type="float">
            <text:p>36978</text:p>
          </table:table-cell>
          <table:table-cell table:formula="of:=IF([.B8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5])" office:value-type="float" office:value="37033" calcext:value-type="float">
            <text:p>37033</text:p>
          </table:table-cell>
          <table:table-cell table:formula="of:=IF([.B8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6])" office:value-type="float" office:value="37088" calcext:value-type="float">
            <text:p>37088</text:p>
          </table:table-cell>
          <table:table-cell table:formula="of:=IF([.B8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7])" office:value-type="float" office:value="37143" calcext:value-type="float">
            <text:p>37143</text:p>
          </table:table-cell>
          <table:table-cell table:formula="of:=IF([.B8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8])" office:value-type="float" office:value="37198" calcext:value-type="float">
            <text:p>37198</text:p>
          </table:table-cell>
          <table:table-cell table:formula="of:=IF([.B8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89])" office:value-type="float" office:value="37253" calcext:value-type="float">
            <text:p>37253</text:p>
          </table:table-cell>
          <table:table-cell table:formula="of:=IF([.B8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0])" office:value-type="float" office:value="37308" calcext:value-type="float">
            <text:p>37308</text:p>
          </table:table-cell>
          <table:table-cell table:formula="of:=IF([.B8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1])" office:value-type="float" office:value="37363" calcext:value-type="float">
            <text:p>37363</text:p>
          </table:table-cell>
          <table:table-cell table:formula="of:=IF([.B8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2])" office:value-type="float" office:value="37418" calcext:value-type="float">
            <text:p>37418</text:p>
          </table:table-cell>
          <table:table-cell table:formula="of:=IF([.B8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3])" office:value-type="float" office:value="37473" calcext:value-type="float">
            <text:p>37473</text:p>
          </table:table-cell>
          <table:table-cell table:formula="of:=IF([.B8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4])" office:value-type="float" office:value="37528" calcext:value-type="float">
            <text:p>37528</text:p>
          </table:table-cell>
          <table:table-cell table:formula="of:=IF([.B8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5])" office:value-type="float" office:value="37583" calcext:value-type="float">
            <text:p>37583</text:p>
          </table:table-cell>
          <table:table-cell table:formula="of:=IF([.B8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6])" office:value-type="float" office:value="37638" calcext:value-type="float">
            <text:p>37638</text:p>
          </table:table-cell>
          <table:table-cell table:formula="of:=IF([.B8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7])" office:value-type="float" office:value="37693" calcext:value-type="float">
            <text:p>37693</text:p>
          </table:table-cell>
          <table:table-cell table:formula="of:=IF([.B8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8])" office:value-type="float" office:value="37748" calcext:value-type="float">
            <text:p>37748</text:p>
          </table:table-cell>
          <table:table-cell table:formula="of:=IF([.B8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899])" office:value-type="float" office:value="37803" calcext:value-type="float">
            <text:p>37803</text:p>
          </table:table-cell>
          <table:table-cell table:formula="of:=IF([.B8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900])" office:value-type="float" office:value="37858" calcext:value-type="float">
            <text:p>37858</text:p>
          </table:table-cell>
          <table:table-cell table:formula="of:=IF([.B9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901])" office:value-type="float" office:value="37913" calcext:value-type="float">
            <text:p>37913</text:p>
          </table:table-cell>
          <table:table-cell table:formula="of:=IF([.B9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902])" office:value-type="float" office:value="37968" calcext:value-type="float">
            <text:p>37968</text:p>
          </table:table-cell>
          <table:table-cell table:formula="of:=IF([.B9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903])" office:value-type="float" office:value="38023" calcext:value-type="float">
            <text:p>38023</text:p>
          </table:table-cell>
          <table:table-cell table:formula="of:=IF([.B9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904])" office:value-type="float" office:value="38078" calcext:value-type="float">
            <text:p>38078</text:p>
          </table:table-cell>
          <table:table-cell table:formula="of:=IF([.B9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SUM([.A$1:.A905])" office:value-type="float" office:value="38133" calcext:value-type="float">
            <text:p>38133</text:p>
          </table:table-cell>
          <table:table-cell table:formula="of:=IF([.B9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06])" office:value-type="float" office:value="38189" calcext:value-type="float">
            <text:p>38189</text:p>
          </table:table-cell>
          <table:table-cell table:formula="of:=IF([.B9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07])" office:value-type="float" office:value="38245" calcext:value-type="float">
            <text:p>38245</text:p>
          </table:table-cell>
          <table:table-cell table:formula="of:=IF([.B9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08])" office:value-type="float" office:value="38301" calcext:value-type="float">
            <text:p>38301</text:p>
          </table:table-cell>
          <table:table-cell table:formula="of:=IF([.B9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09])" office:value-type="float" office:value="38357" calcext:value-type="float">
            <text:p>38357</text:p>
          </table:table-cell>
          <table:table-cell table:formula="of:=IF([.B9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0])" office:value-type="float" office:value="38413" calcext:value-type="float">
            <text:p>38413</text:p>
          </table:table-cell>
          <table:table-cell table:formula="of:=IF([.B9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1])" office:value-type="float" office:value="38469" calcext:value-type="float">
            <text:p>38469</text:p>
          </table:table-cell>
          <table:table-cell table:formula="of:=IF([.B9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2])" office:value-type="float" office:value="38525" calcext:value-type="float">
            <text:p>38525</text:p>
          </table:table-cell>
          <table:table-cell table:formula="of:=IF([.B9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3])" office:value-type="float" office:value="38581" calcext:value-type="float">
            <text:p>38581</text:p>
          </table:table-cell>
          <table:table-cell table:formula="of:=IF([.B9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4])" office:value-type="float" office:value="38637" calcext:value-type="float">
            <text:p>38637</text:p>
          </table:table-cell>
          <table:table-cell table:formula="of:=IF([.B9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5])" office:value-type="float" office:value="38693" calcext:value-type="float">
            <text:p>38693</text:p>
          </table:table-cell>
          <table:table-cell table:formula="of:=IF([.B9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6])" office:value-type="float" office:value="38749" calcext:value-type="float">
            <text:p>38749</text:p>
          </table:table-cell>
          <table:table-cell table:formula="of:=IF([.B9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7])" office:value-type="float" office:value="38805" calcext:value-type="float">
            <text:p>38805</text:p>
          </table:table-cell>
          <table:table-cell table:formula="of:=IF([.B9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8])" office:value-type="float" office:value="38861" calcext:value-type="float">
            <text:p>38861</text:p>
          </table:table-cell>
          <table:table-cell table:formula="of:=IF([.B9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19])" office:value-type="float" office:value="38917" calcext:value-type="float">
            <text:p>38917</text:p>
          </table:table-cell>
          <table:table-cell table:formula="of:=IF([.B9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0])" office:value-type="float" office:value="38973" calcext:value-type="float">
            <text:p>38973</text:p>
          </table:table-cell>
          <table:table-cell table:formula="of:=IF([.B9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1])" office:value-type="float" office:value="39029" calcext:value-type="float">
            <text:p>39029</text:p>
          </table:table-cell>
          <table:table-cell table:formula="of:=IF([.B9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2])" office:value-type="float" office:value="39085" calcext:value-type="float">
            <text:p>39085</text:p>
          </table:table-cell>
          <table:table-cell table:formula="of:=IF([.B9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3])" office:value-type="float" office:value="39141" calcext:value-type="float">
            <text:p>39141</text:p>
          </table:table-cell>
          <table:table-cell table:formula="of:=IF([.B9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4])" office:value-type="float" office:value="39197" calcext:value-type="float">
            <text:p>39197</text:p>
          </table:table-cell>
          <table:table-cell table:formula="of:=IF([.B9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5])" office:value-type="float" office:value="39253" calcext:value-type="float">
            <text:p>39253</text:p>
          </table:table-cell>
          <table:table-cell table:formula="of:=IF([.B9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6])" office:value-type="float" office:value="39309" calcext:value-type="float">
            <text:p>39309</text:p>
          </table:table-cell>
          <table:table-cell table:formula="of:=IF([.B9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7])" office:value-type="float" office:value="39365" calcext:value-type="float">
            <text:p>39365</text:p>
          </table:table-cell>
          <table:table-cell table:formula="of:=IF([.B9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8])" office:value-type="float" office:value="39421" calcext:value-type="float">
            <text:p>39421</text:p>
          </table:table-cell>
          <table:table-cell table:formula="of:=IF([.B9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29])" office:value-type="float" office:value="39477" calcext:value-type="float">
            <text:p>39477</text:p>
          </table:table-cell>
          <table:table-cell table:formula="of:=IF([.B9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30])" office:value-type="float" office:value="39533" calcext:value-type="float">
            <text:p>39533</text:p>
          </table:table-cell>
          <table:table-cell table:formula="of:=IF([.B9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31])" office:value-type="float" office:value="39589" calcext:value-type="float">
            <text:p>39589</text:p>
          </table:table-cell>
          <table:table-cell table:formula="of:=IF([.B9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SUM([.A$1:.A932])" office:value-type="float" office:value="39645" calcext:value-type="float">
            <text:p>39645</text:p>
          </table:table-cell>
          <table:table-cell table:formula="of:=IF([.B9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33])" office:value-type="float" office:value="39702" calcext:value-type="float">
            <text:p>39702</text:p>
          </table:table-cell>
          <table:table-cell table:formula="of:=IF([.B9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34])" office:value-type="float" office:value="39759" calcext:value-type="float">
            <text:p>39759</text:p>
          </table:table-cell>
          <table:table-cell table:formula="of:=IF([.B9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35])" office:value-type="float" office:value="39816" calcext:value-type="float">
            <text:p>39816</text:p>
          </table:table-cell>
          <table:table-cell table:formula="of:=IF([.B9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36])" office:value-type="float" office:value="39873" calcext:value-type="float">
            <text:p>39873</text:p>
          </table:table-cell>
          <table:table-cell table:formula="of:=IF([.B9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37])" office:value-type="float" office:value="39930" calcext:value-type="float">
            <text:p>39930</text:p>
          </table:table-cell>
          <table:table-cell table:formula="of:=IF([.B9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38])" office:value-type="float" office:value="39987" calcext:value-type="float">
            <text:p>39987</text:p>
          </table:table-cell>
          <table:table-cell table:formula="of:=IF([.B9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39])" office:value-type="float" office:value="40044" calcext:value-type="float">
            <text:p>40044</text:p>
          </table:table-cell>
          <table:table-cell table:formula="of:=IF([.B9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0])" office:value-type="float" office:value="40101" calcext:value-type="float">
            <text:p>40101</text:p>
          </table:table-cell>
          <table:table-cell table:formula="of:=IF([.B9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1])" office:value-type="float" office:value="40158" calcext:value-type="float">
            <text:p>40158</text:p>
          </table:table-cell>
          <table:table-cell table:formula="of:=IF([.B9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2])" office:value-type="float" office:value="40215" calcext:value-type="float">
            <text:p>40215</text:p>
          </table:table-cell>
          <table:table-cell table:formula="of:=IF([.B9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3])" office:value-type="float" office:value="40272" calcext:value-type="float">
            <text:p>40272</text:p>
          </table:table-cell>
          <table:table-cell table:formula="of:=IF([.B9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4])" office:value-type="float" office:value="40329" calcext:value-type="float">
            <text:p>40329</text:p>
          </table:table-cell>
          <table:table-cell table:formula="of:=IF([.B9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5])" office:value-type="float" office:value="40386" calcext:value-type="float">
            <text:p>40386</text:p>
          </table:table-cell>
          <table:table-cell table:formula="of:=IF([.B9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6])" office:value-type="float" office:value="40443" calcext:value-type="float">
            <text:p>40443</text:p>
          </table:table-cell>
          <table:table-cell table:formula="of:=IF([.B9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7])" office:value-type="float" office:value="40500" calcext:value-type="float">
            <text:p>40500</text:p>
          </table:table-cell>
          <table:table-cell table:formula="of:=IF([.B9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8])" office:value-type="float" office:value="40557" calcext:value-type="float">
            <text:p>40557</text:p>
          </table:table-cell>
          <table:table-cell table:formula="of:=IF([.B9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49])" office:value-type="float" office:value="40614" calcext:value-type="float">
            <text:p>40614</text:p>
          </table:table-cell>
          <table:table-cell table:formula="of:=IF([.B9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0])" office:value-type="float" office:value="40671" calcext:value-type="float">
            <text:p>40671</text:p>
          </table:table-cell>
          <table:table-cell table:formula="of:=IF([.B9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1])" office:value-type="float" office:value="40728" calcext:value-type="float">
            <text:p>40728</text:p>
          </table:table-cell>
          <table:table-cell table:formula="of:=IF([.B9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2])" office:value-type="float" office:value="40785" calcext:value-type="float">
            <text:p>40785</text:p>
          </table:table-cell>
          <table:table-cell table:formula="of:=IF([.B9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3])" office:value-type="float" office:value="40842" calcext:value-type="float">
            <text:p>40842</text:p>
          </table:table-cell>
          <table:table-cell table:formula="of:=IF([.B9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4])" office:value-type="float" office:value="40899" calcext:value-type="float">
            <text:p>40899</text:p>
          </table:table-cell>
          <table:table-cell table:formula="of:=IF([.B9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5])" office:value-type="float" office:value="40956" calcext:value-type="float">
            <text:p>40956</text:p>
          </table:table-cell>
          <table:table-cell table:formula="of:=IF([.B9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6])" office:value-type="float" office:value="41013" calcext:value-type="float">
            <text:p>41013</text:p>
          </table:table-cell>
          <table:table-cell table:formula="of:=IF([.B9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7])" office:value-type="float" office:value="41070" calcext:value-type="float">
            <text:p>41070</text:p>
          </table:table-cell>
          <table:table-cell table:formula="of:=IF([.B9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8])" office:value-type="float" office:value="41127" calcext:value-type="float">
            <text:p>41127</text:p>
          </table:table-cell>
          <table:table-cell table:formula="of:=IF([.B9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59])" office:value-type="float" office:value="41184" calcext:value-type="float">
            <text:p>41184</text:p>
          </table:table-cell>
          <table:table-cell table:formula="of:=IF([.B9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60])" office:value-type="float" office:value="41241" calcext:value-type="float">
            <text:p>41241</text:p>
          </table:table-cell>
          <table:table-cell table:formula="of:=IF([.B9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61])" office:value-type="float" office:value="41298" calcext:value-type="float">
            <text:p>41298</text:p>
          </table:table-cell>
          <table:table-cell table:formula="of:=IF([.B9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62])" office:value-type="float" office:value="41355" calcext:value-type="float">
            <text:p>41355</text:p>
          </table:table-cell>
          <table:table-cell table:formula="of:=IF([.B9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63])" office:value-type="float" office:value="41412" calcext:value-type="float">
            <text:p>41412</text:p>
          </table:table-cell>
          <table:table-cell table:formula="of:=IF([.B9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64])" office:value-type="float" office:value="41469" calcext:value-type="float">
            <text:p>41469</text:p>
          </table:table-cell>
          <table:table-cell table:formula="of:=IF([.B9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65])" office:value-type="float" office:value="41526" calcext:value-type="float">
            <text:p>41526</text:p>
          </table:table-cell>
          <table:table-cell table:formula="of:=IF([.B9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66])" office:value-type="float" office:value="41583" calcext:value-type="float">
            <text:p>41583</text:p>
          </table:table-cell>
          <table:table-cell table:formula="of:=IF([.B9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SUM([.A$1:.A967])" office:value-type="float" office:value="41640" calcext:value-type="float">
            <text:p>41640</text:p>
          </table:table-cell>
          <table:table-cell table:formula="of:=IF([.B9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68])" office:value-type="float" office:value="41698" calcext:value-type="float">
            <text:p>41698</text:p>
          </table:table-cell>
          <table:table-cell table:formula="of:=IF([.B9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69])" office:value-type="float" office:value="41756" calcext:value-type="float">
            <text:p>41756</text:p>
          </table:table-cell>
          <table:table-cell table:formula="of:=IF([.B9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0])" office:value-type="float" office:value="41814" calcext:value-type="float">
            <text:p>41814</text:p>
          </table:table-cell>
          <table:table-cell table:formula="of:=IF([.B9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1])" office:value-type="float" office:value="41872" calcext:value-type="float">
            <text:p>41872</text:p>
          </table:table-cell>
          <table:table-cell table:formula="of:=IF([.B9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2])" office:value-type="float" office:value="41930" calcext:value-type="float">
            <text:p>41930</text:p>
          </table:table-cell>
          <table:table-cell table:formula="of:=IF([.B9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3])" office:value-type="float" office:value="41988" calcext:value-type="float">
            <text:p>41988</text:p>
          </table:table-cell>
          <table:table-cell table:formula="of:=IF([.B9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4])" office:value-type="float" office:value="42046" calcext:value-type="float">
            <text:p>42046</text:p>
          </table:table-cell>
          <table:table-cell table:formula="of:=IF([.B9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5])" office:value-type="float" office:value="42104" calcext:value-type="float">
            <text:p>42104</text:p>
          </table:table-cell>
          <table:table-cell table:formula="of:=IF([.B9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6])" office:value-type="float" office:value="42162" calcext:value-type="float">
            <text:p>42162</text:p>
          </table:table-cell>
          <table:table-cell table:formula="of:=IF([.B9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7])" office:value-type="float" office:value="42220" calcext:value-type="float">
            <text:p>42220</text:p>
          </table:table-cell>
          <table:table-cell table:formula="of:=IF([.B9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8])" office:value-type="float" office:value="42278" calcext:value-type="float">
            <text:p>42278</text:p>
          </table:table-cell>
          <table:table-cell table:formula="of:=IF([.B9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79])" office:value-type="float" office:value="42336" calcext:value-type="float">
            <text:p>42336</text:p>
          </table:table-cell>
          <table:table-cell table:formula="of:=IF([.B9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0])" office:value-type="float" office:value="42394" calcext:value-type="float">
            <text:p>42394</text:p>
          </table:table-cell>
          <table:table-cell table:formula="of:=IF([.B9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1])" office:value-type="float" office:value="42452" calcext:value-type="float">
            <text:p>42452</text:p>
          </table:table-cell>
          <table:table-cell table:formula="of:=IF([.B9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2])" office:value-type="float" office:value="42510" calcext:value-type="float">
            <text:p>42510</text:p>
          </table:table-cell>
          <table:table-cell table:formula="of:=IF([.B9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3])" office:value-type="float" office:value="42568" calcext:value-type="float">
            <text:p>42568</text:p>
          </table:table-cell>
          <table:table-cell table:formula="of:=IF([.B9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4])" office:value-type="float" office:value="42626" calcext:value-type="float">
            <text:p>42626</text:p>
          </table:table-cell>
          <table:table-cell table:formula="of:=IF([.B9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5])" office:value-type="float" office:value="42684" calcext:value-type="float">
            <text:p>42684</text:p>
          </table:table-cell>
          <table:table-cell table:formula="of:=IF([.B9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6])" office:value-type="float" office:value="42742" calcext:value-type="float">
            <text:p>42742</text:p>
          </table:table-cell>
          <table:table-cell table:formula="of:=IF([.B9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7])" office:value-type="float" office:value="42800" calcext:value-type="float">
            <text:p>42800</text:p>
          </table:table-cell>
          <table:table-cell table:formula="of:=IF([.B9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8])" office:value-type="float" office:value="42858" calcext:value-type="float">
            <text:p>42858</text:p>
          </table:table-cell>
          <table:table-cell table:formula="of:=IF([.B9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89])" office:value-type="float" office:value="42916" calcext:value-type="float">
            <text:p>42916</text:p>
          </table:table-cell>
          <table:table-cell table:formula="of:=IF([.B9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0])" office:value-type="float" office:value="42974" calcext:value-type="float">
            <text:p>42974</text:p>
          </table:table-cell>
          <table:table-cell table:formula="of:=IF([.B9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1])" office:value-type="float" office:value="43032" calcext:value-type="float">
            <text:p>43032</text:p>
          </table:table-cell>
          <table:table-cell table:formula="of:=IF([.B9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2])" office:value-type="float" office:value="43090" calcext:value-type="float">
            <text:p>43090</text:p>
          </table:table-cell>
          <table:table-cell table:formula="of:=IF([.B9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3])" office:value-type="float" office:value="43148" calcext:value-type="float">
            <text:p>43148</text:p>
          </table:table-cell>
          <table:table-cell table:formula="of:=IF([.B9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4])" office:value-type="float" office:value="43206" calcext:value-type="float">
            <text:p>43206</text:p>
          </table:table-cell>
          <table:table-cell table:formula="of:=IF([.B9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5])" office:value-type="float" office:value="43264" calcext:value-type="float">
            <text:p>43264</text:p>
          </table:table-cell>
          <table:table-cell table:formula="of:=IF([.B9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6])" office:value-type="float" office:value="43322" calcext:value-type="float">
            <text:p>43322</text:p>
          </table:table-cell>
          <table:table-cell table:formula="of:=IF([.B9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7])" office:value-type="float" office:value="43380" calcext:value-type="float">
            <text:p>43380</text:p>
          </table:table-cell>
          <table:table-cell table:formula="of:=IF([.B9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8])" office:value-type="float" office:value="43438" calcext:value-type="float">
            <text:p>43438</text:p>
          </table:table-cell>
          <table:table-cell table:formula="of:=IF([.B9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999])" office:value-type="float" office:value="43496" calcext:value-type="float">
            <text:p>43496</text:p>
          </table:table-cell>
          <table:table-cell table:formula="of:=IF([.B9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1000])" office:value-type="float" office:value="43554" calcext:value-type="float">
            <text:p>43554</text:p>
          </table:table-cell>
          <table:table-cell table:formula="of:=IF([.B10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1001])" office:value-type="float" office:value="43612" calcext:value-type="float">
            <text:p>43612</text:p>
          </table:table-cell>
          <table:table-cell table:formula="of:=IF([.B10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1002])" office:value-type="float" office:value="43670" calcext:value-type="float">
            <text:p>43670</text:p>
          </table:table-cell>
          <table:table-cell table:formula="of:=IF([.B10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SUM([.A$1:.A1003])" office:value-type="float" office:value="43728" calcext:value-type="float">
            <text:p>43728</text:p>
          </table:table-cell>
          <table:table-cell table:formula="of:=IF([.B10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04])" office:value-type="float" office:value="43787" calcext:value-type="float">
            <text:p>43787</text:p>
          </table:table-cell>
          <table:table-cell table:formula="of:=IF([.B10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05])" office:value-type="float" office:value="43846" calcext:value-type="float">
            <text:p>43846</text:p>
          </table:table-cell>
          <table:table-cell table:formula="of:=IF([.B10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06])" office:value-type="float" office:value="43905" calcext:value-type="float">
            <text:p>43905</text:p>
          </table:table-cell>
          <table:table-cell table:formula="of:=IF([.B10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07])" office:value-type="float" office:value="43964" calcext:value-type="float">
            <text:p>43964</text:p>
          </table:table-cell>
          <table:table-cell table:formula="of:=IF([.B10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08])" office:value-type="float" office:value="44023" calcext:value-type="float">
            <text:p>44023</text:p>
          </table:table-cell>
          <table:table-cell table:formula="of:=IF([.B10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09])" office:value-type="float" office:value="44082" calcext:value-type="float">
            <text:p>44082</text:p>
          </table:table-cell>
          <table:table-cell table:formula="of:=IF([.B10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0])" office:value-type="float" office:value="44141" calcext:value-type="float">
            <text:p>44141</text:p>
          </table:table-cell>
          <table:table-cell table:formula="of:=IF([.B10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1])" office:value-type="float" office:value="44200" calcext:value-type="float">
            <text:p>44200</text:p>
          </table:table-cell>
          <table:table-cell table:formula="of:=IF([.B10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2])" office:value-type="float" office:value="44259" calcext:value-type="float">
            <text:p>44259</text:p>
          </table:table-cell>
          <table:table-cell table:formula="of:=IF([.B10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3])" office:value-type="float" office:value="44318" calcext:value-type="float">
            <text:p>44318</text:p>
          </table:table-cell>
          <table:table-cell table:formula="of:=IF([.B10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4])" office:value-type="float" office:value="44377" calcext:value-type="float">
            <text:p>44377</text:p>
          </table:table-cell>
          <table:table-cell table:formula="of:=IF([.B10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5])" office:value-type="float" office:value="44436" calcext:value-type="float">
            <text:p>44436</text:p>
          </table:table-cell>
          <table:table-cell table:formula="of:=IF([.B10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6])" office:value-type="float" office:value="44495" calcext:value-type="float">
            <text:p>44495</text:p>
          </table:table-cell>
          <table:table-cell table:formula="of:=IF([.B10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7])" office:value-type="float" office:value="44554" calcext:value-type="float">
            <text:p>44554</text:p>
          </table:table-cell>
          <table:table-cell table:formula="of:=IF([.B10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8])" office:value-type="float" office:value="44613" calcext:value-type="float">
            <text:p>44613</text:p>
          </table:table-cell>
          <table:table-cell table:formula="of:=IF([.B10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19])" office:value-type="float" office:value="44672" calcext:value-type="float">
            <text:p>44672</text:p>
          </table:table-cell>
          <table:table-cell table:formula="of:=IF([.B10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0])" office:value-type="float" office:value="44731" calcext:value-type="float">
            <text:p>44731</text:p>
          </table:table-cell>
          <table:table-cell table:formula="of:=IF([.B10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1])" office:value-type="float" office:value="44790" calcext:value-type="float">
            <text:p>44790</text:p>
          </table:table-cell>
          <table:table-cell table:formula="of:=IF([.B10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2])" office:value-type="float" office:value="44849" calcext:value-type="float">
            <text:p>44849</text:p>
          </table:table-cell>
          <table:table-cell table:formula="of:=IF([.B10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3])" office:value-type="float" office:value="44908" calcext:value-type="float">
            <text:p>44908</text:p>
          </table:table-cell>
          <table:table-cell table:formula="of:=IF([.B10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4])" office:value-type="float" office:value="44967" calcext:value-type="float">
            <text:p>44967</text:p>
          </table:table-cell>
          <table:table-cell table:formula="of:=IF([.B10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5])" office:value-type="float" office:value="45026" calcext:value-type="float">
            <text:p>45026</text:p>
          </table:table-cell>
          <table:table-cell table:formula="of:=IF([.B10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6])" office:value-type="float" office:value="45085" calcext:value-type="float">
            <text:p>45085</text:p>
          </table:table-cell>
          <table:table-cell table:formula="of:=IF([.B10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7])" office:value-type="float" office:value="45144" calcext:value-type="float">
            <text:p>45144</text:p>
          </table:table-cell>
          <table:table-cell table:formula="of:=IF([.B10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8])" office:value-type="float" office:value="45203" calcext:value-type="float">
            <text:p>45203</text:p>
          </table:table-cell>
          <table:table-cell table:formula="of:=IF([.B10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29])" office:value-type="float" office:value="45262" calcext:value-type="float">
            <text:p>45262</text:p>
          </table:table-cell>
          <table:table-cell table:formula="of:=IF([.B10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0])" office:value-type="float" office:value="45321" calcext:value-type="float">
            <text:p>45321</text:p>
          </table:table-cell>
          <table:table-cell table:formula="of:=IF([.B10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1])" office:value-type="float" office:value="45380" calcext:value-type="float">
            <text:p>45380</text:p>
          </table:table-cell>
          <table:table-cell table:formula="of:=IF([.B10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2])" office:value-type="float" office:value="45439" calcext:value-type="float">
            <text:p>45439</text:p>
          </table:table-cell>
          <table:table-cell table:formula="of:=IF([.B10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3])" office:value-type="float" office:value="45498" calcext:value-type="float">
            <text:p>45498</text:p>
          </table:table-cell>
          <table:table-cell table:formula="of:=IF([.B10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4])" office:value-type="float" office:value="45557" calcext:value-type="float">
            <text:p>45557</text:p>
          </table:table-cell>
          <table:table-cell table:formula="of:=IF([.B10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5])" office:value-type="float" office:value="45616" calcext:value-type="float">
            <text:p>45616</text:p>
          </table:table-cell>
          <table:table-cell table:formula="of:=IF([.B10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6])" office:value-type="float" office:value="45675" calcext:value-type="float">
            <text:p>45675</text:p>
          </table:table-cell>
          <table:table-cell table:formula="of:=IF([.B10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7])" office:value-type="float" office:value="45734" calcext:value-type="float">
            <text:p>45734</text:p>
          </table:table-cell>
          <table:table-cell table:formula="of:=IF([.B10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8])" office:value-type="float" office:value="45793" calcext:value-type="float">
            <text:p>45793</text:p>
          </table:table-cell>
          <table:table-cell table:formula="of:=IF([.B10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39])" office:value-type="float" office:value="45852" calcext:value-type="float">
            <text:p>45852</text:p>
          </table:table-cell>
          <table:table-cell table:formula="of:=IF([.B10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40])" office:value-type="float" office:value="45911" calcext:value-type="float">
            <text:p>45911</text:p>
          </table:table-cell>
          <table:table-cell table:formula="of:=IF([.B10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41])" office:value-type="float" office:value="45970" calcext:value-type="float">
            <text:p>45970</text:p>
          </table:table-cell>
          <table:table-cell table:formula="of:=IF([.B10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SUM([.A$1:.A1042])" office:value-type="float" office:value="46029" calcext:value-type="float">
            <text:p>46029</text:p>
          </table:table-cell>
          <table:table-cell table:formula="of:=IF([.B10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43])" office:value-type="float" office:value="46089" calcext:value-type="float">
            <text:p>46089</text:p>
          </table:table-cell>
          <table:table-cell table:formula="of:=IF([.B10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44])" office:value-type="float" office:value="46149" calcext:value-type="float">
            <text:p>46149</text:p>
          </table:table-cell>
          <table:table-cell table:formula="of:=IF([.B10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45])" office:value-type="float" office:value="46209" calcext:value-type="float">
            <text:p>46209</text:p>
          </table:table-cell>
          <table:table-cell table:formula="of:=IF([.B10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46])" office:value-type="float" office:value="46269" calcext:value-type="float">
            <text:p>46269</text:p>
          </table:table-cell>
          <table:table-cell table:formula="of:=IF([.B10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47])" office:value-type="float" office:value="46329" calcext:value-type="float">
            <text:p>46329</text:p>
          </table:table-cell>
          <table:table-cell table:formula="of:=IF([.B10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48])" office:value-type="float" office:value="46389" calcext:value-type="float">
            <text:p>46389</text:p>
          </table:table-cell>
          <table:table-cell table:formula="of:=IF([.B10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49])" office:value-type="float" office:value="46449" calcext:value-type="float">
            <text:p>46449</text:p>
          </table:table-cell>
          <table:table-cell table:formula="of:=IF([.B10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0])" office:value-type="float" office:value="46509" calcext:value-type="float">
            <text:p>46509</text:p>
          </table:table-cell>
          <table:table-cell table:formula="of:=IF([.B10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1])" office:value-type="float" office:value="46569" calcext:value-type="float">
            <text:p>46569</text:p>
          </table:table-cell>
          <table:table-cell table:formula="of:=IF([.B10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2])" office:value-type="float" office:value="46629" calcext:value-type="float">
            <text:p>46629</text:p>
          </table:table-cell>
          <table:table-cell table:formula="of:=IF([.B10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3])" office:value-type="float" office:value="46689" calcext:value-type="float">
            <text:p>46689</text:p>
          </table:table-cell>
          <table:table-cell table:formula="of:=IF([.B10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4])" office:value-type="float" office:value="46749" calcext:value-type="float">
            <text:p>46749</text:p>
          </table:table-cell>
          <table:table-cell table:formula="of:=IF([.B10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5])" office:value-type="float" office:value="46809" calcext:value-type="float">
            <text:p>46809</text:p>
          </table:table-cell>
          <table:table-cell table:formula="of:=IF([.B10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6])" office:value-type="float" office:value="46869" calcext:value-type="float">
            <text:p>46869</text:p>
          </table:table-cell>
          <table:table-cell table:formula="of:=IF([.B10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7])" office:value-type="float" office:value="46929" calcext:value-type="float">
            <text:p>46929</text:p>
          </table:table-cell>
          <table:table-cell table:formula="of:=IF([.B10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8])" office:value-type="float" office:value="46989" calcext:value-type="float">
            <text:p>46989</text:p>
          </table:table-cell>
          <table:table-cell table:formula="of:=IF([.B10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59])" office:value-type="float" office:value="47049" calcext:value-type="float">
            <text:p>47049</text:p>
          </table:table-cell>
          <table:table-cell table:formula="of:=IF([.B10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0])" office:value-type="float" office:value="47109" calcext:value-type="float">
            <text:p>47109</text:p>
          </table:table-cell>
          <table:table-cell table:formula="of:=IF([.B10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1])" office:value-type="float" office:value="47169" calcext:value-type="float">
            <text:p>47169</text:p>
          </table:table-cell>
          <table:table-cell table:formula="of:=IF([.B10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2])" office:value-type="float" office:value="47229" calcext:value-type="float">
            <text:p>47229</text:p>
          </table:table-cell>
          <table:table-cell table:formula="of:=IF([.B10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3])" office:value-type="float" office:value="47289" calcext:value-type="float">
            <text:p>47289</text:p>
          </table:table-cell>
          <table:table-cell table:formula="of:=IF([.B10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4])" office:value-type="float" office:value="47349" calcext:value-type="float">
            <text:p>47349</text:p>
          </table:table-cell>
          <table:table-cell table:formula="of:=IF([.B10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5])" office:value-type="float" office:value="47409" calcext:value-type="float">
            <text:p>47409</text:p>
          </table:table-cell>
          <table:table-cell table:formula="of:=IF([.B10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6])" office:value-type="float" office:value="47469" calcext:value-type="float">
            <text:p>47469</text:p>
          </table:table-cell>
          <table:table-cell table:formula="of:=IF([.B10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7])" office:value-type="float" office:value="47529" calcext:value-type="float">
            <text:p>47529</text:p>
          </table:table-cell>
          <table:table-cell table:formula="of:=IF([.B10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8])" office:value-type="float" office:value="47589" calcext:value-type="float">
            <text:p>47589</text:p>
          </table:table-cell>
          <table:table-cell table:formula="of:=IF([.B10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69])" office:value-type="float" office:value="47649" calcext:value-type="float">
            <text:p>47649</text:p>
          </table:table-cell>
          <table:table-cell table:formula="of:=IF([.B10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70])" office:value-type="float" office:value="47709" calcext:value-type="float">
            <text:p>47709</text:p>
          </table:table-cell>
          <table:table-cell table:formula="of:=IF([.B10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71])" office:value-type="float" office:value="47769" calcext:value-type="float">
            <text:p>47769</text:p>
          </table:table-cell>
          <table:table-cell table:formula="of:=IF([.B10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72])" office:value-type="float" office:value="47829" calcext:value-type="float">
            <text:p>47829</text:p>
          </table:table-cell>
          <table:table-cell table:formula="of:=IF([.B10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73])" office:value-type="float" office:value="47889" calcext:value-type="float">
            <text:p>47889</text:p>
          </table:table-cell>
          <table:table-cell table:formula="of:=IF([.B10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74])" office:value-type="float" office:value="47949" calcext:value-type="float">
            <text:p>47949</text:p>
          </table:table-cell>
          <table:table-cell table:formula="of:=IF([.B10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75])" office:value-type="float" office:value="48009" calcext:value-type="float">
            <text:p>48009</text:p>
          </table:table-cell>
          <table:table-cell table:formula="of:=IF([.B10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SUM([.A$1:.A1076])" office:value-type="float" office:value="48069" calcext:value-type="float">
            <text:p>48069</text:p>
          </table:table-cell>
          <table:table-cell table:formula="of:=IF([.B10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77])" office:value-type="float" office:value="48130" calcext:value-type="float">
            <text:p>48130</text:p>
          </table:table-cell>
          <table:table-cell table:formula="of:=IF([.B10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78])" office:value-type="float" office:value="48191" calcext:value-type="float">
            <text:p>48191</text:p>
          </table:table-cell>
          <table:table-cell table:formula="of:=IF([.B10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79])" office:value-type="float" office:value="48252" calcext:value-type="float">
            <text:p>48252</text:p>
          </table:table-cell>
          <table:table-cell table:formula="of:=IF([.B10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0])" office:value-type="float" office:value="48313" calcext:value-type="float">
            <text:p>48313</text:p>
          </table:table-cell>
          <table:table-cell table:formula="of:=IF([.B10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1])" office:value-type="float" office:value="48374" calcext:value-type="float">
            <text:p>48374</text:p>
          </table:table-cell>
          <table:table-cell table:formula="of:=IF([.B10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2])" office:value-type="float" office:value="48435" calcext:value-type="float">
            <text:p>48435</text:p>
          </table:table-cell>
          <table:table-cell table:formula="of:=IF([.B10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3])" office:value-type="float" office:value="48496" calcext:value-type="float">
            <text:p>48496</text:p>
          </table:table-cell>
          <table:table-cell table:formula="of:=IF([.B10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4])" office:value-type="float" office:value="48557" calcext:value-type="float">
            <text:p>48557</text:p>
          </table:table-cell>
          <table:table-cell table:formula="of:=IF([.B10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5])" office:value-type="float" office:value="48618" calcext:value-type="float">
            <text:p>48618</text:p>
          </table:table-cell>
          <table:table-cell table:formula="of:=IF([.B10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6])" office:value-type="float" office:value="48679" calcext:value-type="float">
            <text:p>48679</text:p>
          </table:table-cell>
          <table:table-cell table:formula="of:=IF([.B10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7])" office:value-type="float" office:value="48740" calcext:value-type="float">
            <text:p>48740</text:p>
          </table:table-cell>
          <table:table-cell table:formula="of:=IF([.B10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8])" office:value-type="float" office:value="48801" calcext:value-type="float">
            <text:p>48801</text:p>
          </table:table-cell>
          <table:table-cell table:formula="of:=IF([.B10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89])" office:value-type="float" office:value="48862" calcext:value-type="float">
            <text:p>48862</text:p>
          </table:table-cell>
          <table:table-cell table:formula="of:=IF([.B10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0])" office:value-type="float" office:value="48923" calcext:value-type="float">
            <text:p>48923</text:p>
          </table:table-cell>
          <table:table-cell table:formula="of:=IF([.B10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1])" office:value-type="float" office:value="48984" calcext:value-type="float">
            <text:p>48984</text:p>
          </table:table-cell>
          <table:table-cell table:formula="of:=IF([.B10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2])" office:value-type="float" office:value="49045" calcext:value-type="float">
            <text:p>49045</text:p>
          </table:table-cell>
          <table:table-cell table:formula="of:=IF([.B10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3])" office:value-type="float" office:value="49106" calcext:value-type="float">
            <text:p>49106</text:p>
          </table:table-cell>
          <table:table-cell table:formula="of:=IF([.B10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4])" office:value-type="float" office:value="49167" calcext:value-type="float">
            <text:p>49167</text:p>
          </table:table-cell>
          <table:table-cell table:formula="of:=IF([.B10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5])" office:value-type="float" office:value="49228" calcext:value-type="float">
            <text:p>49228</text:p>
          </table:table-cell>
          <table:table-cell table:formula="of:=IF([.B10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6])" office:value-type="float" office:value="49289" calcext:value-type="float">
            <text:p>49289</text:p>
          </table:table-cell>
          <table:table-cell table:formula="of:=IF([.B10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7])" office:value-type="float" office:value="49350" calcext:value-type="float">
            <text:p>49350</text:p>
          </table:table-cell>
          <table:table-cell table:formula="of:=IF([.B10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8])" office:value-type="float" office:value="49411" calcext:value-type="float">
            <text:p>49411</text:p>
          </table:table-cell>
          <table:table-cell table:formula="of:=IF([.B10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099])" office:value-type="float" office:value="49472" calcext:value-type="float">
            <text:p>49472</text:p>
          </table:table-cell>
          <table:table-cell table:formula="of:=IF([.B10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0])" office:value-type="float" office:value="49533" calcext:value-type="float">
            <text:p>49533</text:p>
          </table:table-cell>
          <table:table-cell table:formula="of:=IF([.B11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1])" office:value-type="float" office:value="49594" calcext:value-type="float">
            <text:p>49594</text:p>
          </table:table-cell>
          <table:table-cell table:formula="of:=IF([.B11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2])" office:value-type="float" office:value="49655" calcext:value-type="float">
            <text:p>49655</text:p>
          </table:table-cell>
          <table:table-cell table:formula="of:=IF([.B11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3])" office:value-type="float" office:value="49716" calcext:value-type="float">
            <text:p>49716</text:p>
          </table:table-cell>
          <table:table-cell table:formula="of:=IF([.B11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4])" office:value-type="float" office:value="49777" calcext:value-type="float">
            <text:p>49777</text:p>
          </table:table-cell>
          <table:table-cell table:formula="of:=IF([.B11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5])" office:value-type="float" office:value="49838" calcext:value-type="float">
            <text:p>49838</text:p>
          </table:table-cell>
          <table:table-cell table:formula="of:=IF([.B11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6])" office:value-type="float" office:value="49899" calcext:value-type="float">
            <text:p>49899</text:p>
          </table:table-cell>
          <table:table-cell table:formula="of:=IF([.B11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7])" office:value-type="float" office:value="49960" calcext:value-type="float">
            <text:p>49960</text:p>
          </table:table-cell>
          <table:table-cell table:formula="of:=IF([.B11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8])" office:value-type="float" office:value="50021" calcext:value-type="float">
            <text:p>50021</text:p>
          </table:table-cell>
          <table:table-cell table:formula="of:=IF([.B11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09])" office:value-type="float" office:value="50082" calcext:value-type="float">
            <text:p>50082</text:p>
          </table:table-cell>
          <table:table-cell table:formula="of:=IF([.B11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10])" office:value-type="float" office:value="50143" calcext:value-type="float">
            <text:p>50143</text:p>
          </table:table-cell>
          <table:table-cell table:formula="of:=IF([.B11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11])" office:value-type="float" office:value="50204" calcext:value-type="float">
            <text:p>50204</text:p>
          </table:table-cell>
          <table:table-cell table:formula="of:=IF([.B11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12])" office:value-type="float" office:value="50265" calcext:value-type="float">
            <text:p>50265</text:p>
          </table:table-cell>
          <table:table-cell table:formula="of:=IF([.B11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13])" office:value-type="float" office:value="50326" calcext:value-type="float">
            <text:p>50326</text:p>
          </table:table-cell>
          <table:table-cell table:formula="of:=IF([.B11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14])" office:value-type="float" office:value="50387" calcext:value-type="float">
            <text:p>50387</text:p>
          </table:table-cell>
          <table:table-cell table:formula="of:=IF([.B11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15])" office:value-type="float" office:value="50448" calcext:value-type="float">
            <text:p>50448</text:p>
          </table:table-cell>
          <table:table-cell table:formula="of:=IF([.B11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16])" office:value-type="float" office:value="50509" calcext:value-type="float">
            <text:p>50509</text:p>
          </table:table-cell>
          <table:table-cell table:formula="of:=IF([.B11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17])" office:value-type="float" office:value="50570" calcext:value-type="float">
            <text:p>50570</text:p>
          </table:table-cell>
          <table:table-cell table:formula="of:=IF([.B11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SUM([.A$1:.A1118])" office:value-type="float" office:value="50631" calcext:value-type="float">
            <text:p>50631</text:p>
          </table:table-cell>
          <table:table-cell table:formula="of:=IF([.B11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19])" office:value-type="float" office:value="50693" calcext:value-type="float">
            <text:p>50693</text:p>
          </table:table-cell>
          <table:table-cell table:formula="of:=IF([.B11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0])" office:value-type="float" office:value="50755" calcext:value-type="float">
            <text:p>50755</text:p>
          </table:table-cell>
          <table:table-cell table:formula="of:=IF([.B11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1])" office:value-type="float" office:value="50817" calcext:value-type="float">
            <text:p>50817</text:p>
          </table:table-cell>
          <table:table-cell table:formula="of:=IF([.B11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2])" office:value-type="float" office:value="50879" calcext:value-type="float">
            <text:p>50879</text:p>
          </table:table-cell>
          <table:table-cell table:formula="of:=IF([.B11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3])" office:value-type="float" office:value="50941" calcext:value-type="float">
            <text:p>50941</text:p>
          </table:table-cell>
          <table:table-cell table:formula="of:=IF([.B11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4])" office:value-type="float" office:value="51003" calcext:value-type="float">
            <text:p>51003</text:p>
          </table:table-cell>
          <table:table-cell table:formula="of:=IF([.B11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5])" office:value-type="float" office:value="51065" calcext:value-type="float">
            <text:p>51065</text:p>
          </table:table-cell>
          <table:table-cell table:formula="of:=IF([.B11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6])" office:value-type="float" office:value="51127" calcext:value-type="float">
            <text:p>51127</text:p>
          </table:table-cell>
          <table:table-cell table:formula="of:=IF([.B11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7])" office:value-type="float" office:value="51189" calcext:value-type="float">
            <text:p>51189</text:p>
          </table:table-cell>
          <table:table-cell table:formula="of:=IF([.B11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8])" office:value-type="float" office:value="51251" calcext:value-type="float">
            <text:p>51251</text:p>
          </table:table-cell>
          <table:table-cell table:formula="of:=IF([.B11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29])" office:value-type="float" office:value="51313" calcext:value-type="float">
            <text:p>51313</text:p>
          </table:table-cell>
          <table:table-cell table:formula="of:=IF([.B11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0])" office:value-type="float" office:value="51375" calcext:value-type="float">
            <text:p>51375</text:p>
          </table:table-cell>
          <table:table-cell table:formula="of:=IF([.B11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1])" office:value-type="float" office:value="51437" calcext:value-type="float">
            <text:p>51437</text:p>
          </table:table-cell>
          <table:table-cell table:formula="of:=IF([.B11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2])" office:value-type="float" office:value="51499" calcext:value-type="float">
            <text:p>51499</text:p>
          </table:table-cell>
          <table:table-cell table:formula="of:=IF([.B11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3])" office:value-type="float" office:value="51561" calcext:value-type="float">
            <text:p>51561</text:p>
          </table:table-cell>
          <table:table-cell table:formula="of:=IF([.B11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4])" office:value-type="float" office:value="51623" calcext:value-type="float">
            <text:p>51623</text:p>
          </table:table-cell>
          <table:table-cell table:formula="of:=IF([.B11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5])" office:value-type="float" office:value="51685" calcext:value-type="float">
            <text:p>51685</text:p>
          </table:table-cell>
          <table:table-cell table:formula="of:=IF([.B11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6])" office:value-type="float" office:value="51747" calcext:value-type="float">
            <text:p>51747</text:p>
          </table:table-cell>
          <table:table-cell table:formula="of:=IF([.B11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7])" office:value-type="float" office:value="51809" calcext:value-type="float">
            <text:p>51809</text:p>
          </table:table-cell>
          <table:table-cell table:formula="of:=IF([.B11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8])" office:value-type="float" office:value="51871" calcext:value-type="float">
            <text:p>51871</text:p>
          </table:table-cell>
          <table:table-cell table:formula="of:=IF([.B11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39])" office:value-type="float" office:value="51933" calcext:value-type="float">
            <text:p>51933</text:p>
          </table:table-cell>
          <table:table-cell table:formula="of:=IF([.B11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0])" office:value-type="float" office:value="51995" calcext:value-type="float">
            <text:p>51995</text:p>
          </table:table-cell>
          <table:table-cell table:formula="of:=IF([.B11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1])" office:value-type="float" office:value="52057" calcext:value-type="float">
            <text:p>52057</text:p>
          </table:table-cell>
          <table:table-cell table:formula="of:=IF([.B11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2])" office:value-type="float" office:value="52119" calcext:value-type="float">
            <text:p>52119</text:p>
          </table:table-cell>
          <table:table-cell table:formula="of:=IF([.B11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3])" office:value-type="float" office:value="52181" calcext:value-type="float">
            <text:p>52181</text:p>
          </table:table-cell>
          <table:table-cell table:formula="of:=IF([.B11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4])" office:value-type="float" office:value="52243" calcext:value-type="float">
            <text:p>52243</text:p>
          </table:table-cell>
          <table:table-cell table:formula="of:=IF([.B11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5])" office:value-type="float" office:value="52305" calcext:value-type="float">
            <text:p>52305</text:p>
          </table:table-cell>
          <table:table-cell table:formula="of:=IF([.B11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6])" office:value-type="float" office:value="52367" calcext:value-type="float">
            <text:p>52367</text:p>
          </table:table-cell>
          <table:table-cell table:formula="of:=IF([.B11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7])" office:value-type="float" office:value="52429" calcext:value-type="float">
            <text:p>52429</text:p>
          </table:table-cell>
          <table:table-cell table:formula="of:=IF([.B11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8])" office:value-type="float" office:value="52491" calcext:value-type="float">
            <text:p>52491</text:p>
          </table:table-cell>
          <table:table-cell table:formula="of:=IF([.B11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49])" office:value-type="float" office:value="52553" calcext:value-type="float">
            <text:p>52553</text:p>
          </table:table-cell>
          <table:table-cell table:formula="of:=IF([.B11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50])" office:value-type="float" office:value="52615" calcext:value-type="float">
            <text:p>52615</text:p>
          </table:table-cell>
          <table:table-cell table:formula="of:=IF([.B11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51])" office:value-type="float" office:value="52677" calcext:value-type="float">
            <text:p>52677</text:p>
          </table:table-cell>
          <table:table-cell table:formula="of:=IF([.B11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52])" office:value-type="float" office:value="52739" calcext:value-type="float">
            <text:p>52739</text:p>
          </table:table-cell>
          <table:table-cell table:formula="of:=IF([.B11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53])" office:value-type="float" office:value="52801" calcext:value-type="float">
            <text:p>52801</text:p>
          </table:table-cell>
          <table:table-cell table:formula="of:=IF([.B11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SUM([.A$1:.A1154])" office:value-type="float" office:value="52863" calcext:value-type="float">
            <text:p>52863</text:p>
          </table:table-cell>
          <table:table-cell table:formula="of:=IF([.B11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55])" office:value-type="float" office:value="52926" calcext:value-type="float">
            <text:p>52926</text:p>
          </table:table-cell>
          <table:table-cell table:formula="of:=IF([.B11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56])" office:value-type="float" office:value="52989" calcext:value-type="float">
            <text:p>52989</text:p>
          </table:table-cell>
          <table:table-cell table:formula="of:=IF([.B11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57])" office:value-type="float" office:value="53052" calcext:value-type="float">
            <text:p>53052</text:p>
          </table:table-cell>
          <table:table-cell table:formula="of:=IF([.B11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58])" office:value-type="float" office:value="53115" calcext:value-type="float">
            <text:p>53115</text:p>
          </table:table-cell>
          <table:table-cell table:formula="of:=IF([.B11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59])" office:value-type="float" office:value="53178" calcext:value-type="float">
            <text:p>53178</text:p>
          </table:table-cell>
          <table:table-cell table:formula="of:=IF([.B11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0])" office:value-type="float" office:value="53241" calcext:value-type="float">
            <text:p>53241</text:p>
          </table:table-cell>
          <table:table-cell table:formula="of:=IF([.B11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1])" office:value-type="float" office:value="53304" calcext:value-type="float">
            <text:p>53304</text:p>
          </table:table-cell>
          <table:table-cell table:formula="of:=IF([.B11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2])" office:value-type="float" office:value="53367" calcext:value-type="float">
            <text:p>53367</text:p>
          </table:table-cell>
          <table:table-cell table:formula="of:=IF([.B11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3])" office:value-type="float" office:value="53430" calcext:value-type="float">
            <text:p>53430</text:p>
          </table:table-cell>
          <table:table-cell table:formula="of:=IF([.B11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4])" office:value-type="float" office:value="53493" calcext:value-type="float">
            <text:p>53493</text:p>
          </table:table-cell>
          <table:table-cell table:formula="of:=IF([.B11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5])" office:value-type="float" office:value="53556" calcext:value-type="float">
            <text:p>53556</text:p>
          </table:table-cell>
          <table:table-cell table:formula="of:=IF([.B11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6])" office:value-type="float" office:value="53619" calcext:value-type="float">
            <text:p>53619</text:p>
          </table:table-cell>
          <table:table-cell table:formula="of:=IF([.B11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7])" office:value-type="float" office:value="53682" calcext:value-type="float">
            <text:p>53682</text:p>
          </table:table-cell>
          <table:table-cell table:formula="of:=IF([.B11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8])" office:value-type="float" office:value="53745" calcext:value-type="float">
            <text:p>53745</text:p>
          </table:table-cell>
          <table:table-cell table:formula="of:=IF([.B11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69])" office:value-type="float" office:value="53808" calcext:value-type="float">
            <text:p>53808</text:p>
          </table:table-cell>
          <table:table-cell table:formula="of:=IF([.B11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70])" office:value-type="float" office:value="53871" calcext:value-type="float">
            <text:p>53871</text:p>
          </table:table-cell>
          <table:table-cell table:formula="of:=IF([.B11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71])" office:value-type="float" office:value="53934" calcext:value-type="float">
            <text:p>53934</text:p>
          </table:table-cell>
          <table:table-cell table:formula="of:=IF([.B11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72])" office:value-type="float" office:value="53997" calcext:value-type="float">
            <text:p>53997</text:p>
          </table:table-cell>
          <table:table-cell table:formula="of:=IF([.B11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73])" office:value-type="float" office:value="54060" calcext:value-type="float">
            <text:p>54060</text:p>
          </table:table-cell>
          <table:table-cell table:formula="of:=IF([.B11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74])" office:value-type="float" office:value="54123" calcext:value-type="float">
            <text:p>54123</text:p>
          </table:table-cell>
          <table:table-cell table:formula="of:=IF([.B11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75])" office:value-type="float" office:value="54186" calcext:value-type="float">
            <text:p>54186</text:p>
          </table:table-cell>
          <table:table-cell table:formula="of:=IF([.B11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76])" office:value-type="float" office:value="54249" calcext:value-type="float">
            <text:p>54249</text:p>
          </table:table-cell>
          <table:table-cell table:formula="of:=IF([.B11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SUM([.A$1:.A1177])" office:value-type="float" office:value="54312" calcext:value-type="float">
            <text:p>54312</text:p>
          </table:table-cell>
          <table:table-cell table:formula="of:=IF([.B11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78])" office:value-type="float" office:value="54376" calcext:value-type="float">
            <text:p>54376</text:p>
          </table:table-cell>
          <table:table-cell table:formula="of:=IF([.B11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79])" office:value-type="float" office:value="54440" calcext:value-type="float">
            <text:p>54440</text:p>
          </table:table-cell>
          <table:table-cell table:formula="of:=IF([.B11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0])" office:value-type="float" office:value="54504" calcext:value-type="float">
            <text:p>54504</text:p>
          </table:table-cell>
          <table:table-cell table:formula="of:=IF([.B11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1])" office:value-type="float" office:value="54568" calcext:value-type="float">
            <text:p>54568</text:p>
          </table:table-cell>
          <table:table-cell table:formula="of:=IF([.B11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2])" office:value-type="float" office:value="54632" calcext:value-type="float">
            <text:p>54632</text:p>
          </table:table-cell>
          <table:table-cell table:formula="of:=IF([.B11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3])" office:value-type="float" office:value="54696" calcext:value-type="float">
            <text:p>54696</text:p>
          </table:table-cell>
          <table:table-cell table:formula="of:=IF([.B11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4])" office:value-type="float" office:value="54760" calcext:value-type="float">
            <text:p>54760</text:p>
          </table:table-cell>
          <table:table-cell table:formula="of:=IF([.B11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5])" office:value-type="float" office:value="54824" calcext:value-type="float">
            <text:p>54824</text:p>
          </table:table-cell>
          <table:table-cell table:formula="of:=IF([.B11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6])" office:value-type="float" office:value="54888" calcext:value-type="float">
            <text:p>54888</text:p>
          </table:table-cell>
          <table:table-cell table:formula="of:=IF([.B11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7])" office:value-type="float" office:value="54952" calcext:value-type="float">
            <text:p>54952</text:p>
          </table:table-cell>
          <table:table-cell table:formula="of:=IF([.B11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8])" office:value-type="float" office:value="55016" calcext:value-type="float">
            <text:p>55016</text:p>
          </table:table-cell>
          <table:table-cell table:formula="of:=IF([.B11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89])" office:value-type="float" office:value="55080" calcext:value-type="float">
            <text:p>55080</text:p>
          </table:table-cell>
          <table:table-cell table:formula="of:=IF([.B11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0])" office:value-type="float" office:value="55144" calcext:value-type="float">
            <text:p>55144</text:p>
          </table:table-cell>
          <table:table-cell table:formula="of:=IF([.B11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1])" office:value-type="float" office:value="55208" calcext:value-type="float">
            <text:p>55208</text:p>
          </table:table-cell>
          <table:table-cell table:formula="of:=IF([.B11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2])" office:value-type="float" office:value="55272" calcext:value-type="float">
            <text:p>55272</text:p>
          </table:table-cell>
          <table:table-cell table:formula="of:=IF([.B11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3])" office:value-type="float" office:value="55336" calcext:value-type="float">
            <text:p>55336</text:p>
          </table:table-cell>
          <table:table-cell table:formula="of:=IF([.B11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4])" office:value-type="float" office:value="55400" calcext:value-type="float">
            <text:p>55400</text:p>
          </table:table-cell>
          <table:table-cell table:formula="of:=IF([.B11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5])" office:value-type="float" office:value="55464" calcext:value-type="float">
            <text:p>55464</text:p>
          </table:table-cell>
          <table:table-cell table:formula="of:=IF([.B11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6])" office:value-type="float" office:value="55528" calcext:value-type="float">
            <text:p>55528</text:p>
          </table:table-cell>
          <table:table-cell table:formula="of:=IF([.B11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7])" office:value-type="float" office:value="55592" calcext:value-type="float">
            <text:p>55592</text:p>
          </table:table-cell>
          <table:table-cell table:formula="of:=IF([.B11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8])" office:value-type="float" office:value="55656" calcext:value-type="float">
            <text:p>55656</text:p>
          </table:table-cell>
          <table:table-cell table:formula="of:=IF([.B11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199])" office:value-type="float" office:value="55720" calcext:value-type="float">
            <text:p>55720</text:p>
          </table:table-cell>
          <table:table-cell table:formula="of:=IF([.B11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200])" office:value-type="float" office:value="55784" calcext:value-type="float">
            <text:p>55784</text:p>
          </table:table-cell>
          <table:table-cell table:formula="of:=IF([.B12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SUM([.A$1:.A1201])" office:value-type="float" office:value="55848" calcext:value-type="float">
            <text:p>55848</text:p>
          </table:table-cell>
          <table:table-cell table:formula="of:=IF([.B12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02])" office:value-type="float" office:value="55913" calcext:value-type="float">
            <text:p>55913</text:p>
          </table:table-cell>
          <table:table-cell table:formula="of:=IF([.B12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03])" office:value-type="float" office:value="55978" calcext:value-type="float">
            <text:p>55978</text:p>
          </table:table-cell>
          <table:table-cell table:formula="of:=IF([.B12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04])" office:value-type="float" office:value="56043" calcext:value-type="float">
            <text:p>56043</text:p>
          </table:table-cell>
          <table:table-cell table:formula="of:=IF([.B12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05])" office:value-type="float" office:value="56108" calcext:value-type="float">
            <text:p>56108</text:p>
          </table:table-cell>
          <table:table-cell table:formula="of:=IF([.B12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06])" office:value-type="float" office:value="56173" calcext:value-type="float">
            <text:p>56173</text:p>
          </table:table-cell>
          <table:table-cell table:formula="of:=IF([.B12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07])" office:value-type="float" office:value="56238" calcext:value-type="float">
            <text:p>56238</text:p>
          </table:table-cell>
          <table:table-cell table:formula="of:=IF([.B12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08])" office:value-type="float" office:value="56303" calcext:value-type="float">
            <text:p>56303</text:p>
          </table:table-cell>
          <table:table-cell table:formula="of:=IF([.B12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09])" office:value-type="float" office:value="56368" calcext:value-type="float">
            <text:p>56368</text:p>
          </table:table-cell>
          <table:table-cell table:formula="of:=IF([.B12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0])" office:value-type="float" office:value="56433" calcext:value-type="float">
            <text:p>56433</text:p>
          </table:table-cell>
          <table:table-cell table:formula="of:=IF([.B12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1])" office:value-type="float" office:value="56498" calcext:value-type="float">
            <text:p>56498</text:p>
          </table:table-cell>
          <table:table-cell table:formula="of:=IF([.B12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2])" office:value-type="float" office:value="56563" calcext:value-type="float">
            <text:p>56563</text:p>
          </table:table-cell>
          <table:table-cell table:formula="of:=IF([.B12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3])" office:value-type="float" office:value="56628" calcext:value-type="float">
            <text:p>56628</text:p>
          </table:table-cell>
          <table:table-cell table:formula="of:=IF([.B12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4])" office:value-type="float" office:value="56693" calcext:value-type="float">
            <text:p>56693</text:p>
          </table:table-cell>
          <table:table-cell table:formula="of:=IF([.B12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5])" office:value-type="float" office:value="56758" calcext:value-type="float">
            <text:p>56758</text:p>
          </table:table-cell>
          <table:table-cell table:formula="of:=IF([.B12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6])" office:value-type="float" office:value="56823" calcext:value-type="float">
            <text:p>56823</text:p>
          </table:table-cell>
          <table:table-cell table:formula="of:=IF([.B12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7])" office:value-type="float" office:value="56888" calcext:value-type="float">
            <text:p>56888</text:p>
          </table:table-cell>
          <table:table-cell table:formula="of:=IF([.B12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8])" office:value-type="float" office:value="56953" calcext:value-type="float">
            <text:p>56953</text:p>
          </table:table-cell>
          <table:table-cell table:formula="of:=IF([.B12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19])" office:value-type="float" office:value="57018" calcext:value-type="float">
            <text:p>57018</text:p>
          </table:table-cell>
          <table:table-cell table:formula="of:=IF([.B12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0])" office:value-type="float" office:value="57083" calcext:value-type="float">
            <text:p>57083</text:p>
          </table:table-cell>
          <table:table-cell table:formula="of:=IF([.B12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1])" office:value-type="float" office:value="57148" calcext:value-type="float">
            <text:p>57148</text:p>
          </table:table-cell>
          <table:table-cell table:formula="of:=IF([.B12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2])" office:value-type="float" office:value="57213" calcext:value-type="float">
            <text:p>57213</text:p>
          </table:table-cell>
          <table:table-cell table:formula="of:=IF([.B12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3])" office:value-type="float" office:value="57278" calcext:value-type="float">
            <text:p>57278</text:p>
          </table:table-cell>
          <table:table-cell table:formula="of:=IF([.B12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4])" office:value-type="float" office:value="57343" calcext:value-type="float">
            <text:p>57343</text:p>
          </table:table-cell>
          <table:table-cell table:formula="of:=IF([.B12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5])" office:value-type="float" office:value="57408" calcext:value-type="float">
            <text:p>57408</text:p>
          </table:table-cell>
          <table:table-cell table:formula="of:=IF([.B12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6])" office:value-type="float" office:value="57473" calcext:value-type="float">
            <text:p>57473</text:p>
          </table:table-cell>
          <table:table-cell table:formula="of:=IF([.B12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7])" office:value-type="float" office:value="57538" calcext:value-type="float">
            <text:p>57538</text:p>
          </table:table-cell>
          <table:table-cell table:formula="of:=IF([.B12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8])" office:value-type="float" office:value="57603" calcext:value-type="float">
            <text:p>57603</text:p>
          </table:table-cell>
          <table:table-cell table:formula="of:=IF([.B12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29])" office:value-type="float" office:value="57668" calcext:value-type="float">
            <text:p>57668</text:p>
          </table:table-cell>
          <table:table-cell table:formula="of:=IF([.B12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30])" office:value-type="float" office:value="57733" calcext:value-type="float">
            <text:p>57733</text:p>
          </table:table-cell>
          <table:table-cell table:formula="of:=IF([.B12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31])" office:value-type="float" office:value="57798" calcext:value-type="float">
            <text:p>57798</text:p>
          </table:table-cell>
          <table:table-cell table:formula="of:=IF([.B12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32])" office:value-type="float" office:value="57863" calcext:value-type="float">
            <text:p>57863</text:p>
          </table:table-cell>
          <table:table-cell table:formula="of:=IF([.B12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33])" office:value-type="float" office:value="57928" calcext:value-type="float">
            <text:p>57928</text:p>
          </table:table-cell>
          <table:table-cell table:formula="of:=IF([.B12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34])" office:value-type="float" office:value="57993" calcext:value-type="float">
            <text:p>57993</text:p>
          </table:table-cell>
          <table:table-cell table:formula="of:=IF([.B12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SUM([.A$1:.A1235])" office:value-type="float" office:value="58058" calcext:value-type="float">
            <text:p>58058</text:p>
          </table:table-cell>
          <table:table-cell table:formula="of:=IF([.B12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36])" office:value-type="float" office:value="58124" calcext:value-type="float">
            <text:p>58124</text:p>
          </table:table-cell>
          <table:table-cell table:formula="of:=IF([.B12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37])" office:value-type="float" office:value="58190" calcext:value-type="float">
            <text:p>58190</text:p>
          </table:table-cell>
          <table:table-cell table:formula="of:=IF([.B12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38])" office:value-type="float" office:value="58256" calcext:value-type="float">
            <text:p>58256</text:p>
          </table:table-cell>
          <table:table-cell table:formula="of:=IF([.B12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39])" office:value-type="float" office:value="58322" calcext:value-type="float">
            <text:p>58322</text:p>
          </table:table-cell>
          <table:table-cell table:formula="of:=IF([.B12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0])" office:value-type="float" office:value="58388" calcext:value-type="float">
            <text:p>58388</text:p>
          </table:table-cell>
          <table:table-cell table:formula="of:=IF([.B12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1])" office:value-type="float" office:value="58454" calcext:value-type="float">
            <text:p>58454</text:p>
          </table:table-cell>
          <table:table-cell table:formula="of:=IF([.B12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2])" office:value-type="float" office:value="58520" calcext:value-type="float">
            <text:p>58520</text:p>
          </table:table-cell>
          <table:table-cell table:formula="of:=IF([.B12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3])" office:value-type="float" office:value="58586" calcext:value-type="float">
            <text:p>58586</text:p>
          </table:table-cell>
          <table:table-cell table:formula="of:=IF([.B12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4])" office:value-type="float" office:value="58652" calcext:value-type="float">
            <text:p>58652</text:p>
          </table:table-cell>
          <table:table-cell table:formula="of:=IF([.B12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5])" office:value-type="float" office:value="58718" calcext:value-type="float">
            <text:p>58718</text:p>
          </table:table-cell>
          <table:table-cell table:formula="of:=IF([.B12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6])" office:value-type="float" office:value="58784" calcext:value-type="float">
            <text:p>58784</text:p>
          </table:table-cell>
          <table:table-cell table:formula="of:=IF([.B12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7])" office:value-type="float" office:value="58850" calcext:value-type="float">
            <text:p>58850</text:p>
          </table:table-cell>
          <table:table-cell table:formula="of:=IF([.B12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8])" office:value-type="float" office:value="58916" calcext:value-type="float">
            <text:p>58916</text:p>
          </table:table-cell>
          <table:table-cell table:formula="of:=IF([.B12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49])" office:value-type="float" office:value="58982" calcext:value-type="float">
            <text:p>58982</text:p>
          </table:table-cell>
          <table:table-cell table:formula="of:=IF([.B12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0])" office:value-type="float" office:value="59048" calcext:value-type="float">
            <text:p>59048</text:p>
          </table:table-cell>
          <table:table-cell table:formula="of:=IF([.B12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1])" office:value-type="float" office:value="59114" calcext:value-type="float">
            <text:p>59114</text:p>
          </table:table-cell>
          <table:table-cell table:formula="of:=IF([.B12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2])" office:value-type="float" office:value="59180" calcext:value-type="float">
            <text:p>59180</text:p>
          </table:table-cell>
          <table:table-cell table:formula="of:=IF([.B12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3])" office:value-type="float" office:value="59246" calcext:value-type="float">
            <text:p>59246</text:p>
          </table:table-cell>
          <table:table-cell table:formula="of:=IF([.B12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4])" office:value-type="float" office:value="59312" calcext:value-type="float">
            <text:p>59312</text:p>
          </table:table-cell>
          <table:table-cell table:formula="of:=IF([.B12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5])" office:value-type="float" office:value="59378" calcext:value-type="float">
            <text:p>59378</text:p>
          </table:table-cell>
          <table:table-cell table:formula="of:=IF([.B12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6])" office:value-type="float" office:value="59444" calcext:value-type="float">
            <text:p>59444</text:p>
          </table:table-cell>
          <table:table-cell table:formula="of:=IF([.B12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7])" office:value-type="float" office:value="59510" calcext:value-type="float">
            <text:p>59510</text:p>
          </table:table-cell>
          <table:table-cell table:formula="of:=IF([.B12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8])" office:value-type="float" office:value="59576" calcext:value-type="float">
            <text:p>59576</text:p>
          </table:table-cell>
          <table:table-cell table:formula="of:=IF([.B12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59])" office:value-type="float" office:value="59642" calcext:value-type="float">
            <text:p>59642</text:p>
          </table:table-cell>
          <table:table-cell table:formula="of:=IF([.B12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0])" office:value-type="float" office:value="59708" calcext:value-type="float">
            <text:p>59708</text:p>
          </table:table-cell>
          <table:table-cell table:formula="of:=IF([.B12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1])" office:value-type="float" office:value="59774" calcext:value-type="float">
            <text:p>59774</text:p>
          </table:table-cell>
          <table:table-cell table:formula="of:=IF([.B12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2])" office:value-type="float" office:value="59840" calcext:value-type="float">
            <text:p>59840</text:p>
          </table:table-cell>
          <table:table-cell table:formula="of:=IF([.B12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3])" office:value-type="float" office:value="59906" calcext:value-type="float">
            <text:p>59906</text:p>
          </table:table-cell>
          <table:table-cell table:formula="of:=IF([.B12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4])" office:value-type="float" office:value="59972" calcext:value-type="float">
            <text:p>59972</text:p>
          </table:table-cell>
          <table:table-cell table:formula="of:=IF([.B12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5])" office:value-type="float" office:value="60038" calcext:value-type="float">
            <text:p>60038</text:p>
          </table:table-cell>
          <table:table-cell table:formula="of:=IF([.B12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6])" office:value-type="float" office:value="60104" calcext:value-type="float">
            <text:p>60104</text:p>
          </table:table-cell>
          <table:table-cell table:formula="of:=IF([.B12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7])" office:value-type="float" office:value="60170" calcext:value-type="float">
            <text:p>60170</text:p>
          </table:table-cell>
          <table:table-cell table:formula="of:=IF([.B12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8])" office:value-type="float" office:value="60236" calcext:value-type="float">
            <text:p>60236</text:p>
          </table:table-cell>
          <table:table-cell table:formula="of:=IF([.B12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69])" office:value-type="float" office:value="60302" calcext:value-type="float">
            <text:p>60302</text:p>
          </table:table-cell>
          <table:table-cell table:formula="of:=IF([.B12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70])" office:value-type="float" office:value="60368" calcext:value-type="float">
            <text:p>60368</text:p>
          </table:table-cell>
          <table:table-cell table:formula="of:=IF([.B12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71])" office:value-type="float" office:value="60434" calcext:value-type="float">
            <text:p>60434</text:p>
          </table:table-cell>
          <table:table-cell table:formula="of:=IF([.B12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72])" office:value-type="float" office:value="60500" calcext:value-type="float">
            <text:p>60500</text:p>
          </table:table-cell>
          <table:table-cell table:formula="of:=IF([.B12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73])" office:value-type="float" office:value="60566" calcext:value-type="float">
            <text:p>60566</text:p>
          </table:table-cell>
          <table:table-cell table:formula="of:=IF([.B12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SUM([.A$1:.A1274])" office:value-type="float" office:value="60632" calcext:value-type="float">
            <text:p>60632</text:p>
          </table:table-cell>
          <table:table-cell table:formula="of:=IF([.B12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75])" office:value-type="float" office:value="60699" calcext:value-type="float">
            <text:p>60699</text:p>
          </table:table-cell>
          <table:table-cell table:formula="of:=IF([.B12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76])" office:value-type="float" office:value="60766" calcext:value-type="float">
            <text:p>60766</text:p>
          </table:table-cell>
          <table:table-cell table:formula="of:=IF([.B12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77])" office:value-type="float" office:value="60833" calcext:value-type="float">
            <text:p>60833</text:p>
          </table:table-cell>
          <table:table-cell table:formula="of:=IF([.B12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78])" office:value-type="float" office:value="60900" calcext:value-type="float">
            <text:p>60900</text:p>
          </table:table-cell>
          <table:table-cell table:formula="of:=IF([.B12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79])" office:value-type="float" office:value="60967" calcext:value-type="float">
            <text:p>60967</text:p>
          </table:table-cell>
          <table:table-cell table:formula="of:=IF([.B12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0])" office:value-type="float" office:value="61034" calcext:value-type="float">
            <text:p>61034</text:p>
          </table:table-cell>
          <table:table-cell table:formula="of:=IF([.B12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1])" office:value-type="float" office:value="61101" calcext:value-type="float">
            <text:p>61101</text:p>
          </table:table-cell>
          <table:table-cell table:formula="of:=IF([.B12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2])" office:value-type="float" office:value="61168" calcext:value-type="float">
            <text:p>61168</text:p>
          </table:table-cell>
          <table:table-cell table:formula="of:=IF([.B12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3])" office:value-type="float" office:value="61235" calcext:value-type="float">
            <text:p>61235</text:p>
          </table:table-cell>
          <table:table-cell table:formula="of:=IF([.B12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4])" office:value-type="float" office:value="61302" calcext:value-type="float">
            <text:p>61302</text:p>
          </table:table-cell>
          <table:table-cell table:formula="of:=IF([.B12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5])" office:value-type="float" office:value="61369" calcext:value-type="float">
            <text:p>61369</text:p>
          </table:table-cell>
          <table:table-cell table:formula="of:=IF([.B12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6])" office:value-type="float" office:value="61436" calcext:value-type="float">
            <text:p>61436</text:p>
          </table:table-cell>
          <table:table-cell table:formula="of:=IF([.B12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7])" office:value-type="float" office:value="61503" calcext:value-type="float">
            <text:p>61503</text:p>
          </table:table-cell>
          <table:table-cell table:formula="of:=IF([.B12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8])" office:value-type="float" office:value="61570" calcext:value-type="float">
            <text:p>61570</text:p>
          </table:table-cell>
          <table:table-cell table:formula="of:=IF([.B12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89])" office:value-type="float" office:value="61637" calcext:value-type="float">
            <text:p>61637</text:p>
          </table:table-cell>
          <table:table-cell table:formula="of:=IF([.B12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0])" office:value-type="float" office:value="61704" calcext:value-type="float">
            <text:p>61704</text:p>
          </table:table-cell>
          <table:table-cell table:formula="of:=IF([.B12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1])" office:value-type="float" office:value="61771" calcext:value-type="float">
            <text:p>61771</text:p>
          </table:table-cell>
          <table:table-cell table:formula="of:=IF([.B12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2])" office:value-type="float" office:value="61838" calcext:value-type="float">
            <text:p>61838</text:p>
          </table:table-cell>
          <table:table-cell table:formula="of:=IF([.B12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3])" office:value-type="float" office:value="61905" calcext:value-type="float">
            <text:p>61905</text:p>
          </table:table-cell>
          <table:table-cell table:formula="of:=IF([.B12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4])" office:value-type="float" office:value="61972" calcext:value-type="float">
            <text:p>61972</text:p>
          </table:table-cell>
          <table:table-cell table:formula="of:=IF([.B12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5])" office:value-type="float" office:value="62039" calcext:value-type="float">
            <text:p>62039</text:p>
          </table:table-cell>
          <table:table-cell table:formula="of:=IF([.B12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6])" office:value-type="float" office:value="62106" calcext:value-type="float">
            <text:p>62106</text:p>
          </table:table-cell>
          <table:table-cell table:formula="of:=IF([.B12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7])" office:value-type="float" office:value="62173" calcext:value-type="float">
            <text:p>62173</text:p>
          </table:table-cell>
          <table:table-cell table:formula="of:=IF([.B12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8])" office:value-type="float" office:value="62240" calcext:value-type="float">
            <text:p>62240</text:p>
          </table:table-cell>
          <table:table-cell table:formula="of:=IF([.B12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299])" office:value-type="float" office:value="62307" calcext:value-type="float">
            <text:p>62307</text:p>
          </table:table-cell>
          <table:table-cell table:formula="of:=IF([.B12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0])" office:value-type="float" office:value="62374" calcext:value-type="float">
            <text:p>62374</text:p>
          </table:table-cell>
          <table:table-cell table:formula="of:=IF([.B13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1])" office:value-type="float" office:value="62441" calcext:value-type="float">
            <text:p>62441</text:p>
          </table:table-cell>
          <table:table-cell table:formula="of:=IF([.B13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2])" office:value-type="float" office:value="62508" calcext:value-type="float">
            <text:p>62508</text:p>
          </table:table-cell>
          <table:table-cell table:formula="of:=IF([.B13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3])" office:value-type="float" office:value="62575" calcext:value-type="float">
            <text:p>62575</text:p>
          </table:table-cell>
          <table:table-cell table:formula="of:=IF([.B13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4])" office:value-type="float" office:value="62642" calcext:value-type="float">
            <text:p>62642</text:p>
          </table:table-cell>
          <table:table-cell table:formula="of:=IF([.B13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5])" office:value-type="float" office:value="62709" calcext:value-type="float">
            <text:p>62709</text:p>
          </table:table-cell>
          <table:table-cell table:formula="of:=IF([.B13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6])" office:value-type="float" office:value="62776" calcext:value-type="float">
            <text:p>62776</text:p>
          </table:table-cell>
          <table:table-cell table:formula="of:=IF([.B13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7])" office:value-type="float" office:value="62843" calcext:value-type="float">
            <text:p>62843</text:p>
          </table:table-cell>
          <table:table-cell table:formula="of:=IF([.B13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8])" office:value-type="float" office:value="62910" calcext:value-type="float">
            <text:p>62910</text:p>
          </table:table-cell>
          <table:table-cell table:formula="of:=IF([.B13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SUM([.A$1:.A1309])" office:value-type="float" office:value="62977" calcext:value-type="float">
            <text:p>62977</text:p>
          </table:table-cell>
          <table:table-cell table:formula="of:=IF([.B13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0])" office:value-type="float" office:value="63045" calcext:value-type="float">
            <text:p>63045</text:p>
          </table:table-cell>
          <table:table-cell table:formula="of:=IF([.B13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1])" office:value-type="float" office:value="63113" calcext:value-type="float">
            <text:p>63113</text:p>
          </table:table-cell>
          <table:table-cell table:formula="of:=IF([.B13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2])" office:value-type="float" office:value="63181" calcext:value-type="float">
            <text:p>63181</text:p>
          </table:table-cell>
          <table:table-cell table:formula="of:=IF([.B13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3])" office:value-type="float" office:value="63249" calcext:value-type="float">
            <text:p>63249</text:p>
          </table:table-cell>
          <table:table-cell table:formula="of:=IF([.B13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4])" office:value-type="float" office:value="63317" calcext:value-type="float">
            <text:p>63317</text:p>
          </table:table-cell>
          <table:table-cell table:formula="of:=IF([.B13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5])" office:value-type="float" office:value="63385" calcext:value-type="float">
            <text:p>63385</text:p>
          </table:table-cell>
          <table:table-cell table:formula="of:=IF([.B13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6])" office:value-type="float" office:value="63453" calcext:value-type="float">
            <text:p>63453</text:p>
          </table:table-cell>
          <table:table-cell table:formula="of:=IF([.B13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7])" office:value-type="float" office:value="63521" calcext:value-type="float">
            <text:p>63521</text:p>
          </table:table-cell>
          <table:table-cell table:formula="of:=IF([.B13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8])" office:value-type="float" office:value="63589" calcext:value-type="float">
            <text:p>63589</text:p>
          </table:table-cell>
          <table:table-cell table:formula="of:=IF([.B13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19])" office:value-type="float" office:value="63657" calcext:value-type="float">
            <text:p>63657</text:p>
          </table:table-cell>
          <table:table-cell table:formula="of:=IF([.B13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0])" office:value-type="float" office:value="63725" calcext:value-type="float">
            <text:p>63725</text:p>
          </table:table-cell>
          <table:table-cell table:formula="of:=IF([.B13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1])" office:value-type="float" office:value="63793" calcext:value-type="float">
            <text:p>63793</text:p>
          </table:table-cell>
          <table:table-cell table:formula="of:=IF([.B13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2])" office:value-type="float" office:value="63861" calcext:value-type="float">
            <text:p>63861</text:p>
          </table:table-cell>
          <table:table-cell table:formula="of:=IF([.B13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3])" office:value-type="float" office:value="63929" calcext:value-type="float">
            <text:p>63929</text:p>
          </table:table-cell>
          <table:table-cell table:formula="of:=IF([.B13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4])" office:value-type="float" office:value="63997" calcext:value-type="float">
            <text:p>63997</text:p>
          </table:table-cell>
          <table:table-cell table:formula="of:=IF([.B13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5])" office:value-type="float" office:value="64065" calcext:value-type="float">
            <text:p>64065</text:p>
          </table:table-cell>
          <table:table-cell table:formula="of:=IF([.B13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6])" office:value-type="float" office:value="64133" calcext:value-type="float">
            <text:p>64133</text:p>
          </table:table-cell>
          <table:table-cell table:formula="of:=IF([.B13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7])" office:value-type="float" office:value="64201" calcext:value-type="float">
            <text:p>64201</text:p>
          </table:table-cell>
          <table:table-cell table:formula="of:=IF([.B13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8])" office:value-type="float" office:value="64269" calcext:value-type="float">
            <text:p>64269</text:p>
          </table:table-cell>
          <table:table-cell table:formula="of:=IF([.B13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29])" office:value-type="float" office:value="64337" calcext:value-type="float">
            <text:p>64337</text:p>
          </table:table-cell>
          <table:table-cell table:formula="of:=IF([.B13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0])" office:value-type="float" office:value="64405" calcext:value-type="float">
            <text:p>64405</text:p>
          </table:table-cell>
          <table:table-cell table:formula="of:=IF([.B13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1])" office:value-type="float" office:value="64473" calcext:value-type="float">
            <text:p>64473</text:p>
          </table:table-cell>
          <table:table-cell table:formula="of:=IF([.B13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2])" office:value-type="float" office:value="64541" calcext:value-type="float">
            <text:p>64541</text:p>
          </table:table-cell>
          <table:table-cell table:formula="of:=IF([.B13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3])" office:value-type="float" office:value="64609" calcext:value-type="float">
            <text:p>64609</text:p>
          </table:table-cell>
          <table:table-cell table:formula="of:=IF([.B13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4])" office:value-type="float" office:value="64677" calcext:value-type="float">
            <text:p>64677</text:p>
          </table:table-cell>
          <table:table-cell table:formula="of:=IF([.B13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5])" office:value-type="float" office:value="64745" calcext:value-type="float">
            <text:p>64745</text:p>
          </table:table-cell>
          <table:table-cell table:formula="of:=IF([.B13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6])" office:value-type="float" office:value="64813" calcext:value-type="float">
            <text:p>64813</text:p>
          </table:table-cell>
          <table:table-cell table:formula="of:=IF([.B13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7])" office:value-type="float" office:value="64881" calcext:value-type="float">
            <text:p>64881</text:p>
          </table:table-cell>
          <table:table-cell table:formula="of:=IF([.B13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8])" office:value-type="float" office:value="64949" calcext:value-type="float">
            <text:p>64949</text:p>
          </table:table-cell>
          <table:table-cell table:formula="of:=IF([.B13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39])" office:value-type="float" office:value="65017" calcext:value-type="float">
            <text:p>65017</text:p>
          </table:table-cell>
          <table:table-cell table:formula="of:=IF([.B13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40])" office:value-type="float" office:value="65085" calcext:value-type="float">
            <text:p>65085</text:p>
          </table:table-cell>
          <table:table-cell table:formula="of:=IF([.B13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41])" office:value-type="float" office:value="65153" calcext:value-type="float">
            <text:p>65153</text:p>
          </table:table-cell>
          <table:table-cell table:formula="of:=IF([.B13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42])" office:value-type="float" office:value="65221" calcext:value-type="float">
            <text:p>65221</text:p>
          </table:table-cell>
          <table:table-cell table:formula="of:=IF([.B13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43])" office:value-type="float" office:value="65289" calcext:value-type="float">
            <text:p>65289</text:p>
          </table:table-cell>
          <table:table-cell table:formula="of:=IF([.B13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44])" office:value-type="float" office:value="65357" calcext:value-type="float">
            <text:p>65357</text:p>
          </table:table-cell>
          <table:table-cell table:formula="of:=IF([.B13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SUM([.A$1:.A1345])" office:value-type="float" office:value="65425" calcext:value-type="float">
            <text:p>65425</text:p>
          </table:table-cell>
          <table:table-cell table:formula="of:=IF([.B13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46])" office:value-type="float" office:value="65494" calcext:value-type="float">
            <text:p>65494</text:p>
          </table:table-cell>
          <table:table-cell table:formula="of:=IF([.B13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47])" office:value-type="float" office:value="65563" calcext:value-type="float">
            <text:p>65563</text:p>
          </table:table-cell>
          <table:table-cell table:formula="of:=IF([.B13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48])" office:value-type="float" office:value="65632" calcext:value-type="float">
            <text:p>65632</text:p>
          </table:table-cell>
          <table:table-cell table:formula="of:=IF([.B13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49])" office:value-type="float" office:value="65701" calcext:value-type="float">
            <text:p>65701</text:p>
          </table:table-cell>
          <table:table-cell table:formula="of:=IF([.B13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0])" office:value-type="float" office:value="65770" calcext:value-type="float">
            <text:p>65770</text:p>
          </table:table-cell>
          <table:table-cell table:formula="of:=IF([.B13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1])" office:value-type="float" office:value="65839" calcext:value-type="float">
            <text:p>65839</text:p>
          </table:table-cell>
          <table:table-cell table:formula="of:=IF([.B13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2])" office:value-type="float" office:value="65908" calcext:value-type="float">
            <text:p>65908</text:p>
          </table:table-cell>
          <table:table-cell table:formula="of:=IF([.B13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3])" office:value-type="float" office:value="65977" calcext:value-type="float">
            <text:p>65977</text:p>
          </table:table-cell>
          <table:table-cell table:formula="of:=IF([.B13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4])" office:value-type="float" office:value="66046" calcext:value-type="float">
            <text:p>66046</text:p>
          </table:table-cell>
          <table:table-cell table:formula="of:=IF([.B13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5])" office:value-type="float" office:value="66115" calcext:value-type="float">
            <text:p>66115</text:p>
          </table:table-cell>
          <table:table-cell table:formula="of:=IF([.B13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6])" office:value-type="float" office:value="66184" calcext:value-type="float">
            <text:p>66184</text:p>
          </table:table-cell>
          <table:table-cell table:formula="of:=IF([.B13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7])" office:value-type="float" office:value="66253" calcext:value-type="float">
            <text:p>66253</text:p>
          </table:table-cell>
          <table:table-cell table:formula="of:=IF([.B13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8])" office:value-type="float" office:value="66322" calcext:value-type="float">
            <text:p>66322</text:p>
          </table:table-cell>
          <table:table-cell table:formula="of:=IF([.B13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59])" office:value-type="float" office:value="66391" calcext:value-type="float">
            <text:p>66391</text:p>
          </table:table-cell>
          <table:table-cell table:formula="of:=IF([.B13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0])" office:value-type="float" office:value="66460" calcext:value-type="float">
            <text:p>66460</text:p>
          </table:table-cell>
          <table:table-cell table:formula="of:=IF([.B13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1])" office:value-type="float" office:value="66529" calcext:value-type="float">
            <text:p>66529</text:p>
          </table:table-cell>
          <table:table-cell table:formula="of:=IF([.B13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2])" office:value-type="float" office:value="66598" calcext:value-type="float">
            <text:p>66598</text:p>
          </table:table-cell>
          <table:table-cell table:formula="of:=IF([.B13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3])" office:value-type="float" office:value="66667" calcext:value-type="float">
            <text:p>66667</text:p>
          </table:table-cell>
          <table:table-cell table:formula="of:=IF([.B13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4])" office:value-type="float" office:value="66736" calcext:value-type="float">
            <text:p>66736</text:p>
          </table:table-cell>
          <table:table-cell table:formula="of:=IF([.B13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5])" office:value-type="float" office:value="66805" calcext:value-type="float">
            <text:p>66805</text:p>
          </table:table-cell>
          <table:table-cell table:formula="of:=IF([.B13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6])" office:value-type="float" office:value="66874" calcext:value-type="float">
            <text:p>66874</text:p>
          </table:table-cell>
          <table:table-cell table:formula="of:=IF([.B13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7])" office:value-type="float" office:value="66943" calcext:value-type="float">
            <text:p>66943</text:p>
          </table:table-cell>
          <table:table-cell table:formula="of:=IF([.B13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8])" office:value-type="float" office:value="67012" calcext:value-type="float">
            <text:p>67012</text:p>
          </table:table-cell>
          <table:table-cell table:formula="of:=IF([.B13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69])" office:value-type="float" office:value="67081" calcext:value-type="float">
            <text:p>67081</text:p>
          </table:table-cell>
          <table:table-cell table:formula="of:=IF([.B13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0])" office:value-type="float" office:value="67150" calcext:value-type="float">
            <text:p>67150</text:p>
          </table:table-cell>
          <table:table-cell table:formula="of:=IF([.B13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1])" office:value-type="float" office:value="67219" calcext:value-type="float">
            <text:p>67219</text:p>
          </table:table-cell>
          <table:table-cell table:formula="of:=IF([.B13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2])" office:value-type="float" office:value="67288" calcext:value-type="float">
            <text:p>67288</text:p>
          </table:table-cell>
          <table:table-cell table:formula="of:=IF([.B13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3])" office:value-type="float" office:value="67357" calcext:value-type="float">
            <text:p>67357</text:p>
          </table:table-cell>
          <table:table-cell table:formula="of:=IF([.B13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4])" office:value-type="float" office:value="67426" calcext:value-type="float">
            <text:p>67426</text:p>
          </table:table-cell>
          <table:table-cell table:formula="of:=IF([.B13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5])" office:value-type="float" office:value="67495" calcext:value-type="float">
            <text:p>67495</text:p>
          </table:table-cell>
          <table:table-cell table:formula="of:=IF([.B13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6])" office:value-type="float" office:value="67564" calcext:value-type="float">
            <text:p>67564</text:p>
          </table:table-cell>
          <table:table-cell table:formula="of:=IF([.B13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7])" office:value-type="float" office:value="67633" calcext:value-type="float">
            <text:p>67633</text:p>
          </table:table-cell>
          <table:table-cell table:formula="of:=IF([.B13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8])" office:value-type="float" office:value="67702" calcext:value-type="float">
            <text:p>67702</text:p>
          </table:table-cell>
          <table:table-cell table:formula="of:=IF([.B13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79])" office:value-type="float" office:value="67771" calcext:value-type="float">
            <text:p>67771</text:p>
          </table:table-cell>
          <table:table-cell table:formula="of:=IF([.B13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80])" office:value-type="float" office:value="67840" calcext:value-type="float">
            <text:p>67840</text:p>
          </table:table-cell>
          <table:table-cell table:formula="of:=IF([.B13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81])" office:value-type="float" office:value="67909" calcext:value-type="float">
            <text:p>67909</text:p>
          </table:table-cell>
          <table:table-cell table:formula="of:=IF([.B13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SUM([.A$1:.A1382])" office:value-type="float" office:value="67978" calcext:value-type="float">
            <text:p>67978</text:p>
          </table:table-cell>
          <table:table-cell table:formula="of:=IF([.B13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83])" office:value-type="float" office:value="68048" calcext:value-type="float">
            <text:p>68048</text:p>
          </table:table-cell>
          <table:table-cell table:formula="of:=IF([.B13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84])" office:value-type="float" office:value="68118" calcext:value-type="float">
            <text:p>68118</text:p>
          </table:table-cell>
          <table:table-cell table:formula="of:=IF([.B13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85])" office:value-type="float" office:value="68188" calcext:value-type="float">
            <text:p>68188</text:p>
          </table:table-cell>
          <table:table-cell table:formula="of:=IF([.B13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86])" office:value-type="float" office:value="68258" calcext:value-type="float">
            <text:p>68258</text:p>
          </table:table-cell>
          <table:table-cell table:formula="of:=IF([.B13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87])" office:value-type="float" office:value="68328" calcext:value-type="float">
            <text:p>68328</text:p>
          </table:table-cell>
          <table:table-cell table:formula="of:=IF([.B13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88])" office:value-type="float" office:value="68398" calcext:value-type="float">
            <text:p>68398</text:p>
          </table:table-cell>
          <table:table-cell table:formula="of:=IF([.B13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89])" office:value-type="float" office:value="68468" calcext:value-type="float">
            <text:p>68468</text:p>
          </table:table-cell>
          <table:table-cell table:formula="of:=IF([.B13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0])" office:value-type="float" office:value="68538" calcext:value-type="float">
            <text:p>68538</text:p>
          </table:table-cell>
          <table:table-cell table:formula="of:=IF([.B13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1])" office:value-type="float" office:value="68608" calcext:value-type="float">
            <text:p>68608</text:p>
          </table:table-cell>
          <table:table-cell table:formula="of:=IF([.B13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2])" office:value-type="float" office:value="68678" calcext:value-type="float">
            <text:p>68678</text:p>
          </table:table-cell>
          <table:table-cell table:formula="of:=IF([.B13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3])" office:value-type="float" office:value="68748" calcext:value-type="float">
            <text:p>68748</text:p>
          </table:table-cell>
          <table:table-cell table:formula="of:=IF([.B13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4])" office:value-type="float" office:value="68818" calcext:value-type="float">
            <text:p>68818</text:p>
          </table:table-cell>
          <table:table-cell table:formula="of:=IF([.B13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5])" office:value-type="float" office:value="68888" calcext:value-type="float">
            <text:p>68888</text:p>
          </table:table-cell>
          <table:table-cell table:formula="of:=IF([.B13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6])" office:value-type="float" office:value="68958" calcext:value-type="float">
            <text:p>68958</text:p>
          </table:table-cell>
          <table:table-cell table:formula="of:=IF([.B13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7])" office:value-type="float" office:value="69028" calcext:value-type="float">
            <text:p>69028</text:p>
          </table:table-cell>
          <table:table-cell table:formula="of:=IF([.B13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8])" office:value-type="float" office:value="69098" calcext:value-type="float">
            <text:p>69098</text:p>
          </table:table-cell>
          <table:table-cell table:formula="of:=IF([.B13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399])" office:value-type="float" office:value="69168" calcext:value-type="float">
            <text:p>69168</text:p>
          </table:table-cell>
          <table:table-cell table:formula="of:=IF([.B13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0])" office:value-type="float" office:value="69238" calcext:value-type="float">
            <text:p>69238</text:p>
          </table:table-cell>
          <table:table-cell table:formula="of:=IF([.B14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1])" office:value-type="float" office:value="69308" calcext:value-type="float">
            <text:p>69308</text:p>
          </table:table-cell>
          <table:table-cell table:formula="of:=IF([.B14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2])" office:value-type="float" office:value="69378" calcext:value-type="float">
            <text:p>69378</text:p>
          </table:table-cell>
          <table:table-cell table:formula="of:=IF([.B14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3])" office:value-type="float" office:value="69448" calcext:value-type="float">
            <text:p>69448</text:p>
          </table:table-cell>
          <table:table-cell table:formula="of:=IF([.B14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4])" office:value-type="float" office:value="69518" calcext:value-type="float">
            <text:p>69518</text:p>
          </table:table-cell>
          <table:table-cell table:formula="of:=IF([.B14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5])" office:value-type="float" office:value="69588" calcext:value-type="float">
            <text:p>69588</text:p>
          </table:table-cell>
          <table:table-cell table:formula="of:=IF([.B14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6])" office:value-type="float" office:value="69658" calcext:value-type="float">
            <text:p>69658</text:p>
          </table:table-cell>
          <table:table-cell table:formula="of:=IF([.B14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7])" office:value-type="float" office:value="69728" calcext:value-type="float">
            <text:p>69728</text:p>
          </table:table-cell>
          <table:table-cell table:formula="of:=IF([.B14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8])" office:value-type="float" office:value="69798" calcext:value-type="float">
            <text:p>69798</text:p>
          </table:table-cell>
          <table:table-cell table:formula="of:=IF([.B14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09])" office:value-type="float" office:value="69868" calcext:value-type="float">
            <text:p>69868</text:p>
          </table:table-cell>
          <table:table-cell table:formula="of:=IF([.B14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0])" office:value-type="float" office:value="69938" calcext:value-type="float">
            <text:p>69938</text:p>
          </table:table-cell>
          <table:table-cell table:formula="of:=IF([.B14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1])" office:value-type="float" office:value="70008" calcext:value-type="float">
            <text:p>70008</text:p>
          </table:table-cell>
          <table:table-cell table:formula="of:=IF([.B14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2])" office:value-type="float" office:value="70078" calcext:value-type="float">
            <text:p>70078</text:p>
          </table:table-cell>
          <table:table-cell table:formula="of:=IF([.B14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3])" office:value-type="float" office:value="70148" calcext:value-type="float">
            <text:p>70148</text:p>
          </table:table-cell>
          <table:table-cell table:formula="of:=IF([.B14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4])" office:value-type="float" office:value="70218" calcext:value-type="float">
            <text:p>70218</text:p>
          </table:table-cell>
          <table:table-cell table:formula="of:=IF([.B14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5])" office:value-type="float" office:value="70288" calcext:value-type="float">
            <text:p>70288</text:p>
          </table:table-cell>
          <table:table-cell table:formula="of:=IF([.B14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6])" office:value-type="float" office:value="70358" calcext:value-type="float">
            <text:p>70358</text:p>
          </table:table-cell>
          <table:table-cell table:formula="of:=IF([.B14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7])" office:value-type="float" office:value="70428" calcext:value-type="float">
            <text:p>70428</text:p>
          </table:table-cell>
          <table:table-cell table:formula="of:=IF([.B14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8])" office:value-type="float" office:value="70498" calcext:value-type="float">
            <text:p>70498</text:p>
          </table:table-cell>
          <table:table-cell table:formula="of:=IF([.B14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19])" office:value-type="float" office:value="70568" calcext:value-type="float">
            <text:p>70568</text:p>
          </table:table-cell>
          <table:table-cell table:formula="of:=IF([.B14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1420])" office:value-type="float" office:value="70638" calcext:value-type="float">
            <text:p>70638</text:p>
          </table:table-cell>
          <table:table-cell table:formula="of:=IF([.B14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21])" office:value-type="float" office:value="70709" calcext:value-type="float">
            <text:p>70709</text:p>
          </table:table-cell>
          <table:table-cell table:formula="of:=IF([.B14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22])" office:value-type="float" office:value="70780" calcext:value-type="float">
            <text:p>70780</text:p>
          </table:table-cell>
          <table:table-cell table:formula="of:=IF([.B14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23])" office:value-type="float" office:value="70851" calcext:value-type="float">
            <text:p>70851</text:p>
          </table:table-cell>
          <table:table-cell table:formula="of:=IF([.B14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24])" office:value-type="float" office:value="70922" calcext:value-type="float">
            <text:p>70922</text:p>
          </table:table-cell>
          <table:table-cell table:formula="of:=IF([.B14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25])" office:value-type="float" office:value="70993" calcext:value-type="float">
            <text:p>70993</text:p>
          </table:table-cell>
          <table:table-cell table:formula="of:=IF([.B14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26])" office:value-type="float" office:value="71064" calcext:value-type="float">
            <text:p>71064</text:p>
          </table:table-cell>
          <table:table-cell table:formula="of:=IF([.B14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27])" office:value-type="float" office:value="71135" calcext:value-type="float">
            <text:p>71135</text:p>
          </table:table-cell>
          <table:table-cell table:formula="of:=IF([.B14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28])" office:value-type="float" office:value="71206" calcext:value-type="float">
            <text:p>71206</text:p>
          </table:table-cell>
          <table:table-cell table:formula="of:=IF([.B14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29])" office:value-type="float" office:value="71277" calcext:value-type="float">
            <text:p>71277</text:p>
          </table:table-cell>
          <table:table-cell table:formula="of:=IF([.B14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0])" office:value-type="float" office:value="71348" calcext:value-type="float">
            <text:p>71348</text:p>
          </table:table-cell>
          <table:table-cell table:formula="of:=IF([.B14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1])" office:value-type="float" office:value="71419" calcext:value-type="float">
            <text:p>71419</text:p>
          </table:table-cell>
          <table:table-cell table:formula="of:=IF([.B14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2])" office:value-type="float" office:value="71490" calcext:value-type="float">
            <text:p>71490</text:p>
          </table:table-cell>
          <table:table-cell table:formula="of:=IF([.B14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3])" office:value-type="float" office:value="71561" calcext:value-type="float">
            <text:p>71561</text:p>
          </table:table-cell>
          <table:table-cell table:formula="of:=IF([.B14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4])" office:value-type="float" office:value="71632" calcext:value-type="float">
            <text:p>71632</text:p>
          </table:table-cell>
          <table:table-cell table:formula="of:=IF([.B14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5])" office:value-type="float" office:value="71703" calcext:value-type="float">
            <text:p>71703</text:p>
          </table:table-cell>
          <table:table-cell table:formula="of:=IF([.B14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6])" office:value-type="float" office:value="71774" calcext:value-type="float">
            <text:p>71774</text:p>
          </table:table-cell>
          <table:table-cell table:formula="of:=IF([.B14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7])" office:value-type="float" office:value="71845" calcext:value-type="float">
            <text:p>71845</text:p>
          </table:table-cell>
          <table:table-cell table:formula="of:=IF([.B14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8])" office:value-type="float" office:value="71916" calcext:value-type="float">
            <text:p>71916</text:p>
          </table:table-cell>
          <table:table-cell table:formula="of:=IF([.B14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39])" office:value-type="float" office:value="71987" calcext:value-type="float">
            <text:p>71987</text:p>
          </table:table-cell>
          <table:table-cell table:formula="of:=IF([.B14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0])" office:value-type="float" office:value="72058" calcext:value-type="float">
            <text:p>72058</text:p>
          </table:table-cell>
          <table:table-cell table:formula="of:=IF([.B14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1])" office:value-type="float" office:value="72129" calcext:value-type="float">
            <text:p>72129</text:p>
          </table:table-cell>
          <table:table-cell table:formula="of:=IF([.B14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2])" office:value-type="float" office:value="72200" calcext:value-type="float">
            <text:p>72200</text:p>
          </table:table-cell>
          <table:table-cell table:formula="of:=IF([.B14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3])" office:value-type="float" office:value="72271" calcext:value-type="float">
            <text:p>72271</text:p>
          </table:table-cell>
          <table:table-cell table:formula="of:=IF([.B14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4])" office:value-type="float" office:value="72342" calcext:value-type="float">
            <text:p>72342</text:p>
          </table:table-cell>
          <table:table-cell table:formula="of:=IF([.B14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5])" office:value-type="float" office:value="72413" calcext:value-type="float">
            <text:p>72413</text:p>
          </table:table-cell>
          <table:table-cell table:formula="of:=IF([.B14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6])" office:value-type="float" office:value="72484" calcext:value-type="float">
            <text:p>72484</text:p>
          </table:table-cell>
          <table:table-cell table:formula="of:=IF([.B14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7])" office:value-type="float" office:value="72555" calcext:value-type="float">
            <text:p>72555</text:p>
          </table:table-cell>
          <table:table-cell table:formula="of:=IF([.B14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8])" office:value-type="float" office:value="72626" calcext:value-type="float">
            <text:p>72626</text:p>
          </table:table-cell>
          <table:table-cell table:formula="of:=IF([.B14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49])" office:value-type="float" office:value="72697" calcext:value-type="float">
            <text:p>72697</text:p>
          </table:table-cell>
          <table:table-cell table:formula="of:=IF([.B14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50])" office:value-type="float" office:value="72768" calcext:value-type="float">
            <text:p>72768</text:p>
          </table:table-cell>
          <table:table-cell table:formula="of:=IF([.B14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51])" office:value-type="float" office:value="72839" calcext:value-type="float">
            <text:p>72839</text:p>
          </table:table-cell>
          <table:table-cell table:formula="of:=IF([.B14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52])" office:value-type="float" office:value="72910" calcext:value-type="float">
            <text:p>72910</text:p>
          </table:table-cell>
          <table:table-cell table:formula="of:=IF([.B14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53])" office:value-type="float" office:value="72981" calcext:value-type="float">
            <text:p>72981</text:p>
          </table:table-cell>
          <table:table-cell table:formula="of:=IF([.B14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54])" office:value-type="float" office:value="73052" calcext:value-type="float">
            <text:p>73052</text:p>
          </table:table-cell>
          <table:table-cell table:formula="of:=IF([.B14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55])" office:value-type="float" office:value="73123" calcext:value-type="float">
            <text:p>73123</text:p>
          </table:table-cell>
          <table:table-cell table:formula="of:=IF([.B14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SUM([.A$1:.A1456])" office:value-type="float" office:value="73194" calcext:value-type="float">
            <text:p>73194</text:p>
          </table:table-cell>
          <table:table-cell table:formula="of:=IF([.B14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57])" office:value-type="float" office:value="73266" calcext:value-type="float">
            <text:p>73266</text:p>
          </table:table-cell>
          <table:table-cell table:formula="of:=IF([.B14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58])" office:value-type="float" office:value="73338" calcext:value-type="float">
            <text:p>73338</text:p>
          </table:table-cell>
          <table:table-cell table:formula="of:=IF([.B14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59])" office:value-type="float" office:value="73410" calcext:value-type="float">
            <text:p>73410</text:p>
          </table:table-cell>
          <table:table-cell table:formula="of:=IF([.B14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0])" office:value-type="float" office:value="73482" calcext:value-type="float">
            <text:p>73482</text:p>
          </table:table-cell>
          <table:table-cell table:formula="of:=IF([.B14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1])" office:value-type="float" office:value="73554" calcext:value-type="float">
            <text:p>73554</text:p>
          </table:table-cell>
          <table:table-cell table:formula="of:=IF([.B14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2])" office:value-type="float" office:value="73626" calcext:value-type="float">
            <text:p>73626</text:p>
          </table:table-cell>
          <table:table-cell table:formula="of:=IF([.B14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3])" office:value-type="float" office:value="73698" calcext:value-type="float">
            <text:p>73698</text:p>
          </table:table-cell>
          <table:table-cell table:formula="of:=IF([.B14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4])" office:value-type="float" office:value="73770" calcext:value-type="float">
            <text:p>73770</text:p>
          </table:table-cell>
          <table:table-cell table:formula="of:=IF([.B14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5])" office:value-type="float" office:value="73842" calcext:value-type="float">
            <text:p>73842</text:p>
          </table:table-cell>
          <table:table-cell table:formula="of:=IF([.B14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6])" office:value-type="float" office:value="73914" calcext:value-type="float">
            <text:p>73914</text:p>
          </table:table-cell>
          <table:table-cell table:formula="of:=IF([.B14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7])" office:value-type="float" office:value="73986" calcext:value-type="float">
            <text:p>73986</text:p>
          </table:table-cell>
          <table:table-cell table:formula="of:=IF([.B14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8])" office:value-type="float" office:value="74058" calcext:value-type="float">
            <text:p>74058</text:p>
          </table:table-cell>
          <table:table-cell table:formula="of:=IF([.B14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69])" office:value-type="float" office:value="74130" calcext:value-type="float">
            <text:p>74130</text:p>
          </table:table-cell>
          <table:table-cell table:formula="of:=IF([.B14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0])" office:value-type="float" office:value="74202" calcext:value-type="float">
            <text:p>74202</text:p>
          </table:table-cell>
          <table:table-cell table:formula="of:=IF([.B14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1])" office:value-type="float" office:value="74274" calcext:value-type="float">
            <text:p>74274</text:p>
          </table:table-cell>
          <table:table-cell table:formula="of:=IF([.B14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2])" office:value-type="float" office:value="74346" calcext:value-type="float">
            <text:p>74346</text:p>
          </table:table-cell>
          <table:table-cell table:formula="of:=IF([.B14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3])" office:value-type="float" office:value="74418" calcext:value-type="float">
            <text:p>74418</text:p>
          </table:table-cell>
          <table:table-cell table:formula="of:=IF([.B14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4])" office:value-type="float" office:value="74490" calcext:value-type="float">
            <text:p>74490</text:p>
          </table:table-cell>
          <table:table-cell table:formula="of:=IF([.B14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5])" office:value-type="float" office:value="74562" calcext:value-type="float">
            <text:p>74562</text:p>
          </table:table-cell>
          <table:table-cell table:formula="of:=IF([.B14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6])" office:value-type="float" office:value="74634" calcext:value-type="float">
            <text:p>74634</text:p>
          </table:table-cell>
          <table:table-cell table:formula="of:=IF([.B14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7])" office:value-type="float" office:value="74706" calcext:value-type="float">
            <text:p>74706</text:p>
          </table:table-cell>
          <table:table-cell table:formula="of:=IF([.B14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8])" office:value-type="float" office:value="74778" calcext:value-type="float">
            <text:p>74778</text:p>
          </table:table-cell>
          <table:table-cell table:formula="of:=IF([.B14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79])" office:value-type="float" office:value="74850" calcext:value-type="float">
            <text:p>74850</text:p>
          </table:table-cell>
          <table:table-cell table:formula="of:=IF([.B14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80])" office:value-type="float" office:value="74922" calcext:value-type="float">
            <text:p>74922</text:p>
          </table:table-cell>
          <table:table-cell table:formula="of:=IF([.B14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SUM([.A$1:.A1481])" office:value-type="float" office:value="74994" calcext:value-type="float">
            <text:p>74994</text:p>
          </table:table-cell>
          <table:table-cell table:formula="of:=IF([.B14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82])" office:value-type="float" office:value="75067" calcext:value-type="float">
            <text:p>75067</text:p>
          </table:table-cell>
          <table:table-cell table:formula="of:=IF([.B14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83])" office:value-type="float" office:value="75140" calcext:value-type="float">
            <text:p>75140</text:p>
          </table:table-cell>
          <table:table-cell table:formula="of:=IF([.B14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84])" office:value-type="float" office:value="75213" calcext:value-type="float">
            <text:p>75213</text:p>
          </table:table-cell>
          <table:table-cell table:formula="of:=IF([.B14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85])" office:value-type="float" office:value="75286" calcext:value-type="float">
            <text:p>75286</text:p>
          </table:table-cell>
          <table:table-cell table:formula="of:=IF([.B14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86])" office:value-type="float" office:value="75359" calcext:value-type="float">
            <text:p>75359</text:p>
          </table:table-cell>
          <table:table-cell table:formula="of:=IF([.B14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87])" office:value-type="float" office:value="75432" calcext:value-type="float">
            <text:p>75432</text:p>
          </table:table-cell>
          <table:table-cell table:formula="of:=IF([.B14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88])" office:value-type="float" office:value="75505" calcext:value-type="float">
            <text:p>75505</text:p>
          </table:table-cell>
          <table:table-cell table:formula="of:=IF([.B14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89])" office:value-type="float" office:value="75578" calcext:value-type="float">
            <text:p>75578</text:p>
          </table:table-cell>
          <table:table-cell table:formula="of:=IF([.B14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0])" office:value-type="float" office:value="75651" calcext:value-type="float">
            <text:p>75651</text:p>
          </table:table-cell>
          <table:table-cell table:formula="of:=IF([.B14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1])" office:value-type="float" office:value="75724" calcext:value-type="float">
            <text:p>75724</text:p>
          </table:table-cell>
          <table:table-cell table:formula="of:=IF([.B14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2])" office:value-type="float" office:value="75797" calcext:value-type="float">
            <text:p>75797</text:p>
          </table:table-cell>
          <table:table-cell table:formula="of:=IF([.B14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3])" office:value-type="float" office:value="75870" calcext:value-type="float">
            <text:p>75870</text:p>
          </table:table-cell>
          <table:table-cell table:formula="of:=IF([.B14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4])" office:value-type="float" office:value="75943" calcext:value-type="float">
            <text:p>75943</text:p>
          </table:table-cell>
          <table:table-cell table:formula="of:=IF([.B14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5])" office:value-type="float" office:value="76016" calcext:value-type="float">
            <text:p>76016</text:p>
          </table:table-cell>
          <table:table-cell table:formula="of:=IF([.B14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6])" office:value-type="float" office:value="76089" calcext:value-type="float">
            <text:p>76089</text:p>
          </table:table-cell>
          <table:table-cell table:formula="of:=IF([.B14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7])" office:value-type="float" office:value="76162" calcext:value-type="float">
            <text:p>76162</text:p>
          </table:table-cell>
          <table:table-cell table:formula="of:=IF([.B14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8])" office:value-type="float" office:value="76235" calcext:value-type="float">
            <text:p>76235</text:p>
          </table:table-cell>
          <table:table-cell table:formula="of:=IF([.B14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499])" office:value-type="float" office:value="76308" calcext:value-type="float">
            <text:p>76308</text:p>
          </table:table-cell>
          <table:table-cell table:formula="of:=IF([.B14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0])" office:value-type="float" office:value="76381" calcext:value-type="float">
            <text:p>76381</text:p>
          </table:table-cell>
          <table:table-cell table:formula="of:=IF([.B15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1])" office:value-type="float" office:value="76454" calcext:value-type="float">
            <text:p>76454</text:p>
          </table:table-cell>
          <table:table-cell table:formula="of:=IF([.B15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2])" office:value-type="float" office:value="76527" calcext:value-type="float">
            <text:p>76527</text:p>
          </table:table-cell>
          <table:table-cell table:formula="of:=IF([.B15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3])" office:value-type="float" office:value="76600" calcext:value-type="float">
            <text:p>76600</text:p>
          </table:table-cell>
          <table:table-cell table:formula="of:=IF([.B15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4])" office:value-type="float" office:value="76673" calcext:value-type="float">
            <text:p>76673</text:p>
          </table:table-cell>
          <table:table-cell table:formula="of:=IF([.B15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5])" office:value-type="float" office:value="76746" calcext:value-type="float">
            <text:p>76746</text:p>
          </table:table-cell>
          <table:table-cell table:formula="of:=IF([.B15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6])" office:value-type="float" office:value="76819" calcext:value-type="float">
            <text:p>76819</text:p>
          </table:table-cell>
          <table:table-cell table:formula="of:=IF([.B15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7])" office:value-type="float" office:value="76892" calcext:value-type="float">
            <text:p>76892</text:p>
          </table:table-cell>
          <table:table-cell table:formula="of:=IF([.B15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8])" office:value-type="float" office:value="76965" calcext:value-type="float">
            <text:p>76965</text:p>
          </table:table-cell>
          <table:table-cell table:formula="of:=IF([.B15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09])" office:value-type="float" office:value="77038" calcext:value-type="float">
            <text:p>77038</text:p>
          </table:table-cell>
          <table:table-cell table:formula="of:=IF([.B15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10])" office:value-type="float" office:value="77111" calcext:value-type="float">
            <text:p>77111</text:p>
          </table:table-cell>
          <table:table-cell table:formula="of:=IF([.B15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11])" office:value-type="float" office:value="77184" calcext:value-type="float">
            <text:p>77184</text:p>
          </table:table-cell>
          <table:table-cell table:formula="of:=IF([.B15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12])" office:value-type="float" office:value="77257" calcext:value-type="float">
            <text:p>77257</text:p>
          </table:table-cell>
          <table:table-cell table:formula="of:=IF([.B15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13])" office:value-type="float" office:value="77330" calcext:value-type="float">
            <text:p>77330</text:p>
          </table:table-cell>
          <table:table-cell table:formula="of:=IF([.B15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1514])" office:value-type="float" office:value="77403" calcext:value-type="float">
            <text:p>77403</text:p>
          </table:table-cell>
          <table:table-cell table:formula="of:=IF([.B15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15])" office:value-type="float" office:value="77477" calcext:value-type="float">
            <text:p>77477</text:p>
          </table:table-cell>
          <table:table-cell table:formula="of:=IF([.B15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16])" office:value-type="float" office:value="77551" calcext:value-type="float">
            <text:p>77551</text:p>
          </table:table-cell>
          <table:table-cell table:formula="of:=IF([.B15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17])" office:value-type="float" office:value="77625" calcext:value-type="float">
            <text:p>77625</text:p>
          </table:table-cell>
          <table:table-cell table:formula="of:=IF([.B15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18])" office:value-type="float" office:value="77699" calcext:value-type="float">
            <text:p>77699</text:p>
          </table:table-cell>
          <table:table-cell table:formula="of:=IF([.B15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19])" office:value-type="float" office:value="77773" calcext:value-type="float">
            <text:p>77773</text:p>
          </table:table-cell>
          <table:table-cell table:formula="of:=IF([.B15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0])" office:value-type="float" office:value="77847" calcext:value-type="float">
            <text:p>77847</text:p>
          </table:table-cell>
          <table:table-cell table:formula="of:=IF([.B15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1])" office:value-type="float" office:value="77921" calcext:value-type="float">
            <text:p>77921</text:p>
          </table:table-cell>
          <table:table-cell table:formula="of:=IF([.B15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2])" office:value-type="float" office:value="77995" calcext:value-type="float">
            <text:p>77995</text:p>
          </table:table-cell>
          <table:table-cell table:formula="of:=IF([.B15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3])" office:value-type="float" office:value="78069" calcext:value-type="float">
            <text:p>78069</text:p>
          </table:table-cell>
          <table:table-cell table:formula="of:=IF([.B15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4])" office:value-type="float" office:value="78143" calcext:value-type="float">
            <text:p>78143</text:p>
          </table:table-cell>
          <table:table-cell table:formula="of:=IF([.B15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5])" office:value-type="float" office:value="78217" calcext:value-type="float">
            <text:p>78217</text:p>
          </table:table-cell>
          <table:table-cell table:formula="of:=IF([.B15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6])" office:value-type="float" office:value="78291" calcext:value-type="float">
            <text:p>78291</text:p>
          </table:table-cell>
          <table:table-cell table:formula="of:=IF([.B15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7])" office:value-type="float" office:value="78365" calcext:value-type="float">
            <text:p>78365</text:p>
          </table:table-cell>
          <table:table-cell table:formula="of:=IF([.B15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8])" office:value-type="float" office:value="78439" calcext:value-type="float">
            <text:p>78439</text:p>
          </table:table-cell>
          <table:table-cell table:formula="of:=IF([.B15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29])" office:value-type="float" office:value="78513" calcext:value-type="float">
            <text:p>78513</text:p>
          </table:table-cell>
          <table:table-cell table:formula="of:=IF([.B15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0])" office:value-type="float" office:value="78587" calcext:value-type="float">
            <text:p>78587</text:p>
          </table:table-cell>
          <table:table-cell table:formula="of:=IF([.B15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1])" office:value-type="float" office:value="78661" calcext:value-type="float">
            <text:p>78661</text:p>
          </table:table-cell>
          <table:table-cell table:formula="of:=IF([.B15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2])" office:value-type="float" office:value="78735" calcext:value-type="float">
            <text:p>78735</text:p>
          </table:table-cell>
          <table:table-cell table:formula="of:=IF([.B15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3])" office:value-type="float" office:value="78809" calcext:value-type="float">
            <text:p>78809</text:p>
          </table:table-cell>
          <table:table-cell table:formula="of:=IF([.B15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4])" office:value-type="float" office:value="78883" calcext:value-type="float">
            <text:p>78883</text:p>
          </table:table-cell>
          <table:table-cell table:formula="of:=IF([.B15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5])" office:value-type="float" office:value="78957" calcext:value-type="float">
            <text:p>78957</text:p>
          </table:table-cell>
          <table:table-cell table:formula="of:=IF([.B15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6])" office:value-type="float" office:value="79031" calcext:value-type="float">
            <text:p>79031</text:p>
          </table:table-cell>
          <table:table-cell table:formula="of:=IF([.B15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7])" office:value-type="float" office:value="79105" calcext:value-type="float">
            <text:p>79105</text:p>
          </table:table-cell>
          <table:table-cell table:formula="of:=IF([.B15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8])" office:value-type="float" office:value="79179" calcext:value-type="float">
            <text:p>79179</text:p>
          </table:table-cell>
          <table:table-cell table:formula="of:=IF([.B15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39])" office:value-type="float" office:value="79253" calcext:value-type="float">
            <text:p>79253</text:p>
          </table:table-cell>
          <table:table-cell table:formula="of:=IF([.B15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0])" office:value-type="float" office:value="79327" calcext:value-type="float">
            <text:p>79327</text:p>
          </table:table-cell>
          <table:table-cell table:formula="of:=IF([.B15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1])" office:value-type="float" office:value="79401" calcext:value-type="float">
            <text:p>79401</text:p>
          </table:table-cell>
          <table:table-cell table:formula="of:=IF([.B15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2])" office:value-type="float" office:value="79475" calcext:value-type="float">
            <text:p>79475</text:p>
          </table:table-cell>
          <table:table-cell table:formula="of:=IF([.B15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3])" office:value-type="float" office:value="79549" calcext:value-type="float">
            <text:p>79549</text:p>
          </table:table-cell>
          <table:table-cell table:formula="of:=IF([.B15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4])" office:value-type="float" office:value="79623" calcext:value-type="float">
            <text:p>79623</text:p>
          </table:table-cell>
          <table:table-cell table:formula="of:=IF([.B15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5])" office:value-type="float" office:value="79697" calcext:value-type="float">
            <text:p>79697</text:p>
          </table:table-cell>
          <table:table-cell table:formula="of:=IF([.B15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6])" office:value-type="float" office:value="79771" calcext:value-type="float">
            <text:p>79771</text:p>
          </table:table-cell>
          <table:table-cell table:formula="of:=IF([.B15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7])" office:value-type="float" office:value="79845" calcext:value-type="float">
            <text:p>79845</text:p>
          </table:table-cell>
          <table:table-cell table:formula="of:=IF([.B15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8])" office:value-type="float" office:value="79919" calcext:value-type="float">
            <text:p>79919</text:p>
          </table:table-cell>
          <table:table-cell table:formula="of:=IF([.B15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49])" office:value-type="float" office:value="79993" calcext:value-type="float">
            <text:p>79993</text:p>
          </table:table-cell>
          <table:table-cell table:formula="of:=IF([.B15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50])" office:value-type="float" office:value="80067" calcext:value-type="float">
            <text:p>80067</text:p>
          </table:table-cell>
          <table:table-cell table:formula="of:=IF([.B15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SUM([.A$1:.A1551])" office:value-type="float" office:value="80141" calcext:value-type="float">
            <text:p>80141</text:p>
          </table:table-cell>
          <table:table-cell table:formula="of:=IF([.B15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52])" office:value-type="float" office:value="80216" calcext:value-type="float">
            <text:p>80216</text:p>
          </table:table-cell>
          <table:table-cell table:formula="of:=IF([.B15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53])" office:value-type="float" office:value="80291" calcext:value-type="float">
            <text:p>80291</text:p>
          </table:table-cell>
          <table:table-cell table:formula="of:=IF([.B15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54])" office:value-type="float" office:value="80366" calcext:value-type="float">
            <text:p>80366</text:p>
          </table:table-cell>
          <table:table-cell table:formula="of:=IF([.B15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55])" office:value-type="float" office:value="80441" calcext:value-type="float">
            <text:p>80441</text:p>
          </table:table-cell>
          <table:table-cell table:formula="of:=IF([.B15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56])" office:value-type="float" office:value="80516" calcext:value-type="float">
            <text:p>80516</text:p>
          </table:table-cell>
          <table:table-cell table:formula="of:=IF([.B15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57])" office:value-type="float" office:value="80591" calcext:value-type="float">
            <text:p>80591</text:p>
          </table:table-cell>
          <table:table-cell table:formula="of:=IF([.B15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58])" office:value-type="float" office:value="80666" calcext:value-type="float">
            <text:p>80666</text:p>
          </table:table-cell>
          <table:table-cell table:formula="of:=IF([.B15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59])" office:value-type="float" office:value="80741" calcext:value-type="float">
            <text:p>80741</text:p>
          </table:table-cell>
          <table:table-cell table:formula="of:=IF([.B15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0])" office:value-type="float" office:value="80816" calcext:value-type="float">
            <text:p>80816</text:p>
          </table:table-cell>
          <table:table-cell table:formula="of:=IF([.B15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1])" office:value-type="float" office:value="80891" calcext:value-type="float">
            <text:p>80891</text:p>
          </table:table-cell>
          <table:table-cell table:formula="of:=IF([.B15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2])" office:value-type="float" office:value="80966" calcext:value-type="float">
            <text:p>80966</text:p>
          </table:table-cell>
          <table:table-cell table:formula="of:=IF([.B15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3])" office:value-type="float" office:value="81041" calcext:value-type="float">
            <text:p>81041</text:p>
          </table:table-cell>
          <table:table-cell table:formula="of:=IF([.B15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4])" office:value-type="float" office:value="81116" calcext:value-type="float">
            <text:p>81116</text:p>
          </table:table-cell>
          <table:table-cell table:formula="of:=IF([.B15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5])" office:value-type="float" office:value="81191" calcext:value-type="float">
            <text:p>81191</text:p>
          </table:table-cell>
          <table:table-cell table:formula="of:=IF([.B15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6])" office:value-type="float" office:value="81266" calcext:value-type="float">
            <text:p>81266</text:p>
          </table:table-cell>
          <table:table-cell table:formula="of:=IF([.B15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7])" office:value-type="float" office:value="81341" calcext:value-type="float">
            <text:p>81341</text:p>
          </table:table-cell>
          <table:table-cell table:formula="of:=IF([.B15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8])" office:value-type="float" office:value="81416" calcext:value-type="float">
            <text:p>81416</text:p>
          </table:table-cell>
          <table:table-cell table:formula="of:=IF([.B15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69])" office:value-type="float" office:value="81491" calcext:value-type="float">
            <text:p>81491</text:p>
          </table:table-cell>
          <table:table-cell table:formula="of:=IF([.B15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0])" office:value-type="float" office:value="81566" calcext:value-type="float">
            <text:p>81566</text:p>
          </table:table-cell>
          <table:table-cell table:formula="of:=IF([.B15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1])" office:value-type="float" office:value="81641" calcext:value-type="float">
            <text:p>81641</text:p>
          </table:table-cell>
          <table:table-cell table:formula="of:=IF([.B15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2])" office:value-type="float" office:value="81716" calcext:value-type="float">
            <text:p>81716</text:p>
          </table:table-cell>
          <table:table-cell table:formula="of:=IF([.B15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3])" office:value-type="float" office:value="81791" calcext:value-type="float">
            <text:p>81791</text:p>
          </table:table-cell>
          <table:table-cell table:formula="of:=IF([.B15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4])" office:value-type="float" office:value="81866" calcext:value-type="float">
            <text:p>81866</text:p>
          </table:table-cell>
          <table:table-cell table:formula="of:=IF([.B15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5])" office:value-type="float" office:value="81941" calcext:value-type="float">
            <text:p>81941</text:p>
          </table:table-cell>
          <table:table-cell table:formula="of:=IF([.B15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6])" office:value-type="float" office:value="82016" calcext:value-type="float">
            <text:p>82016</text:p>
          </table:table-cell>
          <table:table-cell table:formula="of:=IF([.B15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7])" office:value-type="float" office:value="82091" calcext:value-type="float">
            <text:p>82091</text:p>
          </table:table-cell>
          <table:table-cell table:formula="of:=IF([.B15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8])" office:value-type="float" office:value="82166" calcext:value-type="float">
            <text:p>82166</text:p>
          </table:table-cell>
          <table:table-cell table:formula="of:=IF([.B15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79])" office:value-type="float" office:value="82241" calcext:value-type="float">
            <text:p>82241</text:p>
          </table:table-cell>
          <table:table-cell table:formula="of:=IF([.B15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80])" office:value-type="float" office:value="82316" calcext:value-type="float">
            <text:p>82316</text:p>
          </table:table-cell>
          <table:table-cell table:formula="of:=IF([.B15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81])" office:value-type="float" office:value="82391" calcext:value-type="float">
            <text:p>82391</text:p>
          </table:table-cell>
          <table:table-cell table:formula="of:=IF([.B15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SUM([.A$1:.A1582])" office:value-type="float" office:value="82466" calcext:value-type="float">
            <text:p>82466</text:p>
          </table:table-cell>
          <table:table-cell table:formula="of:=IF([.B15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83])" office:value-type="float" office:value="82542" calcext:value-type="float">
            <text:p>82542</text:p>
          </table:table-cell>
          <table:table-cell table:formula="of:=IF([.B15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84])" office:value-type="float" office:value="82618" calcext:value-type="float">
            <text:p>82618</text:p>
          </table:table-cell>
          <table:table-cell table:formula="of:=IF([.B15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85])" office:value-type="float" office:value="82694" calcext:value-type="float">
            <text:p>82694</text:p>
          </table:table-cell>
          <table:table-cell table:formula="of:=IF([.B15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86])" office:value-type="float" office:value="82770" calcext:value-type="float">
            <text:p>82770</text:p>
          </table:table-cell>
          <table:table-cell table:formula="of:=IF([.B15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87])" office:value-type="float" office:value="82846" calcext:value-type="float">
            <text:p>82846</text:p>
          </table:table-cell>
          <table:table-cell table:formula="of:=IF([.B15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88])" office:value-type="float" office:value="82922" calcext:value-type="float">
            <text:p>82922</text:p>
          </table:table-cell>
          <table:table-cell table:formula="of:=IF([.B15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89])" office:value-type="float" office:value="82998" calcext:value-type="float">
            <text:p>82998</text:p>
          </table:table-cell>
          <table:table-cell table:formula="of:=IF([.B15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0])" office:value-type="float" office:value="83074" calcext:value-type="float">
            <text:p>83074</text:p>
          </table:table-cell>
          <table:table-cell table:formula="of:=IF([.B15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1])" office:value-type="float" office:value="83150" calcext:value-type="float">
            <text:p>83150</text:p>
          </table:table-cell>
          <table:table-cell table:formula="of:=IF([.B15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2])" office:value-type="float" office:value="83226" calcext:value-type="float">
            <text:p>83226</text:p>
          </table:table-cell>
          <table:table-cell table:formula="of:=IF([.B15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3])" office:value-type="float" office:value="83302" calcext:value-type="float">
            <text:p>83302</text:p>
          </table:table-cell>
          <table:table-cell table:formula="of:=IF([.B15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4])" office:value-type="float" office:value="83378" calcext:value-type="float">
            <text:p>83378</text:p>
          </table:table-cell>
          <table:table-cell table:formula="of:=IF([.B15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5])" office:value-type="float" office:value="83454" calcext:value-type="float">
            <text:p>83454</text:p>
          </table:table-cell>
          <table:table-cell table:formula="of:=IF([.B15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6])" office:value-type="float" office:value="83530" calcext:value-type="float">
            <text:p>83530</text:p>
          </table:table-cell>
          <table:table-cell table:formula="of:=IF([.B15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7])" office:value-type="float" office:value="83606" calcext:value-type="float">
            <text:p>83606</text:p>
          </table:table-cell>
          <table:table-cell table:formula="of:=IF([.B15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8])" office:value-type="float" office:value="83682" calcext:value-type="float">
            <text:p>83682</text:p>
          </table:table-cell>
          <table:table-cell table:formula="of:=IF([.B15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599])" office:value-type="float" office:value="83758" calcext:value-type="float">
            <text:p>83758</text:p>
          </table:table-cell>
          <table:table-cell table:formula="of:=IF([.B15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0])" office:value-type="float" office:value="83834" calcext:value-type="float">
            <text:p>83834</text:p>
          </table:table-cell>
          <table:table-cell table:formula="of:=IF([.B16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1])" office:value-type="float" office:value="83910" calcext:value-type="float">
            <text:p>83910</text:p>
          </table:table-cell>
          <table:table-cell table:formula="of:=IF([.B16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2])" office:value-type="float" office:value="83986" calcext:value-type="float">
            <text:p>83986</text:p>
          </table:table-cell>
          <table:table-cell table:formula="of:=IF([.B16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3])" office:value-type="float" office:value="84062" calcext:value-type="float">
            <text:p>84062</text:p>
          </table:table-cell>
          <table:table-cell table:formula="of:=IF([.B16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4])" office:value-type="float" office:value="84138" calcext:value-type="float">
            <text:p>84138</text:p>
          </table:table-cell>
          <table:table-cell table:formula="of:=IF([.B16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5])" office:value-type="float" office:value="84214" calcext:value-type="float">
            <text:p>84214</text:p>
          </table:table-cell>
          <table:table-cell table:formula="of:=IF([.B16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6])" office:value-type="float" office:value="84290" calcext:value-type="float">
            <text:p>84290</text:p>
          </table:table-cell>
          <table:table-cell table:formula="of:=IF([.B16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7])" office:value-type="float" office:value="84366" calcext:value-type="float">
            <text:p>84366</text:p>
          </table:table-cell>
          <table:table-cell table:formula="of:=IF([.B16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8])" office:value-type="float" office:value="84442" calcext:value-type="float">
            <text:p>84442</text:p>
          </table:table-cell>
          <table:table-cell table:formula="of:=IF([.B16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09])" office:value-type="float" office:value="84518" calcext:value-type="float">
            <text:p>84518</text:p>
          </table:table-cell>
          <table:table-cell table:formula="of:=IF([.B16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10])" office:value-type="float" office:value="84594" calcext:value-type="float">
            <text:p>84594</text:p>
          </table:table-cell>
          <table:table-cell table:formula="of:=IF([.B16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11])" office:value-type="float" office:value="84670" calcext:value-type="float">
            <text:p>84670</text:p>
          </table:table-cell>
          <table:table-cell table:formula="of:=IF([.B16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12])" office:value-type="float" office:value="84746" calcext:value-type="float">
            <text:p>84746</text:p>
          </table:table-cell>
          <table:table-cell table:formula="of:=IF([.B16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13])" office:value-type="float" office:value="84822" calcext:value-type="float">
            <text:p>84822</text:p>
          </table:table-cell>
          <table:table-cell table:formula="of:=IF([.B16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SUM([.A$1:.A1614])" office:value-type="float" office:value="84898" calcext:value-type="float">
            <text:p>84898</text:p>
          </table:table-cell>
          <table:table-cell table:formula="of:=IF([.B16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15])" office:value-type="float" office:value="84975" calcext:value-type="float">
            <text:p>84975</text:p>
          </table:table-cell>
          <table:table-cell table:formula="of:=IF([.B16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16])" office:value-type="float" office:value="85052" calcext:value-type="float">
            <text:p>85052</text:p>
          </table:table-cell>
          <table:table-cell table:formula="of:=IF([.B16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17])" office:value-type="float" office:value="85129" calcext:value-type="float">
            <text:p>85129</text:p>
          </table:table-cell>
          <table:table-cell table:formula="of:=IF([.B16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18])" office:value-type="float" office:value="85206" calcext:value-type="float">
            <text:p>85206</text:p>
          </table:table-cell>
          <table:table-cell table:formula="of:=IF([.B16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19])" office:value-type="float" office:value="85283" calcext:value-type="float">
            <text:p>85283</text:p>
          </table:table-cell>
          <table:table-cell table:formula="of:=IF([.B16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0])" office:value-type="float" office:value="85360" calcext:value-type="float">
            <text:p>85360</text:p>
          </table:table-cell>
          <table:table-cell table:formula="of:=IF([.B16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1])" office:value-type="float" office:value="85437" calcext:value-type="float">
            <text:p>85437</text:p>
          </table:table-cell>
          <table:table-cell table:formula="of:=IF([.B16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2])" office:value-type="float" office:value="85514" calcext:value-type="float">
            <text:p>85514</text:p>
          </table:table-cell>
          <table:table-cell table:formula="of:=IF([.B16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3])" office:value-type="float" office:value="85591" calcext:value-type="float">
            <text:p>85591</text:p>
          </table:table-cell>
          <table:table-cell table:formula="of:=IF([.B16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4])" office:value-type="float" office:value="85668" calcext:value-type="float">
            <text:p>85668</text:p>
          </table:table-cell>
          <table:table-cell table:formula="of:=IF([.B16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5])" office:value-type="float" office:value="85745" calcext:value-type="float">
            <text:p>85745</text:p>
          </table:table-cell>
          <table:table-cell table:formula="of:=IF([.B16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6])" office:value-type="float" office:value="85822" calcext:value-type="float">
            <text:p>85822</text:p>
          </table:table-cell>
          <table:table-cell table:formula="of:=IF([.B16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7])" office:value-type="float" office:value="85899" calcext:value-type="float">
            <text:p>85899</text:p>
          </table:table-cell>
          <table:table-cell table:formula="of:=IF([.B16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8])" office:value-type="float" office:value="85976" calcext:value-type="float">
            <text:p>85976</text:p>
          </table:table-cell>
          <table:table-cell table:formula="of:=IF([.B16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29])" office:value-type="float" office:value="86053" calcext:value-type="float">
            <text:p>86053</text:p>
          </table:table-cell>
          <table:table-cell table:formula="of:=IF([.B16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0])" office:value-type="float" office:value="86130" calcext:value-type="float">
            <text:p>86130</text:p>
          </table:table-cell>
          <table:table-cell table:formula="of:=IF([.B16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1])" office:value-type="float" office:value="86207" calcext:value-type="float">
            <text:p>86207</text:p>
          </table:table-cell>
          <table:table-cell table:formula="of:=IF([.B16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2])" office:value-type="float" office:value="86284" calcext:value-type="float">
            <text:p>86284</text:p>
          </table:table-cell>
          <table:table-cell table:formula="of:=IF([.B16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3])" office:value-type="float" office:value="86361" calcext:value-type="float">
            <text:p>86361</text:p>
          </table:table-cell>
          <table:table-cell table:formula="of:=IF([.B16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4])" office:value-type="float" office:value="86438" calcext:value-type="float">
            <text:p>86438</text:p>
          </table:table-cell>
          <table:table-cell table:formula="of:=IF([.B16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5])" office:value-type="float" office:value="86515" calcext:value-type="float">
            <text:p>86515</text:p>
          </table:table-cell>
          <table:table-cell table:formula="of:=IF([.B16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6])" office:value-type="float" office:value="86592" calcext:value-type="float">
            <text:p>86592</text:p>
          </table:table-cell>
          <table:table-cell table:formula="of:=IF([.B16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7])" office:value-type="float" office:value="86669" calcext:value-type="float">
            <text:p>86669</text:p>
          </table:table-cell>
          <table:table-cell table:formula="of:=IF([.B16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8])" office:value-type="float" office:value="86746" calcext:value-type="float">
            <text:p>86746</text:p>
          </table:table-cell>
          <table:table-cell table:formula="of:=IF([.B16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39])" office:value-type="float" office:value="86823" calcext:value-type="float">
            <text:p>86823</text:p>
          </table:table-cell>
          <table:table-cell table:formula="of:=IF([.B16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0])" office:value-type="float" office:value="86900" calcext:value-type="float">
            <text:p>86900</text:p>
          </table:table-cell>
          <table:table-cell table:formula="of:=IF([.B16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1])" office:value-type="float" office:value="86977" calcext:value-type="float">
            <text:p>86977</text:p>
          </table:table-cell>
          <table:table-cell table:formula="of:=IF([.B16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2])" office:value-type="float" office:value="87054" calcext:value-type="float">
            <text:p>87054</text:p>
          </table:table-cell>
          <table:table-cell table:formula="of:=IF([.B16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3])" office:value-type="float" office:value="87131" calcext:value-type="float">
            <text:p>87131</text:p>
          </table:table-cell>
          <table:table-cell table:formula="of:=IF([.B16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4])" office:value-type="float" office:value="87208" calcext:value-type="float">
            <text:p>87208</text:p>
          </table:table-cell>
          <table:table-cell table:formula="of:=IF([.B16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5])" office:value-type="float" office:value="87285" calcext:value-type="float">
            <text:p>87285</text:p>
          </table:table-cell>
          <table:table-cell table:formula="of:=IF([.B16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6])" office:value-type="float" office:value="87362" calcext:value-type="float">
            <text:p>87362</text:p>
          </table:table-cell>
          <table:table-cell table:formula="of:=IF([.B16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7])" office:value-type="float" office:value="87439" calcext:value-type="float">
            <text:p>87439</text:p>
          </table:table-cell>
          <table:table-cell table:formula="of:=IF([.B16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8])" office:value-type="float" office:value="87516" calcext:value-type="float">
            <text:p>87516</text:p>
          </table:table-cell>
          <table:table-cell table:formula="of:=IF([.B16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1649])" office:value-type="float" office:value="87593" calcext:value-type="float">
            <text:p>87593</text:p>
          </table:table-cell>
          <table:table-cell table:formula="of:=IF([.B16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0])" office:value-type="float" office:value="87671" calcext:value-type="float">
            <text:p>87671</text:p>
          </table:table-cell>
          <table:table-cell table:formula="of:=IF([.B16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1])" office:value-type="float" office:value="87749" calcext:value-type="float">
            <text:p>87749</text:p>
          </table:table-cell>
          <table:table-cell table:formula="of:=IF([.B16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2])" office:value-type="float" office:value="87827" calcext:value-type="float">
            <text:p>87827</text:p>
          </table:table-cell>
          <table:table-cell table:formula="of:=IF([.B16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3])" office:value-type="float" office:value="87905" calcext:value-type="float">
            <text:p>87905</text:p>
          </table:table-cell>
          <table:table-cell table:formula="of:=IF([.B16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4])" office:value-type="float" office:value="87983" calcext:value-type="float">
            <text:p>87983</text:p>
          </table:table-cell>
          <table:table-cell table:formula="of:=IF([.B16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5])" office:value-type="float" office:value="88061" calcext:value-type="float">
            <text:p>88061</text:p>
          </table:table-cell>
          <table:table-cell table:formula="of:=IF([.B16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6])" office:value-type="float" office:value="88139" calcext:value-type="float">
            <text:p>88139</text:p>
          </table:table-cell>
          <table:table-cell table:formula="of:=IF([.B16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7])" office:value-type="float" office:value="88217" calcext:value-type="float">
            <text:p>88217</text:p>
          </table:table-cell>
          <table:table-cell table:formula="of:=IF([.B16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8])" office:value-type="float" office:value="88295" calcext:value-type="float">
            <text:p>88295</text:p>
          </table:table-cell>
          <table:table-cell table:formula="of:=IF([.B16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59])" office:value-type="float" office:value="88373" calcext:value-type="float">
            <text:p>88373</text:p>
          </table:table-cell>
          <table:table-cell table:formula="of:=IF([.B16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0])" office:value-type="float" office:value="88451" calcext:value-type="float">
            <text:p>88451</text:p>
          </table:table-cell>
          <table:table-cell table:formula="of:=IF([.B16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1])" office:value-type="float" office:value="88529" calcext:value-type="float">
            <text:p>88529</text:p>
          </table:table-cell>
          <table:table-cell table:formula="of:=IF([.B16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2])" office:value-type="float" office:value="88607" calcext:value-type="float">
            <text:p>88607</text:p>
          </table:table-cell>
          <table:table-cell table:formula="of:=IF([.B16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3])" office:value-type="float" office:value="88685" calcext:value-type="float">
            <text:p>88685</text:p>
          </table:table-cell>
          <table:table-cell table:formula="of:=IF([.B16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4])" office:value-type="float" office:value="88763" calcext:value-type="float">
            <text:p>88763</text:p>
          </table:table-cell>
          <table:table-cell table:formula="of:=IF([.B16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5])" office:value-type="float" office:value="88841" calcext:value-type="float">
            <text:p>88841</text:p>
          </table:table-cell>
          <table:table-cell table:formula="of:=IF([.B16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6])" office:value-type="float" office:value="88919" calcext:value-type="float">
            <text:p>88919</text:p>
          </table:table-cell>
          <table:table-cell table:formula="of:=IF([.B16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7])" office:value-type="float" office:value="88997" calcext:value-type="float">
            <text:p>88997</text:p>
          </table:table-cell>
          <table:table-cell table:formula="of:=IF([.B16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8])" office:value-type="float" office:value="89075" calcext:value-type="float">
            <text:p>89075</text:p>
          </table:table-cell>
          <table:table-cell table:formula="of:=IF([.B16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69])" office:value-type="float" office:value="89153" calcext:value-type="float">
            <text:p>89153</text:p>
          </table:table-cell>
          <table:table-cell table:formula="of:=IF([.B16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0])" office:value-type="float" office:value="89231" calcext:value-type="float">
            <text:p>89231</text:p>
          </table:table-cell>
          <table:table-cell table:formula="of:=IF([.B16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1])" office:value-type="float" office:value="89309" calcext:value-type="float">
            <text:p>89309</text:p>
          </table:table-cell>
          <table:table-cell table:formula="of:=IF([.B16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2])" office:value-type="float" office:value="89387" calcext:value-type="float">
            <text:p>89387</text:p>
          </table:table-cell>
          <table:table-cell table:formula="of:=IF([.B16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3])" office:value-type="float" office:value="89465" calcext:value-type="float">
            <text:p>89465</text:p>
          </table:table-cell>
          <table:table-cell table:formula="of:=IF([.B16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4])" office:value-type="float" office:value="89543" calcext:value-type="float">
            <text:p>89543</text:p>
          </table:table-cell>
          <table:table-cell table:formula="of:=IF([.B16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5])" office:value-type="float" office:value="89621" calcext:value-type="float">
            <text:p>89621</text:p>
          </table:table-cell>
          <table:table-cell table:formula="of:=IF([.B16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6])" office:value-type="float" office:value="89699" calcext:value-type="float">
            <text:p>89699</text:p>
          </table:table-cell>
          <table:table-cell table:formula="of:=IF([.B16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7])" office:value-type="float" office:value="89777" calcext:value-type="float">
            <text:p>89777</text:p>
          </table:table-cell>
          <table:table-cell table:formula="of:=IF([.B16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8])" office:value-type="float" office:value="89855" calcext:value-type="float">
            <text:p>89855</text:p>
          </table:table-cell>
          <table:table-cell table:formula="of:=IF([.B16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79])" office:value-type="float" office:value="89933" calcext:value-type="float">
            <text:p>89933</text:p>
          </table:table-cell>
          <table:table-cell table:formula="of:=IF([.B16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80])" office:value-type="float" office:value="90011" calcext:value-type="float">
            <text:p>90011</text:p>
          </table:table-cell>
          <table:table-cell table:formula="of:=IF([.B16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SUM([.A$1:.A1681])" office:value-type="float" office:value="90089" calcext:value-type="float">
            <text:p>90089</text:p>
          </table:table-cell>
          <table:table-cell table:formula="of:=IF([.B16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82])" office:value-type="float" office:value="90168" calcext:value-type="float">
            <text:p>90168</text:p>
          </table:table-cell>
          <table:table-cell table:formula="of:=IF([.B16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83])" office:value-type="float" office:value="90247" calcext:value-type="float">
            <text:p>90247</text:p>
          </table:table-cell>
          <table:table-cell table:formula="of:=IF([.B16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84])" office:value-type="float" office:value="90326" calcext:value-type="float">
            <text:p>90326</text:p>
          </table:table-cell>
          <table:table-cell table:formula="of:=IF([.B16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85])" office:value-type="float" office:value="90405" calcext:value-type="float">
            <text:p>90405</text:p>
          </table:table-cell>
          <table:table-cell table:formula="of:=IF([.B16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86])" office:value-type="float" office:value="90484" calcext:value-type="float">
            <text:p>90484</text:p>
          </table:table-cell>
          <table:table-cell table:formula="of:=IF([.B16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87])" office:value-type="float" office:value="90563" calcext:value-type="float">
            <text:p>90563</text:p>
          </table:table-cell>
          <table:table-cell table:formula="of:=IF([.B16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88])" office:value-type="float" office:value="90642" calcext:value-type="float">
            <text:p>90642</text:p>
          </table:table-cell>
          <table:table-cell table:formula="of:=IF([.B16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89])" office:value-type="float" office:value="90721" calcext:value-type="float">
            <text:p>90721</text:p>
          </table:table-cell>
          <table:table-cell table:formula="of:=IF([.B16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0])" office:value-type="float" office:value="90800" calcext:value-type="float">
            <text:p>90800</text:p>
          </table:table-cell>
          <table:table-cell table:formula="of:=IF([.B16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1])" office:value-type="float" office:value="90879" calcext:value-type="float">
            <text:p>90879</text:p>
          </table:table-cell>
          <table:table-cell table:formula="of:=IF([.B16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2])" office:value-type="float" office:value="90958" calcext:value-type="float">
            <text:p>90958</text:p>
          </table:table-cell>
          <table:table-cell table:formula="of:=IF([.B16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3])" office:value-type="float" office:value="91037" calcext:value-type="float">
            <text:p>91037</text:p>
          </table:table-cell>
          <table:table-cell table:formula="of:=IF([.B16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4])" office:value-type="float" office:value="91116" calcext:value-type="float">
            <text:p>91116</text:p>
          </table:table-cell>
          <table:table-cell table:formula="of:=IF([.B16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5])" office:value-type="float" office:value="91195" calcext:value-type="float">
            <text:p>91195</text:p>
          </table:table-cell>
          <table:table-cell table:formula="of:=IF([.B16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6])" office:value-type="float" office:value="91274" calcext:value-type="float">
            <text:p>91274</text:p>
          </table:table-cell>
          <table:table-cell table:formula="of:=IF([.B16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7])" office:value-type="float" office:value="91353" calcext:value-type="float">
            <text:p>91353</text:p>
          </table:table-cell>
          <table:table-cell table:formula="of:=IF([.B16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8])" office:value-type="float" office:value="91432" calcext:value-type="float">
            <text:p>91432</text:p>
          </table:table-cell>
          <table:table-cell table:formula="of:=IF([.B16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699])" office:value-type="float" office:value="91511" calcext:value-type="float">
            <text:p>91511</text:p>
          </table:table-cell>
          <table:table-cell table:formula="of:=IF([.B16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0])" office:value-type="float" office:value="91590" calcext:value-type="float">
            <text:p>91590</text:p>
          </table:table-cell>
          <table:table-cell table:formula="of:=IF([.B17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1])" office:value-type="float" office:value="91669" calcext:value-type="float">
            <text:p>91669</text:p>
          </table:table-cell>
          <table:table-cell table:formula="of:=IF([.B17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2])" office:value-type="float" office:value="91748" calcext:value-type="float">
            <text:p>91748</text:p>
          </table:table-cell>
          <table:table-cell table:formula="of:=IF([.B17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3])" office:value-type="float" office:value="91827" calcext:value-type="float">
            <text:p>91827</text:p>
          </table:table-cell>
          <table:table-cell table:formula="of:=IF([.B17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4])" office:value-type="float" office:value="91906" calcext:value-type="float">
            <text:p>91906</text:p>
          </table:table-cell>
          <table:table-cell table:formula="of:=IF([.B17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5])" office:value-type="float" office:value="91985" calcext:value-type="float">
            <text:p>91985</text:p>
          </table:table-cell>
          <table:table-cell table:formula="of:=IF([.B17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6])" office:value-type="float" office:value="92064" calcext:value-type="float">
            <text:p>92064</text:p>
          </table:table-cell>
          <table:table-cell table:formula="of:=IF([.B17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7])" office:value-type="float" office:value="92143" calcext:value-type="float">
            <text:p>92143</text:p>
          </table:table-cell>
          <table:table-cell table:formula="of:=IF([.B17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8])" office:value-type="float" office:value="92222" calcext:value-type="float">
            <text:p>92222</text:p>
          </table:table-cell>
          <table:table-cell table:formula="of:=IF([.B17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09])" office:value-type="float" office:value="92301" calcext:value-type="float">
            <text:p>92301</text:p>
          </table:table-cell>
          <table:table-cell table:formula="of:=IF([.B17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10])" office:value-type="float" office:value="92380" calcext:value-type="float">
            <text:p>92380</text:p>
          </table:table-cell>
          <table:table-cell table:formula="of:=IF([.B17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11])" office:value-type="float" office:value="92459" calcext:value-type="float">
            <text:p>92459</text:p>
          </table:table-cell>
          <table:table-cell table:formula="of:=IF([.B17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12])" office:value-type="float" office:value="92538" calcext:value-type="float">
            <text:p>92538</text:p>
          </table:table-cell>
          <table:table-cell table:formula="of:=IF([.B17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13])" office:value-type="float" office:value="92617" calcext:value-type="float">
            <text:p>92617</text:p>
          </table:table-cell>
          <table:table-cell table:formula="of:=IF([.B17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14])" office:value-type="float" office:value="92696" calcext:value-type="float">
            <text:p>92696</text:p>
          </table:table-cell>
          <table:table-cell table:formula="of:=IF([.B17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15])" office:value-type="float" office:value="92775" calcext:value-type="float">
            <text:p>92775</text:p>
          </table:table-cell>
          <table:table-cell table:formula="of:=IF([.B17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16])" office:value-type="float" office:value="92854" calcext:value-type="float">
            <text:p>92854</text:p>
          </table:table-cell>
          <table:table-cell table:formula="of:=IF([.B17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17])" office:value-type="float" office:value="92933" calcext:value-type="float">
            <text:p>92933</text:p>
          </table:table-cell>
          <table:table-cell table:formula="of:=IF([.B17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SUM([.A$1:.A1718])" office:value-type="float" office:value="93012" calcext:value-type="float">
            <text:p>93012</text:p>
          </table:table-cell>
          <table:table-cell table:formula="of:=IF([.B17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19])" office:value-type="float" office:value="93092" calcext:value-type="float">
            <text:p>93092</text:p>
          </table:table-cell>
          <table:table-cell table:formula="of:=IF([.B17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0])" office:value-type="float" office:value="93172" calcext:value-type="float">
            <text:p>93172</text:p>
          </table:table-cell>
          <table:table-cell table:formula="of:=IF([.B17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1])" office:value-type="float" office:value="93252" calcext:value-type="float">
            <text:p>93252</text:p>
          </table:table-cell>
          <table:table-cell table:formula="of:=IF([.B17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2])" office:value-type="float" office:value="93332" calcext:value-type="float">
            <text:p>93332</text:p>
          </table:table-cell>
          <table:table-cell table:formula="of:=IF([.B17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3])" office:value-type="float" office:value="93412" calcext:value-type="float">
            <text:p>93412</text:p>
          </table:table-cell>
          <table:table-cell table:formula="of:=IF([.B17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4])" office:value-type="float" office:value="93492" calcext:value-type="float">
            <text:p>93492</text:p>
          </table:table-cell>
          <table:table-cell table:formula="of:=IF([.B17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5])" office:value-type="float" office:value="93572" calcext:value-type="float">
            <text:p>93572</text:p>
          </table:table-cell>
          <table:table-cell table:formula="of:=IF([.B17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6])" office:value-type="float" office:value="93652" calcext:value-type="float">
            <text:p>93652</text:p>
          </table:table-cell>
          <table:table-cell table:formula="of:=IF([.B17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7])" office:value-type="float" office:value="93732" calcext:value-type="float">
            <text:p>93732</text:p>
          </table:table-cell>
          <table:table-cell table:formula="of:=IF([.B17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8])" office:value-type="float" office:value="93812" calcext:value-type="float">
            <text:p>93812</text:p>
          </table:table-cell>
          <table:table-cell table:formula="of:=IF([.B17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29])" office:value-type="float" office:value="93892" calcext:value-type="float">
            <text:p>93892</text:p>
          </table:table-cell>
          <table:table-cell table:formula="of:=IF([.B17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0])" office:value-type="float" office:value="93972" calcext:value-type="float">
            <text:p>93972</text:p>
          </table:table-cell>
          <table:table-cell table:formula="of:=IF([.B17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1])" office:value-type="float" office:value="94052" calcext:value-type="float">
            <text:p>94052</text:p>
          </table:table-cell>
          <table:table-cell table:formula="of:=IF([.B17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2])" office:value-type="float" office:value="94132" calcext:value-type="float">
            <text:p>94132</text:p>
          </table:table-cell>
          <table:table-cell table:formula="of:=IF([.B17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3])" office:value-type="float" office:value="94212" calcext:value-type="float">
            <text:p>94212</text:p>
          </table:table-cell>
          <table:table-cell table:formula="of:=IF([.B17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4])" office:value-type="float" office:value="94292" calcext:value-type="float">
            <text:p>94292</text:p>
          </table:table-cell>
          <table:table-cell table:formula="of:=IF([.B17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5])" office:value-type="float" office:value="94372" calcext:value-type="float">
            <text:p>94372</text:p>
          </table:table-cell>
          <table:table-cell table:formula="of:=IF([.B17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6])" office:value-type="float" office:value="94452" calcext:value-type="float">
            <text:p>94452</text:p>
          </table:table-cell>
          <table:table-cell table:formula="of:=IF([.B17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7])" office:value-type="float" office:value="94532" calcext:value-type="float">
            <text:p>94532</text:p>
          </table:table-cell>
          <table:table-cell table:formula="of:=IF([.B17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8])" office:value-type="float" office:value="94612" calcext:value-type="float">
            <text:p>94612</text:p>
          </table:table-cell>
          <table:table-cell table:formula="of:=IF([.B17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39])" office:value-type="float" office:value="94692" calcext:value-type="float">
            <text:p>94692</text:p>
          </table:table-cell>
          <table:table-cell table:formula="of:=IF([.B17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0])" office:value-type="float" office:value="94772" calcext:value-type="float">
            <text:p>94772</text:p>
          </table:table-cell>
          <table:table-cell table:formula="of:=IF([.B17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1])" office:value-type="float" office:value="94852" calcext:value-type="float">
            <text:p>94852</text:p>
          </table:table-cell>
          <table:table-cell table:formula="of:=IF([.B17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2])" office:value-type="float" office:value="94932" calcext:value-type="float">
            <text:p>94932</text:p>
          </table:table-cell>
          <table:table-cell table:formula="of:=IF([.B17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3])" office:value-type="float" office:value="95012" calcext:value-type="float">
            <text:p>95012</text:p>
          </table:table-cell>
          <table:table-cell table:formula="of:=IF([.B17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4])" office:value-type="float" office:value="95092" calcext:value-type="float">
            <text:p>95092</text:p>
          </table:table-cell>
          <table:table-cell table:formula="of:=IF([.B17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5])" office:value-type="float" office:value="95172" calcext:value-type="float">
            <text:p>95172</text:p>
          </table:table-cell>
          <table:table-cell table:formula="of:=IF([.B17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6])" office:value-type="float" office:value="95252" calcext:value-type="float">
            <text:p>95252</text:p>
          </table:table-cell>
          <table:table-cell table:formula="of:=IF([.B17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7])" office:value-type="float" office:value="95332" calcext:value-type="float">
            <text:p>95332</text:p>
          </table:table-cell>
          <table:table-cell table:formula="of:=IF([.B17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8])" office:value-type="float" office:value="95412" calcext:value-type="float">
            <text:p>95412</text:p>
          </table:table-cell>
          <table:table-cell table:formula="of:=IF([.B17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49])" office:value-type="float" office:value="95492" calcext:value-type="float">
            <text:p>95492</text:p>
          </table:table-cell>
          <table:table-cell table:formula="of:=IF([.B17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1750])" office:value-type="float" office:value="95572" calcext:value-type="float">
            <text:p>95572</text:p>
          </table:table-cell>
          <table:table-cell table:formula="of:=IF([.B17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51])" office:value-type="float" office:value="95653" calcext:value-type="float">
            <text:p>95653</text:p>
          </table:table-cell>
          <table:table-cell table:formula="of:=IF([.B17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52])" office:value-type="float" office:value="95734" calcext:value-type="float">
            <text:p>95734</text:p>
          </table:table-cell>
          <table:table-cell table:formula="of:=IF([.B17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53])" office:value-type="float" office:value="95815" calcext:value-type="float">
            <text:p>95815</text:p>
          </table:table-cell>
          <table:table-cell table:formula="of:=IF([.B17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54])" office:value-type="float" office:value="95896" calcext:value-type="float">
            <text:p>95896</text:p>
          </table:table-cell>
          <table:table-cell table:formula="of:=IF([.B17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55])" office:value-type="float" office:value="95977" calcext:value-type="float">
            <text:p>95977</text:p>
          </table:table-cell>
          <table:table-cell table:formula="of:=IF([.B17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56])" office:value-type="float" office:value="96058" calcext:value-type="float">
            <text:p>96058</text:p>
          </table:table-cell>
          <table:table-cell table:formula="of:=IF([.B17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57])" office:value-type="float" office:value="96139" calcext:value-type="float">
            <text:p>96139</text:p>
          </table:table-cell>
          <table:table-cell table:formula="of:=IF([.B17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58])" office:value-type="float" office:value="96220" calcext:value-type="float">
            <text:p>96220</text:p>
          </table:table-cell>
          <table:table-cell table:formula="of:=IF([.B17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59])" office:value-type="float" office:value="96301" calcext:value-type="float">
            <text:p>96301</text:p>
          </table:table-cell>
          <table:table-cell table:formula="of:=IF([.B17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0])" office:value-type="float" office:value="96382" calcext:value-type="float">
            <text:p>96382</text:p>
          </table:table-cell>
          <table:table-cell table:formula="of:=IF([.B17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1])" office:value-type="float" office:value="96463" calcext:value-type="float">
            <text:p>96463</text:p>
          </table:table-cell>
          <table:table-cell table:formula="of:=IF([.B17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2])" office:value-type="float" office:value="96544" calcext:value-type="float">
            <text:p>96544</text:p>
          </table:table-cell>
          <table:table-cell table:formula="of:=IF([.B17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3])" office:value-type="float" office:value="96625" calcext:value-type="float">
            <text:p>96625</text:p>
          </table:table-cell>
          <table:table-cell table:formula="of:=IF([.B17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4])" office:value-type="float" office:value="96706" calcext:value-type="float">
            <text:p>96706</text:p>
          </table:table-cell>
          <table:table-cell table:formula="of:=IF([.B17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5])" office:value-type="float" office:value="96787" calcext:value-type="float">
            <text:p>96787</text:p>
          </table:table-cell>
          <table:table-cell table:formula="of:=IF([.B17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6])" office:value-type="float" office:value="96868" calcext:value-type="float">
            <text:p>96868</text:p>
          </table:table-cell>
          <table:table-cell table:formula="of:=IF([.B17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7])" office:value-type="float" office:value="96949" calcext:value-type="float">
            <text:p>96949</text:p>
          </table:table-cell>
          <table:table-cell table:formula="of:=IF([.B17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8])" office:value-type="float" office:value="97030" calcext:value-type="float">
            <text:p>97030</text:p>
          </table:table-cell>
          <table:table-cell table:formula="of:=IF([.B17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69])" office:value-type="float" office:value="97111" calcext:value-type="float">
            <text:p>97111</text:p>
          </table:table-cell>
          <table:table-cell table:formula="of:=IF([.B17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0])" office:value-type="float" office:value="97192" calcext:value-type="float">
            <text:p>97192</text:p>
          </table:table-cell>
          <table:table-cell table:formula="of:=IF([.B17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1])" office:value-type="float" office:value="97273" calcext:value-type="float">
            <text:p>97273</text:p>
          </table:table-cell>
          <table:table-cell table:formula="of:=IF([.B17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2])" office:value-type="float" office:value="97354" calcext:value-type="float">
            <text:p>97354</text:p>
          </table:table-cell>
          <table:table-cell table:formula="of:=IF([.B17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3])" office:value-type="float" office:value="97435" calcext:value-type="float">
            <text:p>97435</text:p>
          </table:table-cell>
          <table:table-cell table:formula="of:=IF([.B17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4])" office:value-type="float" office:value="97516" calcext:value-type="float">
            <text:p>97516</text:p>
          </table:table-cell>
          <table:table-cell table:formula="of:=IF([.B17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5])" office:value-type="float" office:value="97597" calcext:value-type="float">
            <text:p>97597</text:p>
          </table:table-cell>
          <table:table-cell table:formula="of:=IF([.B17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6])" office:value-type="float" office:value="97678" calcext:value-type="float">
            <text:p>97678</text:p>
          </table:table-cell>
          <table:table-cell table:formula="of:=IF([.B17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7])" office:value-type="float" office:value="97759" calcext:value-type="float">
            <text:p>97759</text:p>
          </table:table-cell>
          <table:table-cell table:formula="of:=IF([.B17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8])" office:value-type="float" office:value="97840" calcext:value-type="float">
            <text:p>97840</text:p>
          </table:table-cell>
          <table:table-cell table:formula="of:=IF([.B17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79])" office:value-type="float" office:value="97921" calcext:value-type="float">
            <text:p>97921</text:p>
          </table:table-cell>
          <table:table-cell table:formula="of:=IF([.B17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0])" office:value-type="float" office:value="98002" calcext:value-type="float">
            <text:p>98002</text:p>
          </table:table-cell>
          <table:table-cell table:formula="of:=IF([.B17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1])" office:value-type="float" office:value="98083" calcext:value-type="float">
            <text:p>98083</text:p>
          </table:table-cell>
          <table:table-cell table:formula="of:=IF([.B17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2])" office:value-type="float" office:value="98164" calcext:value-type="float">
            <text:p>98164</text:p>
          </table:table-cell>
          <table:table-cell table:formula="of:=IF([.B17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3])" office:value-type="float" office:value="98245" calcext:value-type="float">
            <text:p>98245</text:p>
          </table:table-cell>
          <table:table-cell table:formula="of:=IF([.B17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4])" office:value-type="float" office:value="98326" calcext:value-type="float">
            <text:p>98326</text:p>
          </table:table-cell>
          <table:table-cell table:formula="of:=IF([.B17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5])" office:value-type="float" office:value="98407" calcext:value-type="float">
            <text:p>98407</text:p>
          </table:table-cell>
          <table:table-cell table:formula="of:=IF([.B17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6])" office:value-type="float" office:value="98488" calcext:value-type="float">
            <text:p>98488</text:p>
          </table:table-cell>
          <table:table-cell table:formula="of:=IF([.B17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7])" office:value-type="float" office:value="98569" calcext:value-type="float">
            <text:p>98569</text:p>
          </table:table-cell>
          <table:table-cell table:formula="of:=IF([.B17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8])" office:value-type="float" office:value="98650" calcext:value-type="float">
            <text:p>98650</text:p>
          </table:table-cell>
          <table:table-cell table:formula="of:=IF([.B17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89])" office:value-type="float" office:value="98731" calcext:value-type="float">
            <text:p>98731</text:p>
          </table:table-cell>
          <table:table-cell table:formula="of:=IF([.B17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90])" office:value-type="float" office:value="98812" calcext:value-type="float">
            <text:p>98812</text:p>
          </table:table-cell>
          <table:table-cell table:formula="of:=IF([.B17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91])" office:value-type="float" office:value="98893" calcext:value-type="float">
            <text:p>98893</text:p>
          </table:table-cell>
          <table:table-cell table:formula="of:=IF([.B17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92])" office:value-type="float" office:value="98974" calcext:value-type="float">
            <text:p>98974</text:p>
          </table:table-cell>
          <table:table-cell table:formula="of:=IF([.B17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93])" office:value-type="float" office:value="99055" calcext:value-type="float">
            <text:p>99055</text:p>
          </table:table-cell>
          <table:table-cell table:formula="of:=IF([.B17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94])" office:value-type="float" office:value="99136" calcext:value-type="float">
            <text:p>99136</text:p>
          </table:table-cell>
          <table:table-cell table:formula="of:=IF([.B17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SUM([.A$1:.A1795])" office:value-type="float" office:value="99217" calcext:value-type="float">
            <text:p>99217</text:p>
          </table:table-cell>
          <table:table-cell table:formula="of:=IF([.B17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796])" office:value-type="float" office:value="99299" calcext:value-type="float">
            <text:p>99299</text:p>
          </table:table-cell>
          <table:table-cell table:formula="of:=IF([.B17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797])" office:value-type="float" office:value="99381" calcext:value-type="float">
            <text:p>99381</text:p>
          </table:table-cell>
          <table:table-cell table:formula="of:=IF([.B17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798])" office:value-type="float" office:value="99463" calcext:value-type="float">
            <text:p>99463</text:p>
          </table:table-cell>
          <table:table-cell table:formula="of:=IF([.B17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799])" office:value-type="float" office:value="99545" calcext:value-type="float">
            <text:p>99545</text:p>
          </table:table-cell>
          <table:table-cell table:formula="of:=IF([.B17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0])" office:value-type="float" office:value="99627" calcext:value-type="float">
            <text:p>99627</text:p>
          </table:table-cell>
          <table:table-cell table:formula="of:=IF([.B18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1])" office:value-type="float" office:value="99709" calcext:value-type="float">
            <text:p>99709</text:p>
          </table:table-cell>
          <table:table-cell table:formula="of:=IF([.B18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2])" office:value-type="float" office:value="99791" calcext:value-type="float">
            <text:p>99791</text:p>
          </table:table-cell>
          <table:table-cell table:formula="of:=IF([.B18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3])" office:value-type="float" office:value="99873" calcext:value-type="float">
            <text:p>99873</text:p>
          </table:table-cell>
          <table:table-cell table:formula="of:=IF([.B18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4])" office:value-type="float" office:value="99955" calcext:value-type="float">
            <text:p>99955</text:p>
          </table:table-cell>
          <table:table-cell table:formula="of:=IF([.B18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5])" office:value-type="float" office:value="100037" calcext:value-type="float">
            <text:p>100037</text:p>
          </table:table-cell>
          <table:table-cell table:formula="of:=IF([.B18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6])" office:value-type="float" office:value="100119" calcext:value-type="float">
            <text:p>100119</text:p>
          </table:table-cell>
          <table:table-cell table:formula="of:=IF([.B18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7])" office:value-type="float" office:value="100201" calcext:value-type="float">
            <text:p>100201</text:p>
          </table:table-cell>
          <table:table-cell table:formula="of:=IF([.B18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8])" office:value-type="float" office:value="100283" calcext:value-type="float">
            <text:p>100283</text:p>
          </table:table-cell>
          <table:table-cell table:formula="of:=IF([.B18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09])" office:value-type="float" office:value="100365" calcext:value-type="float">
            <text:p>100365</text:p>
          </table:table-cell>
          <table:table-cell table:formula="of:=IF([.B18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0])" office:value-type="float" office:value="100447" calcext:value-type="float">
            <text:p>100447</text:p>
          </table:table-cell>
          <table:table-cell table:formula="of:=IF([.B18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1])" office:value-type="float" office:value="100529" calcext:value-type="float">
            <text:p>100529</text:p>
          </table:table-cell>
          <table:table-cell table:formula="of:=IF([.B18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2])" office:value-type="float" office:value="100611" calcext:value-type="float">
            <text:p>100611</text:p>
          </table:table-cell>
          <table:table-cell table:formula="of:=IF([.B18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3])" office:value-type="float" office:value="100693" calcext:value-type="float">
            <text:p>100693</text:p>
          </table:table-cell>
          <table:table-cell table:formula="of:=IF([.B18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4])" office:value-type="float" office:value="100775" calcext:value-type="float">
            <text:p>100775</text:p>
          </table:table-cell>
          <table:table-cell table:formula="of:=IF([.B18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5])" office:value-type="float" office:value="100857" calcext:value-type="float">
            <text:p>100857</text:p>
          </table:table-cell>
          <table:table-cell table:formula="of:=IF([.B18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6])" office:value-type="float" office:value="100939" calcext:value-type="float">
            <text:p>100939</text:p>
          </table:table-cell>
          <table:table-cell table:formula="of:=IF([.B18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7])" office:value-type="float" office:value="101021" calcext:value-type="float">
            <text:p>101021</text:p>
          </table:table-cell>
          <table:table-cell table:formula="of:=IF([.B18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8])" office:value-type="float" office:value="101103" calcext:value-type="float">
            <text:p>101103</text:p>
          </table:table-cell>
          <table:table-cell table:formula="of:=IF([.B18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19])" office:value-type="float" office:value="101185" calcext:value-type="float">
            <text:p>101185</text:p>
          </table:table-cell>
          <table:table-cell table:formula="of:=IF([.B18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0])" office:value-type="float" office:value="101267" calcext:value-type="float">
            <text:p>101267</text:p>
          </table:table-cell>
          <table:table-cell table:formula="of:=IF([.B18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1])" office:value-type="float" office:value="101349" calcext:value-type="float">
            <text:p>101349</text:p>
          </table:table-cell>
          <table:table-cell table:formula="of:=IF([.B18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2])" office:value-type="float" office:value="101431" calcext:value-type="float">
            <text:p>101431</text:p>
          </table:table-cell>
          <table:table-cell table:formula="of:=IF([.B18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3])" office:value-type="float" office:value="101513" calcext:value-type="float">
            <text:p>101513</text:p>
          </table:table-cell>
          <table:table-cell table:formula="of:=IF([.B18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4])" office:value-type="float" office:value="101595" calcext:value-type="float">
            <text:p>101595</text:p>
          </table:table-cell>
          <table:table-cell table:formula="of:=IF([.B18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5])" office:value-type="float" office:value="101677" calcext:value-type="float">
            <text:p>101677</text:p>
          </table:table-cell>
          <table:table-cell table:formula="of:=IF([.B18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6])" office:value-type="float" office:value="101759" calcext:value-type="float">
            <text:p>101759</text:p>
          </table:table-cell>
          <table:table-cell table:formula="of:=IF([.B18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7])" office:value-type="float" office:value="101841" calcext:value-type="float">
            <text:p>101841</text:p>
          </table:table-cell>
          <table:table-cell table:formula="of:=IF([.B18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8])" office:value-type="float" office:value="101923" calcext:value-type="float">
            <text:p>101923</text:p>
          </table:table-cell>
          <table:table-cell table:formula="of:=IF([.B18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29])" office:value-type="float" office:value="102005" calcext:value-type="float">
            <text:p>102005</text:p>
          </table:table-cell>
          <table:table-cell table:formula="of:=IF([.B18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30])" office:value-type="float" office:value="102087" calcext:value-type="float">
            <text:p>102087</text:p>
          </table:table-cell>
          <table:table-cell table:formula="of:=IF([.B18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31])" office:value-type="float" office:value="102169" calcext:value-type="float">
            <text:p>102169</text:p>
          </table:table-cell>
          <table:table-cell table:formula="of:=IF([.B18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32])" office:value-type="float" office:value="102251" calcext:value-type="float">
            <text:p>102251</text:p>
          </table:table-cell>
          <table:table-cell table:formula="of:=IF([.B18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33])" office:value-type="float" office:value="102333" calcext:value-type="float">
            <text:p>102333</text:p>
          </table:table-cell>
          <table:table-cell table:formula="of:=IF([.B18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SUM([.A$1:.A1834])" office:value-type="float" office:value="102415" calcext:value-type="float">
            <text:p>102415</text:p>
          </table:table-cell>
          <table:table-cell table:formula="of:=IF([.B18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35])" office:value-type="float" office:value="102498" calcext:value-type="float">
            <text:p>102498</text:p>
          </table:table-cell>
          <table:table-cell table:formula="of:=IF([.B18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36])" office:value-type="float" office:value="102581" calcext:value-type="float">
            <text:p>102581</text:p>
          </table:table-cell>
          <table:table-cell table:formula="of:=IF([.B18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37])" office:value-type="float" office:value="102664" calcext:value-type="float">
            <text:p>102664</text:p>
          </table:table-cell>
          <table:table-cell table:formula="of:=IF([.B18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38])" office:value-type="float" office:value="102747" calcext:value-type="float">
            <text:p>102747</text:p>
          </table:table-cell>
          <table:table-cell table:formula="of:=IF([.B18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39])" office:value-type="float" office:value="102830" calcext:value-type="float">
            <text:p>102830</text:p>
          </table:table-cell>
          <table:table-cell table:formula="of:=IF([.B18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0])" office:value-type="float" office:value="102913" calcext:value-type="float">
            <text:p>102913</text:p>
          </table:table-cell>
          <table:table-cell table:formula="of:=IF([.B18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1])" office:value-type="float" office:value="102996" calcext:value-type="float">
            <text:p>102996</text:p>
          </table:table-cell>
          <table:table-cell table:formula="of:=IF([.B18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2])" office:value-type="float" office:value="103079" calcext:value-type="float">
            <text:p>103079</text:p>
          </table:table-cell>
          <table:table-cell table:formula="of:=IF([.B18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3])" office:value-type="float" office:value="103162" calcext:value-type="float">
            <text:p>103162</text:p>
          </table:table-cell>
          <table:table-cell table:formula="of:=IF([.B18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4])" office:value-type="float" office:value="103245" calcext:value-type="float">
            <text:p>103245</text:p>
          </table:table-cell>
          <table:table-cell table:formula="of:=IF([.B18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5])" office:value-type="float" office:value="103328" calcext:value-type="float">
            <text:p>103328</text:p>
          </table:table-cell>
          <table:table-cell table:formula="of:=IF([.B18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6])" office:value-type="float" office:value="103411" calcext:value-type="float">
            <text:p>103411</text:p>
          </table:table-cell>
          <table:table-cell table:formula="of:=IF([.B18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7])" office:value-type="float" office:value="103494" calcext:value-type="float">
            <text:p>103494</text:p>
          </table:table-cell>
          <table:table-cell table:formula="of:=IF([.B18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8])" office:value-type="float" office:value="103577" calcext:value-type="float">
            <text:p>103577</text:p>
          </table:table-cell>
          <table:table-cell table:formula="of:=IF([.B18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49])" office:value-type="float" office:value="103660" calcext:value-type="float">
            <text:p>103660</text:p>
          </table:table-cell>
          <table:table-cell table:formula="of:=IF([.B18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0])" office:value-type="float" office:value="103743" calcext:value-type="float">
            <text:p>103743</text:p>
          </table:table-cell>
          <table:table-cell table:formula="of:=IF([.B18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1])" office:value-type="float" office:value="103826" calcext:value-type="float">
            <text:p>103826</text:p>
          </table:table-cell>
          <table:table-cell table:formula="of:=IF([.B18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2])" office:value-type="float" office:value="103909" calcext:value-type="float">
            <text:p>103909</text:p>
          </table:table-cell>
          <table:table-cell table:formula="of:=IF([.B18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3])" office:value-type="float" office:value="103992" calcext:value-type="float">
            <text:p>103992</text:p>
          </table:table-cell>
          <table:table-cell table:formula="of:=IF([.B18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4])" office:value-type="float" office:value="104075" calcext:value-type="float">
            <text:p>104075</text:p>
          </table:table-cell>
          <table:table-cell table:formula="of:=IF([.B18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5])" office:value-type="float" office:value="104158" calcext:value-type="float">
            <text:p>104158</text:p>
          </table:table-cell>
          <table:table-cell table:formula="of:=IF([.B18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6])" office:value-type="float" office:value="104241" calcext:value-type="float">
            <text:p>104241</text:p>
          </table:table-cell>
          <table:table-cell table:formula="of:=IF([.B18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7])" office:value-type="float" office:value="104324" calcext:value-type="float">
            <text:p>104324</text:p>
          </table:table-cell>
          <table:table-cell table:formula="of:=IF([.B18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8])" office:value-type="float" office:value="104407" calcext:value-type="float">
            <text:p>104407</text:p>
          </table:table-cell>
          <table:table-cell table:formula="of:=IF([.B18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59])" office:value-type="float" office:value="104490" calcext:value-type="float">
            <text:p>104490</text:p>
          </table:table-cell>
          <table:table-cell table:formula="of:=IF([.B18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0])" office:value-type="float" office:value="104573" calcext:value-type="float">
            <text:p>104573</text:p>
          </table:table-cell>
          <table:table-cell table:formula="of:=IF([.B18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1])" office:value-type="float" office:value="104656" calcext:value-type="float">
            <text:p>104656</text:p>
          </table:table-cell>
          <table:table-cell table:formula="of:=IF([.B18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2])" office:value-type="float" office:value="104739" calcext:value-type="float">
            <text:p>104739</text:p>
          </table:table-cell>
          <table:table-cell table:formula="of:=IF([.B18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3])" office:value-type="float" office:value="104822" calcext:value-type="float">
            <text:p>104822</text:p>
          </table:table-cell>
          <table:table-cell table:formula="of:=IF([.B18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4])" office:value-type="float" office:value="104905" calcext:value-type="float">
            <text:p>104905</text:p>
          </table:table-cell>
          <table:table-cell table:formula="of:=IF([.B18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5])" office:value-type="float" office:value="104988" calcext:value-type="float">
            <text:p>104988</text:p>
          </table:table-cell>
          <table:table-cell table:formula="of:=IF([.B18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6])" office:value-type="float" office:value="105071" calcext:value-type="float">
            <text:p>105071</text:p>
          </table:table-cell>
          <table:table-cell table:formula="of:=IF([.B18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7])" office:value-type="float" office:value="105154" calcext:value-type="float">
            <text:p>105154</text:p>
          </table:table-cell>
          <table:table-cell table:formula="of:=IF([.B18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8])" office:value-type="float" office:value="105237" calcext:value-type="float">
            <text:p>105237</text:p>
          </table:table-cell>
          <table:table-cell table:formula="of:=IF([.B18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69])" office:value-type="float" office:value="105320" calcext:value-type="float">
            <text:p>105320</text:p>
          </table:table-cell>
          <table:table-cell table:formula="of:=IF([.B18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0])" office:value-type="float" office:value="105403" calcext:value-type="float">
            <text:p>105403</text:p>
          </table:table-cell>
          <table:table-cell table:formula="of:=IF([.B18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1])" office:value-type="float" office:value="105486" calcext:value-type="float">
            <text:p>105486</text:p>
          </table:table-cell>
          <table:table-cell table:formula="of:=IF([.B18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2])" office:value-type="float" office:value="105569" calcext:value-type="float">
            <text:p>105569</text:p>
          </table:table-cell>
          <table:table-cell table:formula="of:=IF([.B18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3])" office:value-type="float" office:value="105652" calcext:value-type="float">
            <text:p>105652</text:p>
          </table:table-cell>
          <table:table-cell table:formula="of:=IF([.B18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4])" office:value-type="float" office:value="105735" calcext:value-type="float">
            <text:p>105735</text:p>
          </table:table-cell>
          <table:table-cell table:formula="of:=IF([.B18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5])" office:value-type="float" office:value="105818" calcext:value-type="float">
            <text:p>105818</text:p>
          </table:table-cell>
          <table:table-cell table:formula="of:=IF([.B18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6])" office:value-type="float" office:value="105901" calcext:value-type="float">
            <text:p>105901</text:p>
          </table:table-cell>
          <table:table-cell table:formula="of:=IF([.B18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7])" office:value-type="float" office:value="105984" calcext:value-type="float">
            <text:p>105984</text:p>
          </table:table-cell>
          <table:table-cell table:formula="of:=IF([.B18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8])" office:value-type="float" office:value="106067" calcext:value-type="float">
            <text:p>106067</text:p>
          </table:table-cell>
          <table:table-cell table:formula="of:=IF([.B18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79])" office:value-type="float" office:value="106150" calcext:value-type="float">
            <text:p>106150</text:p>
          </table:table-cell>
          <table:table-cell table:formula="of:=IF([.B18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80])" office:value-type="float" office:value="106233" calcext:value-type="float">
            <text:p>106233</text:p>
          </table:table-cell>
          <table:table-cell table:formula="of:=IF([.B18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81])" office:value-type="float" office:value="106316" calcext:value-type="float">
            <text:p>106316</text:p>
          </table:table-cell>
          <table:table-cell table:formula="of:=IF([.B18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SUM([.A$1:.A1882])" office:value-type="float" office:value="106399" calcext:value-type="float">
            <text:p>106399</text:p>
          </table:table-cell>
          <table:table-cell table:formula="of:=IF([.B18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83])" office:value-type="float" office:value="106483" calcext:value-type="float">
            <text:p>106483</text:p>
          </table:table-cell>
          <table:table-cell table:formula="of:=IF([.B18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84])" office:value-type="float" office:value="106567" calcext:value-type="float">
            <text:p>106567</text:p>
          </table:table-cell>
          <table:table-cell table:formula="of:=IF([.B18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85])" office:value-type="float" office:value="106651" calcext:value-type="float">
            <text:p>106651</text:p>
          </table:table-cell>
          <table:table-cell table:formula="of:=IF([.B18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86])" office:value-type="float" office:value="106735" calcext:value-type="float">
            <text:p>106735</text:p>
          </table:table-cell>
          <table:table-cell table:formula="of:=IF([.B18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87])" office:value-type="float" office:value="106819" calcext:value-type="float">
            <text:p>106819</text:p>
          </table:table-cell>
          <table:table-cell table:formula="of:=IF([.B18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88])" office:value-type="float" office:value="106903" calcext:value-type="float">
            <text:p>106903</text:p>
          </table:table-cell>
          <table:table-cell table:formula="of:=IF([.B18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89])" office:value-type="float" office:value="106987" calcext:value-type="float">
            <text:p>106987</text:p>
          </table:table-cell>
          <table:table-cell table:formula="of:=IF([.B18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0])" office:value-type="float" office:value="107071" calcext:value-type="float">
            <text:p>107071</text:p>
          </table:table-cell>
          <table:table-cell table:formula="of:=IF([.B18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1])" office:value-type="float" office:value="107155" calcext:value-type="float">
            <text:p>107155</text:p>
          </table:table-cell>
          <table:table-cell table:formula="of:=IF([.B18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2])" office:value-type="float" office:value="107239" calcext:value-type="float">
            <text:p>107239</text:p>
          </table:table-cell>
          <table:table-cell table:formula="of:=IF([.B18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3])" office:value-type="float" office:value="107323" calcext:value-type="float">
            <text:p>107323</text:p>
          </table:table-cell>
          <table:table-cell table:formula="of:=IF([.B18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4])" office:value-type="float" office:value="107407" calcext:value-type="float">
            <text:p>107407</text:p>
          </table:table-cell>
          <table:table-cell table:formula="of:=IF([.B18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5])" office:value-type="float" office:value="107491" calcext:value-type="float">
            <text:p>107491</text:p>
          </table:table-cell>
          <table:table-cell table:formula="of:=IF([.B18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6])" office:value-type="float" office:value="107575" calcext:value-type="float">
            <text:p>107575</text:p>
          </table:table-cell>
          <table:table-cell table:formula="of:=IF([.B18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7])" office:value-type="float" office:value="107659" calcext:value-type="float">
            <text:p>107659</text:p>
          </table:table-cell>
          <table:table-cell table:formula="of:=IF([.B18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8])" office:value-type="float" office:value="107743" calcext:value-type="float">
            <text:p>107743</text:p>
          </table:table-cell>
          <table:table-cell table:formula="of:=IF([.B18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899])" office:value-type="float" office:value="107827" calcext:value-type="float">
            <text:p>107827</text:p>
          </table:table-cell>
          <table:table-cell table:formula="of:=IF([.B18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900])" office:value-type="float" office:value="107911" calcext:value-type="float">
            <text:p>107911</text:p>
          </table:table-cell>
          <table:table-cell table:formula="of:=IF([.B19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901])" office:value-type="float" office:value="107995" calcext:value-type="float">
            <text:p>107995</text:p>
          </table:table-cell>
          <table:table-cell table:formula="of:=IF([.B19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902])" office:value-type="float" office:value="108079" calcext:value-type="float">
            <text:p>108079</text:p>
          </table:table-cell>
          <table:table-cell table:formula="of:=IF([.B19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903])" office:value-type="float" office:value="108163" calcext:value-type="float">
            <text:p>108163</text:p>
          </table:table-cell>
          <table:table-cell table:formula="of:=IF([.B19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904])" office:value-type="float" office:value="108247" calcext:value-type="float">
            <text:p>108247</text:p>
          </table:table-cell>
          <table:table-cell table:formula="of:=IF([.B19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1905])" office:value-type="float" office:value="108331" calcext:value-type="float">
            <text:p>108331</text:p>
          </table:table-cell>
          <table:table-cell table:formula="of:=IF([.B19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06])" office:value-type="float" office:value="108416" calcext:value-type="float">
            <text:p>108416</text:p>
          </table:table-cell>
          <table:table-cell table:formula="of:=IF([.B19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07])" office:value-type="float" office:value="108501" calcext:value-type="float">
            <text:p>108501</text:p>
          </table:table-cell>
          <table:table-cell table:formula="of:=IF([.B19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08])" office:value-type="float" office:value="108586" calcext:value-type="float">
            <text:p>108586</text:p>
          </table:table-cell>
          <table:table-cell table:formula="of:=IF([.B19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09])" office:value-type="float" office:value="108671" calcext:value-type="float">
            <text:p>108671</text:p>
          </table:table-cell>
          <table:table-cell table:formula="of:=IF([.B19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0])" office:value-type="float" office:value="108756" calcext:value-type="float">
            <text:p>108756</text:p>
          </table:table-cell>
          <table:table-cell table:formula="of:=IF([.B19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1])" office:value-type="float" office:value="108841" calcext:value-type="float">
            <text:p>108841</text:p>
          </table:table-cell>
          <table:table-cell table:formula="of:=IF([.B19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2])" office:value-type="float" office:value="108926" calcext:value-type="float">
            <text:p>108926</text:p>
          </table:table-cell>
          <table:table-cell table:formula="of:=IF([.B19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3])" office:value-type="float" office:value="109011" calcext:value-type="float">
            <text:p>109011</text:p>
          </table:table-cell>
          <table:table-cell table:formula="of:=IF([.B19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4])" office:value-type="float" office:value="109096" calcext:value-type="float">
            <text:p>109096</text:p>
          </table:table-cell>
          <table:table-cell table:formula="of:=IF([.B19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5])" office:value-type="float" office:value="109181" calcext:value-type="float">
            <text:p>109181</text:p>
          </table:table-cell>
          <table:table-cell table:formula="of:=IF([.B19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6])" office:value-type="float" office:value="109266" calcext:value-type="float">
            <text:p>109266</text:p>
          </table:table-cell>
          <table:table-cell table:formula="of:=IF([.B19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7])" office:value-type="float" office:value="109351" calcext:value-type="float">
            <text:p>109351</text:p>
          </table:table-cell>
          <table:table-cell table:formula="of:=IF([.B19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8])" office:value-type="float" office:value="109436" calcext:value-type="float">
            <text:p>109436</text:p>
          </table:table-cell>
          <table:table-cell table:formula="of:=IF([.B19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19])" office:value-type="float" office:value="109521" calcext:value-type="float">
            <text:p>109521</text:p>
          </table:table-cell>
          <table:table-cell table:formula="of:=IF([.B19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0])" office:value-type="float" office:value="109606" calcext:value-type="float">
            <text:p>109606</text:p>
          </table:table-cell>
          <table:table-cell table:formula="of:=IF([.B19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1])" office:value-type="float" office:value="109691" calcext:value-type="float">
            <text:p>109691</text:p>
          </table:table-cell>
          <table:table-cell table:formula="of:=IF([.B19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2])" office:value-type="float" office:value="109776" calcext:value-type="float">
            <text:p>109776</text:p>
          </table:table-cell>
          <table:table-cell table:formula="of:=IF([.B19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3])" office:value-type="float" office:value="109861" calcext:value-type="float">
            <text:p>109861</text:p>
          </table:table-cell>
          <table:table-cell table:formula="of:=IF([.B19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4])" office:value-type="float" office:value="109946" calcext:value-type="float">
            <text:p>109946</text:p>
          </table:table-cell>
          <table:table-cell table:formula="of:=IF([.B19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5])" office:value-type="float" office:value="110031" calcext:value-type="float">
            <text:p>110031</text:p>
          </table:table-cell>
          <table:table-cell table:formula="of:=IF([.B19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6])" office:value-type="float" office:value="110116" calcext:value-type="float">
            <text:p>110116</text:p>
          </table:table-cell>
          <table:table-cell table:formula="of:=IF([.B19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7])" office:value-type="float" office:value="110201" calcext:value-type="float">
            <text:p>110201</text:p>
          </table:table-cell>
          <table:table-cell table:formula="of:=IF([.B19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8])" office:value-type="float" office:value="110286" calcext:value-type="float">
            <text:p>110286</text:p>
          </table:table-cell>
          <table:table-cell table:formula="of:=IF([.B19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29])" office:value-type="float" office:value="110371" calcext:value-type="float">
            <text:p>110371</text:p>
          </table:table-cell>
          <table:table-cell table:formula="of:=IF([.B19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0])" office:value-type="float" office:value="110456" calcext:value-type="float">
            <text:p>110456</text:p>
          </table:table-cell>
          <table:table-cell table:formula="of:=IF([.B19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1])" office:value-type="float" office:value="110541" calcext:value-type="float">
            <text:p>110541</text:p>
          </table:table-cell>
          <table:table-cell table:formula="of:=IF([.B19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2])" office:value-type="float" office:value="110626" calcext:value-type="float">
            <text:p>110626</text:p>
          </table:table-cell>
          <table:table-cell table:formula="of:=IF([.B19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3])" office:value-type="float" office:value="110711" calcext:value-type="float">
            <text:p>110711</text:p>
          </table:table-cell>
          <table:table-cell table:formula="of:=IF([.B19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4])" office:value-type="float" office:value="110796" calcext:value-type="float">
            <text:p>110796</text:p>
          </table:table-cell>
          <table:table-cell table:formula="of:=IF([.B19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5])" office:value-type="float" office:value="110881" calcext:value-type="float">
            <text:p>110881</text:p>
          </table:table-cell>
          <table:table-cell table:formula="of:=IF([.B19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6])" office:value-type="float" office:value="110966" calcext:value-type="float">
            <text:p>110966</text:p>
          </table:table-cell>
          <table:table-cell table:formula="of:=IF([.B19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7])" office:value-type="float" office:value="111051" calcext:value-type="float">
            <text:p>111051</text:p>
          </table:table-cell>
          <table:table-cell table:formula="of:=IF([.B19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8])" office:value-type="float" office:value="111136" calcext:value-type="float">
            <text:p>111136</text:p>
          </table:table-cell>
          <table:table-cell table:formula="of:=IF([.B19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39])" office:value-type="float" office:value="111221" calcext:value-type="float">
            <text:p>111221</text:p>
          </table:table-cell>
          <table:table-cell table:formula="of:=IF([.B19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SUM([.A$1:.A1940])" office:value-type="float" office:value="111306" calcext:value-type="float">
            <text:p>111306</text:p>
          </table:table-cell>
          <table:table-cell table:formula="of:=IF([.B19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41])" office:value-type="float" office:value="111392" calcext:value-type="float">
            <text:p>111392</text:p>
          </table:table-cell>
          <table:table-cell table:formula="of:=IF([.B19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42])" office:value-type="float" office:value="111478" calcext:value-type="float">
            <text:p>111478</text:p>
          </table:table-cell>
          <table:table-cell table:formula="of:=IF([.B19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43])" office:value-type="float" office:value="111564" calcext:value-type="float">
            <text:p>111564</text:p>
          </table:table-cell>
          <table:table-cell table:formula="of:=IF([.B19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44])" office:value-type="float" office:value="111650" calcext:value-type="float">
            <text:p>111650</text:p>
          </table:table-cell>
          <table:table-cell table:formula="of:=IF([.B19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45])" office:value-type="float" office:value="111736" calcext:value-type="float">
            <text:p>111736</text:p>
          </table:table-cell>
          <table:table-cell table:formula="of:=IF([.B19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46])" office:value-type="float" office:value="111822" calcext:value-type="float">
            <text:p>111822</text:p>
          </table:table-cell>
          <table:table-cell table:formula="of:=IF([.B19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47])" office:value-type="float" office:value="111908" calcext:value-type="float">
            <text:p>111908</text:p>
          </table:table-cell>
          <table:table-cell table:formula="of:=IF([.B19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48])" office:value-type="float" office:value="111994" calcext:value-type="float">
            <text:p>111994</text:p>
          </table:table-cell>
          <table:table-cell table:formula="of:=IF([.B19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49])" office:value-type="float" office:value="112080" calcext:value-type="float">
            <text:p>112080</text:p>
          </table:table-cell>
          <table:table-cell table:formula="of:=IF([.B19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0])" office:value-type="float" office:value="112166" calcext:value-type="float">
            <text:p>112166</text:p>
          </table:table-cell>
          <table:table-cell table:formula="of:=IF([.B19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1])" office:value-type="float" office:value="112252" calcext:value-type="float">
            <text:p>112252</text:p>
          </table:table-cell>
          <table:table-cell table:formula="of:=IF([.B19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2])" office:value-type="float" office:value="112338" calcext:value-type="float">
            <text:p>112338</text:p>
          </table:table-cell>
          <table:table-cell table:formula="of:=IF([.B19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3])" office:value-type="float" office:value="112424" calcext:value-type="float">
            <text:p>112424</text:p>
          </table:table-cell>
          <table:table-cell table:formula="of:=IF([.B19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4])" office:value-type="float" office:value="112510" calcext:value-type="float">
            <text:p>112510</text:p>
          </table:table-cell>
          <table:table-cell table:formula="of:=IF([.B19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5])" office:value-type="float" office:value="112596" calcext:value-type="float">
            <text:p>112596</text:p>
          </table:table-cell>
          <table:table-cell table:formula="of:=IF([.B19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6])" office:value-type="float" office:value="112682" calcext:value-type="float">
            <text:p>112682</text:p>
          </table:table-cell>
          <table:table-cell table:formula="of:=IF([.B19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7])" office:value-type="float" office:value="112768" calcext:value-type="float">
            <text:p>112768</text:p>
          </table:table-cell>
          <table:table-cell table:formula="of:=IF([.B19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8])" office:value-type="float" office:value="112854" calcext:value-type="float">
            <text:p>112854</text:p>
          </table:table-cell>
          <table:table-cell table:formula="of:=IF([.B19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59])" office:value-type="float" office:value="112940" calcext:value-type="float">
            <text:p>112940</text:p>
          </table:table-cell>
          <table:table-cell table:formula="of:=IF([.B19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0])" office:value-type="float" office:value="113026" calcext:value-type="float">
            <text:p>113026</text:p>
          </table:table-cell>
          <table:table-cell table:formula="of:=IF([.B19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1])" office:value-type="float" office:value="113112" calcext:value-type="float">
            <text:p>113112</text:p>
          </table:table-cell>
          <table:table-cell table:formula="of:=IF([.B19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2])" office:value-type="float" office:value="113198" calcext:value-type="float">
            <text:p>113198</text:p>
          </table:table-cell>
          <table:table-cell table:formula="of:=IF([.B19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3])" office:value-type="float" office:value="113284" calcext:value-type="float">
            <text:p>113284</text:p>
          </table:table-cell>
          <table:table-cell table:formula="of:=IF([.B19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4])" office:value-type="float" office:value="113370" calcext:value-type="float">
            <text:p>113370</text:p>
          </table:table-cell>
          <table:table-cell table:formula="of:=IF([.B19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5])" office:value-type="float" office:value="113456" calcext:value-type="float">
            <text:p>113456</text:p>
          </table:table-cell>
          <table:table-cell table:formula="of:=IF([.B19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6])" office:value-type="float" office:value="113542" calcext:value-type="float">
            <text:p>113542</text:p>
          </table:table-cell>
          <table:table-cell table:formula="of:=IF([.B19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7])" office:value-type="float" office:value="113628" calcext:value-type="float">
            <text:p>113628</text:p>
          </table:table-cell>
          <table:table-cell table:formula="of:=IF([.B19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8])" office:value-type="float" office:value="113714" calcext:value-type="float">
            <text:p>113714</text:p>
          </table:table-cell>
          <table:table-cell table:formula="of:=IF([.B19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69])" office:value-type="float" office:value="113800" calcext:value-type="float">
            <text:p>113800</text:p>
          </table:table-cell>
          <table:table-cell table:formula="of:=IF([.B19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0])" office:value-type="float" office:value="113886" calcext:value-type="float">
            <text:p>113886</text:p>
          </table:table-cell>
          <table:table-cell table:formula="of:=IF([.B19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1])" office:value-type="float" office:value="113972" calcext:value-type="float">
            <text:p>113972</text:p>
          </table:table-cell>
          <table:table-cell table:formula="of:=IF([.B19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2])" office:value-type="float" office:value="114058" calcext:value-type="float">
            <text:p>114058</text:p>
          </table:table-cell>
          <table:table-cell table:formula="of:=IF([.B19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3])" office:value-type="float" office:value="114144" calcext:value-type="float">
            <text:p>114144</text:p>
          </table:table-cell>
          <table:table-cell table:formula="of:=IF([.B19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4])" office:value-type="float" office:value="114230" calcext:value-type="float">
            <text:p>114230</text:p>
          </table:table-cell>
          <table:table-cell table:formula="of:=IF([.B19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5])" office:value-type="float" office:value="114316" calcext:value-type="float">
            <text:p>114316</text:p>
          </table:table-cell>
          <table:table-cell table:formula="of:=IF([.B19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6])" office:value-type="float" office:value="114402" calcext:value-type="float">
            <text:p>114402</text:p>
          </table:table-cell>
          <table:table-cell table:formula="of:=IF([.B19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7])" office:value-type="float" office:value="114488" calcext:value-type="float">
            <text:p>114488</text:p>
          </table:table-cell>
          <table:table-cell table:formula="of:=IF([.B19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8])" office:value-type="float" office:value="114574" calcext:value-type="float">
            <text:p>114574</text:p>
          </table:table-cell>
          <table:table-cell table:formula="of:=IF([.B19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79])" office:value-type="float" office:value="114660" calcext:value-type="float">
            <text:p>114660</text:p>
          </table:table-cell>
          <table:table-cell table:formula="of:=IF([.B19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80])" office:value-type="float" office:value="114746" calcext:value-type="float">
            <text:p>114746</text:p>
          </table:table-cell>
          <table:table-cell table:formula="of:=IF([.B19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81])" office:value-type="float" office:value="114832" calcext:value-type="float">
            <text:p>114832</text:p>
          </table:table-cell>
          <table:table-cell table:formula="of:=IF([.B19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82])" office:value-type="float" office:value="114918" calcext:value-type="float">
            <text:p>114918</text:p>
          </table:table-cell>
          <table:table-cell table:formula="of:=IF([.B19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SUM([.A$1:.A1983])" office:value-type="float" office:value="115004" calcext:value-type="float">
            <text:p>115004</text:p>
          </table:table-cell>
          <table:table-cell table:formula="of:=IF([.B19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84])" office:value-type="float" office:value="115091" calcext:value-type="float">
            <text:p>115091</text:p>
          </table:table-cell>
          <table:table-cell table:formula="of:=IF([.B19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85])" office:value-type="float" office:value="115178" calcext:value-type="float">
            <text:p>115178</text:p>
          </table:table-cell>
          <table:table-cell table:formula="of:=IF([.B19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86])" office:value-type="float" office:value="115265" calcext:value-type="float">
            <text:p>115265</text:p>
          </table:table-cell>
          <table:table-cell table:formula="of:=IF([.B19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87])" office:value-type="float" office:value="115352" calcext:value-type="float">
            <text:p>115352</text:p>
          </table:table-cell>
          <table:table-cell table:formula="of:=IF([.B19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88])" office:value-type="float" office:value="115439" calcext:value-type="float">
            <text:p>115439</text:p>
          </table:table-cell>
          <table:table-cell table:formula="of:=IF([.B19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89])" office:value-type="float" office:value="115526" calcext:value-type="float">
            <text:p>115526</text:p>
          </table:table-cell>
          <table:table-cell table:formula="of:=IF([.B19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0])" office:value-type="float" office:value="115613" calcext:value-type="float">
            <text:p>115613</text:p>
          </table:table-cell>
          <table:table-cell table:formula="of:=IF([.B19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1])" office:value-type="float" office:value="115700" calcext:value-type="float">
            <text:p>115700</text:p>
          </table:table-cell>
          <table:table-cell table:formula="of:=IF([.B19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2])" office:value-type="float" office:value="115787" calcext:value-type="float">
            <text:p>115787</text:p>
          </table:table-cell>
          <table:table-cell table:formula="of:=IF([.B19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3])" office:value-type="float" office:value="115874" calcext:value-type="float">
            <text:p>115874</text:p>
          </table:table-cell>
          <table:table-cell table:formula="of:=IF([.B19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4])" office:value-type="float" office:value="115961" calcext:value-type="float">
            <text:p>115961</text:p>
          </table:table-cell>
          <table:table-cell table:formula="of:=IF([.B19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5])" office:value-type="float" office:value="116048" calcext:value-type="float">
            <text:p>116048</text:p>
          </table:table-cell>
          <table:table-cell table:formula="of:=IF([.B19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6])" office:value-type="float" office:value="116135" calcext:value-type="float">
            <text:p>116135</text:p>
          </table:table-cell>
          <table:table-cell table:formula="of:=IF([.B19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7])" office:value-type="float" office:value="116222" calcext:value-type="float">
            <text:p>116222</text:p>
          </table:table-cell>
          <table:table-cell table:formula="of:=IF([.B19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8])" office:value-type="float" office:value="116309" calcext:value-type="float">
            <text:p>116309</text:p>
          </table:table-cell>
          <table:table-cell table:formula="of:=IF([.B19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1999])" office:value-type="float" office:value="116396" calcext:value-type="float">
            <text:p>116396</text:p>
          </table:table-cell>
          <table:table-cell table:formula="of:=IF([.B19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0])" office:value-type="float" office:value="116483" calcext:value-type="float">
            <text:p>116483</text:p>
          </table:table-cell>
          <table:table-cell table:formula="of:=IF([.B20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1])" office:value-type="float" office:value="116570" calcext:value-type="float">
            <text:p>116570</text:p>
          </table:table-cell>
          <table:table-cell table:formula="of:=IF([.B20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2])" office:value-type="float" office:value="116657" calcext:value-type="float">
            <text:p>116657</text:p>
          </table:table-cell>
          <table:table-cell table:formula="of:=IF([.B20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3])" office:value-type="float" office:value="116744" calcext:value-type="float">
            <text:p>116744</text:p>
          </table:table-cell>
          <table:table-cell table:formula="of:=IF([.B20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4])" office:value-type="float" office:value="116831" calcext:value-type="float">
            <text:p>116831</text:p>
          </table:table-cell>
          <table:table-cell table:formula="of:=IF([.B20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5])" office:value-type="float" office:value="116918" calcext:value-type="float">
            <text:p>116918</text:p>
          </table:table-cell>
          <table:table-cell table:formula="of:=IF([.B20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6])" office:value-type="float" office:value="117005" calcext:value-type="float">
            <text:p>117005</text:p>
          </table:table-cell>
          <table:table-cell table:formula="of:=IF([.B20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7])" office:value-type="float" office:value="117092" calcext:value-type="float">
            <text:p>117092</text:p>
          </table:table-cell>
          <table:table-cell table:formula="of:=IF([.B20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8])" office:value-type="float" office:value="117179" calcext:value-type="float">
            <text:p>117179</text:p>
          </table:table-cell>
          <table:table-cell table:formula="of:=IF([.B20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09])" office:value-type="float" office:value="117266" calcext:value-type="float">
            <text:p>117266</text:p>
          </table:table-cell>
          <table:table-cell table:formula="of:=IF([.B20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0])" office:value-type="float" office:value="117353" calcext:value-type="float">
            <text:p>117353</text:p>
          </table:table-cell>
          <table:table-cell table:formula="of:=IF([.B20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1])" office:value-type="float" office:value="117440" calcext:value-type="float">
            <text:p>117440</text:p>
          </table:table-cell>
          <table:table-cell table:formula="of:=IF([.B20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2])" office:value-type="float" office:value="117527" calcext:value-type="float">
            <text:p>117527</text:p>
          </table:table-cell>
          <table:table-cell table:formula="of:=IF([.B20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3])" office:value-type="float" office:value="117614" calcext:value-type="float">
            <text:p>117614</text:p>
          </table:table-cell>
          <table:table-cell table:formula="of:=IF([.B20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4])" office:value-type="float" office:value="117701" calcext:value-type="float">
            <text:p>117701</text:p>
          </table:table-cell>
          <table:table-cell table:formula="of:=IF([.B20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5])" office:value-type="float" office:value="117788" calcext:value-type="float">
            <text:p>117788</text:p>
          </table:table-cell>
          <table:table-cell table:formula="of:=IF([.B20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6])" office:value-type="float" office:value="117875" calcext:value-type="float">
            <text:p>117875</text:p>
          </table:table-cell>
          <table:table-cell table:formula="of:=IF([.B20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7])" office:value-type="float" office:value="117962" calcext:value-type="float">
            <text:p>117962</text:p>
          </table:table-cell>
          <table:table-cell table:formula="of:=IF([.B20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8])" office:value-type="float" office:value="118049" calcext:value-type="float">
            <text:p>118049</text:p>
          </table:table-cell>
          <table:table-cell table:formula="of:=IF([.B20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19])" office:value-type="float" office:value="118136" calcext:value-type="float">
            <text:p>118136</text:p>
          </table:table-cell>
          <table:table-cell table:formula="of:=IF([.B20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20])" office:value-type="float" office:value="118223" calcext:value-type="float">
            <text:p>118223</text:p>
          </table:table-cell>
          <table:table-cell table:formula="of:=IF([.B20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21])" office:value-type="float" office:value="118310" calcext:value-type="float">
            <text:p>118310</text:p>
          </table:table-cell>
          <table:table-cell table:formula="of:=IF([.B20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22])" office:value-type="float" office:value="118397" calcext:value-type="float">
            <text:p>118397</text:p>
          </table:table-cell>
          <table:table-cell table:formula="of:=IF([.B20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23])" office:value-type="float" office:value="118484" calcext:value-type="float">
            <text:p>118484</text:p>
          </table:table-cell>
          <table:table-cell table:formula="of:=IF([.B20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24])" office:value-type="float" office:value="118571" calcext:value-type="float">
            <text:p>118571</text:p>
          </table:table-cell>
          <table:table-cell table:formula="of:=IF([.B20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25])" office:value-type="float" office:value="118658" calcext:value-type="float">
            <text:p>118658</text:p>
          </table:table-cell>
          <table:table-cell table:formula="of:=IF([.B20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26])" office:value-type="float" office:value="118745" calcext:value-type="float">
            <text:p>118745</text:p>
          </table:table-cell>
          <table:table-cell table:formula="of:=IF([.B20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SUM([.A$1:.A2027])" office:value-type="float" office:value="118832" calcext:value-type="float">
            <text:p>118832</text:p>
          </table:table-cell>
          <table:table-cell table:formula="of:=IF([.B20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28])" office:value-type="float" office:value="118920" calcext:value-type="float">
            <text:p>118920</text:p>
          </table:table-cell>
          <table:table-cell table:formula="of:=IF([.B20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29])" office:value-type="float" office:value="119008" calcext:value-type="float">
            <text:p>119008</text:p>
          </table:table-cell>
          <table:table-cell table:formula="of:=IF([.B20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0])" office:value-type="float" office:value="119096" calcext:value-type="float">
            <text:p>119096</text:p>
          </table:table-cell>
          <table:table-cell table:formula="of:=IF([.B20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1])" office:value-type="float" office:value="119184" calcext:value-type="float">
            <text:p>119184</text:p>
          </table:table-cell>
          <table:table-cell table:formula="of:=IF([.B20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2])" office:value-type="float" office:value="119272" calcext:value-type="float">
            <text:p>119272</text:p>
          </table:table-cell>
          <table:table-cell table:formula="of:=IF([.B20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3])" office:value-type="float" office:value="119360" calcext:value-type="float">
            <text:p>119360</text:p>
          </table:table-cell>
          <table:table-cell table:formula="of:=IF([.B20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4])" office:value-type="float" office:value="119448" calcext:value-type="float">
            <text:p>119448</text:p>
          </table:table-cell>
          <table:table-cell table:formula="of:=IF([.B20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5])" office:value-type="float" office:value="119536" calcext:value-type="float">
            <text:p>119536</text:p>
          </table:table-cell>
          <table:table-cell table:formula="of:=IF([.B20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6])" office:value-type="float" office:value="119624" calcext:value-type="float">
            <text:p>119624</text:p>
          </table:table-cell>
          <table:table-cell table:formula="of:=IF([.B20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7])" office:value-type="float" office:value="119712" calcext:value-type="float">
            <text:p>119712</text:p>
          </table:table-cell>
          <table:table-cell table:formula="of:=IF([.B20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8])" office:value-type="float" office:value="119800" calcext:value-type="float">
            <text:p>119800</text:p>
          </table:table-cell>
          <table:table-cell table:formula="of:=IF([.B20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39])" office:value-type="float" office:value="119888" calcext:value-type="float">
            <text:p>119888</text:p>
          </table:table-cell>
          <table:table-cell table:formula="of:=IF([.B20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0])" office:value-type="float" office:value="119976" calcext:value-type="float">
            <text:p>119976</text:p>
          </table:table-cell>
          <table:table-cell table:formula="of:=IF([.B20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1])" office:value-type="float" office:value="120064" calcext:value-type="float">
            <text:p>120064</text:p>
          </table:table-cell>
          <table:table-cell table:formula="of:=IF([.B20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2])" office:value-type="float" office:value="120152" calcext:value-type="float">
            <text:p>120152</text:p>
          </table:table-cell>
          <table:table-cell table:formula="of:=IF([.B20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3])" office:value-type="float" office:value="120240" calcext:value-type="float">
            <text:p>120240</text:p>
          </table:table-cell>
          <table:table-cell table:formula="of:=IF([.B20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4])" office:value-type="float" office:value="120328" calcext:value-type="float">
            <text:p>120328</text:p>
          </table:table-cell>
          <table:table-cell table:formula="of:=IF([.B20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5])" office:value-type="float" office:value="120416" calcext:value-type="float">
            <text:p>120416</text:p>
          </table:table-cell>
          <table:table-cell table:formula="of:=IF([.B20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6])" office:value-type="float" office:value="120504" calcext:value-type="float">
            <text:p>120504</text:p>
          </table:table-cell>
          <table:table-cell table:formula="of:=IF([.B20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7])" office:value-type="float" office:value="120592" calcext:value-type="float">
            <text:p>120592</text:p>
          </table:table-cell>
          <table:table-cell table:formula="of:=IF([.B20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8])" office:value-type="float" office:value="120680" calcext:value-type="float">
            <text:p>120680</text:p>
          </table:table-cell>
          <table:table-cell table:formula="of:=IF([.B20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49])" office:value-type="float" office:value="120768" calcext:value-type="float">
            <text:p>120768</text:p>
          </table:table-cell>
          <table:table-cell table:formula="of:=IF([.B20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0])" office:value-type="float" office:value="120856" calcext:value-type="float">
            <text:p>120856</text:p>
          </table:table-cell>
          <table:table-cell table:formula="of:=IF([.B20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1])" office:value-type="float" office:value="120944" calcext:value-type="float">
            <text:p>120944</text:p>
          </table:table-cell>
          <table:table-cell table:formula="of:=IF([.B20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2])" office:value-type="float" office:value="121032" calcext:value-type="float">
            <text:p>121032</text:p>
          </table:table-cell>
          <table:table-cell table:formula="of:=IF([.B20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3])" office:value-type="float" office:value="121120" calcext:value-type="float">
            <text:p>121120</text:p>
          </table:table-cell>
          <table:table-cell table:formula="of:=IF([.B20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4])" office:value-type="float" office:value="121208" calcext:value-type="float">
            <text:p>121208</text:p>
          </table:table-cell>
          <table:table-cell table:formula="of:=IF([.B20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5])" office:value-type="float" office:value="121296" calcext:value-type="float">
            <text:p>121296</text:p>
          </table:table-cell>
          <table:table-cell table:formula="of:=IF([.B20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6])" office:value-type="float" office:value="121384" calcext:value-type="float">
            <text:p>121384</text:p>
          </table:table-cell>
          <table:table-cell table:formula="of:=IF([.B20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7])" office:value-type="float" office:value="121472" calcext:value-type="float">
            <text:p>121472</text:p>
          </table:table-cell>
          <table:table-cell table:formula="of:=IF([.B20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8])" office:value-type="float" office:value="121560" calcext:value-type="float">
            <text:p>121560</text:p>
          </table:table-cell>
          <table:table-cell table:formula="of:=IF([.B20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59])" office:value-type="float" office:value="121648" calcext:value-type="float">
            <text:p>121648</text:p>
          </table:table-cell>
          <table:table-cell table:formula="of:=IF([.B20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60])" office:value-type="float" office:value="121736" calcext:value-type="float">
            <text:p>121736</text:p>
          </table:table-cell>
          <table:table-cell table:formula="of:=IF([.B20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61])" office:value-type="float" office:value="121824" calcext:value-type="float">
            <text:p>121824</text:p>
          </table:table-cell>
          <table:table-cell table:formula="of:=IF([.B20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62])" office:value-type="float" office:value="121912" calcext:value-type="float">
            <text:p>121912</text:p>
          </table:table-cell>
          <table:table-cell table:formula="of:=IF([.B20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63])" office:value-type="float" office:value="122000" calcext:value-type="float">
            <text:p>122000</text:p>
          </table:table-cell>
          <table:table-cell table:formula="of:=IF([.B20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64])" office:value-type="float" office:value="122088" calcext:value-type="float">
            <text:p>122088</text:p>
          </table:table-cell>
          <table:table-cell table:formula="of:=IF([.B20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65])" office:value-type="float" office:value="122176" calcext:value-type="float">
            <text:p>122176</text:p>
          </table:table-cell>
          <table:table-cell table:formula="of:=IF([.B20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2066])" office:value-type="float" office:value="122264" calcext:value-type="float">
            <text:p>122264</text:p>
          </table:table-cell>
          <table:table-cell table:formula="of:=IF([.B20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67])" office:value-type="float" office:value="122353" calcext:value-type="float">
            <text:p>122353</text:p>
          </table:table-cell>
          <table:table-cell table:formula="of:=IF([.B20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68])" office:value-type="float" office:value="122442" calcext:value-type="float">
            <text:p>122442</text:p>
          </table:table-cell>
          <table:table-cell table:formula="of:=IF([.B20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69])" office:value-type="float" office:value="122531" calcext:value-type="float">
            <text:p>122531</text:p>
          </table:table-cell>
          <table:table-cell table:formula="of:=IF([.B20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0])" office:value-type="float" office:value="122620" calcext:value-type="float">
            <text:p>122620</text:p>
          </table:table-cell>
          <table:table-cell table:formula="of:=IF([.B20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1])" office:value-type="float" office:value="122709" calcext:value-type="float">
            <text:p>122709</text:p>
          </table:table-cell>
          <table:table-cell table:formula="of:=IF([.B20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2])" office:value-type="float" office:value="122798" calcext:value-type="float">
            <text:p>122798</text:p>
          </table:table-cell>
          <table:table-cell table:formula="of:=IF([.B20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3])" office:value-type="float" office:value="122887" calcext:value-type="float">
            <text:p>122887</text:p>
          </table:table-cell>
          <table:table-cell table:formula="of:=IF([.B20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4])" office:value-type="float" office:value="122976" calcext:value-type="float">
            <text:p>122976</text:p>
          </table:table-cell>
          <table:table-cell table:formula="of:=IF([.B20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5])" office:value-type="float" office:value="123065" calcext:value-type="float">
            <text:p>123065</text:p>
          </table:table-cell>
          <table:table-cell table:formula="of:=IF([.B20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6])" office:value-type="float" office:value="123154" calcext:value-type="float">
            <text:p>123154</text:p>
          </table:table-cell>
          <table:table-cell table:formula="of:=IF([.B20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7])" office:value-type="float" office:value="123243" calcext:value-type="float">
            <text:p>123243</text:p>
          </table:table-cell>
          <table:table-cell table:formula="of:=IF([.B20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8])" office:value-type="float" office:value="123332" calcext:value-type="float">
            <text:p>123332</text:p>
          </table:table-cell>
          <table:table-cell table:formula="of:=IF([.B20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79])" office:value-type="float" office:value="123421" calcext:value-type="float">
            <text:p>123421</text:p>
          </table:table-cell>
          <table:table-cell table:formula="of:=IF([.B20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0])" office:value-type="float" office:value="123510" calcext:value-type="float">
            <text:p>123510</text:p>
          </table:table-cell>
          <table:table-cell table:formula="of:=IF([.B20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1])" office:value-type="float" office:value="123599" calcext:value-type="float">
            <text:p>123599</text:p>
          </table:table-cell>
          <table:table-cell table:formula="of:=IF([.B20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2])" office:value-type="float" office:value="123688" calcext:value-type="float">
            <text:p>123688</text:p>
          </table:table-cell>
          <table:table-cell table:formula="of:=IF([.B20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3])" office:value-type="float" office:value="123777" calcext:value-type="float">
            <text:p>123777</text:p>
          </table:table-cell>
          <table:table-cell table:formula="of:=IF([.B20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4])" office:value-type="float" office:value="123866" calcext:value-type="float">
            <text:p>123866</text:p>
          </table:table-cell>
          <table:table-cell table:formula="of:=IF([.B20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5])" office:value-type="float" office:value="123955" calcext:value-type="float">
            <text:p>123955</text:p>
          </table:table-cell>
          <table:table-cell table:formula="of:=IF([.B20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6])" office:value-type="float" office:value="124044" calcext:value-type="float">
            <text:p>124044</text:p>
          </table:table-cell>
          <table:table-cell table:formula="of:=IF([.B20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7])" office:value-type="float" office:value="124133" calcext:value-type="float">
            <text:p>124133</text:p>
          </table:table-cell>
          <table:table-cell table:formula="of:=IF([.B20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8])" office:value-type="float" office:value="124222" calcext:value-type="float">
            <text:p>124222</text:p>
          </table:table-cell>
          <table:table-cell table:formula="of:=IF([.B20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89])" office:value-type="float" office:value="124311" calcext:value-type="float">
            <text:p>124311</text:p>
          </table:table-cell>
          <table:table-cell table:formula="of:=IF([.B20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90])" office:value-type="float" office:value="124400" calcext:value-type="float">
            <text:p>124400</text:p>
          </table:table-cell>
          <table:table-cell table:formula="of:=IF([.B20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91])" office:value-type="float" office:value="124489" calcext:value-type="float">
            <text:p>124489</text:p>
          </table:table-cell>
          <table:table-cell table:formula="of:=IF([.B20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92])" office:value-type="float" office:value="124578" calcext:value-type="float">
            <text:p>124578</text:p>
          </table:table-cell>
          <table:table-cell table:formula="of:=IF([.B20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93])" office:value-type="float" office:value="124667" calcext:value-type="float">
            <text:p>124667</text:p>
          </table:table-cell>
          <table:table-cell table:formula="of:=IF([.B20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94])" office:value-type="float" office:value="124756" calcext:value-type="float">
            <text:p>124756</text:p>
          </table:table-cell>
          <table:table-cell table:formula="of:=IF([.B20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95])" office:value-type="float" office:value="124845" calcext:value-type="float">
            <text:p>124845</text:p>
          </table:table-cell>
          <table:table-cell table:formula="of:=IF([.B20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96])" office:value-type="float" office:value="124934" calcext:value-type="float">
            <text:p>124934</text:p>
          </table:table-cell>
          <table:table-cell table:formula="of:=IF([.B20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97])" office:value-type="float" office:value="125023" calcext:value-type="float">
            <text:p>125023</text:p>
          </table:table-cell>
          <table:table-cell table:formula="of:=IF([.B20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SUM([.A$1:.A2098])" office:value-type="float" office:value="125112" calcext:value-type="float">
            <text:p>125112</text:p>
          </table:table-cell>
          <table:table-cell table:formula="of:=IF([.B20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099])" office:value-type="float" office:value="125202" calcext:value-type="float">
            <text:p>125202</text:p>
          </table:table-cell>
          <table:table-cell table:formula="of:=IF([.B20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0])" office:value-type="float" office:value="125292" calcext:value-type="float">
            <text:p>125292</text:p>
          </table:table-cell>
          <table:table-cell table:formula="of:=IF([.B21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1])" office:value-type="float" office:value="125382" calcext:value-type="float">
            <text:p>125382</text:p>
          </table:table-cell>
          <table:table-cell table:formula="of:=IF([.B21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2])" office:value-type="float" office:value="125472" calcext:value-type="float">
            <text:p>125472</text:p>
          </table:table-cell>
          <table:table-cell table:formula="of:=IF([.B21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3])" office:value-type="float" office:value="125562" calcext:value-type="float">
            <text:p>125562</text:p>
          </table:table-cell>
          <table:table-cell table:formula="of:=IF([.B21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4])" office:value-type="float" office:value="125652" calcext:value-type="float">
            <text:p>125652</text:p>
          </table:table-cell>
          <table:table-cell table:formula="of:=IF([.B21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5])" office:value-type="float" office:value="125742" calcext:value-type="float">
            <text:p>125742</text:p>
          </table:table-cell>
          <table:table-cell table:formula="of:=IF([.B21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6])" office:value-type="float" office:value="125832" calcext:value-type="float">
            <text:p>125832</text:p>
          </table:table-cell>
          <table:table-cell table:formula="of:=IF([.B21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7])" office:value-type="float" office:value="125922" calcext:value-type="float">
            <text:p>125922</text:p>
          </table:table-cell>
          <table:table-cell table:formula="of:=IF([.B21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8])" office:value-type="float" office:value="126012" calcext:value-type="float">
            <text:p>126012</text:p>
          </table:table-cell>
          <table:table-cell table:formula="of:=IF([.B21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09])" office:value-type="float" office:value="126102" calcext:value-type="float">
            <text:p>126102</text:p>
          </table:table-cell>
          <table:table-cell table:formula="of:=IF([.B21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0])" office:value-type="float" office:value="126192" calcext:value-type="float">
            <text:p>126192</text:p>
          </table:table-cell>
          <table:table-cell table:formula="of:=IF([.B21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1])" office:value-type="float" office:value="126282" calcext:value-type="float">
            <text:p>126282</text:p>
          </table:table-cell>
          <table:table-cell table:formula="of:=IF([.B21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2])" office:value-type="float" office:value="126372" calcext:value-type="float">
            <text:p>126372</text:p>
          </table:table-cell>
          <table:table-cell table:formula="of:=IF([.B21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3])" office:value-type="float" office:value="126462" calcext:value-type="float">
            <text:p>126462</text:p>
          </table:table-cell>
          <table:table-cell table:formula="of:=IF([.B21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4])" office:value-type="float" office:value="126552" calcext:value-type="float">
            <text:p>126552</text:p>
          </table:table-cell>
          <table:table-cell table:formula="of:=IF([.B21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5])" office:value-type="float" office:value="126642" calcext:value-type="float">
            <text:p>126642</text:p>
          </table:table-cell>
          <table:table-cell table:formula="of:=IF([.B21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6])" office:value-type="float" office:value="126732" calcext:value-type="float">
            <text:p>126732</text:p>
          </table:table-cell>
          <table:table-cell table:formula="of:=IF([.B21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7])" office:value-type="float" office:value="126822" calcext:value-type="float">
            <text:p>126822</text:p>
          </table:table-cell>
          <table:table-cell table:formula="of:=IF([.B21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8])" office:value-type="float" office:value="126912" calcext:value-type="float">
            <text:p>126912</text:p>
          </table:table-cell>
          <table:table-cell table:formula="of:=IF([.B21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19])" office:value-type="float" office:value="127002" calcext:value-type="float">
            <text:p>127002</text:p>
          </table:table-cell>
          <table:table-cell table:formula="of:=IF([.B21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0])" office:value-type="float" office:value="127092" calcext:value-type="float">
            <text:p>127092</text:p>
          </table:table-cell>
          <table:table-cell table:formula="of:=IF([.B21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1])" office:value-type="float" office:value="127182" calcext:value-type="float">
            <text:p>127182</text:p>
          </table:table-cell>
          <table:table-cell table:formula="of:=IF([.B21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2])" office:value-type="float" office:value="127272" calcext:value-type="float">
            <text:p>127272</text:p>
          </table:table-cell>
          <table:table-cell table:formula="of:=IF([.B21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3])" office:value-type="float" office:value="127362" calcext:value-type="float">
            <text:p>127362</text:p>
          </table:table-cell>
          <table:table-cell table:formula="of:=IF([.B21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4])" office:value-type="float" office:value="127452" calcext:value-type="float">
            <text:p>127452</text:p>
          </table:table-cell>
          <table:table-cell table:formula="of:=IF([.B21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5])" office:value-type="float" office:value="127542" calcext:value-type="float">
            <text:p>127542</text:p>
          </table:table-cell>
          <table:table-cell table:formula="of:=IF([.B21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6])" office:value-type="float" office:value="127632" calcext:value-type="float">
            <text:p>127632</text:p>
          </table:table-cell>
          <table:table-cell table:formula="of:=IF([.B21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7])" office:value-type="float" office:value="127722" calcext:value-type="float">
            <text:p>127722</text:p>
          </table:table-cell>
          <table:table-cell table:formula="of:=IF([.B21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8])" office:value-type="float" office:value="127812" calcext:value-type="float">
            <text:p>127812</text:p>
          </table:table-cell>
          <table:table-cell table:formula="of:=IF([.B21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29])" office:value-type="float" office:value="127902" calcext:value-type="float">
            <text:p>127902</text:p>
          </table:table-cell>
          <table:table-cell table:formula="of:=IF([.B21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30])" office:value-type="float" office:value="127992" calcext:value-type="float">
            <text:p>127992</text:p>
          </table:table-cell>
          <table:table-cell table:formula="of:=IF([.B21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SUM([.A$1:.A2131])" office:value-type="float" office:value="128082" calcext:value-type="float">
            <text:p>128082</text:p>
          </table:table-cell>
          <table:table-cell table:formula="of:=IF([.B21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32])" office:value-type="float" office:value="128173" calcext:value-type="float">
            <text:p>128173</text:p>
          </table:table-cell>
          <table:table-cell table:formula="of:=IF([.B21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33])" office:value-type="float" office:value="128264" calcext:value-type="float">
            <text:p>128264</text:p>
          </table:table-cell>
          <table:table-cell table:formula="of:=IF([.B21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34])" office:value-type="float" office:value="128355" calcext:value-type="float">
            <text:p>128355</text:p>
          </table:table-cell>
          <table:table-cell table:formula="of:=IF([.B21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35])" office:value-type="float" office:value="128446" calcext:value-type="float">
            <text:p>128446</text:p>
          </table:table-cell>
          <table:table-cell table:formula="of:=IF([.B21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36])" office:value-type="float" office:value="128537" calcext:value-type="float">
            <text:p>128537</text:p>
          </table:table-cell>
          <table:table-cell table:formula="of:=IF([.B21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37])" office:value-type="float" office:value="128628" calcext:value-type="float">
            <text:p>128628</text:p>
          </table:table-cell>
          <table:table-cell table:formula="of:=IF([.B21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38])" office:value-type="float" office:value="128719" calcext:value-type="float">
            <text:p>128719</text:p>
          </table:table-cell>
          <table:table-cell table:formula="of:=IF([.B21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39])" office:value-type="float" office:value="128810" calcext:value-type="float">
            <text:p>128810</text:p>
          </table:table-cell>
          <table:table-cell table:formula="of:=IF([.B21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0])" office:value-type="float" office:value="128901" calcext:value-type="float">
            <text:p>128901</text:p>
          </table:table-cell>
          <table:table-cell table:formula="of:=IF([.B21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1])" office:value-type="float" office:value="128992" calcext:value-type="float">
            <text:p>128992</text:p>
          </table:table-cell>
          <table:table-cell table:formula="of:=IF([.B21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2])" office:value-type="float" office:value="129083" calcext:value-type="float">
            <text:p>129083</text:p>
          </table:table-cell>
          <table:table-cell table:formula="of:=IF([.B21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3])" office:value-type="float" office:value="129174" calcext:value-type="float">
            <text:p>129174</text:p>
          </table:table-cell>
          <table:table-cell table:formula="of:=IF([.B21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4])" office:value-type="float" office:value="129265" calcext:value-type="float">
            <text:p>129265</text:p>
          </table:table-cell>
          <table:table-cell table:formula="of:=IF([.B21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5])" office:value-type="float" office:value="129356" calcext:value-type="float">
            <text:p>129356</text:p>
          </table:table-cell>
          <table:table-cell table:formula="of:=IF([.B21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6])" office:value-type="float" office:value="129447" calcext:value-type="float">
            <text:p>129447</text:p>
          </table:table-cell>
          <table:table-cell table:formula="of:=IF([.B21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7])" office:value-type="float" office:value="129538" calcext:value-type="float">
            <text:p>129538</text:p>
          </table:table-cell>
          <table:table-cell table:formula="of:=IF([.B21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8])" office:value-type="float" office:value="129629" calcext:value-type="float">
            <text:p>129629</text:p>
          </table:table-cell>
          <table:table-cell table:formula="of:=IF([.B21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49])" office:value-type="float" office:value="129720" calcext:value-type="float">
            <text:p>129720</text:p>
          </table:table-cell>
          <table:table-cell table:formula="of:=IF([.B21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0])" office:value-type="float" office:value="129811" calcext:value-type="float">
            <text:p>129811</text:p>
          </table:table-cell>
          <table:table-cell table:formula="of:=IF([.B21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1])" office:value-type="float" office:value="129902" calcext:value-type="float">
            <text:p>129902</text:p>
          </table:table-cell>
          <table:table-cell table:formula="of:=IF([.B21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2])" office:value-type="float" office:value="129993" calcext:value-type="float">
            <text:p>129993</text:p>
          </table:table-cell>
          <table:table-cell table:formula="of:=IF([.B21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3])" office:value-type="float" office:value="130084" calcext:value-type="float">
            <text:p>130084</text:p>
          </table:table-cell>
          <table:table-cell table:formula="of:=IF([.B21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4])" office:value-type="float" office:value="130175" calcext:value-type="float">
            <text:p>130175</text:p>
          </table:table-cell>
          <table:table-cell table:formula="of:=IF([.B21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5])" office:value-type="float" office:value="130266" calcext:value-type="float">
            <text:p>130266</text:p>
          </table:table-cell>
          <table:table-cell table:formula="of:=IF([.B21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6])" office:value-type="float" office:value="130357" calcext:value-type="float">
            <text:p>130357</text:p>
          </table:table-cell>
          <table:table-cell table:formula="of:=IF([.B21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7])" office:value-type="float" office:value="130448" calcext:value-type="float">
            <text:p>130448</text:p>
          </table:table-cell>
          <table:table-cell table:formula="of:=IF([.B21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8])" office:value-type="float" office:value="130539" calcext:value-type="float">
            <text:p>130539</text:p>
          </table:table-cell>
          <table:table-cell table:formula="of:=IF([.B21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59])" office:value-type="float" office:value="130630" calcext:value-type="float">
            <text:p>130630</text:p>
          </table:table-cell>
          <table:table-cell table:formula="of:=IF([.B21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60])" office:value-type="float" office:value="130721" calcext:value-type="float">
            <text:p>130721</text:p>
          </table:table-cell>
          <table:table-cell table:formula="of:=IF([.B21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61])" office:value-type="float" office:value="130812" calcext:value-type="float">
            <text:p>130812</text:p>
          </table:table-cell>
          <table:table-cell table:formula="of:=IF([.B21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62])" office:value-type="float" office:value="130903" calcext:value-type="float">
            <text:p>130903</text:p>
          </table:table-cell>
          <table:table-cell table:formula="of:=IF([.B21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63])" office:value-type="float" office:value="130994" calcext:value-type="float">
            <text:p>130994</text:p>
          </table:table-cell>
          <table:table-cell table:formula="of:=IF([.B21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64])" office:value-type="float" office:value="131085" calcext:value-type="float">
            <text:p>131085</text:p>
          </table:table-cell>
          <table:table-cell table:formula="of:=IF([.B21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65])" office:value-type="float" office:value="131176" calcext:value-type="float">
            <text:p>131176</text:p>
          </table:table-cell>
          <table:table-cell table:formula="of:=IF([.B21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66])" office:value-type="float" office:value="131267" calcext:value-type="float">
            <text:p>131267</text:p>
          </table:table-cell>
          <table:table-cell table:formula="of:=IF([.B21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67])" office:value-type="float" office:value="131358" calcext:value-type="float">
            <text:p>131358</text:p>
          </table:table-cell>
          <table:table-cell table:formula="of:=IF([.B21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SUM([.A$1:.A2168])" office:value-type="float" office:value="131449" calcext:value-type="float">
            <text:p>131449</text:p>
          </table:table-cell>
          <table:table-cell table:formula="of:=IF([.B21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69])" office:value-type="float" office:value="131541" calcext:value-type="float">
            <text:p>131541</text:p>
          </table:table-cell>
          <table:table-cell table:formula="of:=IF([.B21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0])" office:value-type="float" office:value="131633" calcext:value-type="float">
            <text:p>131633</text:p>
          </table:table-cell>
          <table:table-cell table:formula="of:=IF([.B21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1])" office:value-type="float" office:value="131725" calcext:value-type="float">
            <text:p>131725</text:p>
          </table:table-cell>
          <table:table-cell table:formula="of:=IF([.B21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2])" office:value-type="float" office:value="131817" calcext:value-type="float">
            <text:p>131817</text:p>
          </table:table-cell>
          <table:table-cell table:formula="of:=IF([.B21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3])" office:value-type="float" office:value="131909" calcext:value-type="float">
            <text:p>131909</text:p>
          </table:table-cell>
          <table:table-cell table:formula="of:=IF([.B21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4])" office:value-type="float" office:value="132001" calcext:value-type="float">
            <text:p>132001</text:p>
          </table:table-cell>
          <table:table-cell table:formula="of:=IF([.B21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5])" office:value-type="float" office:value="132093" calcext:value-type="float">
            <text:p>132093</text:p>
          </table:table-cell>
          <table:table-cell table:formula="of:=IF([.B21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6])" office:value-type="float" office:value="132185" calcext:value-type="float">
            <text:p>132185</text:p>
          </table:table-cell>
          <table:table-cell table:formula="of:=IF([.B21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7])" office:value-type="float" office:value="132277" calcext:value-type="float">
            <text:p>132277</text:p>
          </table:table-cell>
          <table:table-cell table:formula="of:=IF([.B21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8])" office:value-type="float" office:value="132369" calcext:value-type="float">
            <text:p>132369</text:p>
          </table:table-cell>
          <table:table-cell table:formula="of:=IF([.B21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79])" office:value-type="float" office:value="132461" calcext:value-type="float">
            <text:p>132461</text:p>
          </table:table-cell>
          <table:table-cell table:formula="of:=IF([.B21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0])" office:value-type="float" office:value="132553" calcext:value-type="float">
            <text:p>132553</text:p>
          </table:table-cell>
          <table:table-cell table:formula="of:=IF([.B21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1])" office:value-type="float" office:value="132645" calcext:value-type="float">
            <text:p>132645</text:p>
          </table:table-cell>
          <table:table-cell table:formula="of:=IF([.B21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2])" office:value-type="float" office:value="132737" calcext:value-type="float">
            <text:p>132737</text:p>
          </table:table-cell>
          <table:table-cell table:formula="of:=IF([.B21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3])" office:value-type="float" office:value="132829" calcext:value-type="float">
            <text:p>132829</text:p>
          </table:table-cell>
          <table:table-cell table:formula="of:=IF([.B21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4])" office:value-type="float" office:value="132921" calcext:value-type="float">
            <text:p>132921</text:p>
          </table:table-cell>
          <table:table-cell table:formula="of:=IF([.B21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5])" office:value-type="float" office:value="133013" calcext:value-type="float">
            <text:p>133013</text:p>
          </table:table-cell>
          <table:table-cell table:formula="of:=IF([.B21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6])" office:value-type="float" office:value="133105" calcext:value-type="float">
            <text:p>133105</text:p>
          </table:table-cell>
          <table:table-cell table:formula="of:=IF([.B21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7])" office:value-type="float" office:value="133197" calcext:value-type="float">
            <text:p>133197</text:p>
          </table:table-cell>
          <table:table-cell table:formula="of:=IF([.B21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8])" office:value-type="float" office:value="133289" calcext:value-type="float">
            <text:p>133289</text:p>
          </table:table-cell>
          <table:table-cell table:formula="of:=IF([.B21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89])" office:value-type="float" office:value="133381" calcext:value-type="float">
            <text:p>133381</text:p>
          </table:table-cell>
          <table:table-cell table:formula="of:=IF([.B21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90])" office:value-type="float" office:value="133473" calcext:value-type="float">
            <text:p>133473</text:p>
          </table:table-cell>
          <table:table-cell table:formula="of:=IF([.B21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91])" office:value-type="float" office:value="133565" calcext:value-type="float">
            <text:p>133565</text:p>
          </table:table-cell>
          <table:table-cell table:formula="of:=IF([.B21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92])" office:value-type="float" office:value="133657" calcext:value-type="float">
            <text:p>133657</text:p>
          </table:table-cell>
          <table:table-cell table:formula="of:=IF([.B21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93])" office:value-type="float" office:value="133749" calcext:value-type="float">
            <text:p>133749</text:p>
          </table:table-cell>
          <table:table-cell table:formula="of:=IF([.B21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94])" office:value-type="float" office:value="133841" calcext:value-type="float">
            <text:p>133841</text:p>
          </table:table-cell>
          <table:table-cell table:formula="of:=IF([.B21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95])" office:value-type="float" office:value="133933" calcext:value-type="float">
            <text:p>133933</text:p>
          </table:table-cell>
          <table:table-cell table:formula="of:=IF([.B21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96])" office:value-type="float" office:value="134025" calcext:value-type="float">
            <text:p>134025</text:p>
          </table:table-cell>
          <table:table-cell table:formula="of:=IF([.B21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97])" office:value-type="float" office:value="134117" calcext:value-type="float">
            <text:p>134117</text:p>
          </table:table-cell>
          <table:table-cell table:formula="of:=IF([.B21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2198])" office:value-type="float" office:value="134209" calcext:value-type="float">
            <text:p>134209</text:p>
          </table:table-cell>
          <table:table-cell table:formula="of:=IF([.B21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199])" office:value-type="float" office:value="134302" calcext:value-type="float">
            <text:p>134302</text:p>
          </table:table-cell>
          <table:table-cell table:formula="of:=IF([.B21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0])" office:value-type="float" office:value="134395" calcext:value-type="float">
            <text:p>134395</text:p>
          </table:table-cell>
          <table:table-cell table:formula="of:=IF([.B22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1])" office:value-type="float" office:value="134488" calcext:value-type="float">
            <text:p>134488</text:p>
          </table:table-cell>
          <table:table-cell table:formula="of:=IF([.B22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2])" office:value-type="float" office:value="134581" calcext:value-type="float">
            <text:p>134581</text:p>
          </table:table-cell>
          <table:table-cell table:formula="of:=IF([.B22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3])" office:value-type="float" office:value="134674" calcext:value-type="float">
            <text:p>134674</text:p>
          </table:table-cell>
          <table:table-cell table:formula="of:=IF([.B22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4])" office:value-type="float" office:value="134767" calcext:value-type="float">
            <text:p>134767</text:p>
          </table:table-cell>
          <table:table-cell table:formula="of:=IF([.B22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5])" office:value-type="float" office:value="134860" calcext:value-type="float">
            <text:p>134860</text:p>
          </table:table-cell>
          <table:table-cell table:formula="of:=IF([.B22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6])" office:value-type="float" office:value="134953" calcext:value-type="float">
            <text:p>134953</text:p>
          </table:table-cell>
          <table:table-cell table:formula="of:=IF([.B22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7])" office:value-type="float" office:value="135046" calcext:value-type="float">
            <text:p>135046</text:p>
          </table:table-cell>
          <table:table-cell table:formula="of:=IF([.B22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8])" office:value-type="float" office:value="135139" calcext:value-type="float">
            <text:p>135139</text:p>
          </table:table-cell>
          <table:table-cell table:formula="of:=IF([.B22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09])" office:value-type="float" office:value="135232" calcext:value-type="float">
            <text:p>135232</text:p>
          </table:table-cell>
          <table:table-cell table:formula="of:=IF([.B22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0])" office:value-type="float" office:value="135325" calcext:value-type="float">
            <text:p>135325</text:p>
          </table:table-cell>
          <table:table-cell table:formula="of:=IF([.B22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1])" office:value-type="float" office:value="135418" calcext:value-type="float">
            <text:p>135418</text:p>
          </table:table-cell>
          <table:table-cell table:formula="of:=IF([.B22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2])" office:value-type="float" office:value="135511" calcext:value-type="float">
            <text:p>135511</text:p>
          </table:table-cell>
          <table:table-cell table:formula="of:=IF([.B22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3])" office:value-type="float" office:value="135604" calcext:value-type="float">
            <text:p>135604</text:p>
          </table:table-cell>
          <table:table-cell table:formula="of:=IF([.B22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4])" office:value-type="float" office:value="135697" calcext:value-type="float">
            <text:p>135697</text:p>
          </table:table-cell>
          <table:table-cell table:formula="of:=IF([.B22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5])" office:value-type="float" office:value="135790" calcext:value-type="float">
            <text:p>135790</text:p>
          </table:table-cell>
          <table:table-cell table:formula="of:=IF([.B22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6])" office:value-type="float" office:value="135883" calcext:value-type="float">
            <text:p>135883</text:p>
          </table:table-cell>
          <table:table-cell table:formula="of:=IF([.B22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7])" office:value-type="float" office:value="135976" calcext:value-type="float">
            <text:p>135976</text:p>
          </table:table-cell>
          <table:table-cell table:formula="of:=IF([.B22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8])" office:value-type="float" office:value="136069" calcext:value-type="float">
            <text:p>136069</text:p>
          </table:table-cell>
          <table:table-cell table:formula="of:=IF([.B22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19])" office:value-type="float" office:value="136162" calcext:value-type="float">
            <text:p>136162</text:p>
          </table:table-cell>
          <table:table-cell table:formula="of:=IF([.B22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0])" office:value-type="float" office:value="136255" calcext:value-type="float">
            <text:p>136255</text:p>
          </table:table-cell>
          <table:table-cell table:formula="of:=IF([.B22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1])" office:value-type="float" office:value="136348" calcext:value-type="float">
            <text:p>136348</text:p>
          </table:table-cell>
          <table:table-cell table:formula="of:=IF([.B22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2])" office:value-type="float" office:value="136441" calcext:value-type="float">
            <text:p>136441</text:p>
          </table:table-cell>
          <table:table-cell table:formula="of:=IF([.B22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3])" office:value-type="float" office:value="136534" calcext:value-type="float">
            <text:p>136534</text:p>
          </table:table-cell>
          <table:table-cell table:formula="of:=IF([.B22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4])" office:value-type="float" office:value="136627" calcext:value-type="float">
            <text:p>136627</text:p>
          </table:table-cell>
          <table:table-cell table:formula="of:=IF([.B22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5])" office:value-type="float" office:value="136720" calcext:value-type="float">
            <text:p>136720</text:p>
          </table:table-cell>
          <table:table-cell table:formula="of:=IF([.B22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6])" office:value-type="float" office:value="136813" calcext:value-type="float">
            <text:p>136813</text:p>
          </table:table-cell>
          <table:table-cell table:formula="of:=IF([.B22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7])" office:value-type="float" office:value="136906" calcext:value-type="float">
            <text:p>136906</text:p>
          </table:table-cell>
          <table:table-cell table:formula="of:=IF([.B22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8])" office:value-type="float" office:value="136999" calcext:value-type="float">
            <text:p>136999</text:p>
          </table:table-cell>
          <table:table-cell table:formula="of:=IF([.B22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29])" office:value-type="float" office:value="137092" calcext:value-type="float">
            <text:p>137092</text:p>
          </table:table-cell>
          <table:table-cell table:formula="of:=IF([.B22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0])" office:value-type="float" office:value="137185" calcext:value-type="float">
            <text:p>137185</text:p>
          </table:table-cell>
          <table:table-cell table:formula="of:=IF([.B22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1])" office:value-type="float" office:value="137278" calcext:value-type="float">
            <text:p>137278</text:p>
          </table:table-cell>
          <table:table-cell table:formula="of:=IF([.B22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2])" office:value-type="float" office:value="137371" calcext:value-type="float">
            <text:p>137371</text:p>
          </table:table-cell>
          <table:table-cell table:formula="of:=IF([.B22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3])" office:value-type="float" office:value="137464" calcext:value-type="float">
            <text:p>137464</text:p>
          </table:table-cell>
          <table:table-cell table:formula="of:=IF([.B22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4])" office:value-type="float" office:value="137557" calcext:value-type="float">
            <text:p>137557</text:p>
          </table:table-cell>
          <table:table-cell table:formula="of:=IF([.B22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5])" office:value-type="float" office:value="137650" calcext:value-type="float">
            <text:p>137650</text:p>
          </table:table-cell>
          <table:table-cell table:formula="of:=IF([.B22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6])" office:value-type="float" office:value="137743" calcext:value-type="float">
            <text:p>137743</text:p>
          </table:table-cell>
          <table:table-cell table:formula="of:=IF([.B22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7])" office:value-type="float" office:value="137836" calcext:value-type="float">
            <text:p>137836</text:p>
          </table:table-cell>
          <table:table-cell table:formula="of:=IF([.B22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8])" office:value-type="float" office:value="137929" calcext:value-type="float">
            <text:p>137929</text:p>
          </table:table-cell>
          <table:table-cell table:formula="of:=IF([.B22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39])" office:value-type="float" office:value="138022" calcext:value-type="float">
            <text:p>138022</text:p>
          </table:table-cell>
          <table:table-cell table:formula="of:=IF([.B22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40])" office:value-type="float" office:value="138115" calcext:value-type="float">
            <text:p>138115</text:p>
          </table:table-cell>
          <table:table-cell table:formula="of:=IF([.B22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41])" office:value-type="float" office:value="138208" calcext:value-type="float">
            <text:p>138208</text:p>
          </table:table-cell>
          <table:table-cell table:formula="of:=IF([.B22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42])" office:value-type="float" office:value="138301" calcext:value-type="float">
            <text:p>138301</text:p>
          </table:table-cell>
          <table:table-cell table:formula="of:=IF([.B22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SUM([.A$1:.A2243])" office:value-type="float" office:value="138394" calcext:value-type="float">
            <text:p>138394</text:p>
          </table:table-cell>
          <table:table-cell table:formula="of:=IF([.B22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44])" office:value-type="float" office:value="138488" calcext:value-type="float">
            <text:p>138488</text:p>
          </table:table-cell>
          <table:table-cell table:formula="of:=IF([.B22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45])" office:value-type="float" office:value="138582" calcext:value-type="float">
            <text:p>138582</text:p>
          </table:table-cell>
          <table:table-cell table:formula="of:=IF([.B22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46])" office:value-type="float" office:value="138676" calcext:value-type="float">
            <text:p>138676</text:p>
          </table:table-cell>
          <table:table-cell table:formula="of:=IF([.B22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47])" office:value-type="float" office:value="138770" calcext:value-type="float">
            <text:p>138770</text:p>
          </table:table-cell>
          <table:table-cell table:formula="of:=IF([.B22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48])" office:value-type="float" office:value="138864" calcext:value-type="float">
            <text:p>138864</text:p>
          </table:table-cell>
          <table:table-cell table:formula="of:=IF([.B22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49])" office:value-type="float" office:value="138958" calcext:value-type="float">
            <text:p>138958</text:p>
          </table:table-cell>
          <table:table-cell table:formula="of:=IF([.B22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0])" office:value-type="float" office:value="139052" calcext:value-type="float">
            <text:p>139052</text:p>
          </table:table-cell>
          <table:table-cell table:formula="of:=IF([.B22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1])" office:value-type="float" office:value="139146" calcext:value-type="float">
            <text:p>139146</text:p>
          </table:table-cell>
          <table:table-cell table:formula="of:=IF([.B22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2])" office:value-type="float" office:value="139240" calcext:value-type="float">
            <text:p>139240</text:p>
          </table:table-cell>
          <table:table-cell table:formula="of:=IF([.B22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3])" office:value-type="float" office:value="139334" calcext:value-type="float">
            <text:p>139334</text:p>
          </table:table-cell>
          <table:table-cell table:formula="of:=IF([.B22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4])" office:value-type="float" office:value="139428" calcext:value-type="float">
            <text:p>139428</text:p>
          </table:table-cell>
          <table:table-cell table:formula="of:=IF([.B22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5])" office:value-type="float" office:value="139522" calcext:value-type="float">
            <text:p>139522</text:p>
          </table:table-cell>
          <table:table-cell table:formula="of:=IF([.B22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6])" office:value-type="float" office:value="139616" calcext:value-type="float">
            <text:p>139616</text:p>
          </table:table-cell>
          <table:table-cell table:formula="of:=IF([.B22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7])" office:value-type="float" office:value="139710" calcext:value-type="float">
            <text:p>139710</text:p>
          </table:table-cell>
          <table:table-cell table:formula="of:=IF([.B22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8])" office:value-type="float" office:value="139804" calcext:value-type="float">
            <text:p>139804</text:p>
          </table:table-cell>
          <table:table-cell table:formula="of:=IF([.B22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59])" office:value-type="float" office:value="139898" calcext:value-type="float">
            <text:p>139898</text:p>
          </table:table-cell>
          <table:table-cell table:formula="of:=IF([.B22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60])" office:value-type="float" office:value="139992" calcext:value-type="float">
            <text:p>139992</text:p>
          </table:table-cell>
          <table:table-cell table:formula="of:=IF([.B22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61])" office:value-type="float" office:value="140086" calcext:value-type="float">
            <text:p>140086</text:p>
          </table:table-cell>
          <table:table-cell table:formula="of:=IF([.B22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62])" office:value-type="float" office:value="140180" calcext:value-type="float">
            <text:p>140180</text:p>
          </table:table-cell>
          <table:table-cell table:formula="of:=IF([.B22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63])" office:value-type="float" office:value="140274" calcext:value-type="float">
            <text:p>140274</text:p>
          </table:table-cell>
          <table:table-cell table:formula="of:=IF([.B22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64])" office:value-type="float" office:value="140368" calcext:value-type="float">
            <text:p>140368</text:p>
          </table:table-cell>
          <table:table-cell table:formula="of:=IF([.B22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65])" office:value-type="float" office:value="140462" calcext:value-type="float">
            <text:p>140462</text:p>
          </table:table-cell>
          <table:table-cell table:formula="of:=IF([.B22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66])" office:value-type="float" office:value="140556" calcext:value-type="float">
            <text:p>140556</text:p>
          </table:table-cell>
          <table:table-cell table:formula="of:=IF([.B22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SUM([.A$1:.A2267])" office:value-type="float" office:value="140650" calcext:value-type="float">
            <text:p>140650</text:p>
          </table:table-cell>
          <table:table-cell table:formula="of:=IF([.B22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68])" office:value-type="float" office:value="140745" calcext:value-type="float">
            <text:p>140745</text:p>
          </table:table-cell>
          <table:table-cell table:formula="of:=IF([.B22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69])" office:value-type="float" office:value="140840" calcext:value-type="float">
            <text:p>140840</text:p>
          </table:table-cell>
          <table:table-cell table:formula="of:=IF([.B22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0])" office:value-type="float" office:value="140935" calcext:value-type="float">
            <text:p>140935</text:p>
          </table:table-cell>
          <table:table-cell table:formula="of:=IF([.B22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1])" office:value-type="float" office:value="141030" calcext:value-type="float">
            <text:p>141030</text:p>
          </table:table-cell>
          <table:table-cell table:formula="of:=IF([.B22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2])" office:value-type="float" office:value="141125" calcext:value-type="float">
            <text:p>141125</text:p>
          </table:table-cell>
          <table:table-cell table:formula="of:=IF([.B22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3])" office:value-type="float" office:value="141220" calcext:value-type="float">
            <text:p>141220</text:p>
          </table:table-cell>
          <table:table-cell table:formula="of:=IF([.B22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4])" office:value-type="float" office:value="141315" calcext:value-type="float">
            <text:p>141315</text:p>
          </table:table-cell>
          <table:table-cell table:formula="of:=IF([.B22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5])" office:value-type="float" office:value="141410" calcext:value-type="float">
            <text:p>141410</text:p>
          </table:table-cell>
          <table:table-cell table:formula="of:=IF([.B22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6])" office:value-type="float" office:value="141505" calcext:value-type="float">
            <text:p>141505</text:p>
          </table:table-cell>
          <table:table-cell table:formula="of:=IF([.B22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7])" office:value-type="float" office:value="141600" calcext:value-type="float">
            <text:p>141600</text:p>
          </table:table-cell>
          <table:table-cell table:formula="of:=IF([.B22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8])" office:value-type="float" office:value="141695" calcext:value-type="float">
            <text:p>141695</text:p>
          </table:table-cell>
          <table:table-cell table:formula="of:=IF([.B22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79])" office:value-type="float" office:value="141790" calcext:value-type="float">
            <text:p>141790</text:p>
          </table:table-cell>
          <table:table-cell table:formula="of:=IF([.B22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0])" office:value-type="float" office:value="141885" calcext:value-type="float">
            <text:p>141885</text:p>
          </table:table-cell>
          <table:table-cell table:formula="of:=IF([.B22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1])" office:value-type="float" office:value="141980" calcext:value-type="float">
            <text:p>141980</text:p>
          </table:table-cell>
          <table:table-cell table:formula="of:=IF([.B22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2])" office:value-type="float" office:value="142075" calcext:value-type="float">
            <text:p>142075</text:p>
          </table:table-cell>
          <table:table-cell table:formula="of:=IF([.B22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3])" office:value-type="float" office:value="142170" calcext:value-type="float">
            <text:p>142170</text:p>
          </table:table-cell>
          <table:table-cell table:formula="of:=IF([.B22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4])" office:value-type="float" office:value="142265" calcext:value-type="float">
            <text:p>142265</text:p>
          </table:table-cell>
          <table:table-cell table:formula="of:=IF([.B22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5])" office:value-type="float" office:value="142360" calcext:value-type="float">
            <text:p>142360</text:p>
          </table:table-cell>
          <table:table-cell table:formula="of:=IF([.B22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6])" office:value-type="float" office:value="142455" calcext:value-type="float">
            <text:p>142455</text:p>
          </table:table-cell>
          <table:table-cell table:formula="of:=IF([.B22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7])" office:value-type="float" office:value="142550" calcext:value-type="float">
            <text:p>142550</text:p>
          </table:table-cell>
          <table:table-cell table:formula="of:=IF([.B22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8])" office:value-type="float" office:value="142645" calcext:value-type="float">
            <text:p>142645</text:p>
          </table:table-cell>
          <table:table-cell table:formula="of:=IF([.B22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89])" office:value-type="float" office:value="142740" calcext:value-type="float">
            <text:p>142740</text:p>
          </table:table-cell>
          <table:table-cell table:formula="of:=IF([.B22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0])" office:value-type="float" office:value="142835" calcext:value-type="float">
            <text:p>142835</text:p>
          </table:table-cell>
          <table:table-cell table:formula="of:=IF([.B22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1])" office:value-type="float" office:value="142930" calcext:value-type="float">
            <text:p>142930</text:p>
          </table:table-cell>
          <table:table-cell table:formula="of:=IF([.B22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2])" office:value-type="float" office:value="143025" calcext:value-type="float">
            <text:p>143025</text:p>
          </table:table-cell>
          <table:table-cell table:formula="of:=IF([.B22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3])" office:value-type="float" office:value="143120" calcext:value-type="float">
            <text:p>143120</text:p>
          </table:table-cell>
          <table:table-cell table:formula="of:=IF([.B22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4])" office:value-type="float" office:value="143215" calcext:value-type="float">
            <text:p>143215</text:p>
          </table:table-cell>
          <table:table-cell table:formula="of:=IF([.B22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5])" office:value-type="float" office:value="143310" calcext:value-type="float">
            <text:p>143310</text:p>
          </table:table-cell>
          <table:table-cell table:formula="of:=IF([.B22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6])" office:value-type="float" office:value="143405" calcext:value-type="float">
            <text:p>143405</text:p>
          </table:table-cell>
          <table:table-cell table:formula="of:=IF([.B22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7])" office:value-type="float" office:value="143500" calcext:value-type="float">
            <text:p>143500</text:p>
          </table:table-cell>
          <table:table-cell table:formula="of:=IF([.B22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8])" office:value-type="float" office:value="143595" calcext:value-type="float">
            <text:p>143595</text:p>
          </table:table-cell>
          <table:table-cell table:formula="of:=IF([.B22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299])" office:value-type="float" office:value="143690" calcext:value-type="float">
            <text:p>143690</text:p>
          </table:table-cell>
          <table:table-cell table:formula="of:=IF([.B22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SUM([.A$1:.A2300])" office:value-type="float" office:value="143785" calcext:value-type="float">
            <text:p>143785</text:p>
          </table:table-cell>
          <table:table-cell table:formula="of:=IF([.B23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01])" office:value-type="float" office:value="143881" calcext:value-type="float">
            <text:p>143881</text:p>
          </table:table-cell>
          <table:table-cell table:formula="of:=IF([.B23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02])" office:value-type="float" office:value="143977" calcext:value-type="float">
            <text:p>143977</text:p>
          </table:table-cell>
          <table:table-cell table:formula="of:=IF([.B23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03])" office:value-type="float" office:value="144073" calcext:value-type="float">
            <text:p>144073</text:p>
          </table:table-cell>
          <table:table-cell table:formula="of:=IF([.B23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04])" office:value-type="float" office:value="144169" calcext:value-type="float">
            <text:p>144169</text:p>
          </table:table-cell>
          <table:table-cell table:formula="of:=IF([.B23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05])" office:value-type="float" office:value="144265" calcext:value-type="float">
            <text:p>144265</text:p>
          </table:table-cell>
          <table:table-cell table:formula="of:=IF([.B23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06])" office:value-type="float" office:value="144361" calcext:value-type="float">
            <text:p>144361</text:p>
          </table:table-cell>
          <table:table-cell table:formula="of:=IF([.B23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07])" office:value-type="float" office:value="144457" calcext:value-type="float">
            <text:p>144457</text:p>
          </table:table-cell>
          <table:table-cell table:formula="of:=IF([.B23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08])" office:value-type="float" office:value="144553" calcext:value-type="float">
            <text:p>144553</text:p>
          </table:table-cell>
          <table:table-cell table:formula="of:=IF([.B23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09])" office:value-type="float" office:value="144649" calcext:value-type="float">
            <text:p>144649</text:p>
          </table:table-cell>
          <table:table-cell table:formula="of:=IF([.B23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0])" office:value-type="float" office:value="144745" calcext:value-type="float">
            <text:p>144745</text:p>
          </table:table-cell>
          <table:table-cell table:formula="of:=IF([.B23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1])" office:value-type="float" office:value="144841" calcext:value-type="float">
            <text:p>144841</text:p>
          </table:table-cell>
          <table:table-cell table:formula="of:=IF([.B23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2])" office:value-type="float" office:value="144937" calcext:value-type="float">
            <text:p>144937</text:p>
          </table:table-cell>
          <table:table-cell table:formula="of:=IF([.B23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3])" office:value-type="float" office:value="145033" calcext:value-type="float">
            <text:p>145033</text:p>
          </table:table-cell>
          <table:table-cell table:formula="of:=IF([.B23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4])" office:value-type="float" office:value="145129" calcext:value-type="float">
            <text:p>145129</text:p>
          </table:table-cell>
          <table:table-cell table:formula="of:=IF([.B23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5])" office:value-type="float" office:value="145225" calcext:value-type="float">
            <text:p>145225</text:p>
          </table:table-cell>
          <table:table-cell table:formula="of:=IF([.B23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6])" office:value-type="float" office:value="145321" calcext:value-type="float">
            <text:p>145321</text:p>
          </table:table-cell>
          <table:table-cell table:formula="of:=IF([.B23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7])" office:value-type="float" office:value="145417" calcext:value-type="float">
            <text:p>145417</text:p>
          </table:table-cell>
          <table:table-cell table:formula="of:=IF([.B23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8])" office:value-type="float" office:value="145513" calcext:value-type="float">
            <text:p>145513</text:p>
          </table:table-cell>
          <table:table-cell table:formula="of:=IF([.B23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19])" office:value-type="float" office:value="145609" calcext:value-type="float">
            <text:p>145609</text:p>
          </table:table-cell>
          <table:table-cell table:formula="of:=IF([.B23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0])" office:value-type="float" office:value="145705" calcext:value-type="float">
            <text:p>145705</text:p>
          </table:table-cell>
          <table:table-cell table:formula="of:=IF([.B23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1])" office:value-type="float" office:value="145801" calcext:value-type="float">
            <text:p>145801</text:p>
          </table:table-cell>
          <table:table-cell table:formula="of:=IF([.B23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2])" office:value-type="float" office:value="145897" calcext:value-type="float">
            <text:p>145897</text:p>
          </table:table-cell>
          <table:table-cell table:formula="of:=IF([.B23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3])" office:value-type="float" office:value="145993" calcext:value-type="float">
            <text:p>145993</text:p>
          </table:table-cell>
          <table:table-cell table:formula="of:=IF([.B23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4])" office:value-type="float" office:value="146089" calcext:value-type="float">
            <text:p>146089</text:p>
          </table:table-cell>
          <table:table-cell table:formula="of:=IF([.B23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5])" office:value-type="float" office:value="146185" calcext:value-type="float">
            <text:p>146185</text:p>
          </table:table-cell>
          <table:table-cell table:formula="of:=IF([.B23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6])" office:value-type="float" office:value="146281" calcext:value-type="float">
            <text:p>146281</text:p>
          </table:table-cell>
          <table:table-cell table:formula="of:=IF([.B23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7])" office:value-type="float" office:value="146377" calcext:value-type="float">
            <text:p>146377</text:p>
          </table:table-cell>
          <table:table-cell table:formula="of:=IF([.B23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8])" office:value-type="float" office:value="146473" calcext:value-type="float">
            <text:p>146473</text:p>
          </table:table-cell>
          <table:table-cell table:formula="of:=IF([.B23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29])" office:value-type="float" office:value="146569" calcext:value-type="float">
            <text:p>146569</text:p>
          </table:table-cell>
          <table:table-cell table:formula="of:=IF([.B23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2330])" office:value-type="float" office:value="146665" calcext:value-type="float">
            <text:p>146665</text:p>
          </table:table-cell>
          <table:table-cell table:formula="of:=IF([.B23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31])" office:value-type="float" office:value="146762" calcext:value-type="float">
            <text:p>146762</text:p>
          </table:table-cell>
          <table:table-cell table:formula="of:=IF([.B23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32])" office:value-type="float" office:value="146859" calcext:value-type="float">
            <text:p>146859</text:p>
          </table:table-cell>
          <table:table-cell table:formula="of:=IF([.B23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33])" office:value-type="float" office:value="146956" calcext:value-type="float">
            <text:p>146956</text:p>
          </table:table-cell>
          <table:table-cell table:formula="of:=IF([.B23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34])" office:value-type="float" office:value="147053" calcext:value-type="float">
            <text:p>147053</text:p>
          </table:table-cell>
          <table:table-cell table:formula="of:=IF([.B23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35])" office:value-type="float" office:value="147150" calcext:value-type="float">
            <text:p>147150</text:p>
          </table:table-cell>
          <table:table-cell table:formula="of:=IF([.B233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36])" office:value-type="float" office:value="147247" calcext:value-type="float">
            <text:p>147247</text:p>
          </table:table-cell>
          <table:table-cell table:formula="of:=IF([.B233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37])" office:value-type="float" office:value="147344" calcext:value-type="float">
            <text:p>147344</text:p>
          </table:table-cell>
          <table:table-cell table:formula="of:=IF([.B233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38])" office:value-type="float" office:value="147441" calcext:value-type="float">
            <text:p>147441</text:p>
          </table:table-cell>
          <table:table-cell table:formula="of:=IF([.B233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39])" office:value-type="float" office:value="147538" calcext:value-type="float">
            <text:p>147538</text:p>
          </table:table-cell>
          <table:table-cell table:formula="of:=IF([.B233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0])" office:value-type="float" office:value="147635" calcext:value-type="float">
            <text:p>147635</text:p>
          </table:table-cell>
          <table:table-cell table:formula="of:=IF([.B234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1])" office:value-type="float" office:value="147732" calcext:value-type="float">
            <text:p>147732</text:p>
          </table:table-cell>
          <table:table-cell table:formula="of:=IF([.B234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2])" office:value-type="float" office:value="147829" calcext:value-type="float">
            <text:p>147829</text:p>
          </table:table-cell>
          <table:table-cell table:formula="of:=IF([.B234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3])" office:value-type="float" office:value="147926" calcext:value-type="float">
            <text:p>147926</text:p>
          </table:table-cell>
          <table:table-cell table:formula="of:=IF([.B234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4])" office:value-type="float" office:value="148023" calcext:value-type="float">
            <text:p>148023</text:p>
          </table:table-cell>
          <table:table-cell table:formula="of:=IF([.B234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5])" office:value-type="float" office:value="148120" calcext:value-type="float">
            <text:p>148120</text:p>
          </table:table-cell>
          <table:table-cell table:formula="of:=IF([.B234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6])" office:value-type="float" office:value="148217" calcext:value-type="float">
            <text:p>148217</text:p>
          </table:table-cell>
          <table:table-cell table:formula="of:=IF([.B234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7])" office:value-type="float" office:value="148314" calcext:value-type="float">
            <text:p>148314</text:p>
          </table:table-cell>
          <table:table-cell table:formula="of:=IF([.B234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8])" office:value-type="float" office:value="148411" calcext:value-type="float">
            <text:p>148411</text:p>
          </table:table-cell>
          <table:table-cell table:formula="of:=IF([.B234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49])" office:value-type="float" office:value="148508" calcext:value-type="float">
            <text:p>148508</text:p>
          </table:table-cell>
          <table:table-cell table:formula="of:=IF([.B234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0])" office:value-type="float" office:value="148605" calcext:value-type="float">
            <text:p>148605</text:p>
          </table:table-cell>
          <table:table-cell table:formula="of:=IF([.B235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1])" office:value-type="float" office:value="148702" calcext:value-type="float">
            <text:p>148702</text:p>
          </table:table-cell>
          <table:table-cell table:formula="of:=IF([.B235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2])" office:value-type="float" office:value="148799" calcext:value-type="float">
            <text:p>148799</text:p>
          </table:table-cell>
          <table:table-cell table:formula="of:=IF([.B235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3])" office:value-type="float" office:value="148896" calcext:value-type="float">
            <text:p>148896</text:p>
          </table:table-cell>
          <table:table-cell table:formula="of:=IF([.B235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4])" office:value-type="float" office:value="148993" calcext:value-type="float">
            <text:p>148993</text:p>
          </table:table-cell>
          <table:table-cell table:formula="of:=IF([.B235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5])" office:value-type="float" office:value="149090" calcext:value-type="float">
            <text:p>149090</text:p>
          </table:table-cell>
          <table:table-cell table:formula="of:=IF([.B235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6])" office:value-type="float" office:value="149187" calcext:value-type="float">
            <text:p>149187</text:p>
          </table:table-cell>
          <table:table-cell table:formula="of:=IF([.B235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7])" office:value-type="float" office:value="149284" calcext:value-type="float">
            <text:p>149284</text:p>
          </table:table-cell>
          <table:table-cell table:formula="of:=IF([.B235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8])" office:value-type="float" office:value="149381" calcext:value-type="float">
            <text:p>149381</text:p>
          </table:table-cell>
          <table:table-cell table:formula="of:=IF([.B235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59])" office:value-type="float" office:value="149478" calcext:value-type="float">
            <text:p>149478</text:p>
          </table:table-cell>
          <table:table-cell table:formula="of:=IF([.B235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60])" office:value-type="float" office:value="149575" calcext:value-type="float">
            <text:p>149575</text:p>
          </table:table-cell>
          <table:table-cell table:formula="of:=IF([.B236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61])" office:value-type="float" office:value="149672" calcext:value-type="float">
            <text:p>149672</text:p>
          </table:table-cell>
          <table:table-cell table:formula="of:=IF([.B236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62])" office:value-type="float" office:value="149769" calcext:value-type="float">
            <text:p>149769</text:p>
          </table:table-cell>
          <table:table-cell table:formula="of:=IF([.B236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63])" office:value-type="float" office:value="149866" calcext:value-type="float">
            <text:p>149866</text:p>
          </table:table-cell>
          <table:table-cell table:formula="of:=IF([.B236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64])" office:value-type="float" office:value="149963" calcext:value-type="float">
            <text:p>149963</text:p>
          </table:table-cell>
          <table:table-cell table:formula="of:=IF([.B236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SUM([.A$1:.A2365])" office:value-type="float" office:value="150060" calcext:value-type="float">
            <text:p>150060</text:p>
          </table:table-cell>
          <table:table-cell table:formula="of:=IF([.B236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66])" office:value-type="float" office:value="150158" calcext:value-type="float">
            <text:p>150158</text:p>
          </table:table-cell>
          <table:table-cell table:formula="of:=IF([.B236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67])" office:value-type="float" office:value="150256" calcext:value-type="float">
            <text:p>150256</text:p>
          </table:table-cell>
          <table:table-cell table:formula="of:=IF([.B236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68])" office:value-type="float" office:value="150354" calcext:value-type="float">
            <text:p>150354</text:p>
          </table:table-cell>
          <table:table-cell table:formula="of:=IF([.B236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69])" office:value-type="float" office:value="150452" calcext:value-type="float">
            <text:p>150452</text:p>
          </table:table-cell>
          <table:table-cell table:formula="of:=IF([.B236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0])" office:value-type="float" office:value="150550" calcext:value-type="float">
            <text:p>150550</text:p>
          </table:table-cell>
          <table:table-cell table:formula="of:=IF([.B237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1])" office:value-type="float" office:value="150648" calcext:value-type="float">
            <text:p>150648</text:p>
          </table:table-cell>
          <table:table-cell table:formula="of:=IF([.B237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2])" office:value-type="float" office:value="150746" calcext:value-type="float">
            <text:p>150746</text:p>
          </table:table-cell>
          <table:table-cell table:formula="of:=IF([.B237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3])" office:value-type="float" office:value="150844" calcext:value-type="float">
            <text:p>150844</text:p>
          </table:table-cell>
          <table:table-cell table:formula="of:=IF([.B237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4])" office:value-type="float" office:value="150942" calcext:value-type="float">
            <text:p>150942</text:p>
          </table:table-cell>
          <table:table-cell table:formula="of:=IF([.B237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5])" office:value-type="float" office:value="151040" calcext:value-type="float">
            <text:p>151040</text:p>
          </table:table-cell>
          <table:table-cell table:formula="of:=IF([.B237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6])" office:value-type="float" office:value="151138" calcext:value-type="float">
            <text:p>151138</text:p>
          </table:table-cell>
          <table:table-cell table:formula="of:=IF([.B237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7])" office:value-type="float" office:value="151236" calcext:value-type="float">
            <text:p>151236</text:p>
          </table:table-cell>
          <table:table-cell table:formula="of:=IF([.B237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8])" office:value-type="float" office:value="151334" calcext:value-type="float">
            <text:p>151334</text:p>
          </table:table-cell>
          <table:table-cell table:formula="of:=IF([.B237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79])" office:value-type="float" office:value="151432" calcext:value-type="float">
            <text:p>151432</text:p>
          </table:table-cell>
          <table:table-cell table:formula="of:=IF([.B237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0])" office:value-type="float" office:value="151530" calcext:value-type="float">
            <text:p>151530</text:p>
          </table:table-cell>
          <table:table-cell table:formula="of:=IF([.B238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1])" office:value-type="float" office:value="151628" calcext:value-type="float">
            <text:p>151628</text:p>
          </table:table-cell>
          <table:table-cell table:formula="of:=IF([.B238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2])" office:value-type="float" office:value="151726" calcext:value-type="float">
            <text:p>151726</text:p>
          </table:table-cell>
          <table:table-cell table:formula="of:=IF([.B238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3])" office:value-type="float" office:value="151824" calcext:value-type="float">
            <text:p>151824</text:p>
          </table:table-cell>
          <table:table-cell table:formula="of:=IF([.B238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4])" office:value-type="float" office:value="151922" calcext:value-type="float">
            <text:p>151922</text:p>
          </table:table-cell>
          <table:table-cell table:formula="of:=IF([.B238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5])" office:value-type="float" office:value="152020" calcext:value-type="float">
            <text:p>152020</text:p>
          </table:table-cell>
          <table:table-cell table:formula="of:=IF([.B238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6])" office:value-type="float" office:value="152118" calcext:value-type="float">
            <text:p>152118</text:p>
          </table:table-cell>
          <table:table-cell table:formula="of:=IF([.B238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7])" office:value-type="float" office:value="152216" calcext:value-type="float">
            <text:p>152216</text:p>
          </table:table-cell>
          <table:table-cell table:formula="of:=IF([.B238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8])" office:value-type="float" office:value="152314" calcext:value-type="float">
            <text:p>152314</text:p>
          </table:table-cell>
          <table:table-cell table:formula="of:=IF([.B238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89])" office:value-type="float" office:value="152412" calcext:value-type="float">
            <text:p>152412</text:p>
          </table:table-cell>
          <table:table-cell table:formula="of:=IF([.B238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90])" office:value-type="float" office:value="152510" calcext:value-type="float">
            <text:p>152510</text:p>
          </table:table-cell>
          <table:table-cell table:formula="of:=IF([.B239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91])" office:value-type="float" office:value="152608" calcext:value-type="float">
            <text:p>152608</text:p>
          </table:table-cell>
          <table:table-cell table:formula="of:=IF([.B239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92])" office:value-type="float" office:value="152706" calcext:value-type="float">
            <text:p>152706</text:p>
          </table:table-cell>
          <table:table-cell table:formula="of:=IF([.B239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SUM([.A$1:.A2393])" office:value-type="float" office:value="152804" calcext:value-type="float">
            <text:p>152804</text:p>
          </table:table-cell>
          <table:table-cell table:formula="of:=IF([.B239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394])" office:value-type="float" office:value="152903" calcext:value-type="float">
            <text:p>152903</text:p>
          </table:table-cell>
          <table:table-cell table:formula="of:=IF([.B239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395])" office:value-type="float" office:value="153002" calcext:value-type="float">
            <text:p>153002</text:p>
          </table:table-cell>
          <table:table-cell table:formula="of:=IF([.B239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396])" office:value-type="float" office:value="153101" calcext:value-type="float">
            <text:p>153101</text:p>
          </table:table-cell>
          <table:table-cell table:formula="of:=IF([.B239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397])" office:value-type="float" office:value="153200" calcext:value-type="float">
            <text:p>153200</text:p>
          </table:table-cell>
          <table:table-cell table:formula="of:=IF([.B239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398])" office:value-type="float" office:value="153299" calcext:value-type="float">
            <text:p>153299</text:p>
          </table:table-cell>
          <table:table-cell table:formula="of:=IF([.B239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399])" office:value-type="float" office:value="153398" calcext:value-type="float">
            <text:p>153398</text:p>
          </table:table-cell>
          <table:table-cell table:formula="of:=IF([.B239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0])" office:value-type="float" office:value="153497" calcext:value-type="float">
            <text:p>153497</text:p>
          </table:table-cell>
          <table:table-cell table:formula="of:=IF([.B240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1])" office:value-type="float" office:value="153596" calcext:value-type="float">
            <text:p>153596</text:p>
          </table:table-cell>
          <table:table-cell table:formula="of:=IF([.B240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2])" office:value-type="float" office:value="153695" calcext:value-type="float">
            <text:p>153695</text:p>
          </table:table-cell>
          <table:table-cell table:formula="of:=IF([.B240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3])" office:value-type="float" office:value="153794" calcext:value-type="float">
            <text:p>153794</text:p>
          </table:table-cell>
          <table:table-cell table:formula="of:=IF([.B240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4])" office:value-type="float" office:value="153893" calcext:value-type="float">
            <text:p>153893</text:p>
          </table:table-cell>
          <table:table-cell table:formula="of:=IF([.B240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5])" office:value-type="float" office:value="153992" calcext:value-type="float">
            <text:p>153992</text:p>
          </table:table-cell>
          <table:table-cell table:formula="of:=IF([.B240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6])" office:value-type="float" office:value="154091" calcext:value-type="float">
            <text:p>154091</text:p>
          </table:table-cell>
          <table:table-cell table:formula="of:=IF([.B240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7])" office:value-type="float" office:value="154190" calcext:value-type="float">
            <text:p>154190</text:p>
          </table:table-cell>
          <table:table-cell table:formula="of:=IF([.B240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8])" office:value-type="float" office:value="154289" calcext:value-type="float">
            <text:p>154289</text:p>
          </table:table-cell>
          <table:table-cell table:formula="of:=IF([.B240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09])" office:value-type="float" office:value="154388" calcext:value-type="float">
            <text:p>154388</text:p>
          </table:table-cell>
          <table:table-cell table:formula="of:=IF([.B240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0])" office:value-type="float" office:value="154487" calcext:value-type="float">
            <text:p>154487</text:p>
          </table:table-cell>
          <table:table-cell table:formula="of:=IF([.B241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1])" office:value-type="float" office:value="154586" calcext:value-type="float">
            <text:p>154586</text:p>
          </table:table-cell>
          <table:table-cell table:formula="of:=IF([.B241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2])" office:value-type="float" office:value="154685" calcext:value-type="float">
            <text:p>154685</text:p>
          </table:table-cell>
          <table:table-cell table:formula="of:=IF([.B241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3])" office:value-type="float" office:value="154784" calcext:value-type="float">
            <text:p>154784</text:p>
          </table:table-cell>
          <table:table-cell table:formula="of:=IF([.B241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4])" office:value-type="float" office:value="154883" calcext:value-type="float">
            <text:p>154883</text:p>
          </table:table-cell>
          <table:table-cell table:formula="of:=IF([.B241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5])" office:value-type="float" office:value="154982" calcext:value-type="float">
            <text:p>154982</text:p>
          </table:table-cell>
          <table:table-cell table:formula="of:=IF([.B241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6])" office:value-type="float" office:value="155081" calcext:value-type="float">
            <text:p>155081</text:p>
          </table:table-cell>
          <table:table-cell table:formula="of:=IF([.B241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7])" office:value-type="float" office:value="155180" calcext:value-type="float">
            <text:p>155180</text:p>
          </table:table-cell>
          <table:table-cell table:formula="of:=IF([.B241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8])" office:value-type="float" office:value="155279" calcext:value-type="float">
            <text:p>155279</text:p>
          </table:table-cell>
          <table:table-cell table:formula="of:=IF([.B241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19])" office:value-type="float" office:value="155378" calcext:value-type="float">
            <text:p>155378</text:p>
          </table:table-cell>
          <table:table-cell table:formula="of:=IF([.B241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0])" office:value-type="float" office:value="155477" calcext:value-type="float">
            <text:p>155477</text:p>
          </table:table-cell>
          <table:table-cell table:formula="of:=IF([.B242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1])" office:value-type="float" office:value="155576" calcext:value-type="float">
            <text:p>155576</text:p>
          </table:table-cell>
          <table:table-cell table:formula="of:=IF([.B242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2])" office:value-type="float" office:value="155675" calcext:value-type="float">
            <text:p>155675</text:p>
          </table:table-cell>
          <table:table-cell table:formula="of:=IF([.B242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3])" office:value-type="float" office:value="155774" calcext:value-type="float">
            <text:p>155774</text:p>
          </table:table-cell>
          <table:table-cell table:formula="of:=IF([.B242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4])" office:value-type="float" office:value="155873" calcext:value-type="float">
            <text:p>155873</text:p>
          </table:table-cell>
          <table:table-cell table:formula="of:=IF([.B242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5])" office:value-type="float" office:value="155972" calcext:value-type="float">
            <text:p>155972</text:p>
          </table:table-cell>
          <table:table-cell table:formula="of:=IF([.B2425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6])" office:value-type="float" office:value="156071" calcext:value-type="float">
            <text:p>156071</text:p>
          </table:table-cell>
          <table:table-cell table:formula="of:=IF([.B2426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7])" office:value-type="float" office:value="156170" calcext:value-type="float">
            <text:p>156170</text:p>
          </table:table-cell>
          <table:table-cell table:formula="of:=IF([.B2427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8])" office:value-type="float" office:value="156269" calcext:value-type="float">
            <text:p>156269</text:p>
          </table:table-cell>
          <table:table-cell table:formula="of:=IF([.B2428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29])" office:value-type="float" office:value="156368" calcext:value-type="float">
            <text:p>156368</text:p>
          </table:table-cell>
          <table:table-cell table:formula="of:=IF([.B2429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30])" office:value-type="float" office:value="156467" calcext:value-type="float">
            <text:p>156467</text:p>
          </table:table-cell>
          <table:table-cell table:formula="of:=IF([.B2430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31])" office:value-type="float" office:value="156566" calcext:value-type="float">
            <text:p>156566</text:p>
          </table:table-cell>
          <table:table-cell table:formula="of:=IF([.B2431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32])" office:value-type="float" office:value="156665" calcext:value-type="float">
            <text:p>156665</text:p>
          </table:table-cell>
          <table:table-cell table:formula="of:=IF([.B2432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33])" office:value-type="float" office:value="156764" calcext:value-type="float">
            <text:p>156764</text:p>
          </table:table-cell>
          <table:table-cell table:formula="of:=IF([.B2433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34])" office:value-type="float" office:value="156863" calcext:value-type="float">
            <text:p>156863</text:p>
          </table:table-cell>
          <table:table-cell table:formula="of:=IF([.B2434]&lt;=[.I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SUM([.A$1:.A2435])" office:value-type="float" office:value="156962" calcext:value-type="float">
            <text:p>156962</text:p>
          </table:table-cell>
          <table:table-cell table:formula="of:=IF([.B2435]&lt;=[.I$2];1;0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26_1_03.C1:26_1_03.C2435" table:display-filter-buttons="true">
          <table:filter>
            <table:filter-and>
              <table:filter-condition table:data-type="number" table:value="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13:41:29.471158086</dc:date>
    <meta:editing-duration>PT8M57S</meta:editing-duration>
    <meta:editing-cycles>1</meta:editing-cycles>
    <meta:document-statistic meta:table-count="1" meta:cell-count="7317" meta:object-count="0"/>
    <meta:generator>LibreOffice/25.8.1.1$Linux_X86_64 LibreOffice_project/6493efb0486b5ef4a09f10f25df428a1c89b13aa</meta:generator>
  </office:meta>
</office:document-meta>
</file>